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select correct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Metodo Classico Alta Langa Extra Brut</text:p>
          </table:table-cell>
          <table:table-cell office:value-type="string">
            <text:p>Ettore Germ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500">
            <text:p>5500</text:p>
          </table:table-cell>
          <table:table-cell office:value-type="float" office:value="1900">
            <text:p>19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czepn2ck86wb3j42e</text:p>
          </table:table-cell>
          <table:table-cell office:value-type="string">
            <text:p>SPARKLING</text:p>
          </table:table-cell>
          <table:table-cell office:value-type="string">
            <text:p>Metodo Classico Alta Langa Extra Brut</text:p>
          </table:table-cell>
          <table:table-cell office:value-type="string">
            <text:p>Ettore Germano</text:p>
          </table:table-cell>
          <table:table-cell office:value-type="float" office:value="64.33064">
            <text:p>64.3306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RIESLING Hermannshöhle GG</text:p>
          </table:table-cell>
          <table:table-cell office:value-type="string">
            <text:p>Dönnhof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5700">
            <text:p>57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qzm233e12vjya19bk71pp0</text:p>
          </table:table-cell>
          <table:table-cell office:value-type="string">
            <text:p>WHITE</text:p>
          </table:table-cell>
          <table:table-cell office:value-type="string">
            <text:p>Riesling GG Hermannshöhle</text:p>
          </table:table-cell>
          <table:table-cell office:value-type="string">
            <text:p>Dönnhoff</text:p>
          </table:table-cell>
          <table:table-cell office:value-type="float" office:value="46.242836">
            <text:p>46.24283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AUVIGNON  Lafoa</text:p>
          </table:table-cell>
          <table:table-cell office:value-type="string">
            <text:p>Schreckbichl - Colterenz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500">
            <text:p>5500</text:p>
          </table:table-cell>
          <table:table-cell office:value-type="float" office:value="1889">
            <text:p>1889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1kx6d5rhyzts8a62</text:p>
          </table:table-cell>
          <table:table-cell office:value-type="string">
            <text:p>WHITE</text:p>
          </table:table-cell>
          <table:table-cell office:value-type="string">
            <text:p>Sauvignon Lafóa</text:p>
          </table:table-cell>
          <table:table-cell office:value-type="string">
            <text:p>Colterenzio (Schreckbichl)</text:p>
          </table:table-cell>
          <table:table-cell office:value-type="float" office:value="54.765163">
            <text:p>54.76516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AUVIGNON  Maso delle Rose</text:p>
          </table:table-cell>
          <table:table-cell office:value-type="string">
            <text:p>Josef We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500">
            <text:p>7500</text:p>
          </table:table-cell>
          <table:table-cell office:value-type="float" office:value="1700">
            <text:p>17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3gc1b7jxzy1yn9yr3</text:p>
          </table:table-cell>
          <table:table-cell office:value-type="string">
            <text:p>WHITE</text:p>
          </table:table-cell>
          <table:table-cell office:value-type="string">
            <text:p>Maso delle Rose Sauvignon</text:p>
          </table:table-cell>
          <table:table-cell office:value-type="string">
            <text:p>Josef Weger</text:p>
          </table:table-cell>
          <table:table-cell office:value-type="float" office:value="48.03556">
            <text:p>48.0355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AUVIGNON  Salici</text:p>
          </table:table-cell>
          <table:table-cell office:value-type="string">
            <text:p>Ronco del Gnemi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600">
            <text:p>26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sq492p04ytjttdfxnbtffj</text:p>
          </table:table-cell>
          <table:table-cell office:value-type="string">
            <text:p>WHITE</text:p>
          </table:table-cell>
          <table:table-cell office:value-type="string">
            <text:p>Sauvignon Salici</text:p>
          </table:table-cell>
          <table:table-cell office:value-type="string">
            <text:p>Ronco del Gnemiz</text:p>
          </table:table-cell>
          <table:table-cell office:value-type="float" office:value="49.47124">
            <text:p>49.4712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AUVIGNON  Retus</text:p>
          </table:table-cell>
          <table:table-cell office:value-type="string">
            <text:p>Falken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000">
            <text:p>8000</text:p>
          </table:table-cell>
          <table:table-cell office:value-type="float" office:value="2680">
            <text:p>268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axw4zyvrh8d6fkf2nx</text:p>
          </table:table-cell>
          <table:table-cell office:value-type="string">
            <text:p>WHITE</text:p>
          </table:table-cell>
          <table:table-cell office:value-type="string">
            <text:p>Retus Sauvignon</text:p>
          </table:table-cell>
          <table:table-cell office:value-type="string">
            <text:p>Falkenstein</text:p>
          </table:table-cell>
          <table:table-cell office:value-type="float" office:value="41.460815">
            <text:p>41.46081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AUVIGNON  SOL</text:p>
          </table:table-cell>
          <table:table-cell office:value-type="string">
            <text:p>Ronco del Gnemi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200">
            <text:p>9200</text:p>
          </table:table-cell>
          <table:table-cell office:value-type="float" office:value="3300">
            <text:p>33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92rpakfpdpc2j0y05de</text:p>
          </table:table-cell>
          <table:table-cell office:value-type="string">
            <text:p>WHITE</text:p>
          </table:table-cell>
          <table:table-cell office:value-type="string">
            <text:p>Sauvignon Sol</text:p>
          </table:table-cell>
          <table:table-cell office:value-type="string">
            <text:p>Ronco del Gnemiz</text:p>
          </table:table-cell>
          <table:table-cell office:value-type="float" office:value="49.262375">
            <text:p>49.26237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AUVIGNON  Peri</text:p>
          </table:table-cell>
          <table:table-cell office:value-type="string">
            <text:p>Ronco del Gnemi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500">
            <text:p>7500</text:p>
          </table:table-cell>
          <table:table-cell office:value-type="float" office:value="3340">
            <text:p>334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92peketz39gvn7hawxj</text:p>
          </table:table-cell>
          <table:table-cell office:value-type="string">
            <text:p>WHITE</text:p>
          </table:table-cell>
          <table:table-cell office:value-type="string">
            <text:p>Sauvignon Peri</text:p>
          </table:table-cell>
          <table:table-cell office:value-type="string">
            <text:p>Ronco del Gnemiz</text:p>
          </table:table-cell>
          <table:table-cell office:value-type="float" office:value="49.984715">
            <text:p>49.98471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AUVIGNON  Alteni di Brassica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24500">
            <text:p>24500</text:p>
          </table:table-cell>
          <table:table-cell office:value-type="float" office:value="16000">
            <text:p>16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1wft0m7a4hmjh53e</text:p>
          </table:table-cell>
          <table:table-cell office:value-type="string">
            <text:p>WHITE</text:p>
          </table:table-cell>
          <table:table-cell office:value-type="string">
            <text:p>Sauvignon Alteni di Brassica</text:p>
          </table:table-cell>
          <table:table-cell office:value-type="string">
            <text:p>Gaja</text:p>
          </table:table-cell>
          <table:table-cell office:value-type="float" office:value="47.594467">
            <text:p>47.59446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Rosè Cerasuolo d´Abruzzo</text:p>
          </table:table-cell>
          <table:table-cell office:value-type="string">
            <text:p>Emidio Pep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200">
            <text:p>8200</text:p>
          </table:table-cell>
          <table:table-cell office:value-type="float" office:value="2300">
            <text:p>23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rq9p4sapbk12cjp650</text:p>
          </table:table-cell>
          <table:table-cell office:value-type="string">
            <text:p>ROSE</text:p>
          </table:table-cell>
          <table:table-cell office:value-type="string">
            <text:p>Cerasuolo d'Abruzzo Rosé</text:p>
          </table:table-cell>
          <table:table-cell office:value-type="string">
            <text:p>Emidio Pepe</text:p>
          </table:table-cell>
          <table:table-cell office:value-type="float" office:value="46.4417">
            <text:p>46.441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OIR Patricia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000">
            <text:p>4000</text:p>
          </table:table-cell>
          <table:table-cell office:value-type="float" office:value="1100">
            <text:p>1100</text:p>
          </table:table-cell>
          <table:table-cell office:value-type="float" office:value="46">
            <text:p>4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smf95bvw0mp9sxwyx</text:p>
          </table:table-cell>
          <table:table-cell office:value-type="string">
            <text:p>RED</text:p>
          </table:table-cell>
          <table:table-cell office:value-type="string">
            <text:p>Pinot Noir Patricia</text:p>
          </table:table-cell>
          <table:table-cell office:value-type="string">
            <text:p>Girlan</text:p>
          </table:table-cell>
          <table:table-cell office:value-type="float" office:value="42.64517">
            <text:p>42.6451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OIR Trattmann Riserva 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200">
            <text:p>6200</text:p>
          </table:table-cell>
          <table:table-cell office:value-type="float" office:value="2700">
            <text:p>2700</text:p>
          </table:table-cell>
          <table:table-cell office:value-type="float" office:value="33">
            <text:p>3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txgmhcw3y7x327kxd</text:p>
          </table:table-cell>
          <table:table-cell office:value-type="string">
            <text:p>RED</text:p>
          </table:table-cell>
          <table:table-cell office:value-type="string">
            <text:p>Pinot Noir Riserva Trattmann</text:p>
          </table:table-cell>
          <table:table-cell office:value-type="string">
            <text:p>Girlan</text:p>
          </table:table-cell>
          <table:table-cell office:value-type="float" office:value="45.656876">
            <text:p>45.65687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OIR Dona Noir</text:p>
          </table:table-cell>
          <table:table-cell office:value-type="string">
            <text:p>Hartmann Do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0800">
            <text:p>10800</text:p>
          </table:table-cell>
          <table:table-cell office:value-type="float" office:value="5100">
            <text:p>51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5rk7a80zrkkerg6kf</text:p>
          </table:table-cell>
          <table:table-cell office:value-type="string">
            <text:p>RED</text:p>
          </table:table-cell>
          <table:table-cell office:value-type="string">
            <text:p>Pinot Noir Donà Noir</text:p>
          </table:table-cell>
          <table:table-cell office:value-type="string">
            <text:p>Hartmann Donà</text:p>
          </table:table-cell>
          <table:table-cell office:value-type="float" office:value="49.119255">
            <text:p>49.11925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550</text:p>
          </table:table-cell>
          <table:table-cell office:value-type="string">
            <text:p>Ist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000">
            <text:p>5000</text:p>
          </table:table-cell>
          <table:table-cell office:value-type="float" office:value="1800">
            <text:p>18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2cnq4mkbkekv7yvnte</text:p>
          </table:table-cell>
          <table:table-cell office:value-type="string">
            <text:p>RED</text:p>
          </table:table-cell>
          <table:table-cell office:value-type="string">
            <text:p>550 Merlot</text:p>
          </table:table-cell>
          <table:table-cell office:value-type="string">
            <text:p>Istine</text:p>
          </table:table-cell>
          <table:table-cell office:value-type="float" office:value="44.12558">
            <text:p>44.1255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La Ricolma</text:p>
          </table:table-cell>
          <table:table-cell office:value-type="string">
            <text:p>San Giusto a Rentenn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8500">
            <text:p>28500</text:p>
          </table:table-cell>
          <table:table-cell office:value-type="float" office:value="4620">
            <text:p>462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33t709aca1ac6zksz</text:p>
          </table:table-cell>
          <table:table-cell office:value-type="string">
            <text:p>RED</text:p>
          </table:table-cell>
          <table:table-cell office:value-type="string">
            <text:p>Merlot La Ricolma</text:p>
          </table:table-cell>
          <table:table-cell office:value-type="string">
            <text:p>San Giusto a Rentennano</text:p>
          </table:table-cell>
          <table:table-cell office:value-type="float" office:value="61.45339">
            <text:p>61.45339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Rosso della Centa</text:p>
          </table:table-cell>
          <table:table-cell office:value-type="string">
            <text:p>Borgo del Tigl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3000">
            <text:p>13000</text:p>
          </table:table-cell>
          <table:table-cell office:value-type="float" office:value="6400">
            <text:p>64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vsgbqwhw8465x3tfxs</text:p>
          </table:table-cell>
          <table:table-cell office:value-type="string">
            <text:p>RED</text:p>
          </table:table-cell>
          <table:table-cell office:value-type="string">
            <text:p>Merlot Rosso della Centa</text:p>
          </table:table-cell>
          <table:table-cell office:value-type="string">
            <text:p>Borgo del Tiglio</text:p>
          </table:table-cell>
          <table:table-cell office:value-type="float" office:value="52.79493">
            <text:p>52.7949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Redigaffi</text:p>
          </table:table-cell>
          <table:table-cell office:value-type="string">
            <text:p>Tua Ri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0000">
            <text:p>40000</text:p>
          </table:table-cell>
          <table:table-cell office:value-type="float" office:value="22000">
            <text:p>22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e1rdvrbyv7h58ryhy</text:p>
          </table:table-cell>
          <table:table-cell office:value-type="string">
            <text:p>RED</text:p>
          </table:table-cell>
          <table:table-cell office:value-type="string">
            <text:p>Merlot Redigaffi</text:p>
          </table:table-cell>
          <table:table-cell office:value-type="string">
            <text:p>Tua Rita</text:p>
          </table:table-cell>
          <table:table-cell office:value-type="float" office:value="55.143547">
            <text:p>55.14354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YRAH Case Via</text:p>
          </table:table-cell>
          <table:table-cell office:value-type="string">
            <text:p>Fonto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500">
            <text:p>7500</text:p>
          </table:table-cell>
          <table:table-cell office:value-type="float" office:value="2990">
            <text:p>299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nwc7smzmc8ksh973</text:p>
          </table:table-cell>
          <table:table-cell office:value-type="string">
            <text:p>RED</text:p>
          </table:table-cell>
          <table:table-cell office:value-type="string">
            <text:p>Syrah Case Via</text:p>
          </table:table-cell>
          <table:table-cell office:value-type="string">
            <text:p>Fontodi</text:p>
          </table:table-cell>
          <table:table-cell office:value-type="float" office:value="47.25283">
            <text:p>47.2528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Tre Tine</text:p>
          </table:table-cell>
          <table:table-cell office:value-type="string">
            <text:p>Giuseppe Rinal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office:value-type="float" office:value="54800">
            <text:p>548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fx00y8jhtcs3gw1v80</text:p>
          </table:table-cell>
          <table:table-cell office:value-type="string">
            <text:p>RED</text:p>
          </table:table-cell>
          <table:table-cell office:value-type="string">
            <text:p>Barolo Tre Tine</text:p>
          </table:table-cell>
          <table:table-cell office:value-type="string">
            <text:p>Giuseppe Rinaldi</text:p>
          </table:table-cell>
          <table:table-cell office:value-type="float" office:value="52.40551">
            <text:p>52.4055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VALTELLINA Gess Grumello Superiore</text:p>
          </table:table-cell>
          <table:table-cell office:value-type="string">
            <text:p>Dirup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500">
            <text:p>6500</text:p>
          </table:table-cell>
          <table:table-cell office:value-type="float" office:value="2800">
            <text:p>28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2dfjqd97zwg55ss5pk</text:p>
          </table:table-cell>
          <table:table-cell office:value-type="string">
            <text:p>RED</text:p>
          </table:table-cell>
          <table:table-cell office:value-type="string">
            <text:p>Gess Grumello Valtellina Superiore</text:p>
          </table:table-cell>
          <table:table-cell office:value-type="string">
            <text:p>Dirupi</text:p>
          </table:table-cell>
          <table:table-cell office:value-type="float" office:value="58.26571">
            <text:p>58.2657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ANGIOVESE Le Pergole Torte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9500">
            <text:p>29500</text:p>
          </table:table-cell>
          <table:table-cell office:value-type="float" office:value="9500">
            <text:p>950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z3t0bvez32dtgmbb</text:p>
          </table:table-cell>
          <table:table-cell office:value-type="string">
            <text:p>RED</text:p>
          </table:table-cell>
          <table:table-cell office:value-type="string">
            <text:p>Sangiovese Le Pergole Torte</text:p>
          </table:table-cell>
          <table:table-cell office:value-type="string">
            <text:p>Montevertine</text:p>
          </table:table-cell>
          <table:table-cell office:value-type="float" office:value="51.664494">
            <text:p>51.66449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ANGIOVESE Le Pergole Torte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9500">
            <text:p>295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z3t0bvez32dtgmbb</text:p>
          </table:table-cell>
          <table:table-cell office:value-type="string">
            <text:p>RED</text:p>
          </table:table-cell>
          <table:table-cell office:value-type="string">
            <text:p>Sangiovese Le Pergole Torte</text:p>
          </table:table-cell>
          <table:table-cell office:value-type="string">
            <text:p>Montevertine</text:p>
          </table:table-cell>
          <table:table-cell office:value-type="float" office:value="51.664494">
            <text:p>51.66449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ANGIOVESE Le Pergole Torte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9500">
            <text:p>29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z3t0bvez32dtgmbb</text:p>
          </table:table-cell>
          <table:table-cell office:value-type="string">
            <text:p>RED</text:p>
          </table:table-cell>
          <table:table-cell office:value-type="string">
            <text:p>Sangiovese Le Pergole Torte</text:p>
          </table:table-cell>
          <table:table-cell office:value-type="string">
            <text:p>Montevertine</text:p>
          </table:table-cell>
          <table:table-cell office:value-type="float" office:value="51.664494">
            <text:p>51.66449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ANGIOVESE Le Pergole Torte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8500">
            <text:p>85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10z3t0bvez32dtgmbb</text:p>
          </table:table-cell>
          <table:table-cell office:value-type="string">
            <text:p>RED</text:p>
          </table:table-cell>
          <table:table-cell office:value-type="string">
            <text:p>Sangiovese Le Pergole Torte</text:p>
          </table:table-cell>
          <table:table-cell office:value-type="string">
            <text:p>Montevertine</text:p>
          </table:table-cell>
          <table:table-cell office:value-type="float" office:value="51.664494">
            <text:p>51.66449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ANGIOVESE Le Pergole Torte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2500">
            <text:p>32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z3t0bvez32dtgmbb</text:p>
          </table:table-cell>
          <table:table-cell office:value-type="string">
            <text:p>RED</text:p>
          </table:table-cell>
          <table:table-cell office:value-type="string">
            <text:p>Sangiovese Le Pergole Torte</text:p>
          </table:table-cell>
          <table:table-cell office:value-type="string">
            <text:p>Montevertine</text:p>
          </table:table-cell>
          <table:table-cell office:value-type="float" office:value="51.664494">
            <text:p>51.66449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AUVIGNON  Indra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969">
            <text:p>969</text:p>
          </table:table-cell>
          <table:table-cell office:value-type="float" office:value="42">
            <text:p>4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m22e7vn28fr3hqk00q</text:p>
          </table:table-cell>
          <table:table-cell office:value-type="string">
            <text:p>WHITE</text:p>
          </table:table-cell>
          <table:table-cell office:value-type="string">
            <text:p>Indra Sauvignon</text:p>
          </table:table-cell>
          <table:table-cell office:value-type="string">
            <text:p>Girlan</text:p>
          </table:table-cell>
          <table:table-cell office:value-type="float" office:value="41.32205">
            <text:p>41.3220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RIESLING Hermannshöhle GG</text:p>
          </table:table-cell>
          <table:table-cell office:value-type="string">
            <text:p>Dönnhof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qzm233e12vjya19bk71pp0</text:p>
          </table:table-cell>
          <table:table-cell office:value-type="string">
            <text:p>WHITE</text:p>
          </table:table-cell>
          <table:table-cell office:value-type="string">
            <text:p>Riesling GG Hermannshöhle</text:p>
          </table:table-cell>
          <table:table-cell office:value-type="string">
            <text:p>Dönnhoff</text:p>
          </table:table-cell>
          <table:table-cell office:value-type="float" office:value="46.242836">
            <text:p>46.24283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Metodo Classico Hausmannhof Riserva Brut</text:p>
          </table:table-cell>
          <table:table-cell office:value-type="string">
            <text:p>Hader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8800">
            <text:p>8800</text:p>
          </table:table-cell>
          <table:table-cell office:value-type="float" office:value="4200">
            <text:p>42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s3cab52wdy0m1xqk4</text:p>
          </table:table-cell>
          <table:table-cell office:value-type="string">
            <text:p>SPARKLING</text:p>
          </table:table-cell>
          <table:table-cell office:value-type="string">
            <text:p>Metodo Classico Riserva Hausmannhof Brut</text:p>
          </table:table-cell>
          <table:table-cell office:value-type="string">
            <text:p>Haderburg</text:p>
          </table:table-cell>
          <table:table-cell office:value-type="float" office:value="51.867226">
            <text:p>51.86722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RIESLING Dellchen GG</text:p>
          </table:table-cell>
          <table:table-cell office:value-type="string">
            <text:p>Dönnhof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awwcx5ajwbapgr2evheyb2k</text:p>
          </table:table-cell>
          <table:table-cell office:value-type="string">
            <text:p>WHITE</text:p>
          </table:table-cell>
          <table:table-cell office:value-type="string">
            <text:p>Riesling GG Dellchen</text:p>
          </table:table-cell>
          <table:table-cell office:value-type="string">
            <text:p>Dönnhoff</text:p>
          </table:table-cell>
          <table:table-cell office:value-type="float" office:value="46.209076">
            <text:p>46.20907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Metodo Classico Perlé Nero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0800">
            <text:p>10800</text:p>
          </table:table-cell>
          <table:table-cell office:value-type="float" office:value="6500">
            <text:p>65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2q9h2vh9dzr6ja8q</text:p>
          </table:table-cell>
          <table:table-cell office:value-type="string">
            <text:p>SPARKLING</text:p>
          </table:table-cell>
          <table:table-cell office:value-type="string">
            <text:p>Metodo Classico Nero Perlé</text:p>
          </table:table-cell>
          <table:table-cell office:value-type="string">
            <text:p>Ferrari</text:p>
          </table:table-cell>
          <table:table-cell office:value-type="float" office:value="44.26941">
            <text:p>44.2694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HAMPAGNE Brut Tradition</text:p>
          </table:table-cell>
          <table:table-cell office:value-type="string">
            <text:p>Michel Lav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4pmmgfvrbjfnjsh52ph6t12</text:p>
          </table:table-cell>
          <table:table-cell office:value-type="string">
            <text:p>SPARKLING</text:p>
          </table:table-cell>
          <table:table-cell office:value-type="string">
            <text:p>Champagne Tradition Brut</text:p>
          </table:table-cell>
          <table:table-cell office:value-type="string">
            <text:p>Michel Laval</text:p>
          </table:table-cell>
          <table:table-cell office:value-type="float" office:value="44.411217">
            <text:p>44.41121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HAMPAGNE BRUT RESERVE </text:p>
          </table:table-cell>
          <table:table-cell office:value-type="string">
            <text:p>CHARLES HEIDSIECK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500">
            <text:p>10500</text:p>
          </table:table-cell>
          <table:table-cell office:value-type="float" office:value="4400">
            <text:p>44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mys8kwr426s2yeks2</text:p>
          </table:table-cell>
          <table:table-cell office:value-type="string">
            <text:p>SPARKLING</text:p>
          </table:table-cell>
          <table:table-cell office:value-type="string">
            <text:p>Champagne Réserve Brut</text:p>
          </table:table-cell>
          <table:table-cell office:value-type="string">
            <text:p>Charles Heidsieck</text:p>
          </table:table-cell>
          <table:table-cell office:value-type="float" office:value="42.575558">
            <text:p>42.57555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HAMPAGNE Brut Intuition</text:p>
          </table:table-cell>
          <table:table-cell office:value-type="string">
            <text:p>Legras Ha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000">
            <text:p>9000</text:p>
          </table:table-cell>
          <table:table-cell office:value-type="float" office:value="3200">
            <text:p>3200</text:p>
          </table:table-cell>
          <table:table-cell office:value-type="float" office:value="21">
            <text:p>2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dmz0cfn438m5mf9zseq</text:p>
          </table:table-cell>
          <table:table-cell office:value-type="string">
            <text:p>SPARKLING</text:p>
          </table:table-cell>
          <table:table-cell office:value-type="string">
            <text:p>Champagne Brut Intuition</text:p>
          </table:table-cell>
          <table:table-cell office:value-type="string">
            <text:p>Legras &amp; Haas</text:p>
          </table:table-cell>
          <table:table-cell office:value-type="float" office:value="51.657166">
            <text:p>51.65716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HAMPAGNE Extra Brut Grand Cru</text:p>
          </table:table-cell>
          <table:table-cell office:value-type="string">
            <text:p>Egly Ouri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0">
            <text:p>24000</text:p>
          </table:table-cell>
          <table:table-cell office:value-type="float" office:value="12000">
            <text:p>120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f782ryqv710jecfqq4</text:p>
          </table:table-cell>
          <table:table-cell office:value-type="string">
            <text:p>SPARKLING</text:p>
          </table:table-cell>
          <table:table-cell office:value-type="string">
            <text:p>Champagne Grand Cru Extra Brut</text:p>
          </table:table-cell>
          <table:table-cell office:value-type="string">
            <text:p>Egly-Ouriet</text:p>
          </table:table-cell>
          <table:table-cell office:value-type="float" office:value="57.471535">
            <text:p>57.47153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PINOT BIANCO RISERVA FLORA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700">
            <text:p>4700</text:p>
          </table:table-cell>
          <table:table-cell office:value-type="float" office:value="1440">
            <text:p>144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kxpyzbramkctwknj</text:p>
          </table:table-cell>
          <table:table-cell office:value-type="string">
            <text:p>WHITE</text:p>
          </table:table-cell>
          <table:table-cell office:value-type="string">
            <text:p>Flora Pinot Bianco Riserva</text:p>
          </table:table-cell>
          <table:table-cell office:value-type="string">
            <text:p>Girlan</text:p>
          </table:table-cell>
          <table:table-cell office:value-type="float" office:value="42.183365">
            <text:p>42.18336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PINOT BIANCO Kristallberg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500">
            <text:p>6500</text:p>
          </table:table-cell>
          <table:table-cell office:value-type="float" office:value="1700">
            <text:p>17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xy22v7w3bkze66hd</text:p>
          </table:table-cell>
          <table:table-cell office:value-type="string">
            <text:p>WHITE</text:p>
          </table:table-cell>
          <table:table-cell office:value-type="string">
            <text:p>Pinot Bianco Kristallberg</text:p>
          </table:table-cell>
          <table:table-cell office:value-type="string">
            <text:p>Elena Walch</text:p>
          </table:table-cell>
          <table:table-cell office:value-type="float" office:value="59.448166">
            <text:p>59.44816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HARDONNAY NAMA</text:p>
          </table:table-cell>
          <table:table-cell office:value-type="string">
            <text:p>Nals Mar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8500">
            <text:p>18500</text:p>
          </table:table-cell>
          <table:table-cell office:value-type="float" office:value="7800">
            <text:p>78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337pq3rg2ys5snjqz</text:p>
          </table:table-cell>
          <table:table-cell office:value-type="string">
            <text:p>WHITE</text:p>
          </table:table-cell>
          <table:table-cell office:value-type="string">
            <text:p>Chardonnay Nama</text:p>
          </table:table-cell>
          <table:table-cell office:value-type="string">
            <text:p>Nals Margreid</text:p>
          </table:table-cell>
          <table:table-cell office:value-type="float" office:value="53.112312">
            <text:p>53.11231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HARDONNAY Corrado di Manzano</text:p>
          </table:table-cell>
          <table:table-cell office:value-type="string">
            <text:p>Ronco del Gnemi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500">
            <text:p>7500</text:p>
          </table:table-cell>
          <table:table-cell office:value-type="float" office:value="2900">
            <text:p>29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4v2nss5kn0tsdc8wzy</text:p>
          </table:table-cell>
          <table:table-cell office:value-type="string">
            <text:p>WHITE</text:p>
          </table:table-cell>
          <table:table-cell office:value-type="string">
            <text:p>Chardonnay Corrado di Manzano</text:p>
          </table:table-cell>
          <table:table-cell office:value-type="string">
            <text:p>Ronco del Gnemiz</text:p>
          </table:table-cell>
          <table:table-cell office:value-type="float" office:value="58.914673">
            <text:p>58.91467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HARDONNAY Ronco Basso</text:p>
          </table:table-cell>
          <table:table-cell office:value-type="string">
            <text:p>Ronco del Gnemi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3450">
            <text:p>345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sq492nnjmb1axqmemska9n</text:p>
          </table:table-cell>
          <table:table-cell office:value-type="string">
            <text:p>WHITE</text:p>
          </table:table-cell>
          <table:table-cell office:value-type="string">
            <text:p>Chardonnay Ronco Basso</text:p>
          </table:table-cell>
          <table:table-cell office:value-type="string">
            <text:p>Ronco del Gnemiz</text:p>
          </table:table-cell>
          <table:table-cell office:value-type="float" office:value="57.954216">
            <text:p>57.95421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HARDONNAY SOL</text:p>
          </table:table-cell>
          <table:table-cell office:value-type="string">
            <text:p>RONCO DEL GNEMI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sq492mjaaj8b2trztae5pz</text:p>
          </table:table-cell>
          <table:table-cell office:value-type="string">
            <text:p>WHITE</text:p>
          </table:table-cell>
          <table:table-cell office:value-type="string">
            <text:p>Chardonnay Sol</text:p>
          </table:table-cell>
          <table:table-cell office:value-type="string">
            <text:p>Ronco del Gnemiz</text:p>
          </table:table-cell>
          <table:table-cell office:value-type="float" office:value="49.749126">
            <text:p>49.74912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HARDONNAY Rossj Bass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1200">
            <text:p>11200</text:p>
          </table:table-cell>
          <table:table-cell office:value-type="float" office:value="6000">
            <text:p>600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0wnh0289kv106za8</text:p>
          </table:table-cell>
          <table:table-cell office:value-type="string">
            <text:p>WHITE</text:p>
          </table:table-cell>
          <table:table-cell office:value-type="string">
            <text:p>Chardonnay Rossj-Bass</text:p>
          </table:table-cell>
          <table:table-cell office:value-type="string">
            <text:p>Gaja</text:p>
          </table:table-cell>
          <table:table-cell office:value-type="float" office:value="39.537617">
            <text:p>39.53761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GEWURZTRAMINER Nussbaumer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200">
            <text:p>6200</text:p>
          </table:table-cell>
          <table:table-cell office:value-type="float" office:value="2110">
            <text:p>2110</text:p>
          </table:table-cell>
          <table:table-cell office:value-type="float" office:value="19">
            <text:p>1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wvqvqhjhsn8v8t7z</text:p>
          </table:table-cell>
          <table:table-cell office:value-type="string">
            <text:p>WHITE</text:p>
          </table:table-cell>
          <table:table-cell office:value-type="string">
            <text:p>Gewürztraminer Nussbaumer</text:p>
          </table:table-cell>
          <table:table-cell office:value-type="string">
            <text:p>Tramin</text:p>
          </table:table-cell>
          <table:table-cell office:value-type="float" office:value="43.7816">
            <text:p>43.781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PINOT GRIGIO Gris</text:p>
          </table:table-cell>
          <table:table-cell office:value-type="string">
            <text:p>Lis Ner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500">
            <text:p>5500</text:p>
          </table:table-cell>
          <table:table-cell office:value-type="float" office:value="2050">
            <text:p>205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m1t5h2ryxmg6myf3ce</text:p>
          </table:table-cell>
          <table:table-cell office:value-type="string">
            <text:p>WHITE</text:p>
          </table:table-cell>
          <table:table-cell office:value-type="string">
            <text:p>Pinot Grigio Gris</text:p>
          </table:table-cell>
          <table:table-cell office:value-type="string">
            <text:p>Lis Neris</text:p>
          </table:table-cell>
          <table:table-cell office:value-type="float" office:value="40.663055">
            <text:p>40.66305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PINOT GRIGIO Dessimis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550tpn2vchzczedvk</text:p>
          </table:table-cell>
          <table:table-cell office:value-type="string">
            <text:p>WHITE</text:p>
          </table:table-cell>
          <table:table-cell office:value-type="string">
            <text:p>Pinot Grigio Dessimis</text:p>
          </table:table-cell>
          <table:table-cell office:value-type="string">
            <text:p>Vie di Romans</text:p>
          </table:table-cell>
          <table:table-cell office:value-type="float" office:value="52.092285">
            <text:p>52.09228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PINOT GRIGIO Dessimis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2100">
            <text:p>2100</text:p>
          </table:table-cell>
          <table:table-cell office:value-type="float" office:value="24">
            <text:p>24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k550tpn2vchzczedvk</text:p>
          </table:table-cell>
          <table:table-cell office:value-type="string">
            <text:p>WHITE</text:p>
          </table:table-cell>
          <table:table-cell office:value-type="string">
            <text:p>Pinot Grigio Dessimis</text:p>
          </table:table-cell>
          <table:table-cell office:value-type="string">
            <text:p>Vie di Romans</text:p>
          </table:table-cell>
          <table:table-cell office:value-type="float" office:value="52.092285">
            <text:p>52.09228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PINOT GRIGIO Riserva Ramato</text:p>
          </table:table-cell>
          <table:table-cell office:value-type="string">
            <text:p>Specog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3000">
            <text:p>30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b8st6353qhmcacznrg</text:p>
          </table:table-cell>
          <table:table-cell office:value-type="string">
            <text:p>WHITE</text:p>
          </table:table-cell>
          <table:table-cell office:value-type="string">
            <text:p>Pinot Grigio Riserva Ramato</text:p>
          </table:table-cell>
          <table:table-cell office:value-type="string">
            <text:p>Specogna</text:p>
          </table:table-cell>
          <table:table-cell office:value-type="float" office:value="46.746246">
            <text:p>46.74624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RIESLING Hölle Spätlese</text:p>
          </table:table-cell>
          <table:table-cell office:value-type="string">
            <text:p>Künst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800">
            <text:p>6800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ssb26gpvtabs19epevm</text:p>
          </table:table-cell>
          <table:table-cell office:value-type="string">
            <text:p>DESSERT</text:p>
          </table:table-cell>
          <table:table-cell office:value-type="string">
            <text:p>Riesling Hölle Spätlese</text:p>
          </table:table-cell>
          <table:table-cell office:value-type="string">
            <text:p>Künstler</text:p>
          </table:table-cell>
          <table:table-cell office:value-type="float" office:value="38.953773">
            <text:p>38.95377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RIESLING Anaduron</text:p>
          </table:table-cell>
          <table:table-cell office:value-type="string">
            <text:p>Falken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800">
            <text:p>6800</text:p>
          </table:table-cell>
          <table:table-cell office:value-type="float" office:value="2800">
            <text:p>28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ax45vx7esvkqhcztsw</text:p>
          </table:table-cell>
          <table:table-cell office:value-type="string">
            <text:p>WHITE</text:p>
          </table:table-cell>
          <table:table-cell office:value-type="string">
            <text:p>Riesling Anadûron</text:p>
          </table:table-cell>
          <table:table-cell office:value-type="string">
            <text:p>Falkenstein</text:p>
          </table:table-cell>
          <table:table-cell office:value-type="float" office:value="44.96103">
            <text:p>44.9610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RIESLING Aulerde GG</text:p>
          </table:table-cell>
          <table:table-cell office:value-type="string">
            <text:p>Wit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z86n62h4rcrgkc4t9k</text:p>
          </table:table-cell>
          <table:table-cell office:value-type="string">
            <text:p>WHITE</text:p>
          </table:table-cell>
          <table:table-cell office:value-type="string">
            <text:p>Aulerde Riesling GG</text:p>
          </table:table-cell>
          <table:table-cell office:value-type="string">
            <text:p>Wittmann</text:p>
          </table:table-cell>
          <table:table-cell office:value-type="float" office:value="42.71414">
            <text:p>42.7141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RIESLING Höllenpfad im Mühlenberg GG</text:p>
          </table:table-cell>
          <table:table-cell office:value-type="string">
            <text:p>Dönnhof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700">
            <text:p>9700</text:p>
          </table:table-cell>
          <table:table-cell office:value-type="float" office:value="4200">
            <text:p>42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8m0nd6kadd6f534vgr</text:p>
          </table:table-cell>
          <table:table-cell office:value-type="string">
            <text:p>WHITE</text:p>
          </table:table-cell>
          <table:table-cell office:value-type="string">
            <text:p>Höllenpfad im Mühlenberg Riesling GG</text:p>
          </table:table-cell>
          <table:table-cell office:value-type="string">
            <text:p>Dönnhoff</text:p>
          </table:table-cell>
          <table:table-cell office:value-type="float" office:value="55.844147">
            <text:p>55.84414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RIESLING Scharzhofberger GG</text:p>
          </table:table-cell>
          <table:table-cell office:value-type="string">
            <text:p>Van Volxe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0800">
            <text:p>10800</text:p>
          </table:table-cell>
          <table:table-cell office:value-type="float" office:value="4700">
            <text:p>47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c708qz82zjjezdf4h</text:p>
          </table:table-cell>
          <table:table-cell office:value-type="string">
            <text:p>WHITE</text:p>
          </table:table-cell>
          <table:table-cell office:value-type="string">
            <text:p>Riesling GG Scharzhofberger</text:p>
          </table:table-cell>
          <table:table-cell office:value-type="string">
            <text:p>Van Volxem</text:p>
          </table:table-cell>
          <table:table-cell office:value-type="float" office:value="51.020996">
            <text:p>51.02099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RIESLING RR</text:p>
          </table:table-cell>
          <table:table-cell office:value-type="string">
            <text:p>Kel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0500">
            <text:p>10500</text:p>
          </table:table-cell>
          <table:table-cell office:value-type="float" office:value="5100">
            <text:p>51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44nanpj8njtess3xps</text:p>
          </table:table-cell>
          <table:table-cell office:value-type="string">
            <text:p>DESSERT</text:p>
          </table:table-cell>
          <table:table-cell office:value-type="string">
            <text:p>Riesling RR</text:p>
          </table:table-cell>
          <table:table-cell office:value-type="string">
            <text:p>Keller</text:p>
          </table:table-cell>
          <table:table-cell office:value-type="float" office:value="34.416046">
            <text:p>34.41604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Gaston Hochar</text:p>
          </table:table-cell>
          <table:table-cell office:value-type="string">
            <text:p>Chateau Musa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8800">
            <text:p>8800</text:p>
          </table:table-cell>
          <table:table-cell office:value-type="float" office:value="4000">
            <text:p>40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fpy1zgny0wghhg75694mwja</text:p>
          </table:table-cell>
          <table:table-cell office:value-type="string">
            <text:p>RED</text:p>
          </table:table-cell>
          <table:table-cell office:value-type="string">
            <text:p>Gaston Hochar Red</text:p>
          </table:table-cell>
          <table:table-cell office:value-type="string">
            <text:p>Château Musar</text:p>
          </table:table-cell>
          <table:table-cell office:value-type="float" office:value="51.625042">
            <text:p>51.62504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todo Charmat Ruio Brut</text:p>
          </table:table-cell>
          <table:table-cell office:value-type="string">
            <text:p>Malib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585">
            <text:p>585</text:p>
          </table:table-cell>
          <table:table-cell office:value-type="float" office:value="276">
            <text:p>27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grkwmyc3fy1nvj2ekh</text:p>
          </table:table-cell>
          <table:table-cell office:value-type="string">
            <text:p>SPARKLING</text:p>
          </table:table-cell>
          <table:table-cell office:value-type="string">
            <text:p>Ruio Valdobbiadene Brut</text:p>
          </table:table-cell>
          <table:table-cell office:value-type="string">
            <text:p>Malibràn</text:p>
          </table:table-cell>
          <table:table-cell office:value-type="float" office:value="39.76841">
            <text:p>39.7684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todo Charmat Rose Brut</text:p>
          </table:table-cell>
          <table:table-cell office:value-type="string">
            <text:p>Malib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585">
            <text:p>585</text:p>
          </table:table-cell>
          <table:table-cell office:value-type="float" office:value="58">
            <text:p>5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j64ajd4bq9cdj1zkz3</text:p>
          </table:table-cell>
          <table:table-cell office:value-type="string">
            <text:p>SPARKLING</text:p>
          </table:table-cell>
          <table:table-cell office:value-type="string">
            <text:p>Brut Rosé</text:p>
          </table:table-cell>
          <table:table-cell office:value-type="string">
            <text:p>Malibràn</text:p>
          </table:table-cell>
          <table:table-cell office:value-type="float" office:value="35.533016">
            <text:p>35.53301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todo Charmat Col Fondo Sottoriva</text:p>
          </table:table-cell>
          <table:table-cell office:value-type="string">
            <text:p>Malib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585">
            <text:p>585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d6k5aqqzwcveghpmkw</text:p>
          </table:table-cell>
          <table:table-cell office:value-type="string">
            <text:p>SPARKLING</text:p>
          </table:table-cell>
          <table:table-cell office:value-type="string">
            <text:p>Sottoriva Col Fondo Prosecco</text:p>
          </table:table-cell>
          <table:table-cell office:value-type="string">
            <text:p>Malibràn</text:p>
          </table:table-cell>
          <table:table-cell office:value-type="float" office:value="55.96145">
            <text:p>55.9614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todo Charmat Credamora</text:p>
          </table:table-cell>
          <table:table-cell office:value-type="string">
            <text:p>Malib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700">
            <text:p>7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gpenwyb0prtstwm9cv</text:p>
          </table:table-cell>
          <table:table-cell office:value-type="string">
            <text:p>SPARKLING</text:p>
          </table:table-cell>
          <table:table-cell office:value-type="string">
            <text:p>Credamora Col Fondo Valdobbiadene Prosecco</text:p>
          </table:table-cell>
          <table:table-cell office:value-type="string">
            <text:p>Malibràn</text:p>
          </table:table-cell>
          <table:table-cell office:value-type="float" office:value="39.34416">
            <text:p>39.3441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todo Charmat Col Fondo vintage</text:p>
          </table:table-cell>
          <table:table-cell office:value-type="string">
            <text:p>Malib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td6k5aqqzwcveghpmkw</text:p>
          </table:table-cell>
          <table:table-cell office:value-type="string">
            <text:p>SPARKLING</text:p>
          </table:table-cell>
          <table:table-cell office:value-type="string">
            <text:p>Sottoriva Col Fondo Prosecco</text:p>
          </table:table-cell>
          <table:table-cell office:value-type="string">
            <text:p>Malibràn</text:p>
          </table:table-cell>
          <table:table-cell office:value-type="float" office:value="43.72187">
            <text:p>43.7218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todo Classico BRUT ANCESTRALE</text:p>
          </table:table-cell>
          <table:table-cell office:value-type="string">
            <text:p>LIESELE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000">
            <text:p>7000</text:p>
          </table:table-cell>
          <table:table-cell office:value-type="float" office:value="3250">
            <text:p>325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8yp1zj0n5n64v4e073</text:p>
          </table:table-cell>
          <table:table-cell office:value-type="string">
            <text:p>SPARKLING</text:p>
          </table:table-cell>
          <table:table-cell office:value-type="string">
            <text:p>Metodo Classico Brut Bio</text:p>
          </table:table-cell>
          <table:table-cell office:value-type="string">
            <text:p>Lieselehof</text:p>
          </table:table-cell>
          <table:table-cell office:value-type="float" office:value="43.064476">
            <text:p>43.06447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todo Classico BRUT SPUMANTE</text:p>
          </table:table-cell>
          <table:table-cell office:value-type="string">
            <text:p>H. LEN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689">
            <text:p>1689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pd6k2rr2atn11m7p3</text:p>
          </table:table-cell>
          <table:table-cell office:value-type="string">
            <text:p>SPARKLING</text:p>
          </table:table-cell>
          <table:table-cell office:value-type="string">
            <text:p>Brut</text:p>
          </table:table-cell>
          <table:table-cell office:value-type="string">
            <text:p>Weingut H.Lentsch</text:p>
          </table:table-cell>
          <table:table-cell office:value-type="float" office:value="28.284534">
            <text:p>28.28453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todo Classico Zero Infinito</text:p>
          </table:table-cell>
          <table:table-cell office:value-type="string">
            <text:p>Pojer &amp; Sand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1300">
            <text:p>13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hy4wftxc3709gvxsk</text:p>
          </table:table-cell>
          <table:table-cell office:value-type="string">
            <text:p>SPARKLING</text:p>
          </table:table-cell>
          <table:table-cell office:value-type="string">
            <text:p>Metodo Classico Zero Infinito Bio</text:p>
          </table:table-cell>
          <table:table-cell office:value-type="string">
            <text:p>Pojer e Sandri</text:p>
          </table:table-cell>
          <table:table-cell office:value-type="float" office:value="55.837196">
            <text:p>55.83719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todo Classico BLANC DE NOIRS PAS DOSE</text:p>
          </table:table-cell>
          <table:table-cell office:value-type="string">
            <text:p>FRANZ HA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000">
            <text:p>6000</text:p>
          </table:table-cell>
          <table:table-cell office:value-type="float" office:value="2360">
            <text:p>236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v44hbs010hfgqa7rq</text:p>
          </table:table-cell>
          <table:table-cell office:value-type="string">
            <text:p>SPARKLING</text:p>
          </table:table-cell>
          <table:table-cell office:value-type="string">
            <text:p>Pas Dosé Schweizer</text:p>
          </table:table-cell>
          <table:table-cell office:value-type="string">
            <text:p>Franz Haas</text:p>
          </table:table-cell>
          <table:table-cell office:value-type="float" office:value="39.42908">
            <text:p>39.4290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todo Classico Spumante Extra Brut</text:p>
          </table:table-cell>
          <table:table-cell office:value-type="string">
            <text:p>Bruno Giaco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00">
            <text:p>22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t2pka9jd2v7q1zxep1x</text:p>
          </table:table-cell>
          <table:table-cell office:value-type="string">
            <text:p>SPARKLING</text:p>
          </table:table-cell>
          <table:table-cell office:value-type="string">
            <text:p>Spumante Extra Brut</text:p>
          </table:table-cell>
          <table:table-cell office:value-type="string">
            <text:p>Bruno Giacosa</text:p>
          </table:table-cell>
          <table:table-cell office:value-type="float" office:value="47.401077">
            <text:p>47.40107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todo Classico Alta Langa Pas Dosé</text:p>
          </table:table-cell>
          <table:table-cell office:value-type="string">
            <text:p>Contra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000">
            <text:p>5000</text:p>
          </table:table-cell>
          <table:table-cell office:value-type="float" office:value="1584">
            <text:p>1584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99c96zqdzc7gepdfj</text:p>
          </table:table-cell>
          <table:table-cell office:value-type="string">
            <text:p>ROSE_SPARKLING</text:p>
          </table:table-cell>
          <table:table-cell office:value-type="string">
            <text:p>Metodo Classico Rosé For England Pas Dosé</text:p>
          </table:table-cell>
          <table:table-cell office:value-type="string">
            <text:p>Contratto</text:p>
          </table:table-cell>
          <table:table-cell office:value-type="float" office:value="41.812195">
            <text:p>41.81219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todo Classico Brut</text:p>
          </table:table-cell>
          <table:table-cell office:value-type="string">
            <text:p>Facchet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1620">
            <text:p>1620</text:p>
          </table:table-cell>
          <table:table-cell office:value-type="float" office:value="32">
            <text:p>3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8rna0m8r0g639wc6df</text:p>
          </table:table-cell>
          <table:table-cell office:value-type="string">
            <text:p>SPARKLING</text:p>
          </table:table-cell>
          <table:table-cell office:value-type="string">
            <text:p>Franciacorta Brut</text:p>
          </table:table-cell>
          <table:table-cell office:value-type="string">
            <text:p>Facchetti</text:p>
          </table:table-cell>
          <table:table-cell office:value-type="float" office:value="32.907944">
            <text:p>32.90794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todo Classico Perle´Bianco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000">
            <text:p>8000</text:p>
          </table:table-cell>
          <table:table-cell office:value-type="float" office:value="3500">
            <text:p>35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2q9h2vh9dzr6ja8q</text:p>
          </table:table-cell>
          <table:table-cell office:value-type="string">
            <text:p>SPARKLING</text:p>
          </table:table-cell>
          <table:table-cell office:value-type="string">
            <text:p>Metodo Classico Nero Perlé</text:p>
          </table:table-cell>
          <table:table-cell office:value-type="string">
            <text:p>Ferrari</text:p>
          </table:table-cell>
          <table:table-cell office:value-type="float" office:value="39.511944">
            <text:p>39.51194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todo Classico Perle Rose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8500">
            <text:p>8500</text:p>
          </table:table-cell>
          <table:table-cell office:value-type="float" office:value="3900">
            <text:p>39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2q9h2vh9dzr6ja8q</text:p>
          </table:table-cell>
          <table:table-cell office:value-type="string">
            <text:p>SPARKLING</text:p>
          </table:table-cell>
          <table:table-cell office:value-type="string">
            <text:p>Metodo Classico Nero Perlé</text:p>
          </table:table-cell>
          <table:table-cell office:value-type="string">
            <text:p>Ferrari</text:p>
          </table:table-cell>
          <table:table-cell office:value-type="float" office:value="39.511944">
            <text:p>39.51194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todo Classico Giulio Ferrari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25000">
            <text:p>25000</text:p>
          </table:table-cell>
          <table:table-cell office:value-type="float" office:value="12500">
            <text:p>125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3eq3g9mgs0f5ns3f</text:p>
          </table:table-cell>
          <table:table-cell office:value-type="string">
            <text:p>SPARKLING</text:p>
          </table:table-cell>
          <table:table-cell office:value-type="string">
            <text:p>Metodo Classico Riserva del Fondatore Giulio Ferrari</text:p>
          </table:table-cell>
          <table:table-cell office:value-type="string">
            <text:p>Ferrari</text:p>
          </table:table-cell>
          <table:table-cell office:value-type="float" office:value="42.641838">
            <text:p>42.64183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todo Classico Giulio Ferrari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float" office:value="14300">
            <text:p>143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cc3eq3g9mgs0f5ns3f</text:p>
          </table:table-cell>
          <table:table-cell office:value-type="string">
            <text:p>SPARKLING</text:p>
          </table:table-cell>
          <table:table-cell office:value-type="string">
            <text:p>Metodo Classico Riserva del Fondatore Giulio Ferrari</text:p>
          </table:table-cell>
          <table:table-cell office:value-type="string">
            <text:p>Ferrari</text:p>
          </table:table-cell>
          <table:table-cell office:value-type="float" office:value="42.641838">
            <text:p>42.64183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todo Classico Giulio Ferrari ROSE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40000">
            <text:p>40000</text:p>
          </table:table-cell>
          <table:table-cell office:value-type="float" office:value="19500">
            <text:p>195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3eq3g9mgs0f5ns3f</text:p>
          </table:table-cell>
          <table:table-cell office:value-type="string">
            <text:p>SPARKLING</text:p>
          </table:table-cell>
          <table:table-cell office:value-type="string">
            <text:p>Metodo Classico Riserva del Fondatore Giulio Ferrari</text:p>
          </table:table-cell>
          <table:table-cell office:value-type="string">
            <text:p>Ferrari</text:p>
          </table:table-cell>
          <table:table-cell office:value-type="float" office:value="42.641838">
            <text:p>42.64183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Reserve Perpetuelle</text:p>
          </table:table-cell>
          <table:table-cell office:value-type="string">
            <text:p>Maurice Groumi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500">
            <text:p>11500</text:p>
          </table:table-cell>
          <table:table-cell office:value-type="float" office:value="3800">
            <text:p>38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p8q059makrpj2443ab</text:p>
          </table:table-cell>
          <table:table-cell office:value-type="string">
            <text:p>SPARKLING</text:p>
          </table:table-cell>
          <table:table-cell office:value-type="string">
            <text:p>Perpétuelle Brut Champagne</text:p>
          </table:table-cell>
          <table:table-cell office:value-type="string">
            <text:p>Maurice Grumier</text:p>
          </table:table-cell>
          <table:table-cell office:value-type="float" office:value="46.0279">
            <text:p>46.027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Grand Cru Brut Nature</text:p>
          </table:table-cell>
          <table:table-cell office:value-type="string">
            <text:p>Sauti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office:value-type="float" office:value="4970">
            <text:p>497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j2cnbb89khm953ne2z</text:p>
          </table:table-cell>
          <table:table-cell office:value-type="string">
            <text:p>SPARKLING</text:p>
          </table:table-cell>
          <table:table-cell office:value-type="string">
            <text:p>Brut Nature Champagne Grand Cru 'Ambonnay'</text:p>
          </table:table-cell>
          <table:table-cell office:value-type="string">
            <text:p>Soutiran</text:p>
          </table:table-cell>
          <table:table-cell office:value-type="float" office:value="38.54959">
            <text:p>38.5495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SPECIAL CUVEE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office:value-type="float" office:value="5500">
            <text:p>5500</text:p>
          </table:table-cell>
          <table:table-cell office:value-type="float" office:value="35">
            <text:p>3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7wsdabt6vnn27vs4y</text:p>
          </table:table-cell>
          <table:table-cell office:value-type="string">
            <text:p>SPARKLING</text:p>
          </table:table-cell>
          <table:table-cell office:value-type="string">
            <text:p>Champagne Cuvée Special Aÿ Brut</text:p>
          </table:table-cell>
          <table:table-cell office:value-type="string">
            <text:p>Bollinger</text:p>
          </table:table-cell>
          <table:table-cell office:value-type="float" office:value="37.57577">
            <text:p>37.5757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Cuvèe 745</text:p>
          </table:table-cell>
          <table:table-cell office:value-type="string">
            <text:p>Jacquess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00">
            <text:p>62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MAGAZZINO</text:p>
          </table:table-cell>
          <table:table-cell office:value-type="boolean" office:boolean-value="false" table:style-name="cBool">
            <text:p>FALSE</text:p>
          </table:table-cell>
          <table:table-cell office:value-type="string">
            <text:p>wine_01h4pmmfcvbrfk9sa5g54hvhxb</text:p>
          </table:table-cell>
          <table:table-cell office:value-type="string">
            <text:p>SPARKLING</text:p>
          </table:table-cell>
          <table:table-cell office:value-type="string">
            <text:p>Champagne Cuvée 745 Extra Brut</text:p>
          </table:table-cell>
          <table:table-cell office:value-type="string">
            <text:p>Jacquesson</text:p>
          </table:table-cell>
          <table:table-cell office:value-type="float" office:value="38.10633">
            <text:p>38.1063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Cuvee 746</text:p>
          </table:table-cell>
          <table:table-cell office:value-type="string">
            <text:p>Jacquess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4800">
            <text:p>14800</text:p>
          </table:table-cell>
          <table:table-cell office:value-type="float" office:value="7300">
            <text:p>73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dg7tddsmbdd3hscyf4</text:p>
          </table:table-cell>
          <table:table-cell office:value-type="string">
            <text:p>SPARKLING</text:p>
          </table:table-cell>
          <table:table-cell office:value-type="string">
            <text:p>Champagne Cuvée 746 Extra Brut</text:p>
          </table:table-cell>
          <table:table-cell office:value-type="string">
            <text:p>Jacquesson</text:p>
          </table:table-cell>
          <table:table-cell office:value-type="float" office:value="38.47208">
            <text:p>38.4720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Cuvee 747</text:p>
          </table:table-cell>
          <table:table-cell office:value-type="string">
            <text:p>Jacquess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4800">
            <text:p>14800</text:p>
          </table:table-cell>
          <table:table-cell office:value-type="float" office:value="5760">
            <text:p>576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y989v4emh1ebxk89jb1yfb1</text:p>
          </table:table-cell>
          <table:table-cell office:value-type="string">
            <text:p>SPARKLING</text:p>
          </table:table-cell>
          <table:table-cell office:value-type="string">
            <text:p>Champagne Cuvée N.747 Extra Brut</text:p>
          </table:table-cell>
          <table:table-cell office:value-type="string">
            <text:p>Jacquesson</text:p>
          </table:table-cell>
          <table:table-cell office:value-type="float" office:value="36.91489">
            <text:p>36.9148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BRUT NATURE 1er CRU Cumieres</text:p>
          </table:table-cell>
          <table:table-cell office:value-type="string">
            <text:p>GEORGES LAV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6000">
            <text:p>16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g5x3xh4ee8x4m2w9kk</text:p>
          </table:table-cell>
          <table:table-cell office:value-type="string">
            <text:p>SPARKLING</text:p>
          </table:table-cell>
          <table:table-cell office:value-type="string">
            <text:p>Champagne Premier Cru Cumières Brut Nature</text:p>
          </table:table-cell>
          <table:table-cell office:value-type="string">
            <text:p>Georges Laval</text:p>
          </table:table-cell>
          <table:table-cell office:value-type="float" office:value="52.42148">
            <text:p>52.4214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BELLE EPOQUE</text:p>
          </table:table-cell>
          <table:table-cell office:value-type="string">
            <text:p>PERRIER JOU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33500">
            <text:p>33500</text:p>
          </table:table-cell>
          <table:table-cell office:value-type="float" office:value="18900">
            <text:p>189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4ahar44dg95zgrg4g</text:p>
          </table:table-cell>
          <table:table-cell office:value-type="string">
            <text:p>SPARKLING</text:p>
          </table:table-cell>
          <table:table-cell office:value-type="string">
            <text:p>Champagne Belle Epoque Brut</text:p>
          </table:table-cell>
          <table:table-cell office:value-type="string">
            <text:p>Perrier-Jouët</text:p>
          </table:table-cell>
          <table:table-cell office:value-type="float" office:value="56.59413">
            <text:p>56.5941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Extra Brut</text:p>
          </table:table-cell>
          <table:table-cell office:value-type="string">
            <text:p>Perseval Farg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900">
            <text:p>9900</text:p>
          </table:table-cell>
          <table:table-cell office:value-type="float" office:value="4400">
            <text:p>44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r34fsepkmaxz1ws821</text:p>
          </table:table-cell>
          <table:table-cell office:value-type="string">
            <text:p>ROSE_SPARKLING</text:p>
          </table:table-cell>
          <table:table-cell office:value-type="string">
            <text:p>Brut Champagne</text:p>
          </table:table-cell>
          <table:table-cell office:value-type="string">
            <text:p>Perseval Farge</text:p>
          </table:table-cell>
          <table:table-cell office:value-type="float" office:value="44.84494">
            <text:p>44.8449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Blanc de Noirs</text:p>
          </table:table-cell>
          <table:table-cell office:value-type="string">
            <text:p>Pal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3800">
            <text:p>13800</text:p>
          </table:table-cell>
          <table:table-cell office:value-type="float" office:value="5500">
            <text:p>55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rg88kgaq18996faq8q</text:p>
          </table:table-cell>
          <table:table-cell office:value-type="string">
            <text:p>SPARKLING</text:p>
          </table:table-cell>
          <table:table-cell office:value-type="string">
            <text:p>Blanc de Noirs Champagne</text:p>
          </table:table-cell>
          <table:table-cell office:value-type="string">
            <text:p>Palmer &amp; Co.</text:p>
          </table:table-cell>
          <table:table-cell office:value-type="float" office:value="29.352444">
            <text:p>29.35244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Dans un Premier Temps</text:p>
          </table:table-cell>
          <table:table-cell office:value-type="string">
            <text:p>Dhondt Grell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5000">
            <text:p>15000</text:p>
          </table:table-cell>
          <table:table-cell office:value-type="float" office:value="5700">
            <text:p>57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ctrcd2z95arwybx7zb</text:p>
          </table:table-cell>
          <table:table-cell office:value-type="string">
            <text:p>SPARKLING</text:p>
          </table:table-cell>
          <table:table-cell office:value-type="string">
            <text:p>Champagne Dans un Premier Temps Extra Brut</text:p>
          </table:table-cell>
          <table:table-cell office:value-type="string">
            <text:p>Dhondt-Grellet</text:p>
          </table:table-cell>
          <table:table-cell office:value-type="float" office:value="64.76252">
            <text:p>64.7625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Blanc de NOIRS Nature</text:p>
          </table:table-cell>
          <table:table-cell office:value-type="string">
            <text:p>Laherte Frer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4200">
            <text:p>14200</text:p>
          </table:table-cell>
          <table:table-cell office:value-type="float" office:value="5800">
            <text:p>58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rcanhpm4prr1pphzn</text:p>
          </table:table-cell>
          <table:table-cell office:value-type="string">
            <text:p>SPARKLING</text:p>
          </table:table-cell>
          <table:table-cell office:value-type="string">
            <text:p>Champagne Blanc de Blancs Brut Nature</text:p>
          </table:table-cell>
          <table:table-cell office:value-type="string">
            <text:p>Laherte Freres</text:p>
          </table:table-cell>
          <table:table-cell office:value-type="float" office:value="46.682587">
            <text:p>46.68258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Classic Cuvée</text:p>
          </table:table-cell>
          <table:table-cell office:value-type="string">
            <text:p>Nyetimb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3500">
            <text:p>13500</text:p>
          </table:table-cell>
          <table:table-cell office:value-type="float" office:value="5885">
            <text:p>5885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nv34nagk99anr6rn4</text:p>
          </table:table-cell>
          <table:table-cell office:value-type="string">
            <text:p>SPARKLING</text:p>
          </table:table-cell>
          <table:table-cell office:value-type="string">
            <text:p>Classic Cuvee Brut</text:p>
          </table:table-cell>
          <table:table-cell office:value-type="string">
            <text:p>Nyetimber</text:p>
          </table:table-cell>
          <table:table-cell office:value-type="float" office:value="38.27391">
            <text:p>38.2739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L´Ouverture BdN</text:p>
          </table:table-cell>
          <table:table-cell office:value-type="string">
            <text:p>Frederic Sav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6000">
            <text:p>16000</text:p>
          </table:table-cell>
          <table:table-cell office:value-type="float" office:value="6000">
            <text:p>60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g5zhq6mra2pvgfnh5w</text:p>
          </table:table-cell>
          <table:table-cell office:value-type="string">
            <text:p>SPARKLING</text:p>
          </table:table-cell>
          <table:table-cell office:value-type="string">
            <text:p>L'Ouverture Brut Champagne Premier Cru</text:p>
          </table:table-cell>
          <table:table-cell office:value-type="string">
            <text:p>Savart</text:p>
          </table:table-cell>
          <table:table-cell office:value-type="float" office:value="41.077198">
            <text:p>41.07719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Reserve Brut</text:p>
          </table:table-cell>
          <table:table-cell office:value-type="string">
            <text:p>Berech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2500">
            <text:p>12500</text:p>
          </table:table-cell>
          <table:table-cell office:value-type="float" office:value="6000">
            <text:p>6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xc64qf9xsba2g0fwfw</text:p>
          </table:table-cell>
          <table:table-cell office:value-type="string">
            <text:p>SPARKLING</text:p>
          </table:table-cell>
          <table:table-cell office:value-type="string">
            <text:p>Champagne Réserve Brut</text:p>
          </table:table-cell>
          <table:table-cell office:value-type="string">
            <text:p>Bérêche &amp; Fils</text:p>
          </table:table-cell>
          <table:table-cell office:value-type="float" office:value="31.523918">
            <text:p>31.52391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BdB </text:p>
          </table:table-cell>
          <table:table-cell office:value-type="string">
            <text:p>Delamot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5500">
            <text:p>15500</text:p>
          </table:table-cell>
          <table:table-cell office:value-type="float" office:value="7900">
            <text:p>7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sdc5gtv9hgzwy2zwxj6pp</text:p>
          </table:table-cell>
          <table:table-cell office:value-type="string">
            <text:p>SPARKLING</text:p>
          </table:table-cell>
          <table:table-cell office:value-type="string">
            <text:p>Champagne Brut</text:p>
          </table:table-cell>
          <table:table-cell office:value-type="string">
            <text:p>Delamotte</text:p>
          </table:table-cell>
          <table:table-cell office:value-type="float" office:value="34.20356">
            <text:p>34.2035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Les Terres Fines BdB</text:p>
          </table:table-cell>
          <table:table-cell office:value-type="string">
            <text:p>Dhondt Grell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750">
            <text:p>775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sq47yf1taam9jcrwccy5cy</text:p>
          </table:table-cell>
          <table:table-cell office:value-type="string">
            <text:p>SPARKLING</text:p>
          </table:table-cell>
          <table:table-cell office:value-type="string">
            <text:p>Champagne Blanc de Blancs Premier Cru Les Terres Fines Extra Brut</text:p>
          </table:table-cell>
          <table:table-cell office:value-type="string">
            <text:p>Dhondt-Grellet</text:p>
          </table:table-cell>
          <table:table-cell office:value-type="float" office:value="53.39749">
            <text:p>53.3974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Blanc de Blancs</text:p>
          </table:table-cell>
          <table:table-cell office:value-type="string">
            <text:p>Billecart Salm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6500">
            <text:p>16500</text:p>
          </table:table-cell>
          <table:table-cell office:value-type="float" office:value="7900">
            <text:p>79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416ctefvem90vkjd9</text:p>
          </table:table-cell>
          <table:table-cell office:value-type="string">
            <text:p>SPARKLING</text:p>
          </table:table-cell>
          <table:table-cell office:value-type="string">
            <text:p>Champagne Blanc de Blancs Brut</text:p>
          </table:table-cell>
          <table:table-cell office:value-type="string">
            <text:p>Billecart-Salmon</text:p>
          </table:table-cell>
          <table:table-cell office:value-type="float" office:value="53.52288">
            <text:p>53.5228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Rive Gauche Pinot Meunier</text:p>
          </table:table-cell>
          <table:table-cell office:value-type="string">
            <text:p>Berech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8300">
            <text:p>83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avwedz5yz6v0ybjsk2tryc4</text:p>
          </table:table-cell>
          <table:table-cell office:value-type="string">
            <text:p>SPARKLING</text:p>
          </table:table-cell>
          <table:table-cell office:value-type="string">
            <text:p>Rive Gauche Meunier Champagne</text:p>
          </table:table-cell>
          <table:table-cell office:value-type="string">
            <text:p>Bérêche &amp; Fils</text:p>
          </table:table-cell>
          <table:table-cell office:value-type="float" office:value="44.824436">
            <text:p>44.82443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Entre Ciel y Terre</text:p>
          </table:table-cell>
          <table:table-cell office:value-type="string">
            <text:p>Bed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7500">
            <text:p>17500</text:p>
          </table:table-cell>
          <table:table-cell office:value-type="float" office:value="8600">
            <text:p>86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5p39qhvwdmbstpvnq</text:p>
          </table:table-cell>
          <table:table-cell office:value-type="string">
            <text:p>SPARKLING</text:p>
          </table:table-cell>
          <table:table-cell office:value-type="string">
            <text:p>Champagne Entre Ciel et Terre Extra Brut</text:p>
          </table:table-cell>
          <table:table-cell office:value-type="string">
            <text:p>Francoise Bedel</text:p>
          </table:table-cell>
          <table:table-cell office:value-type="float" office:value="38.60909">
            <text:p>38.6090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Brut Vintage</text:p>
          </table:table-cell>
          <table:table-cell office:value-type="string">
            <text:p>Billecart Salm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20800">
            <text:p>20800</text:p>
          </table:table-cell>
          <table:table-cell office:value-type="float" office:value="8800">
            <text:p>88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44bckwegyxjermh07</text:p>
          </table:table-cell>
          <table:table-cell office:value-type="string">
            <text:p>SPARKLING</text:p>
          </table:table-cell>
          <table:table-cell office:value-type="string">
            <text:p>Champagne Vintage Extra Brut</text:p>
          </table:table-cell>
          <table:table-cell office:value-type="string">
            <text:p>Billecart-Salmon</text:p>
          </table:table-cell>
          <table:table-cell office:value-type="float" office:value="51.82061">
            <text:p>51.8206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Beaux Regards Extrabrut 1er cru BDB</text:p>
          </table:table-cell>
          <table:table-cell office:value-type="string">
            <text:p>Berech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10800">
            <text:p>108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t856zvtcxp17kws2q4</text:p>
          </table:table-cell>
          <table:table-cell office:value-type="string">
            <text:p>SPARKLING</text:p>
          </table:table-cell>
          <table:table-cell office:value-type="string">
            <text:p>Les Beaux Regards Chardonnay Champagne</text:p>
          </table:table-cell>
          <table:table-cell office:value-type="string">
            <text:p>Bérêche &amp; Fils</text:p>
          </table:table-cell>
          <table:table-cell office:value-type="float" office:value="38.20025">
            <text:p>38.2002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742 Degorgement Tardif</text:p>
          </table:table-cell>
          <table:table-cell office:value-type="string">
            <text:p>Jacquess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520">
            <text:p>952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4pmmfdf5kbg27195ben6fzg</text:p>
          </table:table-cell>
          <table:table-cell office:value-type="string">
            <text:p>SPARKLING</text:p>
          </table:table-cell>
          <table:table-cell office:value-type="string">
            <text:p>Cuvée No. 740 Dégorgement Tardif Extra Brut Champagne</text:p>
          </table:table-cell>
          <table:table-cell office:value-type="string">
            <text:p>Jacquesson</text:p>
          </table:table-cell>
          <table:table-cell office:value-type="float" office:value="42.798088">
            <text:p>42.79808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1522 Extra Brut Grand Cru</text:p>
          </table:table-cell>
          <table:table-cell office:value-type="string">
            <text:p>Philipponna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20500">
            <text:p>20500</text:p>
          </table:table-cell>
          <table:table-cell office:value-type="float" office:value="11200">
            <text:p>112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324tyza7s2tq1wc8f</text:p>
          </table:table-cell>
          <table:table-cell office:value-type="string">
            <text:p>SPARKLING</text:p>
          </table:table-cell>
          <table:table-cell office:value-type="string">
            <text:p>Cuvée 1522 Extra Brut Champagne Grand Cru</text:p>
          </table:table-cell>
          <table:table-cell office:value-type="string">
            <text:p>Philipponnat</text:p>
          </table:table-cell>
          <table:table-cell office:value-type="float" office:value="46.31047">
            <text:p>46.3104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Champ Cain</text:p>
          </table:table-cell>
          <table:table-cell office:value-type="string">
            <text:p>Jacquess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  <table:table-cell office:value-type="float" office:value="15300">
            <text:p>153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rrs01entc4xmfvbp5g6</text:p>
          </table:table-cell>
          <table:table-cell office:value-type="string">
            <text:p>SPARKLING</text:p>
          </table:table-cell>
          <table:table-cell office:value-type="string">
            <text:p>Champ Cain Brut Champagne Grand Cru 'Avize'</text:p>
          </table:table-cell>
          <table:table-cell office:value-type="string">
            <text:p>Jacquesson</text:p>
          </table:table-cell>
          <table:table-cell office:value-type="float" office:value="38.471954">
            <text:p>38.4719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DOM PERIGNON </text:p>
          </table:table-cell>
          <table:table-cell office:value-type="string">
            <text:p>MOET &amp; CHAND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39000">
            <text:p>39000</text:p>
          </table:table-cell>
          <table:table-cell office:value-type="float" office:value="25000">
            <text:p>25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a7t37tx676ky89g3z</text:p>
          </table:table-cell>
          <table:table-cell office:value-type="string">
            <text:p>SPARKLING</text:p>
          </table:table-cell>
          <table:table-cell office:value-type="string">
            <text:p>MCIII Champagne</text:p>
          </table:table-cell>
          <table:table-cell office:value-type="string">
            <text:p>Moët &amp; Chandon</text:p>
          </table:table-cell>
          <table:table-cell office:value-type="float" office:value="35.357883">
            <text:p>35.3578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Grand Siecle N26</text:p>
          </table:table-cell>
          <table:table-cell office:value-type="string">
            <text:p>Laurent Perri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100">
            <text:p>171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5hkcz2qxsp47h8v1jr</text:p>
          </table:table-cell>
          <table:table-cell office:value-type="string">
            <text:p>SPARKLING</text:p>
          </table:table-cell>
          <table:table-cell office:value-type="string">
            <text:p>Champagne Grande Cuvée Grand Siècle Brut</text:p>
          </table:table-cell>
          <table:table-cell office:value-type="string">
            <text:p>Laurent-Perrier</text:p>
          </table:table-cell>
          <table:table-cell office:value-type="float" office:value="43.75309">
            <text:p>43.7530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DOM PERIGNON </text:p>
          </table:table-cell>
          <table:table-cell office:value-type="string">
            <text:p>MOET &amp; CHAND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  <table:table-cell office:value-type="float" office:value="17200">
            <text:p>172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6a7t37tx676ky89g3z</text:p>
          </table:table-cell>
          <table:table-cell office:value-type="string">
            <text:p>SPARKLING</text:p>
          </table:table-cell>
          <table:table-cell office:value-type="string">
            <text:p>MCIII Champagne</text:p>
          </table:table-cell>
          <table:table-cell office:value-type="string">
            <text:p>Moët &amp; Chandon</text:p>
          </table:table-cell>
          <table:table-cell office:value-type="float" office:value="35.357883">
            <text:p>35.3578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Cristal</text:p>
          </table:table-cell>
          <table:table-cell office:value-type="string">
            <text:p>Louis Roeder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39000">
            <text:p>39000</text:p>
          </table:table-cell>
          <table:table-cell office:value-type="float" office:value="25500">
            <text:p>255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t1m4jw7wrm83pbwtn</text:p>
          </table:table-cell>
          <table:table-cell office:value-type="string">
            <text:p>SPARKLING</text:p>
          </table:table-cell>
          <table:table-cell office:value-type="string">
            <text:p>Champagne Cristal Vinothèque Brut</text:p>
          </table:table-cell>
          <table:table-cell office:value-type="string">
            <text:p>Louis Roederer</text:p>
          </table:table-cell>
          <table:table-cell office:value-type="float" office:value="43.791588">
            <text:p>43.79158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Grande Cuvée 169eme</text:p>
          </table:table-cell>
          <table:table-cell office:value-type="string">
            <text:p>Kru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0">
            <text:p>39000</text:p>
          </table:table-cell>
          <table:table-cell office:value-type="float" office:value="22900">
            <text:p>22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h5x1nhhc1jnbgbg29</text:p>
          </table:table-cell>
          <table:table-cell office:value-type="string">
            <text:p>SPARKLING</text:p>
          </table:table-cell>
          <table:table-cell office:value-type="string">
            <text:p>Champagne Grande Cuvée Brut</text:p>
          </table:table-cell>
          <table:table-cell office:value-type="string">
            <text:p>Krug</text:p>
          </table:table-cell>
          <table:table-cell office:value-type="float" office:value="32.618774">
            <text:p>32.61877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SIR WINSTON</text:p>
          </table:table-cell>
          <table:table-cell office:value-type="string">
            <text:p>POL RO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39000">
            <text:p>39000</text:p>
          </table:table-cell>
          <table:table-cell office:value-type="float" office:value="23500">
            <text:p>23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bzga5159ds831sygw</text:p>
          </table:table-cell>
          <table:table-cell office:value-type="string">
            <text:p>SPARKLING</text:p>
          </table:table-cell>
          <table:table-cell office:value-type="string">
            <text:p>Champagne Sir Winston Churchill Brut</text:p>
          </table:table-cell>
          <table:table-cell office:value-type="string">
            <text:p>Pol Roger</text:p>
          </table:table-cell>
          <table:table-cell office:value-type="float" office:value="48.395782">
            <text:p>48.39578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Le Leon</text:p>
          </table:table-cell>
          <table:table-cell office:value-type="string">
            <text:p>Philipponna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39000">
            <text:p>39000</text:p>
          </table:table-cell>
          <table:table-cell office:value-type="float" office:value="27500">
            <text:p>27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3nw1sgqxg8d1jcyy1</text:p>
          </table:table-cell>
          <table:table-cell office:value-type="string">
            <text:p>SPARKLING</text:p>
          </table:table-cell>
          <table:table-cell office:value-type="string">
            <text:p>Le Lèon Extra Brut Champagne Grand Cru 'Aÿ'</text:p>
          </table:table-cell>
          <table:table-cell office:value-type="string">
            <text:p>Philipponnat</text:p>
          </table:table-cell>
          <table:table-cell office:value-type="float" office:value="35.878986">
            <text:p>35.87898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P2</text:p>
          </table:table-cell>
          <table:table-cell office:value-type="string">
            <text:p>MOET &amp; CHAND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4">
            <text:p>2004</text:p>
          </table:table-cell>
          <table:table-cell office:value-type="float" office:value="65000">
            <text:p>65000</text:p>
          </table:table-cell>
          <table:table-cell office:value-type="float" office:value="38900">
            <text:p>389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a7t37tx676ky89g3z</text:p>
          </table:table-cell>
          <table:table-cell office:value-type="string">
            <text:p>SPARKLING</text:p>
          </table:table-cell>
          <table:table-cell office:value-type="string">
            <text:p>MCIII Champagne</text:p>
          </table:table-cell>
          <table:table-cell office:value-type="string">
            <text:p>Moët &amp; Chandon</text:p>
          </table:table-cell>
          <table:table-cell office:value-type="float" office:value="35.357883">
            <text:p>35.3578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Initial</text:p>
          </table:table-cell>
          <table:table-cell office:value-type="string">
            <text:p>Seloss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0000">
            <text:p>90000</text:p>
          </table:table-cell>
          <table:table-cell office:value-type="float" office:value="45000">
            <text:p>45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sdjr7edgveykk4hs4s</text:p>
          </table:table-cell>
          <table:table-cell office:value-type="string">
            <text:p>SPARKLING</text:p>
          </table:table-cell>
          <table:table-cell office:value-type="string">
            <text:p>Champagne Grand Cru Blanc de Blancs Initial Brut</text:p>
          </table:table-cell>
          <table:table-cell office:value-type="string">
            <text:p>Jacques Selosse</text:p>
          </table:table-cell>
          <table:table-cell office:value-type="float" office:value="29.845633">
            <text:p>29.84563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Rose ROSÉ</text:p>
          </table:table-cell>
          <table:table-cell office:value-type="string">
            <text:p>Legras Ha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4pmmfdw7fc9cxpmgc0qnqwf</text:p>
          </table:table-cell>
          <table:table-cell office:value-type="string">
            <text:p>SPARKLING</text:p>
          </table:table-cell>
          <table:table-cell office:value-type="string">
            <text:p>Brut Rosé Champagne Grand Cru 'Chouilly'</text:p>
          </table:table-cell>
          <table:table-cell office:value-type="string">
            <text:p>Legras &amp; Haas</text:p>
          </table:table-cell>
          <table:table-cell office:value-type="float" office:value="41.2016">
            <text:p>41.201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Rose Solera Rose</text:p>
          </table:table-cell>
          <table:table-cell office:value-type="string">
            <text:p>Pal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500">
            <text:p>11500</text:p>
          </table:table-cell>
          <table:table-cell office:value-type="float" office:value="4600">
            <text:p>46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rg47f3qn7d25v3975t</text:p>
          </table:table-cell>
          <table:table-cell office:value-type="string">
            <text:p>SPARKLING</text:p>
          </table:table-cell>
          <table:table-cell office:value-type="string">
            <text:p>Rosé Solera Champagne</text:p>
          </table:table-cell>
          <table:table-cell office:value-type="string">
            <text:p>Palmer &amp; Co.</text:p>
          </table:table-cell>
          <table:table-cell office:value-type="float" office:value="35.92347">
            <text:p>35.9234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Rose Rose de Meunier Extra Brut</text:p>
          </table:table-cell>
          <table:table-cell office:value-type="string">
            <text:p>Laherte Frer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office:value-type="float" office:value="5200">
            <text:p>52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cvdbbg4r74tq2dqtht</text:p>
          </table:table-cell>
          <table:table-cell office:value-type="string">
            <text:p>SPARKLING</text:p>
          </table:table-cell>
          <table:table-cell office:value-type="string">
            <text:p>Rosé de Meunier Extra Brut Champagne</text:p>
          </table:table-cell>
          <table:table-cell office:value-type="string">
            <text:p>Laherte Freres</text:p>
          </table:table-cell>
          <table:table-cell office:value-type="float" office:value="54.392864">
            <text:p>54.39286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Rose CUVEE SPECIAL ROSE 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5500">
            <text:p>15500</text:p>
          </table:table-cell>
          <table:table-cell office:value-type="float" office:value="8100">
            <text:p>81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7wsdabt6vnn27vs4y</text:p>
          </table:table-cell>
          <table:table-cell office:value-type="string">
            <text:p>SPARKLING</text:p>
          </table:table-cell>
          <table:table-cell office:value-type="string">
            <text:p>Champagne Cuvée Special Aÿ Brut</text:p>
          </table:table-cell>
          <table:table-cell office:value-type="string">
            <text:p>Bollinger</text:p>
          </table:table-cell>
          <table:table-cell office:value-type="float" office:value="37.57577">
            <text:p>37.5757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Rose Rose Brut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6200">
            <text:p>16200</text:p>
          </table:table-cell>
          <table:table-cell office:value-type="float" office:value="8200">
            <text:p>82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mtvmkd6m243g38m9r</text:p>
          </table:table-cell>
          <table:table-cell office:value-type="string">
            <text:p>ROSE_SPARKLING</text:p>
          </table:table-cell>
          <table:table-cell office:value-type="string">
            <text:p>Champagne Rosé Brut</text:p>
          </table:table-cell>
          <table:table-cell office:value-type="string">
            <text:p>Ruinart</text:p>
          </table:table-cell>
          <table:table-cell office:value-type="float" office:value="42.490646">
            <text:p>42.49064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Rose Bulle de Rosé 1er Cru</text:p>
          </table:table-cell>
          <table:table-cell office:value-type="string">
            <text:p>Sav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900">
            <text:p>89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4pmmffnx9kgx3rg9fc7gx5s</text:p>
          </table:table-cell>
          <table:table-cell office:value-type="string">
            <text:p>SPARKLING</text:p>
          </table:table-cell>
          <table:table-cell office:value-type="string">
            <text:p>Bulle de Rosé Brut Champagne Premier Cru</text:p>
          </table:table-cell>
          <table:table-cell office:value-type="string">
            <text:p>Savart</text:p>
          </table:table-cell>
          <table:table-cell office:value-type="float" office:value="42.678337">
            <text:p>42.67833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Rose Rose 23esima</text:p>
          </table:table-cell>
          <table:table-cell office:value-type="string">
            <text:p>Kru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5000">
            <text:p>65000</text:p>
          </table:table-cell>
          <table:table-cell office:value-type="float" office:value="34900">
            <text:p>34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hpwb507a4x0wy30k7</text:p>
          </table:table-cell>
          <table:table-cell office:value-type="string">
            <text:p>SPARKLING</text:p>
          </table:table-cell>
          <table:table-cell office:value-type="string">
            <text:p>Rosé</text:p>
          </table:table-cell>
          <table:table-cell office:value-type="string">
            <text:p>Krug</text:p>
          </table:table-cell>
          <table:table-cell office:value-type="float" office:value="30.256506">
            <text:p>30.25650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NOT BIANCO WEISSBURGUNDER</text:p>
          </table:table-cell>
          <table:table-cell office:value-type="string">
            <text:p>H. LEN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1050">
            <text:p>105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gp1653kme21j32h94z</text:p>
          </table:table-cell>
          <table:table-cell office:value-type="string">
            <text:p>WHITE</text:p>
          </table:table-cell>
          <table:table-cell office:value-type="string">
            <text:p>Weissburgunder</text:p>
          </table:table-cell>
          <table:table-cell office:value-type="string">
            <text:p>Lentsch</text:p>
          </table:table-cell>
          <table:table-cell office:value-type="float" office:value="31.119028">
            <text:p>31.11902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BIANCO Weissburgunder  </text:p>
          </table:table-cell>
          <table:table-cell office:value-type="string">
            <text:p>Unterort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200">
            <text:p>5200</text:p>
          </table:table-cell>
          <table:table-cell office:value-type="float" office:value="1310">
            <text:p>131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vwqr688kdaa3bvcsdz</text:p>
          </table:table-cell>
          <table:table-cell office:value-type="string">
            <text:p>WHITE</text:p>
          </table:table-cell>
          <table:table-cell office:value-type="string">
            <text:p>Weissburgunder</text:p>
          </table:table-cell>
          <table:table-cell office:value-type="string">
            <text:p>Weingut Unterortl - Castel Juval</text:p>
          </table:table-cell>
          <table:table-cell office:value-type="float" office:value="23.703783">
            <text:p>23.7037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BIANCO Tyrol</text:p>
          </table:table-cell>
          <table:table-cell office:value-type="string">
            <text:p>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000">
            <text:p>6000</text:p>
          </table:table-cell>
          <table:table-cell office:value-type="float" office:value="1800">
            <text:p>18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mzt02hbqr3h0473xp</text:p>
          </table:table-cell>
          <table:table-cell office:value-type="string">
            <text:p>WHITE</text:p>
          </table:table-cell>
          <table:table-cell office:value-type="string">
            <text:p>Tyrol Weissburgunder</text:p>
          </table:table-cell>
          <table:table-cell office:value-type="string">
            <text:p>Kellerei Meran</text:p>
          </table:table-cell>
          <table:table-cell office:value-type="float" office:value="31.799923">
            <text:p>31.79992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BIANCO Limes</text:p>
          </table:table-cell>
          <table:table-cell office:value-type="string">
            <text:p>Ignaz 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000">
            <text:p>6000</text:p>
          </table:table-cell>
          <table:table-cell office:value-type="float" office:value="2200">
            <text:p>22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agat09p3j6fbxnyp</text:p>
          </table:table-cell>
          <table:table-cell office:value-type="string">
            <text:p>WHITE</text:p>
          </table:table-cell>
          <table:table-cell office:value-type="string">
            <text:p>Weissburgunder Limes</text:p>
          </table:table-cell>
          <table:table-cell office:value-type="string">
            <text:p>Ignaz Niedrist</text:p>
          </table:table-cell>
          <table:table-cell office:value-type="float" office:value="53.448288">
            <text:p>53.44828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BIANCO RISERVA VORBERG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800">
            <text:p>7800</text:p>
          </table:table-cell>
          <table:table-cell office:value-type="float" office:value="2090">
            <text:p>209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pz3t6pte1cfyvzpzv</text:p>
          </table:table-cell>
          <table:table-cell office:value-type="string">
            <text:p>WHITE</text:p>
          </table:table-cell>
          <table:table-cell office:value-type="string">
            <text:p>Pinot Bianco Riserva Vorberg</text:p>
          </table:table-cell>
          <table:table-cell office:value-type="string">
            <text:p>Kellerei Terlan / Cantina Terlano</text:p>
          </table:table-cell>
          <table:table-cell office:value-type="float" office:value="45.39057">
            <text:p>45.3905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BIANCO RISERVA VORBERG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300">
            <text:p>2300</text:p>
          </table:table-cell>
          <table:table-cell office:value-type="float" office:value="24">
            <text:p>24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kpz3t6pte1cfyvzpzv</text:p>
          </table:table-cell>
          <table:table-cell office:value-type="string">
            <text:p>WHITE</text:p>
          </table:table-cell>
          <table:table-cell office:value-type="string">
            <text:p>Pinot Bianco Riserva Vorberg</text:p>
          </table:table-cell>
          <table:table-cell office:value-type="string">
            <text:p>Kellerei Terlan / Cantina Terlano</text:p>
          </table:table-cell>
          <table:table-cell office:value-type="float" office:value="45.39057">
            <text:p>45.3905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BIANCO RISERVA VORBERG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9300">
            <text:p>9300</text:p>
          </table:table-cell>
          <table:table-cell office:value-type="float" office:value="3700">
            <text:p>37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Late release Harpf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kpz3t6pte1cfyvzpzv</text:p>
          </table:table-cell>
          <table:table-cell office:value-type="string">
            <text:p>WHITE</text:p>
          </table:table-cell>
          <table:table-cell office:value-type="string">
            <text:p>Pinot Bianco Riserva Vorberg</text:p>
          </table:table-cell>
          <table:table-cell office:value-type="string">
            <text:p>Kellerei Terlan / Cantina Terlano</text:p>
          </table:table-cell>
          <table:table-cell office:value-type="float" office:value="45.39057">
            <text:p>45.3905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BIANCO Phileo</text:p>
          </table:table-cell>
          <table:table-cell office:value-type="string">
            <text:p>Falken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500">
            <text:p>8500</text:p>
          </table:table-cell>
          <table:table-cell office:value-type="float" office:value="2680">
            <text:p>268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ax70y3hcqz14mhrs8k</text:p>
          </table:table-cell>
          <table:table-cell office:value-type="string">
            <text:p>WHITE</text:p>
          </table:table-cell>
          <table:table-cell office:value-type="string">
            <text:p>Weissburgunder Phileo</text:p>
          </table:table-cell>
          <table:table-cell office:value-type="string">
            <text:p>Falkenstein</text:p>
          </table:table-cell>
          <table:table-cell office:value-type="float" office:value="37.619614">
            <text:p>37.61961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BIANCO Weissburgunder  </text:p>
          </table:table-cell>
          <table:table-cell office:value-type="string">
            <text:p>Dönnhof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200">
            <text:p>6200</text:p>
          </table:table-cell>
          <table:table-cell office:value-type="float" office:value="2132">
            <text:p>2132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8j0d1pqehg7svsczrx</text:p>
          </table:table-cell>
          <table:table-cell office:value-type="string">
            <text:p>WHITE</text:p>
          </table:table-cell>
          <table:table-cell office:value-type="string">
            <text:p>Weissburgunder Trocken</text:p>
          </table:table-cell>
          <table:table-cell office:value-type="string">
            <text:p>Dönnhoff</text:p>
          </table:table-cell>
          <table:table-cell office:value-type="float" office:value="31.179647">
            <text:p>31.17964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BIANCO Kirschgarten GG</text:p>
          </table:table-cell>
          <table:table-cell office:value-type="string">
            <text:p>Knip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800">
            <text:p>7800</text:p>
          </table:table-cell>
          <table:table-cell office:value-type="float" office:value="3600">
            <text:p>36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tp61qcge1c8zvstv3sp</text:p>
          </table:table-cell>
          <table:table-cell office:value-type="string">
            <text:p>SPARKLING</text:p>
          </table:table-cell>
          <table:table-cell office:value-type="string">
            <text:p>Kirschgarten Spatburgunder GG</text:p>
          </table:table-cell>
          <table:table-cell office:value-type="string">
            <text:p>Knipser</text:p>
          </table:table-cell>
          <table:table-cell office:value-type="float" office:value="41.767654">
            <text:p>41.7676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BIANCO Weisser Burgunder I</text:p>
          </table:table-cell>
          <table:table-cell office:value-type="string">
            <text:p>Von Winnin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9800">
            <text:p>9800</text:p>
          </table:table-cell>
          <table:table-cell office:value-type="float" office:value="3700">
            <text:p>37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cwtsp0vej6mme7nnej</text:p>
          </table:table-cell>
          <table:table-cell office:value-type="string">
            <text:p>WHITE</text:p>
          </table:table-cell>
          <table:table-cell office:value-type="string">
            <text:p>Weisser Burgunder I</text:p>
          </table:table-cell>
          <table:table-cell office:value-type="string">
            <text:p>Von Winning</text:p>
          </table:table-cell>
          <table:table-cell office:value-type="float" office:value="49.921375">
            <text:p>49.92137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BIANCO Castellberg GC</text:p>
          </table:table-cell>
          <table:table-cell office:value-type="string">
            <text:p>Martin Waß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200">
            <text:p>8200</text:p>
          </table:table-cell>
          <table:table-cell office:value-type="float" office:value="4000">
            <text:p>40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7h934wqfnx0qa203xws</text:p>
          </table:table-cell>
          <table:table-cell office:value-type="string">
            <text:p>WHITE</text:p>
          </table:table-cell>
          <table:table-cell office:value-type="string">
            <text:p>Dottinger Castellberg Weissburgunder GC</text:p>
          </table:table-cell>
          <table:table-cell office:value-type="string">
            <text:p>Martin Waßmer</text:p>
          </table:table-cell>
          <table:table-cell office:value-type="float" office:value="49.359646">
            <text:p>49.35964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BIANCO RISERVA 5 YEARS</text:p>
          </table:table-cell>
          <table:table-cell office:value-type="string">
            <text:p>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9800">
            <text:p>9800</text:p>
          </table:table-cell>
          <table:table-cell office:value-type="float" office:value="4500">
            <text:p>45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m1qq5ggp5txs9wcc8</text:p>
          </table:table-cell>
          <table:table-cell office:value-type="string">
            <text:p>WHITE</text:p>
          </table:table-cell>
          <table:table-cell office:value-type="string">
            <text:p>Weissburgunder Five Years Riserva</text:p>
          </table:table-cell>
          <table:table-cell office:value-type="string">
            <text:p>Kellerei Meran</text:p>
          </table:table-cell>
          <table:table-cell office:value-type="float" office:value="27.59182">
            <text:p>27.5918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BIANCO Weisser Burgunder S</text:p>
          </table:table-cell>
          <table:table-cell office:value-type="string">
            <text:p>Wit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  <table:table-cell office:value-type="float" office:value="5300">
            <text:p>53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z8gmw2ac0wf9ze75cs</text:p>
          </table:table-cell>
          <table:table-cell office:value-type="string">
            <text:p>WHITE</text:p>
          </table:table-cell>
          <table:table-cell office:value-type="string">
            <text:p>Weisser Burgunder Trocken "S"</text:p>
          </table:table-cell>
          <table:table-cell office:value-type="string">
            <text:p>Wittmann</text:p>
          </table:table-cell>
          <table:table-cell office:value-type="float" office:value="37.43803">
            <text:p>37.4380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BIANCO SANCTISSIMUS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1500">
            <text:p>11500</text:p>
          </table:table-cell>
          <table:table-cell office:value-type="float" office:value="5500">
            <text:p>55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zpdhbe29x72eh5m9kfn</text:p>
          </table:table-cell>
          <table:table-cell office:value-type="string">
            <text:p>WHITE</text:p>
          </table:table-cell>
          <table:table-cell office:value-type="string">
            <text:p>Pinot Blanc Riserva Sanctissimus</text:p>
          </table:table-cell>
          <table:table-cell office:value-type="string">
            <text:p>Kellerei St. Pauls</text:p>
          </table:table-cell>
          <table:table-cell office:value-type="float" office:value="32.57363">
            <text:p>32.5736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BIANCO RARITY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27500">
            <text:p>27500</text:p>
          </table:table-cell>
          <table:table-cell office:value-type="float" office:value="10800">
            <text:p>108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grvhh9d4baqmxq63</text:p>
          </table:table-cell>
          <table:table-cell office:value-type="string">
            <text:p>WHITE</text:p>
          </table:table-cell>
          <table:table-cell office:value-type="string">
            <text:p>Pinot Bianco Rarity</text:p>
          </table:table-cell>
          <table:table-cell office:value-type="string">
            <text:p>Kellerei Terlan / Cantina Terlano</text:p>
          </table:table-cell>
          <table:table-cell office:value-type="float" office:value="44.759552">
            <text:p>44.75955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BIANCO RARITY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  <table:table-cell office:value-type="float" office:value="13200">
            <text:p>132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n5grvhh9d4baqmxq63</text:p>
          </table:table-cell>
          <table:table-cell office:value-type="string">
            <text:p>WHITE</text:p>
          </table:table-cell>
          <table:table-cell office:value-type="string">
            <text:p>Pinot Bianco Rarity</text:p>
          </table:table-cell>
          <table:table-cell office:value-type="string">
            <text:p>Kellerei Terlan / Cantina Terlano</text:p>
          </table:table-cell>
          <table:table-cell office:value-type="float" office:value="44.759552">
            <text:p>44.75955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BIANCO RARITY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  <table:table-cell office:value-type="float" office:value="13700">
            <text:p>137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n5grvhh9d4baqmxq63</text:p>
          </table:table-cell>
          <table:table-cell office:value-type="string">
            <text:p>WHITE</text:p>
          </table:table-cell>
          <table:table-cell office:value-type="string">
            <text:p>Pinot Bianco Rarity</text:p>
          </table:table-cell>
          <table:table-cell office:value-type="string">
            <text:p>Kellerei Terlan / Cantina Terlano</text:p>
          </table:table-cell>
          <table:table-cell office:value-type="float" office:value="44.759552">
            <text:p>44.75955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BIANCO RARITY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float" office:value="14200">
            <text:p>142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n5grvhh9d4baqmxq63</text:p>
          </table:table-cell>
          <table:table-cell office:value-type="string">
            <text:p>WHITE</text:p>
          </table:table-cell>
          <table:table-cell office:value-type="string">
            <text:p>Pinot Bianco Rarity</text:p>
          </table:table-cell>
          <table:table-cell office:value-type="string">
            <text:p>Kellerei Terlan / Cantina Terlano</text:p>
          </table:table-cell>
          <table:table-cell office:value-type="float" office:value="44.759552">
            <text:p>44.75955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CHARDONNAY</text:p>
          </table:table-cell>
          <table:table-cell office:value-type="string">
            <text:p>H. LEN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500">
            <text:p>3500</text:p>
          </table:table-cell>
          <table:table-cell office:value-type="float" office:value="1030">
            <text:p>1030</text:p>
          </table:table-cell>
          <table:table-cell office:value-type="float" office:value="30">
            <text:p>3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yd2y6a70bpjzjtavan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Lentsch</text:p>
          </table:table-cell>
          <table:table-cell office:value-type="float" office:value="32.355934">
            <text:p>32.35593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Kreuth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1400">
            <text:p>140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8b7921b25az154dy</text:p>
          </table:table-cell>
          <table:table-cell office:value-type="string">
            <text:p>WHITE</text:p>
          </table:table-cell>
          <table:table-cell office:value-type="string">
            <text:p>Chardonnay Selection Kreuth</text:p>
          </table:table-cell>
          <table:table-cell office:value-type="string">
            <text:p>Kellerei Terlan / Cantina Terlano</text:p>
          </table:table-cell>
          <table:table-cell office:value-type="float" office:value="39.78351">
            <text:p>39.7835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FLORA RISERVA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800">
            <text:p>4800</text:p>
          </table:table-cell>
          <table:table-cell office:value-type="float" office:value="1680">
            <text:p>168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j2ddxb53sptb5acy</text:p>
          </table:table-cell>
          <table:table-cell office:value-type="string">
            <text:p>WHITE</text:p>
          </table:table-cell>
          <table:table-cell office:value-type="string">
            <text:p>Chardonnay Flora</text:p>
          </table:table-cell>
          <table:table-cell office:value-type="string">
            <text:p>Girlan</text:p>
          </table:table-cell>
          <table:table-cell office:value-type="float" office:value="38.31835">
            <text:p>38.318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St. Valentin</text:p>
          </table:table-cell>
          <table:table-cell office:value-type="string">
            <text:p>St. Michael 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800">
            <text:p>4800</text:p>
          </table:table-cell>
          <table:table-cell office:value-type="float" office:value="2000">
            <text:p>20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v69qe8d1n72sn0x7d</text:p>
          </table:table-cell>
          <table:table-cell office:value-type="string">
            <text:p>WHITE</text:p>
          </table:table-cell>
          <table:table-cell office:value-type="string">
            <text:p>Chardonnay Sanct Valentin</text:p>
          </table:table-cell>
          <table:table-cell office:value-type="string">
            <text:p>St. Michael-Eppan</text:p>
          </table:table-cell>
          <table:table-cell office:value-type="float" office:value="46.32014">
            <text:p>46.3201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Crivelli</text:p>
          </table:table-cell>
          <table:table-cell office:value-type="string">
            <text:p>PETER ZEM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800">
            <text:p>5800</text:p>
          </table:table-cell>
          <table:table-cell office:value-type="float" office:value="2540">
            <text:p>254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qzdghhbbx1ckeepvmr</text:p>
          </table:table-cell>
          <table:table-cell office:value-type="string">
            <text:p>WHITE</text:p>
          </table:table-cell>
          <table:table-cell office:value-type="string">
            <text:p>Chardonnay Riserva Vigna Crivelli</text:p>
          </table:table-cell>
          <table:table-cell office:value-type="string">
            <text:p>Peter Zemmer</text:p>
          </table:table-cell>
          <table:table-cell office:value-type="float" office:value="45.145428">
            <text:p>45.14542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DORAN RISERVA</text:p>
          </table:table-cell>
          <table:table-cell office:value-type="string">
            <text:p>ANDRI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000">
            <text:p>6000</text:p>
          </table:table-cell>
          <table:table-cell office:value-type="float" office:value="2600">
            <text:p>26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3pzb7pxqk970t3pc35</text:p>
          </table:table-cell>
          <table:table-cell office:value-type="string">
            <text:p>WHITE</text:p>
          </table:table-cell>
          <table:table-cell office:value-type="string">
            <text:p>Chardonnay Riserva Doran</text:p>
          </table:table-cell>
          <table:table-cell office:value-type="string">
            <text:p>Kellerei Andrian</text:p>
          </table:table-cell>
          <table:table-cell office:value-type="float" office:value="35.391666">
            <text:p>35.39166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Chardonnay Vom Kalk</text:p>
          </table:table-cell>
          <table:table-cell office:value-type="string">
            <text:p>Ignaz 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kasvxrk3h2g4w8ks</text:p>
          </table:table-cell>
          <table:table-cell office:value-type="string">
            <text:p>WHITE</text:p>
          </table:table-cell>
          <table:table-cell office:value-type="string">
            <text:p>Chardonnay Vom Kalk</text:p>
          </table:table-cell>
          <table:table-cell office:value-type="string">
            <text:p>Ignaz Niedrist</text:p>
          </table:table-cell>
          <table:table-cell office:value-type="float" office:value="67.76603">
            <text:p>67.7660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Lowengang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800">
            <text:p>8800</text:p>
          </table:table-cell>
          <table:table-cell office:value-type="float" office:value="4500">
            <text:p>45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kbv4h2ygebwkm1hn</text:p>
          </table:table-cell>
          <table:table-cell office:value-type="string">
            <text:p>WHITE</text:p>
          </table:table-cell>
          <table:table-cell office:value-type="string">
            <text:p>Chardonnay Löwengang Bio</text:p>
          </table:table-cell>
          <table:table-cell office:value-type="string">
            <text:p>Alois Lageder</text:p>
          </table:table-cell>
          <table:table-cell office:value-type="float" office:value="51.63592">
            <text:p>51.6359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Au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5900">
            <text:p>590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sq47vfce9adexvr8y68mcj</text:p>
          </table:table-cell>
          <table:table-cell office:value-type="string">
            <text:p>WHITE</text:p>
          </table:table-cell>
          <table:table-cell office:value-type="string">
            <text:p>Chardonnay Riserva Au</text:p>
          </table:table-cell>
          <table:table-cell office:value-type="string">
            <text:p>Tiefenbrunner</text:p>
          </table:table-cell>
          <table:table-cell office:value-type="float" office:value="36.280792">
            <text:p>36.28079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Kreuzweg</text:p>
          </table:table-cell>
          <table:table-cell office:value-type="string">
            <text:p>Castelf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500">
            <text:p>12500</text:p>
          </table:table-cell>
          <table:table-cell office:value-type="float" office:value="5600">
            <text:p>56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k8t28kb8pfzpaz06</text:p>
          </table:table-cell>
          <table:table-cell office:value-type="string">
            <text:p>WHITE</text:p>
          </table:table-cell>
          <table:table-cell office:value-type="string">
            <text:p>Chardonnay Riserva Kreuzweg</text:p>
          </table:table-cell>
          <table:table-cell office:value-type="string">
            <text:p>Castelfeder</text:p>
          </table:table-cell>
          <table:table-cell office:value-type="float" office:value="38.39273">
            <text:p>38.3927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Kreuzweg</text:p>
          </table:table-cell>
          <table:table-cell office:value-type="string">
            <text:p>Castelf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5600">
            <text:p>56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qsxmwgk8t28kb8pfzpaz06</text:p>
          </table:table-cell>
          <table:table-cell office:value-type="string">
            <text:p>WHITE</text:p>
          </table:table-cell>
          <table:table-cell office:value-type="string">
            <text:p>Chardonnay Riserva Kreuzweg</text:p>
          </table:table-cell>
          <table:table-cell office:value-type="string">
            <text:p>Castelfeder</text:p>
          </table:table-cell>
          <table:table-cell office:value-type="float" office:value="38.39273">
            <text:p>38.3927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Kreuzweg</text:p>
          </table:table-cell>
          <table:table-cell office:value-type="string">
            <text:p>Castelf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qsxmwgk8t28kb8pfzpaz06</text:p>
          </table:table-cell>
          <table:table-cell office:value-type="string">
            <text:p>WHITE</text:p>
          </table:table-cell>
          <table:table-cell office:value-type="string">
            <text:p>Chardonnay Riserva Kreuzweg</text:p>
          </table:table-cell>
          <table:table-cell office:value-type="string">
            <text:p>Castelfeder</text:p>
          </table:table-cell>
          <table:table-cell office:value-type="float" office:value="38.39273">
            <text:p>38.3927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 Curlan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3500">
            <text:p>13500</text:p>
          </table:table-cell>
          <table:table-cell office:value-type="float" office:value="7000">
            <text:p>7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nq5t9x7sdhbh3863m</text:p>
          </table:table-cell>
          <table:table-cell office:value-type="string">
            <text:p>WHITE</text:p>
          </table:table-cell>
          <table:table-cell office:value-type="string">
            <text:p>Chardonnay Riserva Curlan</text:p>
          </table:table-cell>
          <table:table-cell office:value-type="string">
            <text:p>Girlan</text:p>
          </table:table-cell>
          <table:table-cell office:value-type="float" office:value="39.411995">
            <text:p>39.41199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 Curlan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qzm1pnq5t9x7sdhbh3863m</text:p>
          </table:table-cell>
          <table:table-cell office:value-type="string">
            <text:p>WHITE</text:p>
          </table:table-cell>
          <table:table-cell office:value-type="string">
            <text:p>Chardonnay Riserva Curlan</text:p>
          </table:table-cell>
          <table:table-cell office:value-type="string">
            <text:p>Girlan</text:p>
          </table:table-cell>
          <table:table-cell office:value-type="float" office:value="39.411995">
            <text:p>39.41199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Langhe Buschet</text:p>
          </table:table-cell>
          <table:table-cell office:value-type="string">
            <text:p>Moccagat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500">
            <text:p>6500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890fa9xqjcbqnbmaa</text:p>
          </table:table-cell>
          <table:table-cell office:value-type="string">
            <text:p>WHITE</text:p>
          </table:table-cell>
          <table:table-cell office:value-type="string">
            <text:p>Chardonnay Buschet</text:p>
          </table:table-cell>
          <table:table-cell office:value-type="string">
            <text:p>Moccagatta</text:p>
          </table:table-cell>
          <table:table-cell office:value-type="float" office:value="42.416805">
            <text:p>42.41680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Vie di Romans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2100">
            <text:p>210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k5r72dexa5watpkkvw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Vie di Romans</text:p>
          </table:table-cell>
          <table:table-cell office:value-type="float" office:value="35.67409">
            <text:p>35.6740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Vie di Romans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5r72dexa5watpkkvw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Vie di Romans</text:p>
          </table:table-cell>
          <table:table-cell office:value-type="float" office:value="35.67409">
            <text:p>35.6740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Chardonnay Malterdinger</text:p>
          </table:table-cell>
          <table:table-cell office:value-type="string">
            <text:p>Bernard Huber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325">
            <text:p>2325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dmr6nnm23q8bjzsq0t</text:p>
          </table:table-cell>
          <table:table-cell office:value-type="string">
            <text:p>WHITE</text:p>
          </table:table-cell>
          <table:table-cell office:value-type="string">
            <text:p>Chardonnay Alte Reben Malterdinger</text:p>
          </table:table-cell>
          <table:table-cell office:value-type="string">
            <text:p>Bernhard Huber</text:p>
          </table:table-cell>
          <table:table-cell office:value-type="float" office:value="40.466408">
            <text:p>40.46640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CHARDONNAY GRANDE RESERVE</text:p>
          </table:table-cell>
          <table:table-cell office:value-type="string">
            <text:p>METZ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000">
            <text:p>6000</text:p>
          </table:table-cell>
          <table:table-cell office:value-type="float" office:value="2400">
            <text:p>24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31v1ashd59hbm9jhq</text:p>
          </table:table-cell>
          <table:table-cell office:value-type="string">
            <text:p>WHITE</text:p>
          </table:table-cell>
          <table:table-cell office:value-type="string">
            <text:p>Chardonnay Trocken Grande Réserve St. Stephan</text:p>
          </table:table-cell>
          <table:table-cell office:value-type="string">
            <text:p>Weingut Metzger</text:p>
          </table:table-cell>
          <table:table-cell office:value-type="float" office:value="28.293295">
            <text:p>28.29329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Valentine </text:p>
          </table:table-cell>
          <table:table-cell office:value-type="string">
            <text:p>Ca del Ba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500">
            <text:p>7500</text:p>
          </table:table-cell>
          <table:table-cell office:value-type="float" office:value="2985">
            <text:p>2985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6092hsywm8j5d9h5zq</text:p>
          </table:table-cell>
          <table:table-cell office:value-type="string">
            <text:p>WHITE</text:p>
          </table:table-cell>
          <table:table-cell office:value-type="string">
            <text:p>Valentine Langhe Chardonnay</text:p>
          </table:table-cell>
          <table:table-cell office:value-type="string">
            <text:p>Ca’ del Baio</text:p>
          </table:table-cell>
          <table:table-cell office:value-type="float" office:value="40.265305">
            <text:p>40.26530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Jura Chardonnay</text:p>
          </table:table-cell>
          <table:table-cell office:value-type="string">
            <text:p>Sylvain Jacqu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3490">
            <text:p>349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j52tf87bcvzf3htqkwqvgfq0</text:p>
          </table:table-cell>
          <table:table-cell office:value-type="string">
            <text:p>SPARKLING</text:p>
          </table:table-cell>
          <table:table-cell office:value-type="string">
            <text:p>Crémant du Jura Fleur de Chardonnay</text:p>
          </table:table-cell>
          <table:table-cell office:value-type="string">
            <text:p>Sylvain Faudot</text:p>
          </table:table-cell>
          <table:table-cell office:value-type="float" office:value="26.18895">
            <text:p>26.1889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Kozana Chardonnay</text:p>
          </table:table-cell>
          <table:table-cell office:value-type="string">
            <text:p>Edi Simc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200">
            <text:p>8200</text:p>
          </table:table-cell>
          <table:table-cell office:value-type="float" office:value="3600">
            <text:p>36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zk0vgtmdns0edr8rv</text:p>
          </table:table-cell>
          <table:table-cell office:value-type="string">
            <text:p>WHITE</text:p>
          </table:table-cell>
          <table:table-cell office:value-type="string">
            <text:p>Single Vineyard Kozana Chardonnay</text:p>
          </table:table-cell>
          <table:table-cell office:value-type="string">
            <text:p>Edi Simčič</text:p>
          </table:table-cell>
          <table:table-cell office:value-type="float" office:value="43.3744">
            <text:p>43.374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Cortesar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200">
            <text:p>7200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5cd6qdf2fb1v59g8w</text:p>
          </table:table-cell>
          <table:table-cell office:value-type="string">
            <text:p>WHITE</text:p>
          </table:table-cell>
          <table:table-cell office:value-type="string">
            <text:p>Cortesar Climat</text:p>
          </table:table-cell>
          <table:table-cell office:value-type="string">
            <text:p>Vie di Romans</text:p>
          </table:table-cell>
          <table:table-cell office:value-type="float" office:value="40.52958">
            <text:p>40.5295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Curie Climat 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500">
            <text:p>8500</text:p>
          </table:table-cell>
          <table:table-cell office:value-type="float" office:value="3900">
            <text:p>3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5d9d2spdjkb3bgenx</text:p>
          </table:table-cell>
          <table:table-cell office:value-type="string">
            <text:p>WHITE</text:p>
          </table:table-cell>
          <table:table-cell office:value-type="string">
            <text:p>Curie Climat</text:p>
          </table:table-cell>
          <table:table-cell office:value-type="string">
            <text:p>Vie di Romans</text:p>
          </table:table-cell>
          <table:table-cell office:value-type="float" office:value="53.75483">
            <text:p>53.754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Etichetta Scura</text:p>
          </table:table-cell>
          <table:table-cell office:value-type="string">
            <text:p>Borgo del Tigl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000">
            <text:p>9000</text:p>
          </table:table-cell>
          <table:table-cell office:value-type="float" office:value="3500">
            <text:p>3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vsg9nzf0v9x01p5jzh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Borgo del Tiglio</text:p>
          </table:table-cell>
          <table:table-cell office:value-type="float" office:value="36.440857">
            <text:p>36.44085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Etichetta Scura</text:p>
          </table:table-cell>
          <table:table-cell office:value-type="string">
            <text:p>Borgo del Tigl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9000">
            <text:p>9000</text:p>
          </table:table-cell>
          <table:table-cell office:value-type="float" office:value="3500">
            <text:p>35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vsg9nzf0v9x01p5jzh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Borgo del Tiglio</text:p>
          </table:table-cell>
          <table:table-cell office:value-type="float" office:value="36.440857">
            <text:p>36.44085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Chardonnay Napa</text:p>
          </table:table-cell>
          <table:table-cell office:value-type="string">
            <text:p>Mondav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000">
            <text:p>9000</text:p>
          </table:table-cell>
          <table:table-cell office:value-type="float" office:value="4200">
            <text:p>42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v7j9g409ysjh14ajvr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CK Mondavi</text:p>
          </table:table-cell>
          <table:table-cell office:value-type="float" office:value="26.257824">
            <text:p>26.25782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Block6 Chardonnay</text:p>
          </table:table-cell>
          <table:table-cell office:value-type="string">
            <text:p>Felton Roa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500">
            <text:p>10500</text:p>
          </table:table-cell>
          <table:table-cell office:value-type="float" office:value="5400">
            <text:p>54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4pwv4gnsmxbr1wvqq4</text:p>
          </table:table-cell>
          <table:table-cell office:value-type="string">
            <text:p>WHITE</text:p>
          </table:table-cell>
          <table:table-cell office:value-type="string">
            <text:p>Block 6 Chardonnay</text:p>
          </table:table-cell>
          <table:table-cell office:value-type="string">
            <text:p>Felton Road</text:p>
          </table:table-cell>
          <table:table-cell office:value-type="float" office:value="46.383682">
            <text:p>46.38368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Chardonnay</text:p>
          </table:table-cell>
          <table:table-cell office:value-type="string">
            <text:p>Timo May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1500">
            <text:p>11500</text:p>
          </table:table-cell>
          <table:table-cell office:value-type="float" office:value="5500">
            <text:p>55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yrkhqm59t3bmngwms4e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Mayer</text:p>
          </table:table-cell>
          <table:table-cell office:value-type="float" office:value="26.89701">
            <text:p>26.8970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Chardonnay Yarra</text:p>
          </table:table-cell>
          <table:table-cell office:value-type="string">
            <text:p>Yarra Yerin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2000">
            <text:p>12000</text:p>
          </table:table-cell>
          <table:table-cell office:value-type="float" office:value="6000">
            <text:p>6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qtfah0f391dddw2q59x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Yarra Yering</text:p>
          </table:table-cell>
          <table:table-cell office:value-type="float" office:value="45.006878">
            <text:p>45.00687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Chardonnay</text:p>
          </table:table-cell>
          <table:table-cell office:value-type="string">
            <text:p>By Far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3800">
            <text:p>13800</text:p>
          </table:table-cell>
          <table:table-cell office:value-type="float" office:value="6100">
            <text:p>610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1yjggzb438abd8fg78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By Farr</text:p>
          </table:table-cell>
          <table:table-cell office:value-type="float" office:value="36.704662">
            <text:p>36.70466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Nägelin</text:p>
          </table:table-cell>
          <table:table-cell office:value-type="string">
            <text:p>Ziereis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3200">
            <text:p>13200</text:p>
          </table:table-cell>
          <table:table-cell office:value-type="float" office:value="6600">
            <text:p>66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1vjm1njyb996ams7ekw</text:p>
          </table:table-cell>
          <table:table-cell office:value-type="string">
            <text:p>SPARKLING</text:p>
          </table:table-cell>
          <table:table-cell office:value-type="string">
            <text:p>Jaspis Nägelin Chardonnay</text:p>
          </table:table-cell>
          <table:table-cell office:value-type="string">
            <text:p>Ziereisen</text:p>
          </table:table-cell>
          <table:table-cell office:value-type="float" office:value="39.504436">
            <text:p>39.50443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Estate Chardonnay</text:p>
          </table:table-cell>
          <table:table-cell office:value-type="string">
            <text:p>The Hil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6500">
            <text:p>16500</text:p>
          </table:table-cell>
          <table:table-cell office:value-type="float" office:value="7300">
            <text:p>73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7ex2q9cb0vzaq80agc0</text:p>
          </table:table-cell>
          <table:table-cell office:value-type="string">
            <text:p>WHITE</text:p>
          </table:table-cell>
          <table:table-cell office:value-type="string">
            <text:p>Estate Chardonnay</text:p>
          </table:table-cell>
          <table:table-cell office:value-type="string">
            <text:p>The Hilt</text:p>
          </table:table-cell>
          <table:table-cell office:value-type="float" office:value="36.05758">
            <text:p>36.0575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Chardonnay Patagonia</text:p>
          </table:table-cell>
          <table:table-cell office:value-type="string">
            <text:p>Chac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7500">
            <text:p>75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cycw5711hd0yphgk0fsxn1w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Chacra</text:p>
          </table:table-cell>
          <table:table-cell office:value-type="float" office:value="35.299606">
            <text:p>35.29960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Cote Vineyard Chardonnay</text:p>
          </table:table-cell>
          <table:table-cell office:value-type="string">
            <text:p>By Far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2500">
            <text:p>12500</text:p>
          </table:table-cell>
          <table:table-cell office:value-type="float" office:value="8500">
            <text:p>85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z8225246ara6gwwvzxx</text:p>
          </table:table-cell>
          <table:table-cell office:value-type="string">
            <text:p>WHITE</text:p>
          </table:table-cell>
          <table:table-cell office:value-type="string">
            <text:p>Côte Vineyard GC Chardonnay</text:p>
          </table:table-cell>
          <table:table-cell office:value-type="string">
            <text:p>By Farr</text:p>
          </table:table-cell>
          <table:table-cell office:value-type="float" office:value="40.66441">
            <text:p>40.6644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Les Noisetiers</text:p>
          </table:table-cell>
          <table:table-cell office:value-type="string">
            <text:p>Kist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3000">
            <text:p>23000</text:p>
          </table:table-cell>
          <table:table-cell office:value-type="float" office:value="11300">
            <text:p>113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zpqh0ny78jbc281g0d</text:p>
          </table:table-cell>
          <table:table-cell office:value-type="string">
            <text:p>WHITE</text:p>
          </table:table-cell>
          <table:table-cell office:value-type="string">
            <text:p>Les Noisetiers</text:p>
          </table:table-cell>
          <table:table-cell office:value-type="string">
            <text:p>Kistler</text:p>
          </table:table-cell>
          <table:table-cell office:value-type="float" office:value="45.480164">
            <text:p>45.48016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Chardonnay </text:p>
          </table:table-cell>
          <table:table-cell office:value-type="string">
            <text:p>Gantenb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3000">
            <text:p>23000</text:p>
          </table:table-cell>
          <table:table-cell office:value-type="float" office:value="13600">
            <text:p>136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tf8wtpdaq6ehczn8k5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Daniel &amp; Marta Gantenbein</text:p>
          </table:table-cell>
          <table:table-cell office:value-type="float" office:value="29.410774">
            <text:p>29.41077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hablis</text:p>
          </table:table-cell>
          <table:table-cell office:value-type="string">
            <text:p>Dro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600">
            <text:p>5600</text:p>
          </table:table-cell>
          <table:table-cell office:value-type="float" office:value="2390">
            <text:p>2390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0r5wkfhgxqtbpkv1wr</text:p>
          </table:table-cell>
          <table:table-cell office:value-type="string">
            <text:p>WHITE</text:p>
          </table:table-cell>
          <table:table-cell office:value-type="string">
            <text:p>Chablis</text:p>
          </table:table-cell>
          <table:table-cell office:value-type="string">
            <text:p>Jean-Paul &amp; Benoit Droin</text:p>
          </table:table-cell>
          <table:table-cell office:value-type="float" office:value="23.420273">
            <text:p>23.42027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Bourgogne Blanc Les Setilles </text:p>
          </table:table-cell>
          <table:table-cell office:value-type="string">
            <text:p>Olivier Leflaiv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200">
            <text:p>6200</text:p>
          </table:table-cell>
          <table:table-cell office:value-type="float" office:value="2900">
            <text:p>29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w5a2mjgqy1fvsgy2ny</text:p>
          </table:table-cell>
          <table:table-cell office:value-type="string">
            <text:p>WHITE</text:p>
          </table:table-cell>
          <table:table-cell office:value-type="string">
            <text:p>Bourgogne Les Sétilles</text:p>
          </table:table-cell>
          <table:table-cell office:value-type="string">
            <text:p>Olivier Leflaive</text:p>
          </table:table-cell>
          <table:table-cell office:value-type="float" office:value="51.67709">
            <text:p>51.6770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Bourgogne Blanc</text:p>
          </table:table-cell>
          <table:table-cell office:value-type="string">
            <text:p>Fontaine Gagnar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500">
            <text:p>6500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cz9xj1dny2zebck0kn</text:p>
          </table:table-cell>
          <table:table-cell office:value-type="string">
            <text:p>WHITE</text:p>
          </table:table-cell>
          <table:table-cell office:value-type="string">
            <text:p>Bourgogne Blanc</text:p>
          </table:table-cell>
          <table:table-cell office:value-type="string">
            <text:p>Fontaine-Gagnard</text:p>
          </table:table-cell>
          <table:table-cell office:value-type="float" office:value="44.90103">
            <text:p>44.9010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Bourgogne Blanc</text:p>
          </table:table-cell>
          <table:table-cell office:value-type="string">
            <text:p>Mikulsk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500">
            <text:p>6500</text:p>
          </table:table-cell>
          <table:table-cell office:value-type="float" office:value="3200">
            <text:p>32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v5vpmynke5c16ddjz</text:p>
          </table:table-cell>
          <table:table-cell office:value-type="string">
            <text:p>WHITE</text:p>
          </table:table-cell>
          <table:table-cell office:value-type="string">
            <text:p>Chardonnay Bourgogne</text:p>
          </table:table-cell>
          <table:table-cell office:value-type="string">
            <text:p>François Mikulski</text:p>
          </table:table-cell>
          <table:table-cell office:value-type="float" office:value="27.402142">
            <text:p>27.40214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hablis 1er Vaillons</text:p>
          </table:table-cell>
          <table:table-cell office:value-type="string">
            <text:p>Dro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3200">
            <text:p>3200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4pmmgj437sd2nz32bn100qn</text:p>
          </table:table-cell>
          <table:table-cell office:value-type="string">
            <text:p>WHITE</text:p>
          </table:table-cell>
          <table:table-cell office:value-type="string">
            <text:p>Chablis Premier Cru 'Vaillons'</text:p>
          </table:table-cell>
          <table:table-cell office:value-type="string">
            <text:p>Jean-Paul &amp; Benoit Droin</text:p>
          </table:table-cell>
          <table:table-cell office:value-type="float" office:value="28.443516">
            <text:p>28.44351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hablis 1er Vaucoupin</text:p>
          </table:table-cell>
          <table:table-cell office:value-type="string">
            <text:p>Jean Paul Dro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awwcxdwy0b4552s5ehsvc56</text:p>
          </table:table-cell>
          <table:table-cell office:value-type="string">
            <text:p>WHITE</text:p>
          </table:table-cell>
          <table:table-cell office:value-type="string">
            <text:p>Chablis Premier Cru Vaucoupin</text:p>
          </table:table-cell>
          <table:table-cell office:value-type="string">
            <text:p>Jean-Paul &amp; Benoit Droin</text:p>
          </table:table-cell>
          <table:table-cell office:value-type="float" office:value="44.609035">
            <text:p>44.6090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Meursault</text:p>
          </table:table-cell>
          <table:table-cell office:value-type="string">
            <text:p>Cristian Bellan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8300">
            <text:p>8300</text:p>
          </table:table-cell>
          <table:table-cell office:value-type="float" office:value="4000">
            <text:p>4000</text:p>
          </table:table-cell>
          <table:table-cell office:value-type="float" office:value="28">
            <text:p>2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xm7z53xqnznq7w21rc</text:p>
          </table:table-cell>
          <table:table-cell office:value-type="string">
            <text:p>WHITE</text:p>
          </table:table-cell>
          <table:table-cell office:value-type="string">
            <text:p>Meursault</text:p>
          </table:table-cell>
          <table:table-cell office:value-type="string">
            <text:p>Christian Bellang &amp; Fils</text:p>
          </table:table-cell>
          <table:table-cell office:value-type="float" office:value="36.143814">
            <text:p>36.14381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Saint Aubin 1er Cru En Creot</text:p>
          </table:table-cell>
          <table:table-cell office:value-type="string">
            <text:p>Lamy Pil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500">
            <text:p>850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1bvng4yexpgk665wqt</text:p>
          </table:table-cell>
          <table:table-cell office:value-type="string">
            <text:p>WHITE</text:p>
          </table:table-cell>
          <table:table-cell office:value-type="string">
            <text:p>Saint-Aubin 1er Cru 'En Créot'</text:p>
          </table:table-cell>
          <table:table-cell office:value-type="string">
            <text:p>Lamy-Pillot</text:p>
          </table:table-cell>
          <table:table-cell office:value-type="float" office:value="62.561455">
            <text:p>62.56145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hablis 1er Monte Tonnere</text:p>
          </table:table-cell>
          <table:table-cell office:value-type="string">
            <text:p>Dro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900">
            <text:p>8900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j5km6z8qkv83as1pxm</text:p>
          </table:table-cell>
          <table:table-cell office:value-type="string">
            <text:p>WHITE</text:p>
          </table:table-cell>
          <table:table-cell office:value-type="string">
            <text:p>Chablis Premier Cru 'Montée de Tonnerre'</text:p>
          </table:table-cell>
          <table:table-cell office:value-type="string">
            <text:p>Jean-Paul &amp; Benoit Droin</text:p>
          </table:table-cell>
          <table:table-cell office:value-type="float" office:value="29.3839">
            <text:p>29.383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hablis 1er Montmains</text:p>
          </table:table-cell>
          <table:table-cell office:value-type="string">
            <text:p>Jean Paul Dro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4pmmh3a0pvnz4mry6dds3ac</text:p>
          </table:table-cell>
          <table:table-cell office:value-type="string">
            <text:p>WHITE</text:p>
          </table:table-cell>
          <table:table-cell office:value-type="string">
            <text:p>Chablis Premier Cru 'Montmains'</text:p>
          </table:table-cell>
          <table:table-cell office:value-type="string">
            <text:p>Jean-Paul &amp; Benoit Droin</text:p>
          </table:table-cell>
          <table:table-cell office:value-type="float" office:value="43.78726">
            <text:p>43.7872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hablis 1er Monte Tonnere</text:p>
          </table:table-cell>
          <table:table-cell office:value-type="string">
            <text:p>Jean Paul Dro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4pmmgj5km6z8qkv83as1pxm</text:p>
          </table:table-cell>
          <table:table-cell office:value-type="string">
            <text:p>WHITE</text:p>
          </table:table-cell>
          <table:table-cell office:value-type="string">
            <text:p>Chablis Premier Cru 'Montée de Tonnerre'</text:p>
          </table:table-cell>
          <table:table-cell office:value-type="string">
            <text:p>Jean-Paul &amp; Benoit Droin</text:p>
          </table:table-cell>
          <table:table-cell office:value-type="float" office:value="44.675472">
            <text:p>44.67547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hablis 1er Vaulorent</text:p>
          </table:table-cell>
          <table:table-cell office:value-type="string">
            <text:p>Jean Paul Dro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4pmmh389cs69dmjy532bc32</text:p>
          </table:table-cell>
          <table:table-cell office:value-type="string">
            <text:p>WHITE</text:p>
          </table:table-cell>
          <table:table-cell office:value-type="string">
            <text:p>Chablis Premier Cru Vaulorent</text:p>
          </table:table-cell>
          <table:table-cell office:value-type="string">
            <text:p>Jean-Paul &amp; Benoit Droin</text:p>
          </table:table-cell>
          <table:table-cell office:value-type="float" office:value="46.335915">
            <text:p>46.33591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hablis 1er Vaucoupin</text:p>
          </table:table-cell>
          <table:table-cell office:value-type="string">
            <text:p>Nicolas Pot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500">
            <text:p>9500</text:p>
          </table:table-cell>
          <table:table-cell office:value-type="float" office:value="4300">
            <text:p>43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21vqbcrdt81w5mramx8</text:p>
          </table:table-cell>
          <table:table-cell office:value-type="string">
            <text:p>WHITE</text:p>
          </table:table-cell>
          <table:table-cell office:value-type="string">
            <text:p>Chablis 1er Cru Vaucoupin</text:p>
          </table:table-cell>
          <table:table-cell office:value-type="string">
            <text:p>Nicolas Potel</text:p>
          </table:table-cell>
          <table:table-cell office:value-type="float" office:value="49.096893">
            <text:p>49.09689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hassagne Montrachet Village</text:p>
          </table:table-cell>
          <table:table-cell office:value-type="string">
            <text:p>Lamy Pil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0500">
            <text:p>10500</text:p>
          </table:table-cell>
          <table:table-cell office:value-type="float" office:value="4700">
            <text:p>47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69cmkmsh72gtkevj1n</text:p>
          </table:table-cell>
          <table:table-cell office:value-type="string">
            <text:p>WHITE</text:p>
          </table:table-cell>
          <table:table-cell office:value-type="string">
            <text:p>Chassagne-Montrachet Blanc</text:p>
          </table:table-cell>
          <table:table-cell office:value-type="string">
            <text:p>Lamy-Pillot</text:p>
          </table:table-cell>
          <table:table-cell office:value-type="float" office:value="47.459316">
            <text:p>47.45931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hassagne Village</text:p>
          </table:table-cell>
          <table:table-cell office:value-type="string">
            <text:p>Fontaine Gagnar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8000">
            <text:p>18000</text:p>
          </table:table-cell>
          <table:table-cell office:value-type="float" office:value="5700">
            <text:p>57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6aewkb9cpjqvv0heph</text:p>
          </table:table-cell>
          <table:table-cell office:value-type="string">
            <text:p>RED</text:p>
          </table:table-cell>
          <table:table-cell office:value-type="string">
            <text:p>Chassagne-Montrachet Rouge</text:p>
          </table:table-cell>
          <table:table-cell office:value-type="string">
            <text:p>Fontaine-Gagnard</text:p>
          </table:table-cell>
          <table:table-cell office:value-type="float" office:value="40.05763">
            <text:p>40.0576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Saint Romain Sous le Chateau</text:p>
          </table:table-cell>
          <table:table-cell office:value-type="string">
            <text:p>Olivier Leflaiv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2000">
            <text:p>12000</text:p>
          </table:table-cell>
          <table:table-cell office:value-type="float" office:value="6000">
            <text:p>60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er7kjygzkrev6adggf</text:p>
          </table:table-cell>
          <table:table-cell office:value-type="string">
            <text:p>WHITE</text:p>
          </table:table-cell>
          <table:table-cell office:value-type="string">
            <text:p>Saint-Romain Sous-Le-Chateâu</text:p>
          </table:table-cell>
          <table:table-cell office:value-type="string">
            <text:p>Olivier Leflaive</text:p>
          </table:table-cell>
          <table:table-cell office:value-type="float" office:value="53.448223">
            <text:p>53.44822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Puligny Montrachet</text:p>
          </table:table-cell>
          <table:table-cell office:value-type="string">
            <text:p>Moinge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2500">
            <text:p>12500</text:p>
          </table:table-cell>
          <table:table-cell office:value-type="float" office:value="6000">
            <text:p>60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2qd2j97ysb89cx2svx</text:p>
          </table:table-cell>
          <table:table-cell office:value-type="string">
            <text:p>WHITE</text:p>
          </table:table-cell>
          <table:table-cell office:value-type="string">
            <text:p>Puligny-Montrachet</text:p>
          </table:table-cell>
          <table:table-cell office:value-type="string">
            <text:p>Andre Moingeon &amp; Fils</text:p>
          </table:table-cell>
          <table:table-cell office:value-type="float" office:value="31.504328">
            <text:p>31.50432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hassagne 1er Cru Morgeot</text:p>
          </table:table-cell>
          <table:table-cell office:value-type="string">
            <text:p>Lamy Pil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4500">
            <text:p>14500</text:p>
          </table:table-cell>
          <table:table-cell office:value-type="float" office:value="6900">
            <text:p>69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6aaff6x2pprvr31vvz</text:p>
          </table:table-cell>
          <table:table-cell office:value-type="string">
            <text:p>RED</text:p>
          </table:table-cell>
          <table:table-cell office:value-type="string">
            <text:p>Chassagne-Montrachet 1er Cru 'Morgeot'</text:p>
          </table:table-cell>
          <table:table-cell office:value-type="string">
            <text:p>Lamy-Pillot</text:p>
          </table:table-cell>
          <table:table-cell office:value-type="float" office:value="52.79728">
            <text:p>52.7972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hablis Vaudesir</text:p>
          </table:table-cell>
          <table:table-cell office:value-type="string">
            <text:p>Jean Paul Dro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6500">
            <text:p>6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awwcxdte3pn0zcc7wmsd4a4</text:p>
          </table:table-cell>
          <table:table-cell office:value-type="string">
            <text:p>WHITE</text:p>
          </table:table-cell>
          <table:table-cell office:value-type="string">
            <text:p>Chablis Grand Cru 'Vaudesir'</text:p>
          </table:table-cell>
          <table:table-cell office:value-type="string">
            <text:p>Jean-Paul &amp; Benoit Droin</text:p>
          </table:table-cell>
          <table:table-cell office:value-type="float" office:value="44.435947">
            <text:p>44.43594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hablis Valmur</text:p>
          </table:table-cell>
          <table:table-cell office:value-type="string">
            <text:p>Jean Paul Dro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6500">
            <text:p>6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awwcxdv2m2f4rjzst0j4j23</text:p>
          </table:table-cell>
          <table:table-cell office:value-type="string">
            <text:p>WHITE</text:p>
          </table:table-cell>
          <table:table-cell office:value-type="string">
            <text:p>Chablis Grand Cru 'Valmur'</text:p>
          </table:table-cell>
          <table:table-cell office:value-type="string">
            <text:p>Jean-Paul &amp; Benoit Droin</text:p>
          </table:table-cell>
          <table:table-cell office:value-type="float" office:value="41.796345">
            <text:p>41.79634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hablis Valmur</text:p>
          </table:table-cell>
          <table:table-cell office:value-type="string">
            <text:p>Jean Paul Dro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7000">
            <text:p>70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awwcxdv2m2f4rjzst0j4j23</text:p>
          </table:table-cell>
          <table:table-cell office:value-type="string">
            <text:p>WHITE</text:p>
          </table:table-cell>
          <table:table-cell office:value-type="string">
            <text:p>Chablis Grand Cru 'Valmur'</text:p>
          </table:table-cell>
          <table:table-cell office:value-type="string">
            <text:p>Jean-Paul &amp; Benoit Droin</text:p>
          </table:table-cell>
          <table:table-cell office:value-type="float" office:value="41.796345">
            <text:p>41.79634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Meursault Vielles Vignes</text:p>
          </table:table-cell>
          <table:table-cell office:value-type="string">
            <text:p>Guy Bocar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7550">
            <text:p>755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awwcxbcfd1v72x9e52spkth</text:p>
          </table:table-cell>
          <table:table-cell office:value-type="string">
            <text:p>WHITE</text:p>
          </table:table-cell>
          <table:table-cell office:value-type="string">
            <text:p>Vieilles Vignes Meursault</text:p>
          </table:table-cell>
          <table:table-cell office:value-type="string">
            <text:p>Guy Bocard</text:p>
          </table:table-cell>
          <table:table-cell office:value-type="float" office:value="48.410645">
            <text:p>48.41064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hablis Hommage a Luis</text:p>
          </table:table-cell>
          <table:table-cell office:value-type="string">
            <text:p>Jean Paul Dro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j52tf7qbabx122v04bnshvns</text:p>
          </table:table-cell>
          <table:table-cell office:value-type="string">
            <text:p>WHITE</text:p>
          </table:table-cell>
          <table:table-cell office:value-type="string">
            <text:p>Chablis Grand Cru ''''Hommage a Louis’</text:p>
          </table:table-cell>
          <table:table-cell office:value-type="string">
            <text:p>Jean-Paul &amp; Benoit Droin</text:p>
          </table:table-cell>
          <table:table-cell office:value-type="float" office:value="49.111324">
            <text:p>49.11132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hablis Hommage a Luis</text:p>
          </table:table-cell>
          <table:table-cell office:value-type="string">
            <text:p>Jean Paul Dro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8300">
            <text:p>83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j52tf7qbabx122v04bnshvns</text:p>
          </table:table-cell>
          <table:table-cell office:value-type="string">
            <text:p>WHITE</text:p>
          </table:table-cell>
          <table:table-cell office:value-type="string">
            <text:p>Chablis Grand Cru ''''Hommage a Louis’</text:p>
          </table:table-cell>
          <table:table-cell office:value-type="string">
            <text:p>Jean-Paul &amp; Benoit Droin</text:p>
          </table:table-cell>
          <table:table-cell office:value-type="float" office:value="49.111324">
            <text:p>49.11132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hablis Grenouilles</text:p>
          </table:table-cell>
          <table:table-cell office:value-type="string">
            <text:p>Jean Paul Dro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awwcxdvq77e9sqzbwkqt8sc</text:p>
          </table:table-cell>
          <table:table-cell office:value-type="string">
            <text:p>WHITE</text:p>
          </table:table-cell>
          <table:table-cell office:value-type="string">
            <text:p>Chablis Grand Cru 'Grenouille'</text:p>
          </table:table-cell>
          <table:table-cell office:value-type="string">
            <text:p>Jean-Paul &amp; Benoit Droin</text:p>
          </table:table-cell>
          <table:table-cell office:value-type="float" office:value="44.365456">
            <text:p>44.36545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Meursault</text:p>
          </table:table-cell>
          <table:table-cell office:value-type="string">
            <text:p>Pierre More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7900">
            <text:p>79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vg5zsdmawn4h75m9t8</text:p>
          </table:table-cell>
          <table:table-cell office:value-type="string">
            <text:p>WHITE</text:p>
          </table:table-cell>
          <table:table-cell office:value-type="string">
            <text:p>Meursault</text:p>
          </table:table-cell>
          <table:table-cell office:value-type="string">
            <text:p>Pierre Morey</text:p>
          </table:table-cell>
          <table:table-cell office:value-type="float" office:value="35.702576">
            <text:p>35.70257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Puligny Montrachet</text:p>
          </table:table-cell>
          <table:table-cell office:value-type="string">
            <text:p>Sauz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rnc7086dzxdm6vtjr80</text:p>
          </table:table-cell>
          <table:table-cell office:value-type="string">
            <text:p>WHITE</text:p>
          </table:table-cell>
          <table:table-cell office:value-type="string">
            <text:p>Côte de Beaune Puligny-Montrachet</text:p>
          </table:table-cell>
          <table:table-cell office:value-type="string">
            <text:p>Etienne Sauzet</text:p>
          </table:table-cell>
          <table:table-cell office:value-type="float" office:value="31.112595">
            <text:p>31.11259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Maltroie Chassagne 1er Cru</text:p>
          </table:table-cell>
          <table:table-cell office:value-type="string">
            <text:p>Fontaine Gagnar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8400">
            <text:p>84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qsxn694aybb0rx7c0d5c3m</text:p>
          </table:table-cell>
          <table:table-cell office:value-type="string">
            <text:p>WHITE</text:p>
          </table:table-cell>
          <table:table-cell office:value-type="string">
            <text:p>Chassagne-Montrachet Premier Cru La Maltroie</text:p>
          </table:table-cell>
          <table:table-cell office:value-type="string">
            <text:p>Fontaine-Gagnard</text:p>
          </table:table-cell>
          <table:table-cell office:value-type="float" office:value="48.501877">
            <text:p>48.50187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hablis Les Clos GC</text:p>
          </table:table-cell>
          <table:table-cell office:value-type="string">
            <text:p>Nicolas Pot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9000">
            <text:p>9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xv64t399nq890v813c</text:p>
          </table:table-cell>
          <table:table-cell office:value-type="string">
            <text:p>WHITE</text:p>
          </table:table-cell>
          <table:table-cell office:value-type="string">
            <text:p>Chablis Grand Cru 'Les Clos'</text:p>
          </table:table-cell>
          <table:table-cell office:value-type="string">
            <text:p>Nicolas Potel</text:p>
          </table:table-cell>
          <table:table-cell office:value-type="float" office:value="42.896385">
            <text:p>42.89638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Meursault 1er Cru Blagny</text:p>
          </table:table-cell>
          <table:table-cell office:value-type="string">
            <text:p>Latou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0500">
            <text:p>20500</text:p>
          </table:table-cell>
          <table:table-cell office:value-type="float" office:value="8990">
            <text:p>899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m8cs7c6b3gf51evt9t</text:p>
          </table:table-cell>
          <table:table-cell office:value-type="string">
            <text:p>WHITE</text:p>
          </table:table-cell>
          <table:table-cell office:value-type="string">
            <text:p>Meursault-Poruzots 1er Cru</text:p>
          </table:table-cell>
          <table:table-cell office:value-type="string">
            <text:p>Domaine Latour-Giraud</text:p>
          </table:table-cell>
          <table:table-cell office:value-type="float" office:value="26.74989">
            <text:p>26.7498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Puligny 1er Perrieres</text:p>
          </table:table-cell>
          <table:table-cell office:value-type="string">
            <text:p>Lucien Boil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3800">
            <text:p>23800</text:p>
          </table:table-cell>
          <table:table-cell office:value-type="float" office:value="9500">
            <text:p>95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e193mr396jfg72gyx8</text:p>
          </table:table-cell>
          <table:table-cell office:value-type="string">
            <text:p>WHITE</text:p>
          </table:table-cell>
          <table:table-cell office:value-type="string">
            <text:p>Puligny-Montrachet 1er Cru 'Les Perrières'</text:p>
          </table:table-cell>
          <table:table-cell office:value-type="string">
            <text:p>Lucien Boillot &amp; Fils</text:p>
          </table:table-cell>
          <table:table-cell office:value-type="float" office:value="40.86767">
            <text:p>40.8676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orton Charlemagne Grand Cru</text:p>
          </table:table-cell>
          <table:table-cell office:value-type="string">
            <text:p>Domaine Den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9200">
            <text:p>29200</text:p>
          </table:table-cell>
          <table:table-cell office:value-type="float" office:value="15800">
            <text:p>158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xmz4y0b6hk8whsn5pt</text:p>
          </table:table-cell>
          <table:table-cell office:value-type="string">
            <text:p>WHITE</text:p>
          </table:table-cell>
          <table:table-cell office:value-type="string">
            <text:p>Corton-Charlemagne Grand Cru</text:p>
          </table:table-cell>
          <table:table-cell office:value-type="string">
            <text:p>Domaine Denis Père &amp; Fils</text:p>
          </table:table-cell>
          <table:table-cell office:value-type="float" office:value="35.04399">
            <text:p>35.0439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Puligny 1er Champ Gain</text:p>
          </table:table-cell>
          <table:table-cell office:value-type="string">
            <text:p>Sauz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17000">
            <text:p>17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awwcxcndzjkfy38hqabmeav</text:p>
          </table:table-cell>
          <table:table-cell office:value-type="string">
            <text:p>WHITE</text:p>
          </table:table-cell>
          <table:table-cell office:value-type="string">
            <text:p>Puligny-Montrachet 1er Cru 'Champ Gain'</text:p>
          </table:table-cell>
          <table:table-cell office:value-type="string">
            <text:p>Etienne Sauzet</text:p>
          </table:table-cell>
          <table:table-cell office:value-type="float" office:value="40.5718">
            <text:p>40.571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WURZTRAMINER Gewürztraminer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1000">
            <text:p>1000</text:p>
          </table:table-cell>
          <table:table-cell office:value-type="float" office:value="34">
            <text:p>3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jzbyh2cc6h4aqh13</text:p>
          </table:table-cell>
          <table:table-cell office:value-type="string">
            <text:p>WHITE</text:p>
          </table:table-cell>
          <table:table-cell office:value-type="string">
            <text:p>Gewürztraminer Lunare</text:p>
          </table:table-cell>
          <table:table-cell office:value-type="string">
            <text:p>Kellerei Terlan / Cantina Terlano</text:p>
          </table:table-cell>
          <table:table-cell office:value-type="float" office:value="38.806496">
            <text:p>38.80649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WURZTRAMINER Gewurztraminer Eisacktal</text:p>
          </table:table-cell>
          <table:table-cell office:value-type="string">
            <text:p>Pach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800">
            <text:p>4800</text:p>
          </table:table-cell>
          <table:table-cell office:value-type="float" office:value="1800">
            <text:p>180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wz5355bbkp2p0jjmvn</text:p>
          </table:table-cell>
          <table:table-cell office:value-type="string">
            <text:p>WHITE</text:p>
          </table:table-cell>
          <table:table-cell office:value-type="string">
            <text:p>Gewürztraminer</text:p>
          </table:table-cell>
          <table:table-cell office:value-type="string">
            <text:p>Pacherhof</text:p>
          </table:table-cell>
          <table:table-cell office:value-type="float" office:value="43.319317">
            <text:p>43.31931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WURZTRAMINER St. Valentin</text:p>
          </table:table-cell>
          <table:table-cell office:value-type="string">
            <text:p>St. Micha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800">
            <text:p>5800</text:p>
          </table:table-cell>
          <table:table-cell office:value-type="float" office:value="2100">
            <text:p>21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v77d19k37hn5xh7nh</text:p>
          </table:table-cell>
          <table:table-cell office:value-type="string">
            <text:p>WHITE</text:p>
          </table:table-cell>
          <table:table-cell office:value-type="string">
            <text:p>Gewürztraminer Sanct Valentin</text:p>
          </table:table-cell>
          <table:table-cell office:value-type="string">
            <text:p>St. Michael-Eppan</text:p>
          </table:table-cell>
          <table:table-cell office:value-type="float" office:value="31.127502">
            <text:p>31.12750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WURZTRAMINER Gewurztraminer</text:p>
          </table:table-cell>
          <table:table-cell office:value-type="string">
            <text:p>Liesele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200">
            <text:p>5200</text:p>
          </table:table-cell>
          <table:table-cell office:value-type="float" office:value="1800">
            <text:p>180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8ywrhrb2d5amcsw8a1</text:p>
          </table:table-cell>
          <table:table-cell office:value-type="string">
            <text:p>WHITE</text:p>
          </table:table-cell>
          <table:table-cell office:value-type="string">
            <text:p>Gewürztraminer</text:p>
          </table:table-cell>
          <table:table-cell office:value-type="string">
            <text:p>Lieselehof</text:p>
          </table:table-cell>
          <table:table-cell office:value-type="float" office:value="42.87481">
            <text:p>42.8748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WURZTRAMINER Selection 12 Coteaux de Schengen</text:p>
          </table:table-cell>
          <table:table-cell office:value-type="string">
            <text:p>Henri Ruppe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6500">
            <text:p>6500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vxz4ep8xgp7m6vczeep</text:p>
          </table:table-cell>
          <table:table-cell office:value-type="string">
            <text:p>WHITE</text:p>
          </table:table-cell>
          <table:table-cell office:value-type="string">
            <text:p>Sélection 12 Gewürztraminer</text:p>
          </table:table-cell>
          <table:table-cell office:value-type="string">
            <text:p>Domaine Henri Ruppert</text:p>
          </table:table-cell>
          <table:table-cell office:value-type="float" office:value="43.546104">
            <text:p>43.54610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WURZTRAMINER Grand Cru Altenberg</text:p>
          </table:table-cell>
          <table:table-cell office:value-type="string">
            <text:p>Frederic Moch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000">
            <text:p>7000</text:p>
          </table:table-cell>
          <table:table-cell office:value-type="float" office:value="1900">
            <text:p>19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ker1xpfmjw4zdw1add</text:p>
          </table:table-cell>
          <table:table-cell office:value-type="string">
            <text:p>WHITE</text:p>
          </table:table-cell>
          <table:table-cell office:value-type="string">
            <text:p>Gewurztraminer Grand Cru Altenberg de Bergbieten</text:p>
          </table:table-cell>
          <table:table-cell office:value-type="string">
            <text:p>Frederic Mochel</text:p>
          </table:table-cell>
          <table:table-cell office:value-type="float" office:value="41.77828">
            <text:p>41.7782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WURZTRAMINER GC Hengst</text:p>
          </table:table-cell>
          <table:table-cell office:value-type="string">
            <text:p>Zind Humbrech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1800">
            <text:p>11800</text:p>
          </table:table-cell>
          <table:table-cell office:value-type="float" office:value="5500">
            <text:p>55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ts1j5m8xg9fmaykvyq</text:p>
          </table:table-cell>
          <table:table-cell office:value-type="string">
            <text:p>WHITE</text:p>
          </table:table-cell>
          <table:table-cell office:value-type="string">
            <text:p>Gewürztraminer Alsace Grand Cru Hengst</text:p>
          </table:table-cell>
          <table:table-cell office:value-type="string">
            <text:p>Domaine Zind Humbrecht</text:p>
          </table:table-cell>
          <table:table-cell office:value-type="float" office:value="40.837585">
            <text:p>40.83758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GRIGIO Tradition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900">
            <text:p>90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pa2eqkqx9yps319fv</text:p>
          </table:table-cell>
          <table:table-cell office:value-type="string">
            <text:p>WHITE</text:p>
          </table:table-cell>
          <table:table-cell office:value-type="string">
            <text:p>Tradition Pinot Grigio</text:p>
          </table:table-cell>
          <table:table-cell office:value-type="string">
            <text:p>Kellerei Terlan / Cantina Terlano</text:p>
          </table:table-cell>
          <table:table-cell office:value-type="float" office:value="41.1481">
            <text:p>41.148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GRIGIO Grauburgunder</text:p>
          </table:table-cell>
          <table:table-cell office:value-type="string">
            <text:p>Wasser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200">
            <text:p>4200</text:p>
          </table:table-cell>
          <table:table-cell office:value-type="float" office:value="1400">
            <text:p>140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mtnjjegkwj342h4tz2</text:p>
          </table:table-cell>
          <table:table-cell office:value-type="string">
            <text:p>WHITE</text:p>
          </table:table-cell>
          <table:table-cell office:value-type="string">
            <text:p>Grauburgunder</text:p>
          </table:table-cell>
          <table:table-cell office:value-type="string">
            <text:p>Wassererhof</text:p>
          </table:table-cell>
          <table:table-cell office:value-type="float" office:value="37.122673">
            <text:p>37.12267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GRIGIO Grauer Burgunder</text:p>
          </table:table-cell>
          <table:table-cell office:value-type="string">
            <text:p>Bernard Hub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800">
            <text:p>5800</text:p>
          </table:table-cell>
          <table:table-cell office:value-type="float" office:value="1700">
            <text:p>17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qx9r5y39dbjcewk4wm9</text:p>
          </table:table-cell>
          <table:table-cell office:value-type="string">
            <text:p>DESSERT</text:p>
          </table:table-cell>
          <table:table-cell office:value-type="string">
            <text:p>Grauer Burgunder Trocken</text:p>
          </table:table-cell>
          <table:table-cell office:value-type="string">
            <text:p>Bernhard Huber</text:p>
          </table:table-cell>
          <table:table-cell office:value-type="float" office:value="36.94027">
            <text:p>36.940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GRIGIO Castel Ringberg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6500">
            <text:p>6500</text:p>
          </table:table-cell>
          <table:table-cell office:value-type="float" office:value="1800">
            <text:p>180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sm52a0mjjy0q62v0</text:p>
          </table:table-cell>
          <table:table-cell office:value-type="string">
            <text:p>WHITE</text:p>
          </table:table-cell>
          <table:table-cell office:value-type="string">
            <text:p>Pinot Grigio Vigna Castel Ringberg</text:p>
          </table:table-cell>
          <table:table-cell office:value-type="string">
            <text:p>Elena Walch</text:p>
          </table:table-cell>
          <table:table-cell office:value-type="float" office:value="60.261906">
            <text:p>60.26190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GRIGIO Giatl</text:p>
          </table:table-cell>
          <table:table-cell office:value-type="string">
            <text:p>Peter Zemmer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1800">
            <text:p>18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8vj0yp1wpg8349ynf</text:p>
          </table:table-cell>
          <table:table-cell office:value-type="string">
            <text:p>WHITE</text:p>
          </table:table-cell>
          <table:table-cell office:value-type="string">
            <text:p>Pinot Grigio Riserva Giatl Bio</text:p>
          </table:table-cell>
          <table:table-cell office:value-type="string">
            <text:p>Peter Zemmer</text:p>
          </table:table-cell>
          <table:table-cell office:value-type="float" office:value="48.26288">
            <text:p>48.2628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GRIGIO Grauburgunder</text:p>
          </table:table-cell>
          <table:table-cell office:value-type="string">
            <text:p>Dönnhof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500">
            <text:p>6500</text:p>
          </table:table-cell>
          <table:table-cell office:value-type="float" office:value="2100">
            <text:p>21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8j5xpxp22p5ras26ks</text:p>
          </table:table-cell>
          <table:table-cell office:value-type="string">
            <text:p>WHITE</text:p>
          </table:table-cell>
          <table:table-cell office:value-type="string">
            <text:p>Grauburgunder Trocken</text:p>
          </table:table-cell>
          <table:table-cell office:value-type="string">
            <text:p>Dönnhoff</text:p>
          </table:table-cell>
          <table:table-cell office:value-type="float" office:value="31.552742">
            <text:p>31.55274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GRIGIO Grauburgunder ***</text:p>
          </table:table-cell>
          <table:table-cell office:value-type="string">
            <text:p>Knip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6200">
            <text:p>6200</text:p>
          </table:table-cell>
          <table:table-cell office:value-type="float" office:value="2600">
            <text:p>26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28apahmmxrfns620rye</text:p>
          </table:table-cell>
          <table:table-cell office:value-type="string">
            <text:p>DESSERT</text:p>
          </table:table-cell>
          <table:table-cell office:value-type="string">
            <text:p>Grauburgunder *** Trocken</text:p>
          </table:table-cell>
          <table:table-cell office:value-type="string">
            <text:p>Knipser</text:p>
          </table:table-cell>
          <table:table-cell office:value-type="float" office:value="30.622654">
            <text:p>30.6226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GRIGIO Dessimis Millesimi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7500">
            <text:p>7500</text:p>
          </table:table-cell>
          <table:table-cell office:value-type="float" office:value="2600">
            <text:p>26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550tpn2vchzczedvk</text:p>
          </table:table-cell>
          <table:table-cell office:value-type="string">
            <text:p>WHITE</text:p>
          </table:table-cell>
          <table:table-cell office:value-type="string">
            <text:p>Pinot Grigio Dessimis</text:p>
          </table:table-cell>
          <table:table-cell office:value-type="string">
            <text:p>Vie di Romans</text:p>
          </table:table-cell>
          <table:table-cell office:value-type="float" office:value="52.092285">
            <text:p>52.09228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GRIGIO GG Schlossberg</text:p>
          </table:table-cell>
          <table:table-cell office:value-type="string">
            <text:p>Franz Kel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900">
            <text:p>6900</text:p>
          </table:table-cell>
          <table:table-cell office:value-type="float" office:value="3100">
            <text:p>31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qkyhf8sb4tdnyme3r8</text:p>
          </table:table-cell>
          <table:table-cell office:value-type="string">
            <text:p>RED</text:p>
          </table:table-cell>
          <table:table-cell office:value-type="string">
            <text:p>Spätburgunder Schlossberg GG</text:p>
          </table:table-cell>
          <table:table-cell office:value-type="string">
            <text:p>Franz Keller</text:p>
          </table:table-cell>
          <table:table-cell office:value-type="float" office:value="43.49644">
            <text:p>43.4964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GRIGIO Kunst.stück</text:p>
          </table:table-cell>
          <table:table-cell office:value-type="string">
            <text:p>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300">
            <text:p>9300</text:p>
          </table:table-cell>
          <table:table-cell office:value-type="float" office:value="4000">
            <text:p>40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jhjy1ak44xx50df3yk</text:p>
          </table:table-cell>
          <table:table-cell office:value-type="string">
            <text:p>WHITE</text:p>
          </table:table-cell>
          <table:table-cell office:value-type="string">
            <text:p>Kunst.Stück Pinot Grigio</text:p>
          </table:table-cell>
          <table:table-cell office:value-type="string">
            <text:p>Kellerei Kaltern</text:p>
          </table:table-cell>
          <table:table-cell office:value-type="float" office:value="43.399193">
            <text:p>43.39919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GRIGIO Würmlin </text:p>
          </table:table-cell>
          <table:table-cell office:value-type="string">
            <text:p>Ziereis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000">
            <text:p>10000</text:p>
          </table:table-cell>
          <table:table-cell office:value-type="float" office:value="5200">
            <text:p>52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712tj2gsmrakrykdwg</text:p>
          </table:table-cell>
          <table:table-cell office:value-type="string">
            <text:p>DESSERT</text:p>
          </table:table-cell>
          <table:table-cell office:value-type="string">
            <text:p>Jaspis Grauer Burgunder Würmlin</text:p>
          </table:table-cell>
          <table:table-cell office:value-type="string">
            <text:p>Ziereisen</text:p>
          </table:table-cell>
          <table:table-cell office:value-type="float" office:value="36.929173">
            <text:p>36.92917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YLVANER Sabiona</text:p>
          </table:table-cell>
          <table:table-cell office:value-type="string">
            <text:p>Kellerei Eisackta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500">
            <text:p>5500</text:p>
          </table:table-cell>
          <table:table-cell office:value-type="float" office:value="2450">
            <text:p>245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ya8jfwm2rtnef0p8d9</text:p>
          </table:table-cell>
          <table:table-cell office:value-type="string">
            <text:p>WHITE</text:p>
          </table:table-cell>
          <table:table-cell office:value-type="string">
            <text:p>Sylvaner Sabiona</text:p>
          </table:table-cell>
          <table:table-cell office:value-type="string">
            <text:p>Kellerei Eisacktal - Cantina Valle Isarco</text:p>
          </table:table-cell>
          <table:table-cell office:value-type="float" office:value="27.763426">
            <text:p>27.76342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YLVANER Sylvaner</text:p>
          </table:table-cell>
          <table:table-cell office:value-type="string">
            <text:p>Pach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1330">
            <text:p>133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wzfm3vjryzbpj6dfgg</text:p>
          </table:table-cell>
          <table:table-cell office:value-type="string">
            <text:p>WHITE</text:p>
          </table:table-cell>
          <table:table-cell office:value-type="string">
            <text:p>Sylvaner</text:p>
          </table:table-cell>
          <table:table-cell office:value-type="string">
            <text:p>Pacherhof</text:p>
          </table:table-cell>
          <table:table-cell office:value-type="float" office:value="46.00476">
            <text:p>46.0047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YLVANER Sabiona 16</text:p>
          </table:table-cell>
          <table:table-cell office:value-type="string">
            <text:p>Pach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9500">
            <text:p>9500</text:p>
          </table:table-cell>
          <table:table-cell office:value-type="float" office:value="2450">
            <text:p>245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wzfm3vjryzbpj6dfgg</text:p>
          </table:table-cell>
          <table:table-cell office:value-type="string">
            <text:p>WHITE</text:p>
          </table:table-cell>
          <table:table-cell office:value-type="string">
            <text:p>Sylvaner</text:p>
          </table:table-cell>
          <table:table-cell office:value-type="string">
            <text:p>Pacherhof</text:p>
          </table:table-cell>
          <table:table-cell office:value-type="float" office:value="37.989952">
            <text:p>37.98995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YLVANER Aristos</text:p>
          </table:table-cell>
          <table:table-cell office:value-type="string">
            <text:p>Pach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qzm2wzfm3vjryzbpj6dfgg</text:p>
          </table:table-cell>
          <table:table-cell office:value-type="string">
            <text:p>WHITE</text:p>
          </table:table-cell>
          <table:table-cell office:value-type="string">
            <text:p>Sylvaner</text:p>
          </table:table-cell>
          <table:table-cell office:value-type="string">
            <text:p>Pacherhof</text:p>
          </table:table-cell>
          <table:table-cell office:value-type="float" office:value="37.989952">
            <text:p>37.98995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YLVANER Eschendorf Am Lumpen 1655 GG</text:p>
          </table:table-cell>
          <table:table-cell office:value-type="string">
            <text:p>Sauer Hor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500">
            <text:p>6500</text:p>
          </table:table-cell>
          <table:table-cell office:value-type="float" office:value="2700">
            <text:p>27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30m68d0hjj5e75hfxe</text:p>
          </table:table-cell>
          <table:table-cell office:value-type="string">
            <text:p>WHITE</text:p>
          </table:table-cell>
          <table:table-cell office:value-type="string">
            <text:p>Escherndorf Am Lumpen 1655 Silvaner GG</text:p>
          </table:table-cell>
          <table:table-cell office:value-type="string">
            <text:p>Horst Sauer</text:p>
          </table:table-cell>
          <table:table-cell office:value-type="float" office:value="67.52326">
            <text:p>67.5232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YLVANER Schlossberg GG</text:p>
          </table:table-cell>
          <table:table-cell office:value-type="string">
            <text:p>Caste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7200">
            <text:p>7200</text:p>
          </table:table-cell>
          <table:table-cell office:value-type="float" office:value="4200">
            <text:p>42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31qwfncx5zjs0rw0sn</text:p>
          </table:table-cell>
          <table:table-cell office:value-type="string">
            <text:p>WHITE</text:p>
          </table:table-cell>
          <table:table-cell office:value-type="string">
            <text:p>Schlossberg Silvaner GG</text:p>
          </table:table-cell>
          <table:table-cell office:value-type="string">
            <text:p>Castell</text:p>
          </table:table-cell>
          <table:table-cell office:value-type="float" office:value="36.135857">
            <text:p>36.13585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YLVANER Stiftsgarten</text:p>
          </table:table-cell>
          <table:table-cell office:value-type="string">
            <text:p>Neustif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3300">
            <text:p>13300</text:p>
          </table:table-cell>
          <table:table-cell office:value-type="float" office:value="6859">
            <text:p>6859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0zv8h3b7j0pnq7pz2sjjr94</text:p>
          </table:table-cell>
          <table:table-cell office:value-type="string">
            <text:p>WHITE</text:p>
          </table:table-cell>
          <table:table-cell office:value-type="string">
            <text:p>Sylvaner Stiftsgarten</text:p>
          </table:table-cell>
          <table:table-cell office:value-type="string">
            <text:p>Abbazia di Novacella (Stiftskellerei Neustift)</text:p>
          </table:table-cell>
          <table:table-cell office:value-type="float" office:value="35.819374">
            <text:p>35.81937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RUNER VELTLINER  Veltliner</text:p>
          </table:table-cell>
          <table:table-cell office:value-type="string">
            <text:p>Pach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000">
            <text:p>4000</text:p>
          </table:table-cell>
          <table:table-cell office:value-type="float" office:value="1350">
            <text:p>135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wzkgx777xh1sy1a38x</text:p>
          </table:table-cell>
          <table:table-cell office:value-type="string">
            <text:p>WHITE</text:p>
          </table:table-cell>
          <table:table-cell office:value-type="string">
            <text:p>Grüner Veltliner</text:p>
          </table:table-cell>
          <table:table-cell office:value-type="string">
            <text:p>Pacherhof</text:p>
          </table:table-cell>
          <table:table-cell office:value-type="float" office:value="48.742653">
            <text:p>48.74265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RUNER VELTLINER Ried Achleiten</text:p>
          </table:table-cell>
          <table:table-cell office:value-type="string">
            <text:p>Jä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000">
            <text:p>6000</text:p>
          </table:table-cell>
          <table:table-cell office:value-type="float" office:value="2590">
            <text:p>259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42jrn7sd9yagc4ynrg</text:p>
          </table:table-cell>
          <table:table-cell office:value-type="string">
            <text:p>WHITE</text:p>
          </table:table-cell>
          <table:table-cell office:value-type="string">
            <text:p>Grüner Veltliner Smaragd Ried Achleiten</text:p>
          </table:table-cell>
          <table:table-cell office:value-type="string">
            <text:p>Weingut Jäger</text:p>
          </table:table-cell>
          <table:table-cell office:value-type="float" office:value="38.90554">
            <text:p>38.905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RUNER VELTLINER Kirchweg Smaragd</text:p>
          </table:table-cell>
          <table:table-cell office:value-type="string">
            <text:p>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800">
            <text:p>7800</text:p>
          </table:table-cell>
          <table:table-cell office:value-type="float" office:value="3479">
            <text:p>3479</text:p>
          </table:table-cell>
          <table:table-cell office:value-type="float" office:value="27">
            <text:p>2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ftvpzrs77fczrxhwz</text:p>
          </table:table-cell>
          <table:table-cell office:value-type="string">
            <text:p>WHITE</text:p>
          </table:table-cell>
          <table:table-cell office:value-type="string">
            <text:p>Ried Kirchweg Grüner Veltliner Smaragd</text:p>
          </table:table-cell>
          <table:table-cell office:value-type="string">
            <text:p>Franz Hirtzberger</text:p>
          </table:table-cell>
          <table:table-cell office:value-type="float" office:value="41.802094">
            <text:p>41.80209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RUNER VELTLINER Ried Loibenberg </text:p>
          </table:table-cell>
          <table:table-cell office:value-type="string">
            <text:p>FX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800">
            <text:p>9800</text:p>
          </table:table-cell>
          <table:table-cell office:value-type="float" office:value="3390">
            <text:p>339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p93e08y5g4rwq5007</text:p>
          </table:table-cell>
          <table:table-cell office:value-type="string">
            <text:p>WHITE</text:p>
          </table:table-cell>
          <table:table-cell office:value-type="string">
            <text:p>Grüner Veltliner Ried Loibenberg</text:p>
          </table:table-cell>
          <table:table-cell office:value-type="string">
            <text:p>Pichler-Krutzler</text:p>
          </table:table-cell>
          <table:table-cell office:value-type="float" office:value="39.621178">
            <text:p>39.62117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RUNER VELTLINER Vincents Spiegel 1</text:p>
          </table:table-cell>
          <table:table-cell office:value-type="string">
            <text:p>Brundlmay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800">
            <text:p>7800</text:p>
          </table:table-cell>
          <table:table-cell office:value-type="float" office:value="3750">
            <text:p>375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v9ejxj29418ka4v66s</text:p>
          </table:table-cell>
          <table:table-cell office:value-type="string">
            <text:p>WHITE</text:p>
          </table:table-cell>
          <table:table-cell office:value-type="string">
            <text:p>Ried Spiegel Vincent Grüner Veltliner</text:p>
          </table:table-cell>
          <table:table-cell office:value-type="string">
            <text:p>Weingut Bründlmayer</text:p>
          </table:table-cell>
          <table:table-cell office:value-type="float" office:value="40.869278">
            <text:p>40.86927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RUNER VELTLINER Ried Steinertal</text:p>
          </table:table-cell>
          <table:table-cell office:value-type="string">
            <text:p>FX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7500">
            <text:p>7500</text:p>
          </table:table-cell>
          <table:table-cell office:value-type="float" office:value="5800">
            <text:p>5800</text:p>
          </table:table-cell>
          <table:table-cell office:value-type="float" office:value="30">
            <text:p>3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d246wyp42j1m6vrd3</text:p>
          </table:table-cell>
          <table:table-cell office:value-type="string">
            <text:p>WHITE</text:p>
          </table:table-cell>
          <table:table-cell office:value-type="string">
            <text:p>Ried Steinertal Grüner Veltliner Smaragd</text:p>
          </table:table-cell>
          <table:table-cell office:value-type="string">
            <text:p>F.X. Pichler</text:p>
          </table:table-cell>
          <table:table-cell office:value-type="float" office:value="34.36881">
            <text:p>34.3688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RUNER VELTLINER Ried Steinertal</text:p>
          </table:table-cell>
          <table:table-cell office:value-type="string">
            <text:p>FX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500">
            <text:p>7500</text:p>
          </table:table-cell>
          <table:table-cell office:value-type="float" office:value="4240">
            <text:p>424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d246wyp42j1m6vrd3</text:p>
          </table:table-cell>
          <table:table-cell office:value-type="string">
            <text:p>WHITE</text:p>
          </table:table-cell>
          <table:table-cell office:value-type="string">
            <text:p>Ried Steinertal Grüner Veltliner Smaragd</text:p>
          </table:table-cell>
          <table:table-cell office:value-type="string">
            <text:p>F.X. Pichler</text:p>
          </table:table-cell>
          <table:table-cell office:value-type="float" office:value="34.36881">
            <text:p>34.3688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RUNER VELTLINER Ried Loibenberg Smaragd</text:p>
          </table:table-cell>
          <table:table-cell office:value-type="string">
            <text:p>Weingut E. 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7800">
            <text:p>7800</text:p>
          </table:table-cell>
          <table:table-cell office:value-type="float" office:value="4600">
            <text:p>4600</text:p>
          </table:table-cell>
          <table:table-cell office:value-type="float" office:value="22">
            <text:p>2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v8tvbk96x9pr0a2gsm</text:p>
          </table:table-cell>
          <table:table-cell office:value-type="string">
            <text:p>WHITE</text:p>
          </table:table-cell>
          <table:table-cell office:value-type="string">
            <text:p>Grüner Veltliner Smaragd Ried Loibenberg Loibner</text:p>
          </table:table-cell>
          <table:table-cell office:value-type="string">
            <text:p>Weingut Knoll</text:p>
          </table:table-cell>
          <table:table-cell office:value-type="float" office:value="49.482006">
            <text:p>49.48200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RUNER VELTLINER Ried Loibenberg Smaragd</text:p>
          </table:table-cell>
          <table:table-cell office:value-type="string">
            <text:p>Weingut E. 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800">
            <text:p>7800</text:p>
          </table:table-cell>
          <table:table-cell office:value-type="float" office:value="4600">
            <text:p>46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v8tvbk96x9pr0a2gsm</text:p>
          </table:table-cell>
          <table:table-cell office:value-type="string">
            <text:p>WHITE</text:p>
          </table:table-cell>
          <table:table-cell office:value-type="string">
            <text:p>Grüner Veltliner Smaragd Ried Loibenberg Loibner</text:p>
          </table:table-cell>
          <table:table-cell office:value-type="string">
            <text:p>Weingut Knoll</text:p>
          </table:table-cell>
          <table:table-cell office:value-type="float" office:value="49.482006">
            <text:p>49.48200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RUNER VELTLINER Rotes Tor Smaragd</text:p>
          </table:table-cell>
          <table:table-cell office:value-type="string">
            <text:p>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9500">
            <text:p>9500</text:p>
          </table:table-cell>
          <table:table-cell office:value-type="float" office:value="4300">
            <text:p>4300</text:p>
          </table:table-cell>
          <table:table-cell office:value-type="float" office:value="35">
            <text:p>3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f1ttkftzc5gnbgyz9</text:p>
          </table:table-cell>
          <table:table-cell office:value-type="string">
            <text:p>WHITE</text:p>
          </table:table-cell>
          <table:table-cell office:value-type="string">
            <text:p>Rotes Tor - Grüner Veltliner Smaragd</text:p>
          </table:table-cell>
          <table:table-cell office:value-type="string">
            <text:p>Franz Hirtzberger</text:p>
          </table:table-cell>
          <table:table-cell office:value-type="float" office:value="45.376255">
            <text:p>45.37625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RUNER VELTLINER Rotes Tor Smaragd</text:p>
          </table:table-cell>
          <table:table-cell office:value-type="string">
            <text:p>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500">
            <text:p>9500</text:p>
          </table:table-cell>
          <table:table-cell office:value-type="float" office:value="5200">
            <text:p>52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f1ttkftzc5gnbgyz9</text:p>
          </table:table-cell>
          <table:table-cell office:value-type="string">
            <text:p>WHITE</text:p>
          </table:table-cell>
          <table:table-cell office:value-type="string">
            <text:p>Rotes Tor - Grüner Veltliner Smaragd</text:p>
          </table:table-cell>
          <table:table-cell office:value-type="string">
            <text:p>Franz Hirtzberger</text:p>
          </table:table-cell>
          <table:table-cell office:value-type="float" office:value="45.376255">
            <text:p>45.37625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RUNER VELTLINER Vinothekfüllung</text:p>
          </table:table-cell>
          <table:table-cell office:value-type="string">
            <text:p>Weingut E. 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2800">
            <text:p>12800</text:p>
          </table:table-cell>
          <table:table-cell office:value-type="float" office:value="6900">
            <text:p>69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v8nr1y3dx2ycxn1ngz</text:p>
          </table:table-cell>
          <table:table-cell office:value-type="string">
            <text:p>WHITE</text:p>
          </table:table-cell>
          <table:table-cell office:value-type="string">
            <text:p>Loibner Grüner Veltliner Smaragd Vinothekfüllung</text:p>
          </table:table-cell>
          <table:table-cell office:value-type="string">
            <text:p>Weingut Knoll</text:p>
          </table:table-cell>
          <table:table-cell office:value-type="float" office:value="44.861916">
            <text:p>44.86191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RUNER VELTLINER Honivogl</text:p>
          </table:table-cell>
          <table:table-cell office:value-type="string">
            <text:p>Hirt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5500">
            <text:p>15500</text:p>
          </table:table-cell>
          <table:table-cell office:value-type="float" office:value="8800">
            <text:p>880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fyezr560bch0xjakx</text:p>
          </table:table-cell>
          <table:table-cell office:value-type="string">
            <text:p>WHITE</text:p>
          </table:table-cell>
          <table:table-cell office:value-type="string">
            <text:p>Grüner Veltliner Smaragd Honivogl</text:p>
          </table:table-cell>
          <table:table-cell office:value-type="string">
            <text:p>Franz Hirtzberger</text:p>
          </table:table-cell>
          <table:table-cell office:value-type="float" office:value="40.741188">
            <text:p>40.74118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RUNER VELTLINER Ried Kellerberg</text:p>
          </table:table-cell>
          <table:table-cell office:value-type="string">
            <text:p>FX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9500">
            <text:p>95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7ptd4zxczpga6h16k3</text:p>
          </table:table-cell>
          <table:table-cell office:value-type="string">
            <text:p>WHITE</text:p>
          </table:table-cell>
          <table:table-cell office:value-type="string">
            <text:p>Kellerberg Grüner Veltliner</text:p>
          </table:table-cell>
          <table:table-cell office:value-type="string">
            <text:p>Pichler-Krutzler</text:p>
          </table:table-cell>
          <table:table-cell office:value-type="float" office:value="38.654655">
            <text:p>38.65465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Aristos</text:p>
          </table:table-cell>
          <table:table-cell office:value-type="string">
            <text:p>Eisacktaler Kellere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300">
            <text:p>4300</text:p>
          </table:table-cell>
          <table:table-cell office:value-type="float" office:value="1360">
            <text:p>136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abpqzdqpn4ytpfre86</text:p>
          </table:table-cell>
          <table:table-cell office:value-type="string">
            <text:p>WHITE</text:p>
          </table:table-cell>
          <table:table-cell office:value-type="string">
            <text:p>Riesling Aristos</text:p>
          </table:table-cell>
          <table:table-cell office:value-type="string">
            <text:p>Kellerei Eisacktal - Cantina Valle Isarco</text:p>
          </table:table-cell>
          <table:table-cell office:value-type="float" office:value="22.41521">
            <text:p>22.4152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Rotschiefer Sorentberg</text:p>
          </table:table-cell>
          <table:table-cell office:value-type="string">
            <text:p>Sorent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500">
            <text:p>5500</text:p>
          </table:table-cell>
          <table:table-cell office:value-type="float" office:value="1700">
            <text:p>17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wbjwxpmjc828d98gc99</text:p>
          </table:table-cell>
          <table:table-cell office:value-type="string">
            <text:p>DESSERT</text:p>
          </table:table-cell>
          <table:table-cell office:value-type="string">
            <text:p>Rotschiefer Riesling</text:p>
          </table:table-cell>
          <table:table-cell office:value-type="string">
            <text:p>Sorentberg</text:p>
          </table:table-cell>
          <table:table-cell office:value-type="float" office:value="48.81658">
            <text:p>48.8165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Riesling Estate</text:p>
          </table:table-cell>
          <table:table-cell office:value-type="string">
            <text:p>Pallis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000">
            <text:p>5000</text:p>
          </table:table-cell>
          <table:table-cell office:value-type="float" office:value="1700">
            <text:p>17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wfvx9htxapmkg008p8</text:p>
          </table:table-cell>
          <table:table-cell office:value-type="string">
            <text:p>WHITE</text:p>
          </table:table-cell>
          <table:table-cell office:value-type="string">
            <text:p>Riesling</text:p>
          </table:table-cell>
          <table:table-cell office:value-type="string">
            <text:p>Palliser Estate</text:p>
          </table:table-cell>
          <table:table-cell office:value-type="float" office:value="27.96136">
            <text:p>27.9613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Spiegel Grand Cru</text:p>
          </table:table-cell>
          <table:table-cell office:value-type="string">
            <text:p>Eugene May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1900">
            <text:p>19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j52tewqksfqk5wf60ze1h9qz</text:p>
          </table:table-cell>
          <table:table-cell office:value-type="string">
            <text:p>WHITE</text:p>
          </table:table-cell>
          <table:table-cell office:value-type="string">
            <text:p>Riesling Alsace Grand Cru ''''Spiegel''''</text:p>
          </table:table-cell>
          <table:table-cell office:value-type="string">
            <text:p>Domaine Eugène Meyer</text:p>
          </table:table-cell>
          <table:table-cell office:value-type="float" office:value="39.3553">
            <text:p>39.355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Herzu Langhe Riesling</text:p>
          </table:table-cell>
          <table:table-cell office:value-type="string">
            <text:p>Ettore Germ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800">
            <text:p>4800</text:p>
          </table:table-cell>
          <table:table-cell office:value-type="float" office:value="1900">
            <text:p>19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c2g6h2rvg77jf1w9m</text:p>
          </table:table-cell>
          <table:table-cell office:value-type="string">
            <text:p>WHITE</text:p>
          </table:table-cell>
          <table:table-cell office:value-type="string">
            <text:p>Langhe Riesling Hérzu</text:p>
          </table:table-cell>
          <table:table-cell office:value-type="string">
            <text:p>Ettore Germano</text:p>
          </table:table-cell>
          <table:table-cell office:value-type="float" office:value="63.427406">
            <text:p>63.42740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Herzu Langhe 2019</text:p>
          </table:table-cell>
          <table:table-cell office:value-type="string">
            <text:p>Ettore Germ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800">
            <text:p>4800</text:p>
          </table:table-cell>
          <table:table-cell office:value-type="float" office:value="1900">
            <text:p>19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c2g6h2rvg77jf1w9m</text:p>
          </table:table-cell>
          <table:table-cell office:value-type="string">
            <text:p>WHITE</text:p>
          </table:table-cell>
          <table:table-cell office:value-type="string">
            <text:p>Langhe Riesling Hérzu</text:p>
          </table:table-cell>
          <table:table-cell office:value-type="string">
            <text:p>Ettore Germano</text:p>
          </table:table-cell>
          <table:table-cell office:value-type="float" office:value="60.151978">
            <text:p>60.15197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Kirschgarten GG (Pfalz)</text:p>
          </table:table-cell>
          <table:table-cell office:value-type="string">
            <text:p>Philipp Kuh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000">
            <text:p>6000</text:p>
          </table:table-cell>
          <table:table-cell office:value-type="float" office:value="2300">
            <text:p>23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gnp8jbma3kdjczyaf</text:p>
          </table:table-cell>
          <table:table-cell office:value-type="string">
            <text:p>WHITE</text:p>
          </table:table-cell>
          <table:table-cell office:value-type="string">
            <text:p>Kirschgarten GG Riesling</text:p>
          </table:table-cell>
          <table:table-cell office:value-type="string">
            <text:p>Philipp Kuhn</text:p>
          </table:table-cell>
          <table:table-cell office:value-type="float" office:value="50.70689">
            <text:p>50.7068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Windbichl</text:p>
          </table:table-cell>
          <table:table-cell office:value-type="string">
            <text:p>Castel Juv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500">
            <text:p>8500</text:p>
          </table:table-cell>
          <table:table-cell office:value-type="float" office:value="2700">
            <text:p>27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vw08hsa6byhtmc1p9w</text:p>
          </table:table-cell>
          <table:table-cell office:value-type="string">
            <text:p>WHITE</text:p>
          </table:table-cell>
          <table:table-cell office:value-type="string">
            <text:p>Riesling Windbichel</text:p>
          </table:table-cell>
          <table:table-cell office:value-type="string">
            <text:p>Weingut Unterortl - Castel Juval</text:p>
          </table:table-cell>
          <table:table-cell office:value-type="float" office:value="41.99816">
            <text:p>41.9981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Westhofener Erste Lage</text:p>
          </table:table-cell>
          <table:table-cell office:value-type="string">
            <text:p>Wit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800">
            <text:p>6800</text:p>
          </table:table-cell>
          <table:table-cell office:value-type="float" office:value="3100">
            <text:p>31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8rhqb75xpsvtsnk6p</text:p>
          </table:table-cell>
          <table:table-cell office:value-type="string">
            <text:p>WHITE</text:p>
          </table:table-cell>
          <table:table-cell office:value-type="string">
            <text:p>Westhofener Riesling Trocken Aus Ersten Lagen</text:p>
          </table:table-cell>
          <table:table-cell office:value-type="string">
            <text:p>Wittmann</text:p>
          </table:table-cell>
          <table:table-cell office:value-type="float" office:value="40.1085">
            <text:p>40.108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Steinertal</text:p>
          </table:table-cell>
          <table:table-cell office:value-type="string">
            <text:p>FX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yce6scf14tn0a68vmx</text:p>
          </table:table-cell>
          <table:table-cell office:value-type="string">
            <text:p>WHITE</text:p>
          </table:table-cell>
          <table:table-cell office:value-type="string">
            <text:p>Riesling Smaragd Loibner Steinertal</text:p>
          </table:table-cell>
          <table:table-cell office:value-type="string">
            <text:p>F.X. Pichler</text:p>
          </table:table-cell>
          <table:table-cell office:value-type="float" office:value="26.4526">
            <text:p>26.452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Zöbinger Heiligenstein</text:p>
          </table:table-cell>
          <table:table-cell office:value-type="string">
            <text:p>Brundlmay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200">
            <text:p>7200</text:p>
          </table:table-cell>
          <table:table-cell office:value-type="float" office:value="2975">
            <text:p>2975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xv7pt26yn90g18avbp</text:p>
          </table:table-cell>
          <table:table-cell office:value-type="string">
            <text:p>WHITE</text:p>
          </table:table-cell>
          <table:table-cell office:value-type="string">
            <text:p>Riesling Zöbinger Heiligenstein Lyra</text:p>
          </table:table-cell>
          <table:table-cell office:value-type="string">
            <text:p>Weingut Bründlmayer</text:p>
          </table:table-cell>
          <table:table-cell office:value-type="float" office:value="37.519455">
            <text:p>37.51945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Hermannshöhle Spätlese</text:p>
          </table:table-cell>
          <table:table-cell office:value-type="string">
            <text:p>Dönnhof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3200">
            <text:p>32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qzm234jfk8rmfgvy64nj0n</text:p>
          </table:table-cell>
          <table:table-cell office:value-type="string">
            <text:p>WHITE</text:p>
          </table:table-cell>
          <table:table-cell office:value-type="string">
            <text:p>Niederhäuser Hermannshöhle Riesling Spätlese</text:p>
          </table:table-cell>
          <table:table-cell office:value-type="string">
            <text:p>Dönnhoff</text:p>
          </table:table-cell>
          <table:table-cell office:value-type="float" office:value="41.424206">
            <text:p>41.42420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Bockstein GG</text:p>
          </table:table-cell>
          <table:table-cell office:value-type="string">
            <text:p>Nik Weis St. Urb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3400">
            <text:p>34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awwcx770hdew087kgv3hasz</text:p>
          </table:table-cell>
          <table:table-cell office:value-type="string">
            <text:p>WHITE</text:p>
          </table:table-cell>
          <table:table-cell office:value-type="string">
            <text:p>Bockstein Ockfen GG Gutsabfüllung Riesling</text:p>
          </table:table-cell>
          <table:table-cell office:value-type="string">
            <text:p>Weingut Nik Weis - St. Urbans-Hof</text:p>
          </table:table-cell>
          <table:table-cell office:value-type="float" office:value="49.55474">
            <text:p>49.5547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Enkircher Batterieberg</text:p>
          </table:table-cell>
          <table:table-cell office:value-type="string">
            <text:p>Immich Batterie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8000">
            <text:p>8000</text:p>
          </table:table-cell>
          <table:table-cell office:value-type="float" office:value="3700">
            <text:p>37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cq18w6wnq39gjsdem</text:p>
          </table:table-cell>
          <table:table-cell office:value-type="string">
            <text:p>WHITE</text:p>
          </table:table-cell>
          <table:table-cell office:value-type="string">
            <text:p>Riesling Enkircher Batterieberg Bio</text:p>
          </table:table-cell>
          <table:table-cell office:value-type="string">
            <text:p>Immich-Batterieberg</text:p>
          </table:table-cell>
          <table:table-cell office:value-type="float" office:value="63.964607">
            <text:p>63.96460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Rudesheimer Berg Schlossberg Ehrenfels GG </text:p>
          </table:table-cell>
          <table:table-cell office:value-type="string">
            <text:p>J. Leit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9500">
            <text:p>9500</text:p>
          </table:table-cell>
          <table:table-cell office:value-type="float" office:value="3900">
            <text:p>3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98n3faxap0b4ew0nnh</text:p>
          </table:table-cell>
          <table:table-cell office:value-type="string">
            <text:p>WHITE</text:p>
          </table:table-cell>
          <table:table-cell office:value-type="string">
            <text:p>Rüdesheimer Berg Schlossberg Ehrenfels Riesling</text:p>
          </table:table-cell>
          <table:table-cell office:value-type="string">
            <text:p>Leitz</text:p>
          </table:table-cell>
          <table:table-cell office:value-type="float" office:value="51.40823">
            <text:p>51.4082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Rudesheimer Berg Schlossberg Ehrenfels GG </text:p>
          </table:table-cell>
          <table:table-cell office:value-type="string">
            <text:p>J. Leit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awwcx98n3faxap0b4ew0nnh</text:p>
          </table:table-cell>
          <table:table-cell office:value-type="string">
            <text:p>WHITE</text:p>
          </table:table-cell>
          <table:table-cell office:value-type="string">
            <text:p>Rüdesheimer Berg Schlossberg Ehrenfels Riesling</text:p>
          </table:table-cell>
          <table:table-cell office:value-type="string">
            <text:p>Leitz</text:p>
          </table:table-cell>
          <table:table-cell office:value-type="float" office:value="51.40823">
            <text:p>51.4082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Niedermenningberg Herrenberg Spätlese</text:p>
          </table:table-cell>
          <table:table-cell office:value-type="string">
            <text:p>Molit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3">
            <text:p>2003</text:p>
          </table:table-cell>
          <table:table-cell office:value-type="float" office:value="13500">
            <text:p>13500</text:p>
          </table:table-cell>
          <table:table-cell office:value-type="float" office:value="4350">
            <text:p>435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7e8jfx3jxdrxeqhs26</text:p>
          </table:table-cell>
          <table:table-cell office:value-type="string">
            <text:p>WHITE</text:p>
          </table:table-cell>
          <table:table-cell office:value-type="string">
            <text:p>Niedermenniger Herrenberg Riesling Spätlese</text:p>
          </table:table-cell>
          <table:table-cell office:value-type="string">
            <text:p>Markus Molitor</text:p>
          </table:table-cell>
          <table:table-cell office:value-type="float" office:value="30.452955">
            <text:p>30.45295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Schlossböckelheimer Felsenberg GG</text:p>
          </table:table-cell>
          <table:table-cell office:value-type="string">
            <text:p>Dönnhof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awwcx8m7ys9tj1wrz051zc5</text:p>
          </table:table-cell>
          <table:table-cell office:value-type="string">
            <text:p>WHITE</text:p>
          </table:table-cell>
          <table:table-cell office:value-type="string">
            <text:p>Schlossböckelheimer Felsenberg Riesling Spätlese</text:p>
          </table:table-cell>
          <table:table-cell office:value-type="string">
            <text:p>Dönnhoff</text:p>
          </table:table-cell>
          <table:table-cell office:value-type="float" office:value="45.499046">
            <text:p>45.49904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Schlossböckelheimer Felsenberg GG</text:p>
          </table:table-cell>
          <table:table-cell office:value-type="string">
            <text:p>Dönnhof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4600">
            <text:p>4600</text:p>
          </table:table-cell>
          <table:table-cell office:value-type="float" office:value="24">
            <text:p>24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awwcx8m7ys9tj1wrz051zc5</text:p>
          </table:table-cell>
          <table:table-cell office:value-type="string">
            <text:p>WHITE</text:p>
          </table:table-cell>
          <table:table-cell office:value-type="string">
            <text:p>Schlossböckelheimer Felsenberg Riesling Spätlese</text:p>
          </table:table-cell>
          <table:table-cell office:value-type="string">
            <text:p>Dönnhoff</text:p>
          </table:table-cell>
          <table:table-cell office:value-type="float" office:value="45.499046">
            <text:p>45.49904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SPEZIAL</text:p>
          </table:table-cell>
          <table:table-cell office:value-type="string">
            <text:p>Jä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9200">
            <text:p>9200</text:p>
          </table:table-cell>
          <table:table-cell office:value-type="float" office:value="4500">
            <text:p>45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tbxv76sc1vztfgdb23w</text:p>
          </table:table-cell>
          <table:table-cell office:value-type="string">
            <text:p>DESSERT</text:p>
          </table:table-cell>
          <table:table-cell office:value-type="string">
            <text:p>Hockenmühle Riesling</text:p>
          </table:table-cell>
          <table:table-cell office:value-type="string">
            <text:p>Jäger</text:p>
          </table:table-cell>
          <table:table-cell office:value-type="float" office:value="27.556635">
            <text:p>27.5566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Herrenberg GG</text:p>
          </table:table-cell>
          <table:table-cell office:value-type="string">
            <text:p>Maximin Grünhau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4675">
            <text:p>4675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czek1nz3penxjevcgfqa4fr</text:p>
          </table:table-cell>
          <table:table-cell office:value-type="string">
            <text:p>WHITE</text:p>
          </table:table-cell>
          <table:table-cell office:value-type="string">
            <text:p>Maximin Grünhäuser Herrenberg Riesling GG</text:p>
          </table:table-cell>
          <table:table-cell office:value-type="string">
            <text:p>Maximin Grünhaus</text:p>
          </table:table-cell>
          <table:table-cell office:value-type="float" office:value="54.6205">
            <text:p>54.620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Riesling Kellerberg</text:p>
          </table:table-cell>
          <table:table-cell office:value-type="string">
            <text:p>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4750">
            <text:p>475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qzm05kpt2dhcqf3rxj0fmj</text:p>
          </table:table-cell>
          <table:table-cell office:value-type="string">
            <text:p>WHITE</text:p>
          </table:table-cell>
          <table:table-cell office:value-type="string">
            <text:p>Riesling Smaragd Ried Kellerberg Dürnsteiner</text:p>
          </table:table-cell>
          <table:table-cell office:value-type="string">
            <text:p>Weingut Knoll</text:p>
          </table:table-cell>
          <table:table-cell office:value-type="float" office:value="31.417105">
            <text:p>31.41710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Wehlener Sonnenuhr Spaetlese</text:p>
          </table:table-cell>
          <table:table-cell office:value-type="string">
            <text:p>J.J. Pru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500">
            <text:p>12500</text:p>
          </table:table-cell>
          <table:table-cell office:value-type="float" office:value="4700">
            <text:p>47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f35g1eav149xt0m24w</text:p>
          </table:table-cell>
          <table:table-cell office:value-type="string">
            <text:p>WHITE</text:p>
          </table:table-cell>
          <table:table-cell office:value-type="string">
            <text:p>Wehlener Sonnenuhr Riesling Spätlese</text:p>
          </table:table-cell>
          <table:table-cell office:value-type="string">
            <text:p>Studert-Prüm</text:p>
          </table:table-cell>
          <table:table-cell office:value-type="float" office:value="38.632095">
            <text:p>38.63209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Graacher Himmelreich Auslese</text:p>
          </table:table-cell>
          <table:table-cell office:value-type="string">
            <text:p>J.J. Pru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3000">
            <text:p>13000</text:p>
          </table:table-cell>
          <table:table-cell office:value-type="float" office:value="4900">
            <text:p>49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tnwmbdpm88mrde9hmkr</text:p>
          </table:table-cell>
          <table:table-cell office:value-type="string">
            <text:p>DESSERT</text:p>
          </table:table-cell>
          <table:table-cell office:value-type="string">
            <text:p>Graacher Himmelreich Riesling Auslese</text:p>
          </table:table-cell>
          <table:table-cell office:value-type="string">
            <text:p>Studert-Prüm</text:p>
          </table:table-cell>
          <table:table-cell office:value-type="float" office:value="39.80107">
            <text:p>39.8010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Riesling Hochrain</text:p>
          </table:table-cell>
          <table:table-cell office:value-type="string">
            <text:p>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5470">
            <text:p>547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ygdgqahdkqk8yakhz7</text:p>
          </table:table-cell>
          <table:table-cell office:value-type="string">
            <text:p>WHITE</text:p>
          </table:table-cell>
          <table:table-cell office:value-type="string">
            <text:p>Hochrain - Riesling Selection</text:p>
          </table:table-cell>
          <table:table-cell office:value-type="string">
            <text:p>Franz Hirtzberger</text:p>
          </table:table-cell>
          <table:table-cell office:value-type="float" office:value="38.268517">
            <text:p>38.26851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Ried Schutt</text:p>
          </table:table-cell>
          <table:table-cell office:value-type="string">
            <text:p>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qzm05j8wme7zy1zyn7g3cg</text:p>
          </table:table-cell>
          <table:table-cell office:value-type="string">
            <text:p>WHITE</text:p>
          </table:table-cell>
          <table:table-cell office:value-type="string">
            <text:p>Riesling Ried Schütt Dürnsteiner Smaragd</text:p>
          </table:table-cell>
          <table:table-cell office:value-type="string">
            <text:p>Weingut Knoll</text:p>
          </table:table-cell>
          <table:table-cell office:value-type="float" office:value="32.582626">
            <text:p>32.58262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Kiedrich Gräfenberg (Rheingau)</text:p>
          </table:table-cell>
          <table:table-cell office:value-type="string">
            <text:p>Robert Wei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14800">
            <text:p>14800</text:p>
          </table:table-cell>
          <table:table-cell office:value-type="float" office:value="5500">
            <text:p>55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592a5eqac40whrd1q3</text:p>
          </table:table-cell>
          <table:table-cell office:value-type="string">
            <text:p>WHITE</text:p>
          </table:table-cell>
          <table:table-cell office:value-type="string">
            <text:p>Kiedrich Gräfenberg Riesling Spätlese</text:p>
          </table:table-cell>
          <table:table-cell office:value-type="string">
            <text:p>Robert Weil</text:p>
          </table:table-cell>
          <table:table-cell office:value-type="float" office:value="46.9468">
            <text:p>46.946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Hölle 1. Gewächs (Rheingau)</text:p>
          </table:table-cell>
          <table:table-cell office:value-type="string">
            <text:p>Künst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2000">
            <text:p>12000</text:p>
          </table:table-cell>
          <table:table-cell office:value-type="float" office:value="5900">
            <text:p>59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mm6f2yjrwjfy41zhm</text:p>
          </table:table-cell>
          <table:table-cell office:value-type="string">
            <text:p>WHITE</text:p>
          </table:table-cell>
          <table:table-cell office:value-type="string">
            <text:p>Hochheim Hölle Erstes Gewächs</text:p>
          </table:table-cell>
          <table:table-cell office:value-type="string">
            <text:p>Künstler</text:p>
          </table:table-cell>
          <table:table-cell office:value-type="float" office:value="38.18251">
            <text:p>38.1825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Ried Steinertal</text:p>
          </table:table-cell>
          <table:table-cell office:value-type="string">
            <text:p>FX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5800">
            <text:p>580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yde8h8s9126qatbhte</text:p>
          </table:table-cell>
          <table:table-cell office:value-type="string">
            <text:p>WHITE</text:p>
          </table:table-cell>
          <table:table-cell office:value-type="string">
            <text:p>Riesling Smaragd Ried Steinertal</text:p>
          </table:table-cell>
          <table:table-cell office:value-type="string">
            <text:p>F.X. Pichler</text:p>
          </table:table-cell>
          <table:table-cell office:value-type="float" office:value="30.004349">
            <text:p>30.00434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Loibenberg</text:p>
          </table:table-cell>
          <table:table-cell office:value-type="string">
            <text:p>FX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1200">
            <text:p>112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p1ebck3cbt9y1yeda</text:p>
          </table:table-cell>
          <table:table-cell office:value-type="string">
            <text:p>WHITE</text:p>
          </table:table-cell>
          <table:table-cell office:value-type="string">
            <text:p>Loibenberg Riesling</text:p>
          </table:table-cell>
          <table:table-cell office:value-type="string">
            <text:p>Pichler-Krutzler</text:p>
          </table:table-cell>
          <table:table-cell office:value-type="float" office:value="32.997776">
            <text:p>32.99777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Jesuitengarten GG</text:p>
          </table:table-cell>
          <table:table-cell office:value-type="string">
            <text:p>Von Winnin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2500">
            <text:p>12500</text:p>
          </table:table-cell>
          <table:table-cell office:value-type="float" office:value="6000">
            <text:p>600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vg11hwzf5ksyqbpxbc4</text:p>
          </table:table-cell>
          <table:table-cell office:value-type="string">
            <text:p>DESSERT</text:p>
          </table:table-cell>
          <table:table-cell office:value-type="string">
            <text:p>Jesuitengarten Forst GG</text:p>
          </table:table-cell>
          <table:table-cell office:value-type="string">
            <text:p>Von Winning</text:p>
          </table:table-cell>
          <table:table-cell office:value-type="float" office:value="48.69998">
            <text:p>48.6999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Vinothekfüllung</text:p>
          </table:table-cell>
          <table:table-cell office:value-type="string">
            <text:p>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5500">
            <text:p>15500</text:p>
          </table:table-cell>
          <table:table-cell office:value-type="float" office:value="6100">
            <text:p>61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5h0rmy8qzxtxnnapjb</text:p>
          </table:table-cell>
          <table:table-cell office:value-type="string">
            <text:p>WHITE</text:p>
          </table:table-cell>
          <table:table-cell office:value-type="string">
            <text:p>Loibner Riesling Vinothekfullung Smaragd</text:p>
          </table:table-cell>
          <table:table-cell office:value-type="string">
            <text:p>Weingut Knoll</text:p>
          </table:table-cell>
          <table:table-cell office:value-type="float" office:value="32.454193">
            <text:p>32.45419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Vinothekfüllung</text:p>
          </table:table-cell>
          <table:table-cell office:value-type="string">
            <text:p>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7900">
            <text:p>79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4pmmh5h0rmy8qzxtxnnapjb</text:p>
          </table:table-cell>
          <table:table-cell office:value-type="string">
            <text:p>WHITE</text:p>
          </table:table-cell>
          <table:table-cell office:value-type="string">
            <text:p>Loibner Riesling Vinothekfullung Smaragd</text:p>
          </table:table-cell>
          <table:table-cell office:value-type="string">
            <text:p>Weingut Knoll</text:p>
          </table:table-cell>
          <table:table-cell office:value-type="float" office:value="32.454193">
            <text:p>32.45419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Ried Kellerberg</text:p>
          </table:table-cell>
          <table:table-cell office:value-type="string">
            <text:p>FX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7000">
            <text:p>17000</text:p>
          </table:table-cell>
          <table:table-cell office:value-type="float" office:value="9500">
            <text:p>95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ph2ahb0x54p82c8p1</text:p>
          </table:table-cell>
          <table:table-cell office:value-type="string">
            <text:p>WHITE</text:p>
          </table:table-cell>
          <table:table-cell office:value-type="string">
            <text:p>Kellerberg Riesling</text:p>
          </table:table-cell>
          <table:table-cell office:value-type="string">
            <text:p>Pichler-Krutzler</text:p>
          </table:table-cell>
          <table:table-cell office:value-type="float" office:value="33.150505">
            <text:p>33.15050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1000 Alte Reben</text:p>
          </table:table-cell>
          <table:table-cell office:value-type="string">
            <text:p>Sorent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5000">
            <text:p>15000</text:p>
          </table:table-cell>
          <table:table-cell office:value-type="float" office:value="7100">
            <text:p>71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7mhw7jqx57k5p1wdmh</text:p>
          </table:table-cell>
          <table:table-cell office:value-type="string">
            <text:p>WHITE</text:p>
          </table:table-cell>
          <table:table-cell office:value-type="string">
            <text:p>Riesling Rotschiefer Von 1000 Alte Reben</text:p>
          </table:table-cell>
          <table:table-cell office:value-type="string">
            <text:p>Sorentberg</text:p>
          </table:table-cell>
          <table:table-cell office:value-type="float" office:value="49.713318">
            <text:p>49.71331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Rangen de Thann</text:p>
          </table:table-cell>
          <table:table-cell office:value-type="string">
            <text:p>Zind Humbrech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8000">
            <text:p>180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ts6n57e9yyzx8cvarf</text:p>
          </table:table-cell>
          <table:table-cell office:value-type="string">
            <text:p>WHITE</text:p>
          </table:table-cell>
          <table:table-cell office:value-type="string">
            <text:p>Riesling Alsace Thann</text:p>
          </table:table-cell>
          <table:table-cell office:value-type="string">
            <text:p>Domaine Zind Humbrecht</text:p>
          </table:table-cell>
          <table:table-cell office:value-type="float" office:value="43.892334">
            <text:p>43.89233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Sharzhofberger Kabinett</text:p>
          </table:table-cell>
          <table:table-cell office:value-type="string">
            <text:p>Egon Mül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3000">
            <text:p>23000</text:p>
          </table:table-cell>
          <table:table-cell office:value-type="float" office:value="8800">
            <text:p>88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avs41f82qprrk9t5ce</text:p>
          </table:table-cell>
          <table:table-cell office:value-type="string">
            <text:p>WHITE</text:p>
          </table:table-cell>
          <table:table-cell office:value-type="string">
            <text:p>Scharzhofberger Riesling Kabinett</text:p>
          </table:table-cell>
          <table:table-cell office:value-type="string">
            <text:p>Egon Müller - Scharzhof</text:p>
          </table:table-cell>
          <table:table-cell office:value-type="float" office:value="43.621567">
            <text:p>43.62156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Riesling Singerriedel</text:p>
          </table:table-cell>
          <table:table-cell office:value-type="string">
            <text:p>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2500">
            <text:p>22500</text:p>
          </table:table-cell>
          <table:table-cell office:value-type="float" office:value="9300">
            <text:p>93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g2d56f79mtzbbe42s</text:p>
          </table:table-cell>
          <table:table-cell office:value-type="string">
            <text:p>DESSERT</text:p>
          </table:table-cell>
          <table:table-cell office:value-type="string">
            <text:p>Singerriedel - Riesling Trockenbeerenauslese</text:p>
          </table:table-cell>
          <table:table-cell office:value-type="string">
            <text:p>Franz Hirtzberger</text:p>
          </table:table-cell>
          <table:table-cell office:value-type="float" office:value="39.41006">
            <text:p>39.4100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Wiltinger Braune Kupp</text:p>
          </table:table-cell>
          <table:table-cell office:value-type="string">
            <text:p>Egon Mül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7500">
            <text:p>27500</text:p>
          </table:table-cell>
          <table:table-cell office:value-type="float" office:value="10900">
            <text:p>109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7e3dtmtt06t1f0x5q8</text:p>
          </table:table-cell>
          <table:table-cell office:value-type="string">
            <text:p>WHITE</text:p>
          </table:table-cell>
          <table:table-cell office:value-type="string">
            <text:p>Riesling 'Le Gallais' Wiltinger Braune Kupp Spätlese</text:p>
          </table:table-cell>
          <table:table-cell office:value-type="string">
            <text:p>Egon Müller - Scharzhof</text:p>
          </table:table-cell>
          <table:table-cell office:value-type="float" office:value="43.73672">
            <text:p>43.7367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Gantenbein</text:p>
          </table:table-cell>
          <table:table-cell office:value-type="string">
            <text:p>Gantenb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0000">
            <text:p>30000</text:p>
          </table:table-cell>
          <table:table-cell office:value-type="float" office:value="16500">
            <text:p>165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thpgmhsggk30z89dpf</text:p>
          </table:table-cell>
          <table:table-cell office:value-type="string">
            <text:p>WHITE</text:p>
          </table:table-cell>
          <table:table-cell office:value-type="string">
            <text:p>Riesling</text:p>
          </table:table-cell>
          <table:table-cell office:value-type="string">
            <text:p>Daniel &amp; Marta Gantenbein</text:p>
          </table:table-cell>
          <table:table-cell office:value-type="float" office:value="25.117594">
            <text:p>25.11759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Unendlich</text:p>
          </table:table-cell>
          <table:table-cell office:value-type="string">
            <text:p>FX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0000">
            <text:p>30000</text:p>
          </table:table-cell>
          <table:table-cell office:value-type="float" office:value="18900">
            <text:p>189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c1zprp094k8h3wg6p</text:p>
          </table:table-cell>
          <table:table-cell office:value-type="string">
            <text:p>WHITE</text:p>
          </table:table-cell>
          <table:table-cell office:value-type="string">
            <text:p>Unendlich Riesling</text:p>
          </table:table-cell>
          <table:table-cell office:value-type="string">
            <text:p>F.X. Pichler</text:p>
          </table:table-cell>
          <table:table-cell office:value-type="float" office:value="34.019382">
            <text:p>34.01938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KERNER Aristos</text:p>
          </table:table-cell>
          <table:table-cell office:value-type="string">
            <text:p>Eisacktaler Kellere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1300">
            <text:p>1300</text:p>
          </table:table-cell>
          <table:table-cell office:value-type="float" office:value="23">
            <text:p>2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k4c5kawj3cdwe3q6m</text:p>
          </table:table-cell>
          <table:table-cell office:value-type="string">
            <text:p>WHITE</text:p>
          </table:table-cell>
          <table:table-cell office:value-type="string">
            <text:p>Kerner Aristos</text:p>
          </table:table-cell>
          <table:table-cell office:value-type="string">
            <text:p>Kellerei Eisacktal - Cantina Valle Isarco</text:p>
          </table:table-cell>
          <table:table-cell office:value-type="float" office:value="25.92523">
            <text:p>25.9252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KERNER Sabiona</text:p>
          </table:table-cell>
          <table:table-cell office:value-type="string">
            <text:p>Eisacktaler Kellere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800">
            <text:p>5800</text:p>
          </table:table-cell>
          <table:table-cell office:value-type="float" office:value="2200">
            <text:p>220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yab5ehdcf6kv2kqapm</text:p>
          </table:table-cell>
          <table:table-cell office:value-type="string">
            <text:p>WHITE</text:p>
          </table:table-cell>
          <table:table-cell office:value-type="string">
            <text:p>Kerner Sabiona</text:p>
          </table:table-cell>
          <table:table-cell office:value-type="string">
            <text:p>Kellerei Eisacktal - Cantina Valle Isarco</text:p>
          </table:table-cell>
          <table:table-cell office:value-type="float" office:value="28.278873">
            <text:p>28.27887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KERNER GRANIT 960</text:p>
          </table:table-cell>
          <table:table-cell office:value-type="string">
            <text:p>Eisacktaler Kellere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10500">
            <text:p>105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cwvb3pwd4nb0hg64vy4nznk</text:p>
          </table:table-cell>
          <table:table-cell office:value-type="string">
            <text:p>WHITE</text:p>
          </table:table-cell>
          <table:table-cell office:value-type="string">
            <text:p>Kerner Halbtrocken</text:p>
          </table:table-cell>
          <table:table-cell office:value-type="string">
            <text:p>Rheinberg Kellerei</text:p>
          </table:table-cell>
          <table:table-cell office:value-type="float" office:value="21.79348">
            <text:p>21.7934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 Winkl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900">
            <text:p>4900</text:p>
          </table:table-cell>
          <table:table-cell office:value-type="float" office:value="1300">
            <text:p>130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fkhy5h5v8sa71dfk</text:p>
          </table:table-cell>
          <table:table-cell office:value-type="string">
            <text:p>WHITE</text:p>
          </table:table-cell>
          <table:table-cell office:value-type="string">
            <text:p>Sauvignon Selection Winkl</text:p>
          </table:table-cell>
          <table:table-cell office:value-type="string">
            <text:p>Kellerei Terlan / Cantina Terlano</text:p>
          </table:table-cell>
          <table:table-cell office:value-type="float" office:value="41.447952">
            <text:p>41.44795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 Folisny Breg</text:p>
          </table:table-cell>
          <table:table-cell office:value-type="string">
            <text:p>Ciringa - Temen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1450">
            <text:p>145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arvcmb98xm8zmtkmdwfb1p4</text:p>
          </table:table-cell>
          <table:table-cell office:value-type="string">
            <text:p>WHITE</text:p>
          </table:table-cell>
          <table:table-cell office:value-type="string">
            <text:p>Fosilni Breg Sauvignon Blanc</text:p>
          </table:table-cell>
          <table:table-cell office:value-type="string">
            <text:p>Domaine Ciringa</text:p>
          </table:table-cell>
          <table:table-cell office:value-type="float" office:value="35.207565">
            <text:p>35.20756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 Sauvignon Flora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500">
            <text:p>5500</text:p>
          </table:table-cell>
          <table:table-cell office:value-type="float" office:value="1750">
            <text:p>1750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m68kd0thbpvqktd36a</text:p>
          </table:table-cell>
          <table:table-cell office:value-type="string">
            <text:p>WHITE</text:p>
          </table:table-cell>
          <table:table-cell office:value-type="string">
            <text:p>Flora Sauvignon</text:p>
          </table:table-cell>
          <table:table-cell office:value-type="string">
            <text:p>Girlan</text:p>
          </table:table-cell>
          <table:table-cell office:value-type="float" office:value="41.05051">
            <text:p>41.0505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 Oberberg</text:p>
          </table:table-cell>
          <table:table-cell office:value-type="string">
            <text:p>Korne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200">
            <text:p>5200</text:p>
          </table:table-cell>
          <table:table-cell office:value-type="float" office:value="2140">
            <text:p>214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57dashcv82bnem6360</text:p>
          </table:table-cell>
          <table:table-cell office:value-type="string">
            <text:p>WHITE</text:p>
          </table:table-cell>
          <table:table-cell office:value-type="string">
            <text:p>Sauvignon Blanc Oberberg</text:p>
          </table:table-cell>
          <table:table-cell office:value-type="string">
            <text:p>Kornell</text:p>
          </table:table-cell>
          <table:table-cell office:value-type="float" office:value="35.69542">
            <text:p>35.6954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 Cloudy Bay</text:p>
          </table:table-cell>
          <table:table-cell office:value-type="string">
            <text:p>Cloudy Ba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500">
            <text:p>5500</text:p>
          </table:table-cell>
          <table:table-cell office:value-type="float" office:value="1900">
            <text:p>19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4gff46dt7jeatpx</text:p>
          </table:table-cell>
          <table:table-cell office:value-type="string">
            <text:p>WHITE</text:p>
          </table:table-cell>
          <table:table-cell office:value-type="string">
            <text:p>Sauvignon Blanc</text:p>
          </table:table-cell>
          <table:table-cell office:value-type="string">
            <text:p>Cloudy Bay</text:p>
          </table:table-cell>
          <table:table-cell office:value-type="float" office:value="37.456886">
            <text:p>37.45688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 WILD FERMENT</text:p>
          </table:table-cell>
          <table:table-cell office:value-type="string">
            <text:p>Greywack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1839">
            <text:p>1839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teaxrjme8fwhaveppb</text:p>
          </table:table-cell>
          <table:table-cell office:value-type="string">
            <text:p>WHITE</text:p>
          </table:table-cell>
          <table:table-cell office:value-type="string">
            <text:p>Wild Sauvignon</text:p>
          </table:table-cell>
          <table:table-cell office:value-type="string">
            <text:p>Greywacke</text:p>
          </table:table-cell>
          <table:table-cell office:value-type="float" office:value="41.94576">
            <text:p>41.9457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 Limes</text:p>
          </table:table-cell>
          <table:table-cell office:value-type="string">
            <text:p>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800">
            <text:p>5800</text:p>
          </table:table-cell>
          <table:table-cell office:value-type="float" office:value="2120">
            <text:p>212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sb780pa608pcmeen</text:p>
          </table:table-cell>
          <table:table-cell office:value-type="string">
            <text:p>WHITE</text:p>
          </table:table-cell>
          <table:table-cell office:value-type="string">
            <text:p>Sauvignon Limes</text:p>
          </table:table-cell>
          <table:table-cell office:value-type="string">
            <text:p>Ignaz Niedrist</text:p>
          </table:table-cell>
          <table:table-cell office:value-type="float" office:value="34.09012">
            <text:p>34.0901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 Piere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1900">
            <text:p>1900</text:p>
          </table:table-cell>
          <table:table-cell office:value-type="float" office:value="19">
            <text:p>1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8d5bsr9fwt7txxx7p</text:p>
          </table:table-cell>
          <table:table-cell office:value-type="string">
            <text:p>WHITE</text:p>
          </table:table-cell>
          <table:table-cell office:value-type="string">
            <text:p>Sauvignon Blanc Piere</text:p>
          </table:table-cell>
          <table:table-cell office:value-type="string">
            <text:p>Vie di Romans</text:p>
          </table:table-cell>
          <table:table-cell office:value-type="float" office:value="41.481434">
            <text:p>41.48143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 Sauvignon Fumé</text:p>
          </table:table-cell>
          <table:table-cell office:value-type="string">
            <text:p>Abraha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800">
            <text:p>680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v86sge6036016g43a1</text:p>
          </table:table-cell>
          <table:table-cell office:value-type="string">
            <text:p>WHITE</text:p>
          </table:table-cell>
          <table:table-cell office:value-type="string">
            <text:p>Sauvignon Fumé</text:p>
          </table:table-cell>
          <table:table-cell office:value-type="string">
            <text:p>Weingut Abraham</text:p>
          </table:table-cell>
          <table:table-cell office:value-type="float" office:value="36.97043">
            <text:p>36.9704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 Iris</text:p>
          </table:table-cell>
          <table:table-cell office:value-type="string">
            <text:p>Ronco del Gnemi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600">
            <text:p>26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avwee4ymdacgbes7fsg7dfj</text:p>
          </table:table-cell>
          <table:table-cell office:value-type="string">
            <text:p>WHITE</text:p>
          </table:table-cell>
          <table:table-cell office:value-type="string">
            <text:p>Sauvignon Iris Bio</text:p>
          </table:table-cell>
          <table:table-cell office:value-type="string">
            <text:p>Ronco del Gnemiz</text:p>
          </table:table-cell>
          <table:table-cell office:value-type="float" office:value="44.593792">
            <text:p>44.59379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 Lozeta</text:p>
          </table:table-cell>
          <table:table-cell office:value-type="string">
            <text:p>Ronco del Gnemi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200">
            <text:p>7200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4ybt2v0hrga4mw7tgs</text:p>
          </table:table-cell>
          <table:table-cell office:value-type="string">
            <text:p>WHITE</text:p>
          </table:table-cell>
          <table:table-cell office:value-type="string">
            <text:p>Sauvignon Blanc Lozeta</text:p>
          </table:table-cell>
          <table:table-cell office:value-type="string">
            <text:p>Ronco del Gnemiz</text:p>
          </table:table-cell>
          <table:table-cell office:value-type="float" office:value="49.47714">
            <text:p>49.4771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 Sancerre</text:p>
          </table:table-cell>
          <table:table-cell office:value-type="string">
            <text:p>Vacher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7800">
            <text:p>7800</text:p>
          </table:table-cell>
          <table:table-cell office:value-type="float" office:value="3100">
            <text:p>310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wahdkkvbnrn3fjsrah</text:p>
          </table:table-cell>
          <table:table-cell office:value-type="string">
            <text:p>WHITE</text:p>
          </table:table-cell>
          <table:table-cell office:value-type="string">
            <text:p>Sancerre Chambrates</text:p>
          </table:table-cell>
          <table:table-cell office:value-type="string">
            <text:p>Domaine Vacheron</text:p>
          </table:table-cell>
          <table:table-cell office:value-type="float" office:value="30.501015">
            <text:p>30.50101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 Ronco delle Mele</text:p>
          </table:table-cell>
          <table:table-cell office:value-type="string">
            <text:p>Veni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200">
            <text:p>8200</text:p>
          </table:table-cell>
          <table:table-cell office:value-type="float" office:value="3100">
            <text:p>31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64xrr18y47rpcfxx0</text:p>
          </table:table-cell>
          <table:table-cell office:value-type="string">
            <text:p>WHITE</text:p>
          </table:table-cell>
          <table:table-cell office:value-type="string">
            <text:p>Sauvignon Ronco delle Mele</text:p>
          </table:table-cell>
          <table:table-cell office:value-type="string">
            <text:p>Venica &amp; Venica</text:p>
          </table:table-cell>
          <table:table-cell office:value-type="float" office:value="50.153793">
            <text:p>50.15379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 Lozeta</text:p>
          </table:table-cell>
          <table:table-cell office:value-type="string">
            <text:p>Ronco del Gnemi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3200">
            <text:p>32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avwee4ybt2v0hrga4mw7tgs</text:p>
          </table:table-cell>
          <table:table-cell office:value-type="string">
            <text:p>WHITE</text:p>
          </table:table-cell>
          <table:table-cell office:value-type="string">
            <text:p>Sauvignon Blanc Lozeta</text:p>
          </table:table-cell>
          <table:table-cell office:value-type="string">
            <text:p>Ronco del Gnemiz</text:p>
          </table:table-cell>
          <table:table-cell office:value-type="float" office:value="49.47714">
            <text:p>49.4771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 Ertichetta Scura</text:p>
          </table:table-cell>
          <table:table-cell office:value-type="string">
            <text:p>Borgo del Tigl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9500">
            <text:p>9500</text:p>
          </table:table-cell>
          <table:table-cell office:value-type="float" office:value="3500">
            <text:p>35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vsgp6e59aak2hw96yx</text:p>
          </table:table-cell>
          <table:table-cell office:value-type="string">
            <text:p>WHITE</text:p>
          </table:table-cell>
          <table:table-cell office:value-type="string">
            <text:p>Sauvignon Collio</text:p>
          </table:table-cell>
          <table:table-cell office:value-type="string">
            <text:p>Borgo del Tiglio</text:p>
          </table:table-cell>
          <table:table-cell office:value-type="float" office:value="35.27675">
            <text:p>35.2767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 Quarz 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Sauvignon Blanc Quarz</text:p>
          </table:table-cell>
          <table:table-cell office:value-type="string">
            <text:p>Kellerei Terlan / Cantina Terlano</text:p>
          </table:table-cell>
          <table:table-cell office:value-type="float" office:value="40.107864">
            <text:p>40.10786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 Quarz 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500">
            <text:p>8500</text:p>
          </table:table-cell>
          <table:table-cell office:value-type="float" office:value="3600">
            <text:p>3600</text:p>
          </table:table-cell>
          <table:table-cell office:value-type="float" office:value="31">
            <text:p>3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Sauvignon Blanc Quarz</text:p>
          </table:table-cell>
          <table:table-cell office:value-type="string">
            <text:p>Kellerei Terlan / Cantina Terlano</text:p>
          </table:table-cell>
          <table:table-cell office:value-type="float" office:value="40.107864">
            <text:p>40.10786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 TE KOKO</text:p>
          </table:table-cell>
          <table:table-cell office:value-type="string">
            <text:p>Cloudy Ba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800">
            <text:p>8800</text:p>
          </table:table-cell>
          <table:table-cell office:value-type="float" office:value="3750">
            <text:p>375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e0fwx8ezr0z8ghx0v</text:p>
          </table:table-cell>
          <table:table-cell office:value-type="string">
            <text:p>WHITE</text:p>
          </table:table-cell>
          <table:table-cell office:value-type="string">
            <text:p>Sauvignon Blanc Te Koko</text:p>
          </table:table-cell>
          <table:table-cell office:value-type="string">
            <text:p>Cloudy Bay</text:p>
          </table:table-cell>
          <table:table-cell office:value-type="float" office:value="55.61051">
            <text:p>55.6105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 Les Hauts de Smith Blanc</text:p>
          </table:table-cell>
          <table:table-cell office:value-type="string">
            <text:p>Smith Haut Lafi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500">
            <text:p>8500</text:p>
          </table:table-cell>
          <table:table-cell office:value-type="float" office:value="4000">
            <text:p>4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nkskk69ksesa5x3zk</text:p>
          </table:table-cell>
          <table:table-cell office:value-type="string">
            <text:p>WHITE</text:p>
          </table:table-cell>
          <table:table-cell office:value-type="string">
            <text:p>Les Hauts de Smith Pessac-Leognan Blanc</text:p>
          </table:table-cell>
          <table:table-cell office:value-type="string">
            <text:p>Château Smith Haut-Lafitte</text:p>
          </table:table-cell>
          <table:table-cell office:value-type="float" office:value="48.869682">
            <text:p>48.86968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 Lieben Aich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0300">
            <text:p>10300</text:p>
          </table:table-cell>
          <table:table-cell office:value-type="float" office:value="4600">
            <text:p>46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9b3gdt3dksv5jy13q</text:p>
          </table:table-cell>
          <table:table-cell office:value-type="string">
            <text:p>WHITE</text:p>
          </table:table-cell>
          <table:table-cell office:value-type="string">
            <text:p>Sauvignon Blanc Lieben Aich Bio</text:p>
          </table:table-cell>
          <table:table-cell office:value-type="string">
            <text:p>Manincor</text:p>
          </table:table-cell>
          <table:table-cell office:value-type="float" office:value="43.34854">
            <text:p>43.348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 Etienne Sancerre</text:p>
          </table:table-cell>
          <table:table-cell office:value-type="string">
            <text:p>Henri Bourgeo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000">
            <text:p>9000</text:p>
          </table:table-cell>
          <table:table-cell office:value-type="float" office:value="4800">
            <text:p>48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ncqfe5cmf5ndb1jvvt</text:p>
          </table:table-cell>
          <table:table-cell office:value-type="string">
            <text:p>WHITE</text:p>
          </table:table-cell>
          <table:table-cell office:value-type="string">
            <text:p>Sancerre Etienne Henri</text:p>
          </table:table-cell>
          <table:table-cell office:value-type="string">
            <text:p>Henri Bourgeois</text:p>
          </table:table-cell>
          <table:table-cell office:value-type="float" office:value="46.665386">
            <text:p>46.66538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 Vigna Rachtl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500">
            <text:p>11500</text:p>
          </table:table-cell>
          <table:table-cell office:value-type="float" office:value="5000">
            <text:p>5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m5chdak9pp6qrvfh</text:p>
          </table:table-cell>
          <table:table-cell office:value-type="string">
            <text:p>WHITE</text:p>
          </table:table-cell>
          <table:table-cell office:value-type="string">
            <text:p>Sauvignon Blanc Rachtl</text:p>
          </table:table-cell>
          <table:table-cell office:value-type="string">
            <text:p>Tiefenbrunner</text:p>
          </table:table-cell>
          <table:table-cell office:value-type="float" office:value="39.230545">
            <text:p>39.23054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 Vigna Rachtl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5300">
            <text:p>53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sq47vfm5chdak9pp6qrvfh</text:p>
          </table:table-cell>
          <table:table-cell office:value-type="string">
            <text:p>WHITE</text:p>
          </table:table-cell>
          <table:table-cell office:value-type="string">
            <text:p>Sauvignon Blanc Rachtl</text:p>
          </table:table-cell>
          <table:table-cell office:value-type="string">
            <text:p>Tiefenbrunner</text:p>
          </table:table-cell>
          <table:table-cell office:value-type="float" office:value="39.230545">
            <text:p>39.23054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 Ried Zieregg</text:p>
          </table:table-cell>
          <table:table-cell office:value-type="string">
            <text:p>Temen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800">
            <text:p>9800</text:p>
          </table:table-cell>
          <table:table-cell office:value-type="float" office:value="5100">
            <text:p>51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7mxp3qbt1ddm3evk4</text:p>
          </table:table-cell>
          <table:table-cell office:value-type="string">
            <text:p>WHITE</text:p>
          </table:table-cell>
          <table:table-cell office:value-type="string">
            <text:p>Ried Zieregg Dreieck</text:p>
          </table:table-cell>
          <table:table-cell office:value-type="string">
            <text:p>Tement</text:p>
          </table:table-cell>
          <table:table-cell office:value-type="float" office:value="37.89379">
            <text:p>37.8937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 Ried Zieregg</text:p>
          </table:table-cell>
          <table:table-cell office:value-type="string">
            <text:p>Temen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4700">
            <text:p>47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17mxp3qbt1ddm3evk4</text:p>
          </table:table-cell>
          <table:table-cell office:value-type="string">
            <text:p>WHITE</text:p>
          </table:table-cell>
          <table:table-cell office:value-type="string">
            <text:p>Ried Zieregg Dreieck</text:p>
          </table:table-cell>
          <table:table-cell office:value-type="string">
            <text:p>Tement</text:p>
          </table:table-cell>
          <table:table-cell office:value-type="float" office:value="37.89379">
            <text:p>37.8937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 Sancerre Les Romains</text:p>
          </table:table-cell>
          <table:table-cell office:value-type="string">
            <text:p>Vacher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5900">
            <text:p>59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wavrc0ykvdbhgrckp6</text:p>
          </table:table-cell>
          <table:table-cell office:value-type="string">
            <text:p>WHITE</text:p>
          </table:table-cell>
          <table:table-cell office:value-type="string">
            <text:p>Sancerre Les Romains</text:p>
          </table:table-cell>
          <table:table-cell office:value-type="string">
            <text:p>Domaine Vacheron</text:p>
          </table:table-cell>
          <table:table-cell office:value-type="float" office:value="38.85888">
            <text:p>38.8588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 Sancerre Les Romains</text:p>
          </table:table-cell>
          <table:table-cell office:value-type="string">
            <text:p>Alphonse Mel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6100">
            <text:p>61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vx7ay9bq3genbnqhmd</text:p>
          </table:table-cell>
          <table:table-cell office:value-type="string">
            <text:p>RED</text:p>
          </table:table-cell>
          <table:table-cell office:value-type="string">
            <text:p>Les Romains Sancerre</text:p>
          </table:table-cell>
          <table:table-cell office:value-type="string">
            <text:p>Alphonse Mellot</text:p>
          </table:table-cell>
          <table:table-cell office:value-type="float" office:value="53.05504">
            <text:p>53.0550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 Sancerre la Grande Cote</text:p>
          </table:table-cell>
          <table:table-cell office:value-type="string">
            <text:p>Pascal Cota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3000">
            <text:p>13000</text:p>
          </table:table-cell>
          <table:table-cell office:value-type="float" office:value="6700">
            <text:p>67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ze54vv15g4f0wgyq7</text:p>
          </table:table-cell>
          <table:table-cell office:value-type="string">
            <text:p>WHITE</text:p>
          </table:table-cell>
          <table:table-cell office:value-type="string">
            <text:p>Sancerre La Grande Côte</text:p>
          </table:table-cell>
          <table:table-cell office:value-type="string">
            <text:p>Pascal Cotat</text:p>
          </table:table-cell>
          <table:table-cell office:value-type="float" office:value="52.294518">
            <text:p>52.29451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 Sancerre le Mont Damnee</text:p>
          </table:table-cell>
          <table:table-cell office:value-type="string">
            <text:p>Pascal Cota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6700">
            <text:p>67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4pmmh3381saca8c5bgcccpf</text:p>
          </table:table-cell>
          <table:table-cell office:value-type="string">
            <text:p>WHITE</text:p>
          </table:table-cell>
          <table:table-cell office:value-type="string">
            <text:p>Sancerre Les Monts Damnés</text:p>
          </table:table-cell>
          <table:table-cell office:value-type="string">
            <text:p>Pascal Cotat</text:p>
          </table:table-cell>
          <table:table-cell office:value-type="float" office:value="52.690575">
            <text:p>52.69057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 Sauvignon The Wine Collection </text:p>
          </table:table-cell>
          <table:table-cell office:value-type="string">
            <text:p>St. Michael 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6500">
            <text:p>16500</text:p>
          </table:table-cell>
          <table:table-cell office:value-type="float" office:value="7500">
            <text:p>75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2hjp0ptj1mn4wbnh0</text:p>
          </table:table-cell>
          <table:table-cell office:value-type="string">
            <text:p>WHITE</text:p>
          </table:table-cell>
          <table:table-cell office:value-type="string">
            <text:p>Sauvignon The Wine Collection</text:p>
          </table:table-cell>
          <table:table-cell office:value-type="string">
            <text:p>St. Michael-Eppan</text:p>
          </table:table-cell>
          <table:table-cell office:value-type="float" office:value="54.658287">
            <text:p>54.65828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 Baron de L</text:p>
          </table:table-cell>
          <table:table-cell office:value-type="string">
            <text:p>Ladoucet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4200">
            <text:p>14200</text:p>
          </table:table-cell>
          <table:table-cell office:value-type="float" office:value="7700">
            <text:p>77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njs21tt2q4m48fexv9</text:p>
          </table:table-cell>
          <table:table-cell office:value-type="string">
            <text:p>WHITE</text:p>
          </table:table-cell>
          <table:table-cell office:value-type="string">
            <text:p>Pouilly-Fumé Baron de L</text:p>
          </table:table-cell>
          <table:table-cell office:value-type="string">
            <text:p>Domaine de Ladoucette</text:p>
          </table:table-cell>
          <table:table-cell office:value-type="float" office:value="29.513165">
            <text:p>29.51316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 Buisson Renard</text:p>
          </table:table-cell>
          <table:table-cell office:value-type="string">
            <text:p>Daguene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2000">
            <text:p>22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t7bzg9z930ytz72je5</text:p>
          </table:table-cell>
          <table:table-cell office:value-type="string">
            <text:p>WHITE</text:p>
          </table:table-cell>
          <table:table-cell office:value-type="string">
            <text:p>Buisson Renard</text:p>
          </table:table-cell>
          <table:table-cell office:value-type="string">
            <text:p>Didier Dagueneau (Louis-Benjamin Dagueneau)</text:p>
          </table:table-cell>
          <table:table-cell office:value-type="float" office:value="38.78325">
            <text:p>38.7832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ULLER THURGAU Muller Thurgau </text:p>
          </table:table-cell>
          <table:table-cell office:value-type="string">
            <text:p>Pach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1200">
            <text:p>12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wze80gk8f0f496j1ab</text:p>
          </table:table-cell>
          <table:table-cell office:value-type="string">
            <text:p>WHITE</text:p>
          </table:table-cell>
          <table:table-cell office:value-type="string">
            <text:p>Müller Thurgau</text:p>
          </table:table-cell>
          <table:table-cell office:value-type="string">
            <text:p>Pacherhof</text:p>
          </table:table-cell>
          <table:table-cell office:value-type="float" office:value="57.120506">
            <text:p>57.12050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ULLER THURGAU Vinschgau</text:p>
          </table:table-cell>
          <table:table-cell office:value-type="string">
            <text:p>Unterort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1190">
            <text:p>119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vwvat5atk7sskfk9ew</text:p>
          </table:table-cell>
          <table:table-cell office:value-type="string">
            <text:p>WHITE</text:p>
          </table:table-cell>
          <table:table-cell office:value-type="string">
            <text:p>Müller Thurgau</text:p>
          </table:table-cell>
          <table:table-cell office:value-type="string">
            <text:p>Weingut Unterortl - Castel Juval</text:p>
          </table:table-cell>
          <table:table-cell office:value-type="float" office:value="29.74733">
            <text:p>29.7473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ULLER THURGAU Feldmarshall Von Fenner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300">
            <text:p>7300</text:p>
          </table:table-cell>
          <table:table-cell office:value-type="float" office:value="3400">
            <text:p>340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ezrd4vebp8esf2ybf</text:p>
          </table:table-cell>
          <table:table-cell office:value-type="string">
            <text:p>WHITE</text:p>
          </table:table-cell>
          <table:table-cell office:value-type="string">
            <text:p>Müller Thurgau Feldmarschall von Fenner</text:p>
          </table:table-cell>
          <table:table-cell office:value-type="string">
            <text:p>Tiefenbrunner</text:p>
          </table:table-cell>
          <table:table-cell office:value-type="float" office:value="56.850876">
            <text:p>56.85087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Lugana</text:p>
          </table:table-cell>
          <table:table-cell office:value-type="string">
            <text:p>Oliv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800">
            <text:p>80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b7qp7kq1pccfps7hdy</text:p>
          </table:table-cell>
          <table:table-cell office:value-type="string">
            <text:p>WHITE</text:p>
          </table:table-cell>
          <table:table-cell office:value-type="string">
            <text:p>Lugana</text:p>
          </table:table-cell>
          <table:table-cell office:value-type="string">
            <text:p>Olivini</text:p>
          </table:table-cell>
          <table:table-cell office:value-type="float" office:value="38.770866">
            <text:p>38.77086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Boschera Centogufi</text:p>
          </table:table-cell>
          <table:table-cell office:value-type="string">
            <text:p>Malib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700">
            <text:p>7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j6d08th3hdaf6q0whe</text:p>
          </table:table-cell>
          <table:table-cell office:value-type="string">
            <text:p>WHITE</text:p>
          </table:table-cell>
          <table:table-cell office:value-type="string">
            <text:p>Vigna Centogufi</text:p>
          </table:table-cell>
          <table:table-cell office:value-type="string">
            <text:p>Malibràn</text:p>
          </table:table-cell>
          <table:table-cell office:value-type="float" office:value="44.419544">
            <text:p>44.41954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Moscato Giallo Secco</text:p>
          </table:table-cell>
          <table:table-cell office:value-type="string">
            <text:p>Franz Ha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500">
            <text:p>5500</text:p>
          </table:table-cell>
          <table:table-cell office:value-type="float" office:value="1600">
            <text:p>16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pg268wschzkyps10g6</text:p>
          </table:table-cell>
          <table:table-cell office:value-type="string">
            <text:p>WHITE</text:p>
          </table:table-cell>
          <table:table-cell office:value-type="string">
            <text:p>Moscato Giallo Vigneti delle Dolomiti</text:p>
          </table:table-cell>
          <table:table-cell office:value-type="string">
            <text:p>Franz Haas</text:p>
          </table:table-cell>
          <table:table-cell office:value-type="float" office:value="38.8502">
            <text:p>38.850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arjcanti</text:p>
          </table:table-cell>
          <table:table-cell office:value-type="string">
            <text:p>Gulf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800">
            <text:p>5800</text:p>
          </table:table-cell>
          <table:table-cell office:value-type="float" office:value="2200">
            <text:p>22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syh4zgs1ev6sath54</text:p>
          </table:table-cell>
          <table:table-cell office:value-type="string">
            <text:p>WHITE</text:p>
          </table:table-cell>
          <table:table-cell office:value-type="string">
            <text:p>Carjcanti Bianco Bio</text:p>
          </table:table-cell>
          <table:table-cell office:value-type="string">
            <text:p>Gulfi</text:p>
          </table:table-cell>
          <table:table-cell office:value-type="float" office:value="41.757507">
            <text:p>41.75750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Steinkrügle Gutedel</text:p>
          </table:table-cell>
          <table:table-cell office:value-type="string">
            <text:p>Ziereis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500">
            <text:p>6500</text:p>
          </table:table-cell>
          <table:table-cell office:value-type="float" office:value="2100">
            <text:p>21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qc6gka4dsfw7kxe6hq</text:p>
          </table:table-cell>
          <table:table-cell office:value-type="string">
            <text:p>DESSERT</text:p>
          </table:table-cell>
          <table:table-cell office:value-type="string">
            <text:p>Steinkrügle</text:p>
          </table:table-cell>
          <table:table-cell office:value-type="string">
            <text:p>Ziereisen</text:p>
          </table:table-cell>
          <table:table-cell office:value-type="float" office:value="40.215256">
            <text:p>40.21525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Semillon</text:p>
          </table:table-cell>
          <table:table-cell office:value-type="string">
            <text:p>Principe Alberi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arvcmhg8653qfw6k7bjkcpk</text:p>
          </table:table-cell>
          <table:table-cell office:value-type="string">
            <text:p>WHITE</text:p>
          </table:table-cell>
          <table:table-cell office:value-type="string">
            <text:p>Private Blend White</text:p>
          </table:table-cell>
          <table:table-cell office:value-type="string">
            <text:p>Principe de Ouro</text:p>
          </table:table-cell>
          <table:table-cell office:value-type="float" office:value="18.133024">
            <text:p>18.13302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Fojana Rebula</text:p>
          </table:table-cell>
          <table:table-cell office:value-type="string">
            <text:p>Edi Simc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800">
            <text:p>7800</text:p>
          </table:table-cell>
          <table:table-cell office:value-type="float" office:value="3500">
            <text:p>35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z9zfzq9s13253496n</text:p>
          </table:table-cell>
          <table:table-cell office:value-type="string">
            <text:p>RED</text:p>
          </table:table-cell>
          <table:table-cell office:value-type="string">
            <text:p>Single Vineyard Fojana Rebulu</text:p>
          </table:table-cell>
          <table:table-cell office:value-type="string">
            <text:p>Edi Simčič</text:p>
          </table:table-cell>
          <table:table-cell office:value-type="float" office:value="43.65384">
            <text:p>43.6538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Aligoté Clos du Roy</text:p>
          </table:table-cell>
          <table:table-cell office:value-type="string">
            <text:p>Sylvain Patail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8800">
            <text:p>8800</text:p>
          </table:table-cell>
          <table:table-cell office:value-type="float" office:value="3700">
            <text:p>37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11b1ar1aqhnq1b71jk</text:p>
          </table:table-cell>
          <table:table-cell office:value-type="string">
            <text:p>WHITE</text:p>
          </table:table-cell>
          <table:table-cell office:value-type="string">
            <text:p>Clos du Roy Bourgogne Aligoté</text:p>
          </table:table-cell>
          <table:table-cell office:value-type="string">
            <text:p>Sylvain Pataille</text:p>
          </table:table-cell>
          <table:table-cell office:value-type="float" office:value="56.242363">
            <text:p>56.24236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Franschhoek Semillon</text:p>
          </table:table-cell>
          <table:table-cell office:value-type="string">
            <text:p>Boekenhoutsklo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500">
            <text:p>8500</text:p>
          </table:table-cell>
          <table:table-cell office:value-type="float" office:value="3800">
            <text:p>38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smckp2aa9wpwq49v0r</text:p>
          </table:table-cell>
          <table:table-cell office:value-type="string">
            <text:p>RED</text:p>
          </table:table-cell>
          <table:table-cell office:value-type="string">
            <text:p>Cabernet Sauvignon Franschhoek</text:p>
          </table:table-cell>
          <table:table-cell office:value-type="string">
            <text:p>Boekenhoutskloof</text:p>
          </table:table-cell>
          <table:table-cell office:value-type="float" office:value="39.8185">
            <text:p>39.818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Il San Lorenzo</text:p>
          </table:table-cell>
          <table:table-cell office:value-type="string">
            <text:p>Fattoria San Lorenz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8000">
            <text:p>8000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mvjtwd4a3qa9agzce</text:p>
          </table:table-cell>
          <table:table-cell office:value-type="string">
            <text:p>RED</text:p>
          </table:table-cell>
          <table:table-cell office:value-type="string">
            <text:p>Il San Lorenzo</text:p>
          </table:table-cell>
          <table:table-cell office:value-type="string">
            <text:p>Fattoria San Lorenzo</text:p>
          </table:table-cell>
          <table:table-cell office:value-type="float" office:value="53.964363">
            <text:p>53.96436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Trebbiano d'Abruzzo</text:p>
          </table:table-cell>
          <table:table-cell office:value-type="string">
            <text:p>Emidio Pep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1200">
            <text:p>11200</text:p>
          </table:table-cell>
          <table:table-cell office:value-type="float" office:value="4300">
            <text:p>43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rq9ze45xa65j5jpnm1</text:p>
          </table:table-cell>
          <table:table-cell office:value-type="string">
            <text:p>WHITE</text:p>
          </table:table-cell>
          <table:table-cell office:value-type="string">
            <text:p>Trebbiano d'Abruzzo</text:p>
          </table:table-cell>
          <table:table-cell office:value-type="string">
            <text:p>Emidio Pepe</text:p>
          </table:table-cell>
          <table:table-cell office:value-type="float" office:value="45.269585">
            <text:p>45.26958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Pecorino d´Abruzzo</text:p>
          </table:table-cell>
          <table:table-cell office:value-type="string">
            <text:p>Emidio Pep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1200">
            <text:p>11200</text:p>
          </table:table-cell>
          <table:table-cell office:value-type="float" office:value="4300">
            <text:p>43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rq7cpvha6n6bye2qtg</text:p>
          </table:table-cell>
          <table:table-cell office:value-type="string">
            <text:p>WHITE</text:p>
          </table:table-cell>
          <table:table-cell office:value-type="string">
            <text:p>Pecorino</text:p>
          </table:table-cell>
          <table:table-cell office:value-type="string">
            <text:p>Emidio Pepe</text:p>
          </table:table-cell>
          <table:table-cell office:value-type="float" office:value="39.000546">
            <text:p>39.00054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Albarino Pazo Barrantes</text:p>
          </table:table-cell>
          <table:table-cell office:value-type="string">
            <text:p>Marques Murrie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200">
            <text:p>10200</text:p>
          </table:table-cell>
          <table:table-cell office:value-type="float" office:value="4200">
            <text:p>42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jcyj2rzfy43takw62x</text:p>
          </table:table-cell>
          <table:table-cell office:value-type="string">
            <text:p>WHITE</text:p>
          </table:table-cell>
          <table:table-cell office:value-type="string">
            <text:p>La Comtesse de Pazo Barrantes Albariño</text:p>
          </table:table-cell>
          <table:table-cell office:value-type="string">
            <text:p>Marqués de Murrieta - Pazo Barrantes</text:p>
          </table:table-cell>
          <table:table-cell office:value-type="float" office:value="40.30708">
            <text:p>40.3070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ondrieu Combe Malleval</text:p>
          </table:table-cell>
          <table:table-cell office:value-type="string">
            <text:p>Ogi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4000">
            <text:p>14000</text:p>
          </table:table-cell>
          <table:table-cell office:value-type="float" office:value="5700">
            <text:p>57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rcrtx0m8s8ggracaar</text:p>
          </table:table-cell>
          <table:table-cell office:value-type="string">
            <text:p>WHITE</text:p>
          </table:table-cell>
          <table:table-cell office:value-type="string">
            <text:p>La Combe de Malleval Condrieu</text:p>
          </table:table-cell>
          <table:table-cell office:value-type="string">
            <text:p>Michel &amp; Stéphane Ogier</text:p>
          </table:table-cell>
          <table:table-cell office:value-type="float" office:value="37.488243">
            <text:p>37.48824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Trebbiano </text:p>
          </table:table-cell>
          <table:table-cell office:value-type="string">
            <text:p>Monterap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1800">
            <text:p>11800</text:p>
          </table:table-cell>
          <table:table-cell office:value-type="float" office:value="5800">
            <text:p>58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3zxkdfzrksqyzxwetp</text:p>
          </table:table-cell>
          <table:table-cell office:value-type="string">
            <text:p>WHITE</text:p>
          </table:table-cell>
          <table:table-cell office:value-type="string">
            <text:p>Trebbiano Colli della Toscana Centrale</text:p>
          </table:table-cell>
          <table:table-cell office:value-type="string">
            <text:p>Monteraponi</text:p>
          </table:table-cell>
          <table:table-cell office:value-type="float" office:value="34.788685">
            <text:p>34.78868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los de la Coulee de Serrant</text:p>
          </table:table-cell>
          <table:table-cell office:value-type="string">
            <text:p>Nicolas Jol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5000">
            <text:p>15000</text:p>
          </table:table-cell>
          <table:table-cell office:value-type="float" office:value="7500">
            <text:p>75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v06ynaty6rcxkr29ks</text:p>
          </table:table-cell>
          <table:table-cell office:value-type="string">
            <text:p>WHITE</text:p>
          </table:table-cell>
          <table:table-cell office:value-type="string">
            <text:p>Savennières Clos de la Coulée de Serrant</text:p>
          </table:table-cell>
          <table:table-cell office:value-type="string">
            <text:p>Nicolas Joly</text:p>
          </table:table-cell>
          <table:table-cell office:value-type="float" office:value="56.81907">
            <text:p>56.8190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FMC</text:p>
          </table:table-cell>
          <table:table-cell office:value-type="string">
            <text:p>Ken Forres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6500">
            <text:p>16500</text:p>
          </table:table-cell>
          <table:table-cell office:value-type="float" office:value="7200">
            <text:p>72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601ytejqpjnq7cnyk0</text:p>
          </table:table-cell>
          <table:table-cell office:value-type="string">
            <text:p>WHITE</text:p>
          </table:table-cell>
          <table:table-cell office:value-type="string">
            <text:p>The FMC Chenin Blanc</text:p>
          </table:table-cell>
          <table:table-cell office:value-type="string">
            <text:p>Ken Forrester</text:p>
          </table:table-cell>
          <table:table-cell office:value-type="float" office:value="44.400158">
            <text:p>44.40015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SCHIST</text:p>
          </table:table-cell>
          <table:table-cell office:value-type="string">
            <text:p>Mullineu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8300">
            <text:p>83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4pmmh5gq4s73f6qb3rngt63</text:p>
          </table:table-cell>
          <table:table-cell office:value-type="string">
            <text:p>RED</text:p>
          </table:table-cell>
          <table:table-cell office:value-type="string">
            <text:p>Schist Syrah</text:p>
          </table:table-cell>
          <table:table-cell office:value-type="string">
            <text:p>Mullineux</text:p>
          </table:table-cell>
          <table:table-cell office:value-type="float" office:value="36.747017">
            <text:p>36.74701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GRANITE</text:p>
          </table:table-cell>
          <table:table-cell office:value-type="string">
            <text:p>Mullineu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8300">
            <text:p>83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4pmmgaaxaee9bj079yg35jc</text:p>
          </table:table-cell>
          <table:table-cell office:value-type="string">
            <text:p>RED</text:p>
          </table:table-cell>
          <table:table-cell office:value-type="string">
            <text:p>Granite Syrah</text:p>
          </table:table-cell>
          <table:table-cell office:value-type="string">
            <text:p>Mullineux</text:p>
          </table:table-cell>
          <table:table-cell office:value-type="float" office:value="35.83594">
            <text:p>35.8359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Gutedel Jaspis Hoch 104</text:p>
          </table:table-cell>
          <table:table-cell office:value-type="string">
            <text:p>Ziereis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2500">
            <text:p>22500</text:p>
          </table:table-cell>
          <table:table-cell office:value-type="float" office:value="11600">
            <text:p>116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zwjprx6av74hkm6dbea</text:p>
          </table:table-cell>
          <table:table-cell office:value-type="string">
            <text:p>DESSERT</text:p>
          </table:table-cell>
          <table:table-cell office:value-type="string">
            <text:p>Jaspis Roter Gütedel Unterirdisch</text:p>
          </table:table-cell>
          <table:table-cell office:value-type="string">
            <text:p>Ziereisen</text:p>
          </table:table-cell>
          <table:table-cell office:value-type="float" office:value="41.633858">
            <text:p>41.63385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Mareneve</text:p>
          </table:table-cell>
          <table:table-cell office:value-type="string">
            <text:p>Federico Grazi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500">
            <text:p>7500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9r4tar23j10s0vrw2p</text:p>
          </table:table-cell>
          <table:table-cell office:value-type="string">
            <text:p>WHITE</text:p>
          </table:table-cell>
          <table:table-cell office:value-type="string">
            <text:p>Mareneve</text:p>
          </table:table-cell>
          <table:table-cell office:value-type="string">
            <text:p>Federico Graziani</text:p>
          </table:table-cell>
          <table:table-cell office:value-type="float" office:value="56.367786">
            <text:p>56.36778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Etna Bianco </text:p>
          </table:table-cell>
          <table:table-cell office:value-type="string">
            <text:p>Terre Ne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200">
            <text:p>5200</text:p>
          </table:table-cell>
          <table:table-cell office:value-type="float" office:value="2400">
            <text:p>24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3ytwf7a3gmj810363</text:p>
          </table:table-cell>
          <table:table-cell office:value-type="string">
            <text:p>WHITE</text:p>
          </table:table-cell>
          <table:table-cell office:value-type="string">
            <text:p>Etna Bianco</text:p>
          </table:table-cell>
          <table:table-cell office:value-type="string">
            <text:p>Tenuta delle Terre Nere</text:p>
          </table:table-cell>
          <table:table-cell office:value-type="float" office:value="30.995096">
            <text:p>30.99509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Soave Classico "I Palchi" Foscarino</text:p>
          </table:table-cell>
          <table:table-cell office:value-type="string">
            <text:p>Ina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000">
            <text:p>6000</text:p>
          </table:table-cell>
          <table:table-cell office:value-type="float" office:value="2500">
            <text:p>25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2c2wrcbqhfnrxkbyz</text:p>
          </table:table-cell>
          <table:table-cell office:value-type="string">
            <text:p>WHITE</text:p>
          </table:table-cell>
          <table:table-cell office:value-type="string">
            <text:p>Soave Classico I Palchi Grande Cuvée Foscarino</text:p>
          </table:table-cell>
          <table:table-cell office:value-type="string">
            <text:p>Inama Azienda Agricola</text:p>
          </table:table-cell>
          <table:table-cell office:value-type="float" office:value="45.721687">
            <text:p>45.72168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Ameixambar</text:p>
          </table:table-cell>
          <table:table-cell office:value-type="string">
            <text:p>Adega do Vulca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600">
            <text:p>6600</text:p>
          </table:table-cell>
          <table:table-cell office:value-type="float" office:value="2600">
            <text:p>26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kzng5ce4gcykrxkjftb</text:p>
          </table:table-cell>
          <table:table-cell office:value-type="string">
            <text:p>SPARKLING</text:p>
          </table:table-cell>
          <table:table-cell office:value-type="string">
            <text:p>Plexus White</text:p>
          </table:table-cell>
          <table:table-cell office:value-type="string">
            <text:p>Adega Cartaxo</text:p>
          </table:table-cell>
          <table:table-cell office:value-type="float" office:value="18.817713">
            <text:p>18.81771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Idda Bianco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300">
            <text:p>8300</text:p>
          </table:table-cell>
          <table:table-cell office:value-type="float" office:value="2700">
            <text:p>27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9y9541kx9naws6mn</text:p>
          </table:table-cell>
          <table:table-cell office:value-type="string">
            <text:p>WHITE</text:p>
          </table:table-cell>
          <table:table-cell office:value-type="string">
            <text:p>Idda Bianco</text:p>
          </table:table-cell>
          <table:table-cell office:value-type="string">
            <text:p>Gaja</text:p>
          </table:table-cell>
          <table:table-cell office:value-type="float" office:value="41.52204">
            <text:p>41.5220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Vigne Niche Montalto</text:p>
          </table:table-cell>
          <table:table-cell office:value-type="string">
            <text:p>Tenuta Terre Ne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000">
            <text:p>9000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03f7pjecb9bm5jrbk</text:p>
          </table:table-cell>
          <table:table-cell office:value-type="string">
            <text:p>WHITE</text:p>
          </table:table-cell>
          <table:table-cell office:value-type="string">
            <text:p>Etna Bianco Cuvée delle Vigne Niche</text:p>
          </table:table-cell>
          <table:table-cell office:value-type="string">
            <text:p>Tenuta delle Terre Nere</text:p>
          </table:table-cell>
          <table:table-cell office:value-type="float" office:value="35.26043">
            <text:p>35.2604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Vigne Niche Montalto</text:p>
          </table:table-cell>
          <table:table-cell office:value-type="string">
            <text:p>Tenuta Terre Ne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000">
            <text:p>9000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03f7pjecb9bm5jrbk</text:p>
          </table:table-cell>
          <table:table-cell office:value-type="string">
            <text:p>WHITE</text:p>
          </table:table-cell>
          <table:table-cell office:value-type="string">
            <text:p>Etna Bianco Cuvée delle Vigne Niche</text:p>
          </table:table-cell>
          <table:table-cell office:value-type="string">
            <text:p>Tenuta delle Terre Nere</text:p>
          </table:table-cell>
          <table:table-cell office:value-type="float" office:value="35.26043">
            <text:p>35.2604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Vigne Niche Montalto</text:p>
          </table:table-cell>
          <table:table-cell office:value-type="string">
            <text:p>Tenuta Terre Ne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9000">
            <text:p>9000</text:p>
          </table:table-cell>
          <table:table-cell office:value-type="float" office:value="4300">
            <text:p>43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03f7pjecb9bm5jrbk</text:p>
          </table:table-cell>
          <table:table-cell office:value-type="string">
            <text:p>WHITE</text:p>
          </table:table-cell>
          <table:table-cell office:value-type="string">
            <text:p>Etna Bianco Cuvée delle Vigne Niche</text:p>
          </table:table-cell>
          <table:table-cell office:value-type="string">
            <text:p>Tenuta delle Terre Nere</text:p>
          </table:table-cell>
          <table:table-cell office:value-type="float" office:value="35.26043">
            <text:p>35.2604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Santo Spirito</text:p>
          </table:table-cell>
          <table:table-cell office:value-type="string">
            <text:p>Tenuta Terre Ne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qsxmw0eg4c4j50mag7rhj4</text:p>
          </table:table-cell>
          <table:table-cell office:value-type="string">
            <text:p>WHITE</text:p>
          </table:table-cell>
          <table:table-cell office:value-type="string">
            <text:p>Etna Santo Spirito Bianco</text:p>
          </table:table-cell>
          <table:table-cell office:value-type="string">
            <text:p>Tenuta delle Terre Nere</text:p>
          </table:table-cell>
          <table:table-cell office:value-type="float" office:value="38.88587">
            <text:p>38.8858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DU LOT</text:p>
          </table:table-cell>
          <table:table-cell office:value-type="string">
            <text:p>Ina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300">
            <text:p>9300</text:p>
          </table:table-cell>
          <table:table-cell office:value-type="float" office:value="3500">
            <text:p>35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2nsn8mkdb3we32281</text:p>
          </table:table-cell>
          <table:table-cell office:value-type="string">
            <text:p>WHITE</text:p>
          </table:table-cell>
          <table:table-cell office:value-type="string">
            <text:p>Soave Classico Vigneto du Lot</text:p>
          </table:table-cell>
          <table:table-cell office:value-type="string">
            <text:p>Inama Azienda Agricola</text:p>
          </table:table-cell>
          <table:table-cell office:value-type="float" office:value="26.607946">
            <text:p>26.60794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alvarino</text:p>
          </table:table-cell>
          <table:table-cell office:value-type="string">
            <text:p>Piero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9300">
            <text:p>9300</text:p>
          </table:table-cell>
          <table:table-cell office:value-type="float" office:value="4900">
            <text:p>4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4tjshy9tb20x9c3ac</text:p>
          </table:table-cell>
          <table:table-cell office:value-type="string">
            <text:p>WHITE</text:p>
          </table:table-cell>
          <table:table-cell office:value-type="string">
            <text:p>Soave Classico Calvarino Bio</text:p>
          </table:table-cell>
          <table:table-cell office:value-type="string">
            <text:p>Pieropan</text:p>
          </table:table-cell>
          <table:table-cell office:value-type="float" office:value="34.788395">
            <text:p>34.78839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olaris Solaris Pustrissa</text:p>
          </table:table-cell>
          <table:table-cell office:value-type="string">
            <text:p>Laim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200">
            <text:p>4200</text:p>
          </table:table-cell>
          <table:table-cell office:value-type="float" office:value="1400">
            <text:p>14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twz6nve2ex9apdeh5k</text:p>
          </table:table-cell>
          <table:table-cell office:value-type="string">
            <text:p>WHITE</text:p>
          </table:table-cell>
          <table:table-cell office:value-type="string">
            <text:p>Pustrissa</text:p>
          </table:table-cell>
          <table:table-cell office:value-type="string">
            <text:p>Laimburg</text:p>
          </table:table-cell>
          <table:table-cell office:value-type="float" office:value="45.82088">
            <text:p>45.8208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olaris Vino del Passo</text:p>
          </table:table-cell>
          <table:table-cell office:value-type="string">
            <text:p>Liesele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300">
            <text:p>8300</text:p>
          </table:table-cell>
          <table:table-cell office:value-type="float" office:value="3700">
            <text:p>3700</text:p>
          </table:table-cell>
          <table:table-cell office:value-type="float" office:value="75">
            <text:p>7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8yfy68k5r6f4457naw</text:p>
          </table:table-cell>
          <table:table-cell office:value-type="string">
            <text:p>WHITE</text:p>
          </table:table-cell>
          <table:table-cell office:value-type="string">
            <text:p>Solaris Vino del Passo Bio</text:p>
          </table:table-cell>
          <table:table-cell office:value-type="string">
            <text:p>Lieselehof</text:p>
          </table:table-cell>
          <table:table-cell office:value-type="float" office:value="51.21995">
            <text:p>51.2199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Erbaluce </text:p>
          </table:table-cell>
          <table:table-cell office:value-type="string">
            <text:p>Ferran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1200">
            <text:p>12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cmtk40ya71bjhnk9k</text:p>
          </table:table-cell>
          <table:table-cell office:value-type="string">
            <text:p>WHITE</text:p>
          </table:table-cell>
          <table:table-cell office:value-type="string">
            <text:p>Erbaluce Cariola</text:p>
          </table:table-cell>
          <table:table-cell office:value-type="string">
            <text:p>Ferrando</text:p>
          </table:table-cell>
          <table:table-cell office:value-type="float" office:value="32.631577">
            <text:p>32.63157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Roero Arneis</text:p>
          </table:table-cell>
          <table:table-cell office:value-type="string">
            <text:p>Bruno Giaco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6200">
            <text:p>62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rfddxje37nb8mgzdsg</text:p>
          </table:table-cell>
          <table:table-cell office:value-type="string">
            <text:p>WHITE</text:p>
          </table:table-cell>
          <table:table-cell office:value-type="string">
            <text:p>Roero Arneis</text:p>
          </table:table-cell>
          <table:table-cell office:value-type="string">
            <text:p>Bruno Giacosa</text:p>
          </table:table-cell>
          <table:table-cell office:value-type="float" office:value="50.103256">
            <text:p>50.10325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Roero Arneis BLANGE</text:p>
          </table:table-cell>
          <table:table-cell office:value-type="string">
            <text:p>Cer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6200">
            <text:p>6200</text:p>
          </table:table-cell>
          <table:table-cell office:value-type="float" office:value="1500">
            <text:p>15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dcssjtppy7fmpq0c5</text:p>
          </table:table-cell>
          <table:table-cell office:value-type="string">
            <text:p>WHITE</text:p>
          </table:table-cell>
          <table:table-cell office:value-type="string">
            <text:p>Arneis Langhe Blange</text:p>
          </table:table-cell>
          <table:table-cell office:value-type="string">
            <text:p>Ceretto</text:p>
          </table:table-cell>
          <table:table-cell office:value-type="float" office:value="38.751743">
            <text:p>38.75174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Derthona Timorasso</text:p>
          </table:table-cell>
          <table:table-cell office:value-type="string">
            <text:p>Borgog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500">
            <text:p>7500</text:p>
          </table:table-cell>
          <table:table-cell office:value-type="float" office:value="2400">
            <text:p>240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w43h74myv9bsa1ycam</text:p>
          </table:table-cell>
          <table:table-cell office:value-type="string">
            <text:p>WHITE</text:p>
          </table:table-cell>
          <table:table-cell office:value-type="string">
            <text:p>Timorasso Derthona Bio</text:p>
          </table:table-cell>
          <table:table-cell office:value-type="string">
            <text:p>Borgogno</text:p>
          </table:table-cell>
          <table:table-cell office:value-type="float" office:value="43.943714">
            <text:p>43.94371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Derthona Timorasso</text:p>
          </table:table-cell>
          <table:table-cell office:value-type="string">
            <text:p>Borgog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w43h74myv9bsa1ycam</text:p>
          </table:table-cell>
          <table:table-cell office:value-type="string">
            <text:p>WHITE</text:p>
          </table:table-cell>
          <table:table-cell office:value-type="string">
            <text:p>Timorasso Derthona Bio</text:p>
          </table:table-cell>
          <table:table-cell office:value-type="string">
            <text:p>Borgogno</text:p>
          </table:table-cell>
          <table:table-cell office:value-type="float" office:value="43.943714">
            <text:p>43.94371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Grand Fosto</text:p>
          </table:table-cell>
          <table:table-cell office:value-type="string">
            <text:p>Marina Copp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000">
            <text:p>9000</text:p>
          </table:table-cell>
          <table:table-cell office:value-type="float" office:value="3900">
            <text:p>39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m3eecxn4w2dmaznmcr</text:p>
          </table:table-cell>
          <table:table-cell office:value-type="string">
            <text:p>WHITE</text:p>
          </table:table-cell>
          <table:table-cell office:value-type="string">
            <text:p>Grand Fostó</text:p>
          </table:table-cell>
          <table:table-cell office:value-type="string">
            <text:p>Marina Coppi</text:p>
          </table:table-cell>
          <table:table-cell office:value-type="float" office:value="49.42256">
            <text:p>49.4225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Derthona Scaldapulce</text:p>
          </table:table-cell>
          <table:table-cell office:value-type="string">
            <text:p>Borgog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3000">
            <text:p>13000</text:p>
          </table:table-cell>
          <table:table-cell office:value-type="float" office:value="6900">
            <text:p>6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w4e9wacdvtzpy3qywe</text:p>
          </table:table-cell>
          <table:table-cell office:value-type="string">
            <text:p>RED</text:p>
          </table:table-cell>
          <table:table-cell office:value-type="string">
            <text:p>Scaldapulce Derthona Borgogno</text:p>
          </table:table-cell>
          <table:table-cell office:value-type="string">
            <text:p>Borgogno</text:p>
          </table:table-cell>
          <table:table-cell office:value-type="float" office:value="47.93877">
            <text:p>47.9387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Timorasso Montemarzino</text:p>
          </table:table-cell>
          <table:table-cell office:value-type="string">
            <text:p>Roag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0800">
            <text:p>20800</text:p>
          </table:table-cell>
          <table:table-cell office:value-type="float" office:value="10400">
            <text:p>104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wtpxfd0sbcqeemc62t</text:p>
          </table:table-cell>
          <table:table-cell office:value-type="string">
            <text:p>WHITE</text:p>
          </table:table-cell>
          <table:table-cell office:value-type="string">
            <text:p>Derthona Montemarzino</text:p>
          </table:table-cell>
          <table:table-cell office:value-type="string">
            <text:p>Roagna</text:p>
          </table:table-cell>
          <table:table-cell office:value-type="float" office:value="39.61602">
            <text:p>39.6160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Ribolla Gialla</text:p>
          </table:table-cell>
          <table:table-cell office:value-type="string">
            <text:p>I Cliv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800">
            <text:p>8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02f8kr6681p77q7er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I Clivi</text:p>
          </table:table-cell>
          <table:table-cell office:value-type="float" office:value="46.517113">
            <text:p>46.51711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Friulano</text:p>
          </table:table-cell>
          <table:table-cell office:value-type="string">
            <text:p>I Cliv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800">
            <text:p>8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38dcgetj42nrrwjgr</text:p>
          </table:table-cell>
          <table:table-cell office:value-type="string">
            <text:p>WHITE</text:p>
          </table:table-cell>
          <table:table-cell office:value-type="string">
            <text:p>San Pietro Friulano</text:p>
          </table:table-cell>
          <table:table-cell office:value-type="string">
            <text:p>I Clivi</text:p>
          </table:table-cell>
          <table:table-cell office:value-type="float" office:value="36.982998">
            <text:p>36.98299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Slatnik (CH+Friulano)</text:p>
          </table:table-cell>
          <table:table-cell office:value-type="string">
            <text:p>Radik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100">
            <text:p>21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16mv9xj9c6pgsmjjbz</text:p>
          </table:table-cell>
          <table:table-cell office:value-type="string">
            <text:p>WHITE</text:p>
          </table:table-cell>
          <table:table-cell office:value-type="string">
            <text:p>Slatnik</text:p>
          </table:table-cell>
          <table:table-cell office:value-type="string">
            <text:p>Radikon</text:p>
          </table:table-cell>
          <table:table-cell office:value-type="float" office:value="45.701454">
            <text:p>45.7014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Malvasia COLLEZIONE MILLESIMI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7500">
            <text:p>7500</text:p>
          </table:table-cell>
          <table:table-cell office:value-type="float" office:value="2600">
            <text:p>26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yjyzv1ammcyyv7bgcp5yrh8</text:p>
          </table:table-cell>
          <table:table-cell office:value-type="string">
            <text:p>WHITE</text:p>
          </table:table-cell>
          <table:table-cell office:value-type="string">
            <text:p>Malvasia Dis Cumieris</text:p>
          </table:table-cell>
          <table:table-cell office:value-type="string">
            <text:p>Vie di Romans</text:p>
          </table:table-cell>
          <table:table-cell office:value-type="float" office:value="37.66425">
            <text:p>37.6642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Friulano</text:p>
          </table:table-cell>
          <table:table-cell office:value-type="string">
            <text:p>Borgo del Tigl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300">
            <text:p>23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svsee18011461an21tz</text:p>
          </table:table-cell>
          <table:table-cell office:value-type="string">
            <text:p>WHITE</text:p>
          </table:table-cell>
          <table:table-cell office:value-type="string">
            <text:p>Tocai Friulano</text:p>
          </table:table-cell>
          <table:table-cell office:value-type="string">
            <text:p>Borgo del Tiglio</text:p>
          </table:table-cell>
          <table:table-cell office:value-type="float" office:value="40.493565">
            <text:p>40.49356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Dolee Friulano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7500">
            <text:p>7500</text:p>
          </table:table-cell>
          <table:table-cell office:value-type="float" office:value="2400">
            <text:p>24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5xqzs4z0s71rakqkm</text:p>
          </table:table-cell>
          <table:table-cell office:value-type="string">
            <text:p>WHITE</text:p>
          </table:table-cell>
          <table:table-cell office:value-type="string">
            <text:p>Friulano Dolée</text:p>
          </table:table-cell>
          <table:table-cell office:value-type="string">
            <text:p>Vie di Romans</text:p>
          </table:table-cell>
          <table:table-cell office:value-type="float" office:value="46.80597">
            <text:p>46.8059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San Zuan</text:p>
          </table:table-cell>
          <table:table-cell office:value-type="string">
            <text:p>Ronco del Gnemi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800">
            <text:p>6800</text:p>
          </table:table-cell>
          <table:table-cell office:value-type="float" office:value="2600">
            <text:p>26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y23z9gmb6bcteqppsx</text:p>
          </table:table-cell>
          <table:table-cell office:value-type="string">
            <text:p>WHITE</text:p>
          </table:table-cell>
          <table:table-cell office:value-type="string">
            <text:p>Friulano San Zuan</text:p>
          </table:table-cell>
          <table:table-cell office:value-type="string">
            <text:p>Ronco del Gnemiz</text:p>
          </table:table-cell>
          <table:table-cell office:value-type="float" office:value="52.419136">
            <text:p>52.41913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San Zuan</text:p>
          </table:table-cell>
          <table:table-cell office:value-type="string">
            <text:p>Ronco del Gnemi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3200">
            <text:p>32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sq48y23z9gmb6bcteqppsx</text:p>
          </table:table-cell>
          <table:table-cell office:value-type="string">
            <text:p>WHITE</text:p>
          </table:table-cell>
          <table:table-cell office:value-type="string">
            <text:p>Friulano San Zuan</text:p>
          </table:table-cell>
          <table:table-cell office:value-type="string">
            <text:p>Ronco del Gnemiz</text:p>
          </table:table-cell>
          <table:table-cell office:value-type="float" office:value="52.419136">
            <text:p>52.41913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San Zuan</text:p>
          </table:table-cell>
          <table:table-cell office:value-type="string">
            <text:p>Ronco del Gnemi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sq48y23z9gmb6bcteqppsx</text:p>
          </table:table-cell>
          <table:table-cell office:value-type="string">
            <text:p>WHITE</text:p>
          </table:table-cell>
          <table:table-cell office:value-type="string">
            <text:p>Friulano San Zuan</text:p>
          </table:table-cell>
          <table:table-cell office:value-type="string">
            <text:p>Ronco del Gnemiz</text:p>
          </table:table-cell>
          <table:table-cell office:value-type="float" office:value="52.419136">
            <text:p>52.41913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Malvasia Italo Bruno</text:p>
          </table:table-cell>
          <table:table-cell office:value-type="string">
            <text:p>Borgo del Tigl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500">
            <text:p>8500</text:p>
          </table:table-cell>
          <table:table-cell office:value-type="float" office:value="4100">
            <text:p>41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vsbzkhqkq625h91bwd</text:p>
          </table:table-cell>
          <table:table-cell office:value-type="string">
            <text:p>WHITE</text:p>
          </table:table-cell>
          <table:table-cell office:value-type="string">
            <text:p>Malvasia Italo &amp; Bruno</text:p>
          </table:table-cell>
          <table:table-cell office:value-type="string">
            <text:p>Borgo del Tiglio</text:p>
          </table:table-cell>
          <table:table-cell office:value-type="float" office:value="57.45055">
            <text:p>57.4505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Ronco della Chiesa (Friulano)</text:p>
          </table:table-cell>
          <table:table-cell office:value-type="string">
            <text:p>Borgo del Tigl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600">
            <text:p>9600</text:p>
          </table:table-cell>
          <table:table-cell office:value-type="float" office:value="4600">
            <text:p>46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vs2ntacdvc99zfacdy</text:p>
          </table:table-cell>
          <table:table-cell office:value-type="string">
            <text:p>WHITE</text:p>
          </table:table-cell>
          <table:table-cell office:value-type="string">
            <text:p>Friulano Ronco della Chiesa</text:p>
          </table:table-cell>
          <table:table-cell office:value-type="string">
            <text:p>Borgo del Tiglio</text:p>
          </table:table-cell>
          <table:table-cell office:value-type="float" office:value="59.06205">
            <text:p>59.0620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Ribolla Gialla</text:p>
          </table:table-cell>
          <table:table-cell office:value-type="string">
            <text:p>Grav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4000">
            <text:p>14000</text:p>
          </table:table-cell>
          <table:table-cell office:value-type="float" office:value="6600">
            <text:p>66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kfp30jtsgmty7rzt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Gravner</text:p>
          </table:table-cell>
          <table:table-cell office:value-type="float" office:value="44.097206">
            <text:p>44.09720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Picolit SOL</text:p>
          </table:table-cell>
          <table:table-cell office:value-type="string">
            <text:p>Ronchi di Cia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20000">
            <text:p>20000</text:p>
          </table:table-cell>
          <table:table-cell office:value-type="float" office:value="9500">
            <text:p>9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1a74k7v3tprs5494rs</text:p>
          </table:table-cell>
          <table:table-cell office:value-type="string">
            <text:p>WHITE</text:p>
          </table:table-cell>
          <table:table-cell office:value-type="string">
            <text:p>Sôl</text:p>
          </table:table-cell>
          <table:table-cell office:value-type="string">
            <text:p>Ronchi di Cialla</text:p>
          </table:table-cell>
          <table:table-cell office:value-type="float" office:value="44.191635">
            <text:p>44.1916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uvee White Blend Saskia Miles</text:p>
          </table:table-cell>
          <table:table-cell office:value-type="string">
            <text:p>Mossop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cnf745hctyd7ehp8k8</text:p>
          </table:table-cell>
          <table:table-cell office:value-type="string">
            <text:p>WHITE</text:p>
          </table:table-cell>
          <table:table-cell office:value-type="string">
            <text:p>Saskia</text:p>
          </table:table-cell>
          <table:table-cell office:value-type="string">
            <text:p>Miles Mossop Wines</text:p>
          </table:table-cell>
          <table:table-cell office:value-type="float" office:value="32.598106">
            <text:p>32.59810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uvee Contessa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600">
            <text:p>4600</text:p>
          </table:table-cell>
          <table:table-cell office:value-type="float" office:value="1400">
            <text:p>140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fvrsnpar2gwvcgj4b8e1z0d</text:p>
          </table:table-cell>
          <table:table-cell office:value-type="string">
            <text:p>WHITE</text:p>
          </table:table-cell>
          <table:table-cell office:value-type="string">
            <text:p>la Contessa</text:p>
          </table:table-cell>
          <table:table-cell office:value-type="string">
            <text:p>Manincor</text:p>
          </table:table-cell>
          <table:table-cell office:value-type="float" office:value="37.347603">
            <text:p>37.34760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uvee Manna</text:p>
          </table:table-cell>
          <table:table-cell office:value-type="string">
            <text:p>Franz Ha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200">
            <text:p>5200</text:p>
          </table:table-cell>
          <table:table-cell office:value-type="float" office:value="1700">
            <text:p>17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cmap9n1dhfr7akpc4</text:p>
          </table:table-cell>
          <table:table-cell office:value-type="string">
            <text:p>WHITE</text:p>
          </table:table-cell>
          <table:table-cell office:value-type="string">
            <text:p>Manna Schweizer</text:p>
          </table:table-cell>
          <table:table-cell office:value-type="string">
            <text:p>Franz Haas</text:p>
          </table:table-cell>
          <table:table-cell office:value-type="float" office:value="38.93729">
            <text:p>38.9372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uvee Galea </text:p>
          </table:table-cell>
          <table:table-cell office:value-type="string">
            <text:p>I Cliv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1900">
            <text:p>19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sxkj8ndvcxqm5069da</text:p>
          </table:table-cell>
          <table:table-cell office:value-type="string">
            <text:p>WHITE</text:p>
          </table:table-cell>
          <table:table-cell office:value-type="string">
            <text:p>Clivi Galea Bianco</text:p>
          </table:table-cell>
          <table:table-cell office:value-type="string">
            <text:p>I Clivi</text:p>
          </table:table-cell>
          <table:table-cell office:value-type="float" office:value="39.42487">
            <text:p>39.4248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uvee Flors di Uis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200">
            <text:p>6200</text:p>
          </table:table-cell>
          <table:table-cell office:value-type="float" office:value="1900">
            <text:p>19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51jnpkk9pxe4ygtvq</text:p>
          </table:table-cell>
          <table:table-cell office:value-type="string">
            <text:p>WHITE</text:p>
          </table:table-cell>
          <table:table-cell office:value-type="string">
            <text:p>Flors di Uis</text:p>
          </table:table-cell>
          <table:table-cell office:value-type="string">
            <text:p>Vie di Romans</text:p>
          </table:table-cell>
          <table:table-cell office:value-type="float" office:value="52.24552">
            <text:p>52.2455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uvee Stoan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500">
            <text:p>6500</text:p>
          </table:table-cell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ny3zdnmy8t6fhvyr</text:p>
          </table:table-cell>
          <table:table-cell office:value-type="string">
            <text:p>WHITE</text:p>
          </table:table-cell>
          <table:table-cell office:value-type="string">
            <text:p>Stoan</text:p>
          </table:table-cell>
          <table:table-cell office:value-type="string">
            <text:p>Tramin</text:p>
          </table:table-cell>
          <table:table-cell office:value-type="float" office:value="41.250343">
            <text:p>41.25034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uvee Trias</text:p>
          </table:table-cell>
          <table:table-cell office:value-type="string">
            <text:p>Ignaz 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600">
            <text:p>5600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rqwh2b0tvrv2f371</text:p>
          </table:table-cell>
          <table:table-cell office:value-type="string">
            <text:p>WHITE</text:p>
          </table:table-cell>
          <table:table-cell office:value-type="string">
            <text:p>Trias Mitterberg Weiss</text:p>
          </table:table-cell>
          <table:table-cell office:value-type="string">
            <text:p>Ignaz Niedrist</text:p>
          </table:table-cell>
          <table:table-cell office:value-type="float" office:value="55.375153">
            <text:p>55.37515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uvee Giovo</text:p>
          </table:table-cell>
          <table:table-cell office:value-type="string">
            <text:p>Bergkellerei Passei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500">
            <text:p>6500</text:p>
          </table:table-cell>
          <table:table-cell office:value-type="float" office:value="2100">
            <text:p>21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94wbjx6m6h8k0rc3zyx</text:p>
          </table:table-cell>
          <table:table-cell office:value-type="string">
            <text:p>WHITE</text:p>
          </table:table-cell>
          <table:table-cell office:value-type="string">
            <text:p>Giovo</text:p>
          </table:table-cell>
          <table:table-cell office:value-type="string">
            <text:p>Bergkellerei Passeier</text:p>
          </table:table-cell>
          <table:table-cell office:value-type="float" office:value="63.42016">
            <text:p>63.4201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uvee Aichberg</text:p>
          </table:table-cell>
          <table:table-cell office:value-type="string">
            <text:p>Korne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800">
            <text:p>5800</text:p>
          </table:table-cell>
          <table:table-cell office:value-type="float" office:value="1900">
            <text:p>19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b372b19er1rn6hfr7zfpea</text:p>
          </table:table-cell>
          <table:table-cell office:value-type="string">
            <text:p>WHITE</text:p>
          </table:table-cell>
          <table:table-cell office:value-type="string">
            <text:p>Cuvée Aichberg</text:p>
          </table:table-cell>
          <table:table-cell office:value-type="string">
            <text:p>Kornell</text:p>
          </table:table-cell>
          <table:table-cell office:value-type="float" office:value="37.115685">
            <text:p>37.11568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uvee Ciallabianco</text:p>
          </table:table-cell>
          <table:table-cell office:value-type="string">
            <text:p>Ronchi di Cia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1900">
            <text:p>19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9snhb4b2418bystv8p</text:p>
          </table:table-cell>
          <table:table-cell office:value-type="string">
            <text:p>WHITE</text:p>
          </table:table-cell>
          <table:table-cell office:value-type="string">
            <text:p>Ciallabianco</text:p>
          </table:table-cell>
          <table:table-cell office:value-type="string">
            <text:p>Ronchi di Cialla</text:p>
          </table:table-cell>
          <table:table-cell office:value-type="float" office:value="52.40308">
            <text:p>52.4030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uvee Bordeaux Blanc</text:p>
          </table:table-cell>
          <table:table-cell office:value-type="string">
            <text:p>Chasse Sple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200">
            <text:p>6200</text:p>
          </table:table-cell>
          <table:table-cell office:value-type="float" office:value="2400">
            <text:p>24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qgf88j2bqdbyerf1fb</text:p>
          </table:table-cell>
          <table:table-cell office:value-type="string">
            <text:p>WHITE</text:p>
          </table:table-cell>
          <table:table-cell office:value-type="string">
            <text:p>Blanc de Chasse-Spleen Bordeaux</text:p>
          </table:table-cell>
          <table:table-cell office:value-type="string">
            <text:p>Château Chasse-Spleen</text:p>
          </table:table-cell>
          <table:table-cell office:value-type="float" office:value="42.70182">
            <text:p>42.7018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uvee Old Vines White</text:p>
          </table:table-cell>
          <table:table-cell office:value-type="string">
            <text:p>Mullineu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8200">
            <text:p>8200</text:p>
          </table:table-cell>
          <table:table-cell office:value-type="float" office:value="2700">
            <text:p>2700</text:p>
          </table:table-cell>
          <table:table-cell office:value-type="float" office:value="17">
            <text:p>1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3j1fx1ssweks5wpxgy</text:p>
          </table:table-cell>
          <table:table-cell office:value-type="string">
            <text:p>WHITE</text:p>
          </table:table-cell>
          <table:table-cell office:value-type="string">
            <text:p>Old Vines White</text:p>
          </table:table-cell>
          <table:table-cell office:value-type="string">
            <text:p>Mullineux</text:p>
          </table:table-cell>
          <table:table-cell office:value-type="float" office:value="45.516754">
            <text:p>45.5167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uvee Private Cuvee</text:p>
          </table:table-cell>
          <table:table-cell office:value-type="string">
            <text:p>Pach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000">
            <text:p>6000</text:p>
          </table:table-cell>
          <table:table-cell office:value-type="float" office:value="2900">
            <text:p>290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wz1nke0pfb03307jm8</text:p>
          </table:table-cell>
          <table:table-cell office:value-type="string">
            <text:p>WHITE</text:p>
          </table:table-cell>
          <table:table-cell office:value-type="string">
            <text:p>Private Cuvée</text:p>
          </table:table-cell>
          <table:table-cell office:value-type="string">
            <text:p>Pacherhof</text:p>
          </table:table-cell>
          <table:table-cell office:value-type="float" office:value="45.32276">
            <text:p>45.3227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uvee Nova Domus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900">
            <text:p>7900</text:p>
          </table:table-cell>
          <table:table-cell office:value-type="float" office:value="2600">
            <text:p>260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45.000835">
            <text:p>45.0008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uvee Nova Domus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900">
            <text:p>290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45.000835">
            <text:p>45.0008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uvee Nova Domus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45.000835">
            <text:p>45.0008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uvee Nova Domus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3300">
            <text:p>33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45.000835">
            <text:p>45.0008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uvee Gravonia Blanco</text:p>
          </table:table-cell>
          <table:table-cell office:value-type="string">
            <text:p>Lopez de Hered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2500">
            <text:p>12500</text:p>
          </table:table-cell>
          <table:table-cell office:value-type="float" office:value="2900">
            <text:p>29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b4rjgkt1hjj07yjwdtx1ad</text:p>
          </table:table-cell>
          <table:table-cell office:value-type="string">
            <text:p>WHITE</text:p>
          </table:table-cell>
          <table:table-cell office:value-type="string">
            <text:p>Rioja Crianza Viña Gravonia</text:p>
          </table:table-cell>
          <table:table-cell office:value-type="string">
            <text:p>R. López de Heredia</text:p>
          </table:table-cell>
          <table:table-cell office:value-type="float" office:value="41.9053">
            <text:p>41.905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uvee Veliko Belo</text:p>
          </table:table-cell>
          <table:table-cell office:value-type="string">
            <text:p>Mov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6800">
            <text:p>680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h5nyg4sax0dsgcpksn</text:p>
          </table:table-cell>
          <table:table-cell office:value-type="string">
            <text:p>WHITE</text:p>
          </table:table-cell>
          <table:table-cell office:value-type="string">
            <text:p>Veliko Belo</text:p>
          </table:table-cell>
          <table:table-cell office:value-type="string">
            <text:p>Movia</text:p>
          </table:table-cell>
          <table:table-cell office:value-type="float" office:value="48.456474">
            <text:p>48.45647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uvee DUT UN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800">
            <text:p>8800</text:p>
          </table:table-cell>
          <table:table-cell office:value-type="float" office:value="3100">
            <text:p>31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5n3h62psmza0vjvnx</text:p>
          </table:table-cell>
          <table:table-cell office:value-type="string">
            <text:p>WHITE</text:p>
          </table:table-cell>
          <table:table-cell office:value-type="string">
            <text:p>Dut' Un</text:p>
          </table:table-cell>
          <table:table-cell office:value-type="string">
            <text:p>Vie di Romans</text:p>
          </table:table-cell>
          <table:table-cell office:value-type="float" office:value="44.76359">
            <text:p>44.7635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uvee Marsannier ***</text:p>
          </table:table-cell>
          <table:table-cell office:value-type="string">
            <text:p>Knip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000">
            <text:p>8000</text:p>
          </table:table-cell>
          <table:table-cell office:value-type="float" office:value="3200">
            <text:p>32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ze5vg9bzpe2k2p21byx</text:p>
          </table:table-cell>
          <table:table-cell office:value-type="string">
            <text:p>DESSERT</text:p>
          </table:table-cell>
          <table:table-cell office:value-type="string">
            <text:p>Marsannier</text:p>
          </table:table-cell>
          <table:table-cell office:value-type="string">
            <text:p>Knipser</text:p>
          </table:table-cell>
          <table:table-cell office:value-type="float" office:value="34.104736">
            <text:p>34.10473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uvee Paleo Bianco</text:p>
          </table:table-cell>
          <table:table-cell office:value-type="string">
            <text:p>Le Macchi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3000">
            <text:p>13000</text:p>
          </table:table-cell>
          <table:table-cell office:value-type="float" office:value="4300">
            <text:p>43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1k0qkr288bt9xhmm8</text:p>
          </table:table-cell>
          <table:table-cell office:value-type="string">
            <text:p>WHITE</text:p>
          </table:table-cell>
          <table:table-cell office:value-type="string">
            <text:p>Paleo Bianco</text:p>
          </table:table-cell>
          <table:table-cell office:value-type="string">
            <text:p>Le Macchiole</text:p>
          </table:table-cell>
          <table:table-cell office:value-type="float" office:value="45.176483">
            <text:p>45.1764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uvee Cervaro della Sala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0500">
            <text:p>10500</text:p>
          </table:table-cell>
          <table:table-cell office:value-type="float" office:value="4900">
            <text:p>4900</text:p>
          </table:table-cell>
          <table:table-cell office:value-type="float" office:value="21">
            <text:p>2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x0chm8mzdg9t8ekn0</text:p>
          </table:table-cell>
          <table:table-cell office:value-type="string">
            <text:p>WHITE</text:p>
          </table:table-cell>
          <table:table-cell office:value-type="string">
            <text:p>Nibbio della Sala</text:p>
          </table:table-cell>
          <table:table-cell office:value-type="string">
            <text:p>Antinori</text:p>
          </table:table-cell>
          <table:table-cell office:value-type="float" office:value="39.70244">
            <text:p>39.7024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uvee Studio di Bianco</text:p>
          </table:table-cell>
          <table:table-cell office:value-type="string">
            <text:p>Borgo del Tigl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9500">
            <text:p>9500</text:p>
          </table:table-cell>
          <table:table-cell office:value-type="float" office:value="4900">
            <text:p>49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vsm1jspsv83a13nrat</text:p>
          </table:table-cell>
          <table:table-cell office:value-type="string">
            <text:p>WHITE</text:p>
          </table:table-cell>
          <table:table-cell office:value-type="string">
            <text:p>Collio Studio di Bianco</text:p>
          </table:table-cell>
          <table:table-cell office:value-type="string">
            <text:p>Borgo del Tiglio</text:p>
          </table:table-cell>
          <table:table-cell office:value-type="float" office:value="49.02533">
            <text:p>49.0253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uvee Palette Blanc</text:p>
          </table:table-cell>
          <table:table-cell office:value-type="string">
            <text:p>Chateau Sim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sajfwbdqsr7db8nb4a</text:p>
          </table:table-cell>
          <table:table-cell office:value-type="string">
            <text:p>WHITE</text:p>
          </table:table-cell>
          <table:table-cell office:value-type="string">
            <text:p>Palette Blanc</text:p>
          </table:table-cell>
          <table:table-cell office:value-type="string">
            <text:p>Château Simone</text:p>
          </table:table-cell>
          <table:table-cell office:value-type="float" office:value="36.637398">
            <text:p>36.63739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uvee Beyond the Clouds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0000">
            <text:p>10000</text:p>
          </table:table-cell>
          <table:table-cell office:value-type="float" office:value="5200">
            <text:p>5200</text:p>
          </table:table-cell>
          <table:table-cell office:value-type="float" office:value="-12">
            <text:p>-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x7xf11p195ys5yks</text:p>
          </table:table-cell>
          <table:table-cell office:value-type="string">
            <text:p>WHITE</text:p>
          </table:table-cell>
          <table:table-cell office:value-type="string">
            <text:p>Grande Cuvée Beyond the Clouds</text:p>
          </table:table-cell>
          <table:table-cell office:value-type="string">
            <text:p>Elena Walch</text:p>
          </table:table-cell>
          <table:table-cell office:value-type="float" office:value="56.057728">
            <text:p>56.05772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uvee Beyond the Clouds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0000">
            <text:p>10000</text:p>
          </table:table-cell>
          <table:table-cell office:value-type="float" office:value="5400">
            <text:p>5400</text:p>
          </table:table-cell>
          <table:table-cell office:value-type="float" office:value="55">
            <text:p>5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x7xf11p195ys5yks</text:p>
          </table:table-cell>
          <table:table-cell office:value-type="string">
            <text:p>WHITE</text:p>
          </table:table-cell>
          <table:table-cell office:value-type="string">
            <text:p>Grande Cuvée Beyond the Clouds</text:p>
          </table:table-cell>
          <table:table-cell office:value-type="string">
            <text:p>Elena Walch</text:p>
          </table:table-cell>
          <table:table-cell office:value-type="float" office:value="56.057728">
            <text:p>56.05772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uvee TAL WEISS</text:p>
          </table:table-cell>
          <table:table-cell office:value-type="string">
            <text:p>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100">
            <text:p>11100</text:p>
          </table:table-cell>
          <table:table-cell office:value-type="float" office:value="5400">
            <text:p>54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c3jysrr728xcc9hn1n70pec</text:p>
          </table:table-cell>
          <table:table-cell office:value-type="string">
            <text:p>RED</text:p>
          </table:table-cell>
          <table:table-cell office:value-type="string">
            <text:p>Tal 1908</text:p>
          </table:table-cell>
          <table:table-cell office:value-type="string">
            <text:p>Kellerei Bozen / Cantina Bolzano</text:p>
          </table:table-cell>
          <table:table-cell office:value-type="float" office:value="22.297316">
            <text:p>22.29731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uvee Amrita</text:p>
          </table:table-cell>
          <table:table-cell office:value-type="string">
            <text:p>Schiop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5000">
            <text:p>15000</text:p>
          </table:table-cell>
          <table:table-cell office:value-type="float" office:value="5700">
            <text:p>57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nejs54db1ra7gkvnke80b</text:p>
          </table:table-cell>
          <table:table-cell office:value-type="string">
            <text:p>WHITE</text:p>
          </table:table-cell>
          <table:table-cell office:value-type="string">
            <text:p>Amrità</text:p>
          </table:table-cell>
          <table:table-cell office:value-type="string">
            <text:p>Schiopetto</text:p>
          </table:table-cell>
          <table:table-cell office:value-type="float" office:value="42.34914">
            <text:p>42.3491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uvee BATAR</text:p>
          </table:table-cell>
          <table:table-cell office:value-type="string">
            <text:p>Querciab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000">
            <text:p>12000</text:p>
          </table:table-cell>
          <table:table-cell office:value-type="float" office:value="5900">
            <text:p>59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haffn42ts3tdtk4tj7</text:p>
          </table:table-cell>
          <table:table-cell office:value-type="string">
            <text:p>WHITE</text:p>
          </table:table-cell>
          <table:table-cell office:value-type="string">
            <text:p>Toscana Batar</text:p>
          </table:table-cell>
          <table:table-cell office:value-type="string">
            <text:p>Querciabella</text:p>
          </table:table-cell>
          <table:table-cell office:value-type="float" office:value="39.781635">
            <text:p>39.7816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uvee Blanc La Crau</text:p>
          </table:table-cell>
          <table:table-cell office:value-type="string">
            <text:p>Vieux Telegraph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8000">
            <text:p>18000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wn21zgcr62bg87ssh</text:p>
          </table:table-cell>
          <table:table-cell office:value-type="string">
            <text:p>WHITE</text:p>
          </table:table-cell>
          <table:table-cell office:value-type="string">
            <text:p>Châteauneuf-du-Pape Vieux Télégraphe Blanc</text:p>
          </table:table-cell>
          <table:table-cell office:value-type="string">
            <text:p>Domaine du Vieux Télégraphe</text:p>
          </table:table-cell>
          <table:table-cell office:value-type="float" office:value="26.16529">
            <text:p>26.1652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uvee LR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000">
            <text:p>12000</text:p>
          </table:table-cell>
          <table:table-cell office:value-type="float" office:value="7000">
            <text:p>70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2fr5ca6kj4bcg3qk</text:p>
          </table:table-cell>
          <table:table-cell office:value-type="string">
            <text:p>WHITE</text:p>
          </table:table-cell>
          <table:table-cell office:value-type="string">
            <text:p>LR</text:p>
          </table:table-cell>
          <table:table-cell office:value-type="string">
            <text:p>Colterenzio (Schreckbichl)</text:p>
          </table:table-cell>
          <table:table-cell office:value-type="float" office:value="36.129066">
            <text:p>36.12906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uvee Adamantis (SY/GV/PG/KE)</text:p>
          </table:table-cell>
          <table:table-cell office:value-type="string">
            <text:p>Valle Isar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4500">
            <text:p>14500</text:p>
          </table:table-cell>
          <table:table-cell office:value-type="float" office:value="6800">
            <text:p>68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8tq6eg4dd773jz0k729c5a3</text:p>
          </table:table-cell>
          <table:table-cell office:value-type="string">
            <text:p>WHITE</text:p>
          </table:table-cell>
          <table:table-cell office:value-type="string">
            <text:p>Cuvée Adamantis</text:p>
          </table:table-cell>
          <table:table-cell office:value-type="string">
            <text:p>Kellerei Eisacktal - Cantina Valle Isarco</text:p>
          </table:table-cell>
          <table:table-cell office:value-type="float" office:value="38.988686">
            <text:p>38.98868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uvee Chateauneuf du Pape Blanc</text:p>
          </table:table-cell>
          <table:table-cell office:value-type="string">
            <text:p>La Nerth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1500">
            <text:p>11500</text:p>
          </table:table-cell>
          <table:table-cell office:value-type="float" office:value="7700">
            <text:p>77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wtvz4g27vw43s9x0c</text:p>
          </table:table-cell>
          <table:table-cell office:value-type="string">
            <text:p>WHITE</text:p>
          </table:table-cell>
          <table:table-cell office:value-type="string">
            <text:p>Châteauneuf-du-Pape Blanc</text:p>
          </table:table-cell>
          <table:table-cell office:value-type="string">
            <text:p>Château La Nerthe</text:p>
          </table:table-cell>
          <table:table-cell office:value-type="float" office:value="42.537823">
            <text:p>42.53782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uvee Hermitage Blanc Domaine Tourettes</text:p>
          </table:table-cell>
          <table:table-cell office:value-type="string">
            <text:p>Del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9500">
            <text:p>19500</text:p>
          </table:table-cell>
          <table:table-cell office:value-type="float" office:value="8700">
            <text:p>87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xtjyjcfq3y9bnnq9wt</text:p>
          </table:table-cell>
          <table:table-cell office:value-type="string">
            <text:p>WHITE</text:p>
          </table:table-cell>
          <table:table-cell office:value-type="string">
            <text:p>Domaine des Tourettes Hermitage Blanc</text:p>
          </table:table-cell>
          <table:table-cell office:value-type="string">
            <text:p>Delas</text:p>
          </table:table-cell>
          <table:table-cell office:value-type="float" office:value="43.383232">
            <text:p>43.38323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uvee Appius</text:p>
          </table:table-cell>
          <table:table-cell office:value-type="string">
            <text:p>St. Michael 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2500">
            <text:p>22500</text:p>
          </table:table-cell>
          <table:table-cell office:value-type="float" office:value="9000">
            <text:p>90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yxxe6zv6hev5pa5j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St. Michael-Eppan</text:p>
          </table:table-cell>
          <table:table-cell office:value-type="float" office:value="50.949444">
            <text:p>50.94944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uvee Appius</text:p>
          </table:table-cell>
          <table:table-cell office:value-type="string">
            <text:p>St. Michael 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7000">
            <text:p>17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yxxe6zv6hev5pa5j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St. Michael-Eppan</text:p>
          </table:table-cell>
          <table:table-cell office:value-type="float" office:value="50.949444">
            <text:p>50.94944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uvee Appius</text:p>
          </table:table-cell>
          <table:table-cell office:value-type="string">
            <text:p>St. Michael 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7500">
            <text:p>17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yxxe6zv6hev5pa5j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St. Michael-Eppan</text:p>
          </table:table-cell>
          <table:table-cell office:value-type="float" office:value="50.949444">
            <text:p>50.94944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uvee Primo Grand Cuvee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7500">
            <text:p>27500</text:p>
          </table:table-cell>
          <table:table-cell office:value-type="float" office:value="13400">
            <text:p>134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pjxvcdzw8y12kegn</text:p>
          </table:table-cell>
          <table:table-cell office:value-type="string">
            <text:p>WHITE</text:p>
          </table:table-cell>
          <table:table-cell office:value-type="string">
            <text:p>Terlaner I Primo Grande Cuvée</text:p>
          </table:table-cell>
          <table:table-cell office:value-type="string">
            <text:p>Kellerei Terlan / Cantina Terlano</text:p>
          </table:table-cell>
          <table:table-cell office:value-type="float" office:value="42.08807">
            <text:p>42.0880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uvee Primo Grand Cuvee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7500">
            <text:p>27500</text:p>
          </table:table-cell>
          <table:table-cell office:value-type="float" office:value="13700">
            <text:p>137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pjxvcdzw8y12kegn</text:p>
          </table:table-cell>
          <table:table-cell office:value-type="string">
            <text:p>WHITE</text:p>
          </table:table-cell>
          <table:table-cell office:value-type="string">
            <text:p>Terlaner I Primo Grande Cuvée</text:p>
          </table:table-cell>
          <table:table-cell office:value-type="string">
            <text:p>Kellerei Terlan / Cantina Terlano</text:p>
          </table:table-cell>
          <table:table-cell office:value-type="float" office:value="42.08807">
            <text:p>42.0880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uvee Chateauneuf du Pape</text:p>
          </table:table-cell>
          <table:table-cell office:value-type="string">
            <text:p>Beaucast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5000">
            <text:p>25000</text:p>
          </table:table-cell>
          <table:table-cell office:value-type="float" office:value="14100">
            <text:p>141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k0gzdp015n05mjfz</text:p>
          </table:table-cell>
          <table:table-cell office:value-type="string">
            <text:p>RED</text:p>
          </table:table-cell>
          <table:table-cell office:value-type="string">
            <text:p>Châteauneuf-du-Pape</text:p>
          </table:table-cell>
          <table:table-cell office:value-type="string">
            <text:p>Château de Beaucastel</text:p>
          </table:table-cell>
          <table:table-cell office:value-type="float" office:value="36.70971">
            <text:p>36.7097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 Cuvee Tondonia Blanco</text:p>
          </table:table-cell>
          <table:table-cell office:value-type="string">
            <text:p>Lopez de Hered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npdbjsz2fhpws6h29t</text:p>
          </table:table-cell>
          <table:table-cell office:value-type="string">
            <text:p>WHITE</text:p>
          </table:table-cell>
          <table:table-cell office:value-type="string">
            <text:p>Viña Tondonia Reserva Blanco</text:p>
          </table:table-cell>
          <table:table-cell office:value-type="string">
            <text:p>R. López de Heredia</text:p>
          </table:table-cell>
          <table:table-cell office:value-type="float" office:value="44.72811">
            <text:p>44.7281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osè Rose</text:p>
          </table:table-cell>
          <table:table-cell office:value-type="string">
            <text:p>H. Len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500">
            <text:p>3500</text:p>
          </table:table-cell>
          <table:table-cell office:value-type="float" office:value="1100">
            <text:p>1100</text:p>
          </table:table-cell>
          <table:table-cell office:value-type="float" office:value="23">
            <text:p>2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r1pth40ge1amrxyhf</text:p>
          </table:table-cell>
          <table:table-cell office:value-type="string">
            <text:p>ROSE</text:p>
          </table:table-cell>
          <table:table-cell office:value-type="string">
            <text:p>Linea Rosé</text:p>
          </table:table-cell>
          <table:table-cell office:value-type="string">
            <text:p>Weingut H.Lentsch</text:p>
          </table:table-cell>
          <table:table-cell office:value-type="float" office:value="30.603104">
            <text:p>30.60310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osè Rosa die Frati</text:p>
          </table:table-cell>
          <table:table-cell office:value-type="string">
            <text:p>Ca die Fr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300">
            <text:p>4300</text:p>
          </table:table-cell>
          <table:table-cell office:value-type="float" office:value="1100">
            <text:p>1100</text:p>
          </table:table-cell>
          <table:table-cell office:value-type="float" office:value="28">
            <text:p>2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366x9ct8k0rs8k5me</text:p>
          </table:table-cell>
          <table:table-cell office:value-type="string">
            <text:p>ROSE</text:p>
          </table:table-cell>
          <table:table-cell office:value-type="string">
            <text:p>Rosé Rosa dei Frati</text:p>
          </table:table-cell>
          <table:table-cell office:value-type="string">
            <text:p>Cà dei Frati</text:p>
          </table:table-cell>
          <table:table-cell office:value-type="float" office:value="51.527435">
            <text:p>51.5274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osè Rose de Manincor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51hdtk6xz0xbmwk3</text:p>
          </table:table-cell>
          <table:table-cell office:value-type="string">
            <text:p>ROSE</text:p>
          </table:table-cell>
          <table:table-cell office:value-type="string">
            <text:p>La Rosé de Manincor Bio</text:p>
          </table:table-cell>
          <table:table-cell office:value-type="string">
            <text:p>Manincor</text:p>
          </table:table-cell>
          <table:table-cell office:value-type="float" office:value="44.457283">
            <text:p>44.4572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osè Whispering Angel</text:p>
          </table:table-cell>
          <table:table-cell office:value-type="string">
            <text:p>Chateua d'Escl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500">
            <text:p>6500</text:p>
          </table:table-cell>
          <table:table-cell office:value-type="float" office:value="1700">
            <text:p>17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sxcfmg8w0pv1cdpxe</text:p>
          </table:table-cell>
          <table:table-cell office:value-type="string">
            <text:p>ROSE</text:p>
          </table:table-cell>
          <table:table-cell office:value-type="string">
            <text:p>Rosé Whispering Angel</text:p>
          </table:table-cell>
          <table:table-cell office:value-type="string">
            <text:p>Château d'Esclans</text:p>
          </table:table-cell>
          <table:table-cell office:value-type="float" office:value="49.199898">
            <text:p>49.19989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osè Sancerre Rose</text:p>
          </table:table-cell>
          <table:table-cell office:value-type="string">
            <text:p>Vacher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7500">
            <text:p>7500</text:p>
          </table:table-cell>
          <table:table-cell office:value-type="float" office:value="3120">
            <text:p>312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wahdkkvbnrn3fjsrah</text:p>
          </table:table-cell>
          <table:table-cell office:value-type="string">
            <text:p>WHITE</text:p>
          </table:table-cell>
          <table:table-cell office:value-type="string">
            <text:p>Sancerre Chambrates</text:p>
          </table:table-cell>
          <table:table-cell office:value-type="string">
            <text:p>Domaine Vacheron</text:p>
          </table:table-cell>
          <table:table-cell office:value-type="float" office:value="30.501015">
            <text:p>30.50101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osè Bandol Rose</text:p>
          </table:table-cell>
          <table:table-cell office:value-type="string">
            <text:p>Chateau Pibarn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3120">
            <text:p>312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t6m4xygjmbbt5fe424k</text:p>
          </table:table-cell>
          <table:table-cell office:value-type="string">
            <text:p>ROSE</text:p>
          </table:table-cell>
          <table:table-cell office:value-type="string">
            <text:p>Bandol Rosé</text:p>
          </table:table-cell>
          <table:table-cell office:value-type="string">
            <text:p>Château de Pibarnon</text:p>
          </table:table-cell>
          <table:table-cell office:value-type="float" office:value="42.149353">
            <text:p>42.14935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osè GARRUS </text:p>
          </table:table-cell>
          <table:table-cell office:value-type="string">
            <text:p>Chateua d'Escl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6000">
            <text:p>16000</text:p>
          </table:table-cell>
          <table:table-cell office:value-type="float" office:value="7600">
            <text:p>76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6k0yt37w6adazrpgdp</text:p>
          </table:table-cell>
          <table:table-cell office:value-type="string">
            <text:p>ROSE</text:p>
          </table:table-cell>
          <table:table-cell office:value-type="string">
            <text:p>Garrus Rosé</text:p>
          </table:table-cell>
          <table:table-cell office:value-type="string">
            <text:p>Château d'Esclans</text:p>
          </table:table-cell>
          <table:table-cell office:value-type="float" office:value="43.27906">
            <text:p>43.2790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osè Rosenmuskateller</text:p>
          </table:table-cell>
          <table:table-cell office:value-type="string">
            <text:p>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700">
            <text:p>7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h4kz9fw0crgr3m4g</text:p>
          </table:table-cell>
          <table:table-cell office:value-type="string">
            <text:p>DESSERT</text:p>
          </table:table-cell>
          <table:table-cell office:value-type="string">
            <text:p>Rosenmuskateller Moscato Rosa</text:p>
          </table:table-cell>
          <table:table-cell office:value-type="string">
            <text:p>Kellerei Kaltern</text:p>
          </table:table-cell>
          <table:table-cell office:value-type="float" office:value="30.221092">
            <text:p>30.22109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ORANGE Wine Aurona</text:p>
          </table:table-cell>
          <table:table-cell office:value-type="string">
            <text:p>Laim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6000">
            <text:p>6000</text:p>
          </table:table-cell>
          <table:table-cell office:value-type="float" office:value="1700">
            <text:p>17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rnqwz80z8w9eevn0gc</text:p>
          </table:table-cell>
          <table:table-cell office:value-type="string">
            <text:p>WHITE</text:p>
          </table:table-cell>
          <table:table-cell office:value-type="string">
            <text:p>Kerner Auròna</text:p>
          </table:table-cell>
          <table:table-cell office:value-type="string">
            <text:p>Laimburg</text:p>
          </table:table-cell>
          <table:table-cell office:value-type="float" office:value="37.330647">
            <text:p>37.33064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ORANGE Wine SIVI</text:p>
          </table:table-cell>
          <table:table-cell office:value-type="string">
            <text:p>Radik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500">
            <text:p>9500</text:p>
          </table:table-cell>
          <table:table-cell office:value-type="float" office:value="2260">
            <text:p>226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v66kq1z82cawagzd</text:p>
          </table:table-cell>
          <table:table-cell office:value-type="string">
            <text:p>WHITE</text:p>
          </table:table-cell>
          <table:table-cell office:value-type="string">
            <text:p>Pinot Grigio Sivi</text:p>
          </table:table-cell>
          <table:table-cell office:value-type="string">
            <text:p>Radikon</text:p>
          </table:table-cell>
          <table:table-cell office:value-type="float" office:value="37.10257">
            <text:p>37.1025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ORANGE Wine Graue Freyheit</text:p>
          </table:table-cell>
          <table:table-cell office:value-type="string">
            <text:p>Heinr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2200">
            <text:p>22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pcmr7ky05k0cp1jnny</text:p>
          </table:table-cell>
          <table:table-cell office:value-type="string">
            <text:p>WHITE</text:p>
          </table:table-cell>
          <table:table-cell office:value-type="string">
            <text:p>Graue Freyheit Bio</text:p>
          </table:table-cell>
          <table:table-cell office:value-type="string">
            <text:p>Heinrich</text:p>
          </table:table-cell>
          <table:table-cell office:value-type="float" office:value="35.543068">
            <text:p>35.54306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LK FREI ALKOHOLFREI WEIß</text:p>
          </table:table-cell>
          <table:table-cell office:value-type="string">
            <text:p>VINUC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3t2t7ppq5b4daab5r7g</text:p>
          </table:table-cell>
          <table:table-cell office:value-type="string">
            <text:p>WHITE</text:p>
          </table:table-cell>
          <table:table-cell office:value-type="string">
            <text:p>Xéres Sec Alb</text:p>
          </table:table-cell>
          <table:table-cell office:value-type="string">
            <text:p>Vinuri Ialoveni</text:p>
          </table:table-cell>
          <table:table-cell office:value-type="float" office:value="19.662342">
            <text:p>19.66234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LK FREI Chardonnay 1.2.0</text:p>
          </table:table-cell>
          <table:table-cell office:value-type="string">
            <text:p>Leit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j52tf239269vks6kc28gap3t</text:p>
          </table:table-cell>
          <table:table-cell office:value-type="string">
            <text:p>SPARKLING</text:p>
          </table:table-cell>
          <table:table-cell office:value-type="string">
            <text:p>Cuvée 1 Rotwein Trocken</text:p>
          </table:table-cell>
          <table:table-cell office:value-type="string">
            <text:p>Leitz</text:p>
          </table:table-cell>
          <table:table-cell office:value-type="float" office:value="29.755577">
            <text:p>29.75557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LK FREI PN 0.5</text:p>
          </table:table-cell>
          <table:table-cell office:value-type="string">
            <text:p>Leit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j52teym2at4k2yde0yt9f6h3</text:p>
          </table:table-cell>
          <table:table-cell office:value-type="string">
            <text:p>DESSERT</text:p>
          </table:table-cell>
          <table:table-cell office:value-type="string">
            <text:p>High 5 Riesling Trocken</text:p>
          </table:table-cell>
          <table:table-cell office:value-type="string">
            <text:p>Leitz</text:p>
          </table:table-cell>
          <table:table-cell office:value-type="float" office:value="29.989223">
            <text:p>29.98922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LK FREI sekt</text:p>
          </table:table-cell>
          <table:table-cell office:value-type="string">
            <text:p>Leit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j52tf682qxwbjm8j5cmc42mk</text:p>
          </table:table-cell>
          <table:table-cell office:value-type="string">
            <text:p>DESSERT</text:p>
          </table:table-cell>
          <table:table-cell office:value-type="string">
            <text:p>Riesling Sekt Trocken</text:p>
          </table:table-cell>
          <table:table-cell office:value-type="string">
            <text:p>Leitz</text:p>
          </table:table-cell>
          <table:table-cell office:value-type="float" office:value="29.942347">
            <text:p>29.94234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ERNATSCH Gschleier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800">
            <text:p>4800</text:p>
          </table:table-cell>
          <table:table-cell office:value-type="float" office:value="1300">
            <text:p>1300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b4rjgxsqh9zf0h82pxmsgh</text:p>
          </table:table-cell>
          <table:table-cell office:value-type="string">
            <text:p>RED</text:p>
          </table:table-cell>
          <table:table-cell office:value-type="string">
            <text:p>Vernatsch Alte Reben Gschleier</text:p>
          </table:table-cell>
          <table:table-cell office:value-type="string">
            <text:p>Girlan</text:p>
          </table:table-cell>
          <table:table-cell office:value-type="float" office:value="46.309723">
            <text:p>46.30972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ERNATSCH Kalterersee Quintessence</text:p>
          </table:table-cell>
          <table:table-cell office:value-type="string">
            <text:p>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200">
            <text:p>4200</text:p>
          </table:table-cell>
          <table:table-cell office:value-type="float" office:value="1040">
            <text:p>104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d96azmdwfwwngwa8</text:p>
          </table:table-cell>
          <table:table-cell office:value-type="string">
            <text:p>RED</text:p>
          </table:table-cell>
          <table:table-cell office:value-type="string">
            <text:p>Vernatsch Kalterersee Classico Superiore Quintessenz</text:p>
          </table:table-cell>
          <table:table-cell office:value-type="string">
            <text:p>Kellerei Kaltern</text:p>
          </table:table-cell>
          <table:table-cell office:value-type="float" office:value="38.582504">
            <text:p>38.58250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ERNATSCH Gschleier Cellar Reserve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7200">
            <text:p>7200</text:p>
          </table:table-cell>
          <table:table-cell office:value-type="float" office:value="3100">
            <text:p>31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b4rjgxsqh9zf0h82pxmsgh</text:p>
          </table:table-cell>
          <table:table-cell office:value-type="string">
            <text:p>RED</text:p>
          </table:table-cell>
          <table:table-cell office:value-type="string">
            <text:p>Vernatsch Alte Reben Gschleier</text:p>
          </table:table-cell>
          <table:table-cell office:value-type="string">
            <text:p>Girlan</text:p>
          </table:table-cell>
          <table:table-cell office:value-type="float" office:value="46.309723">
            <text:p>46.30972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OIR Buchholz</text:p>
          </table:table-cell>
          <table:table-cell office:value-type="string">
            <text:p>Castelf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000">
            <text:p>5000</text:p>
          </table:table-cell>
          <table:table-cell office:value-type="float" office:value="1300">
            <text:p>13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0mqvcnjx8y7v6x5m</text:p>
          </table:table-cell>
          <table:table-cell office:value-type="string">
            <text:p>RED</text:p>
          </table:table-cell>
          <table:table-cell office:value-type="string">
            <text:p>Buchholz Pinot Nero</text:p>
          </table:table-cell>
          <table:table-cell office:value-type="string">
            <text:p>Castelfeder</text:p>
          </table:table-cell>
          <table:table-cell office:value-type="float" office:value="41.244892">
            <text:p>41.24489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OIR Saltner</text:p>
          </table:table-cell>
          <table:table-cell office:value-type="string">
            <text:p>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400">
            <text:p>5400</text:p>
          </table:table-cell>
          <table:table-cell office:value-type="float" office:value="1300">
            <text:p>13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z77serjjy0qk8rht</text:p>
          </table:table-cell>
          <table:table-cell office:value-type="string">
            <text:p>RED</text:p>
          </table:table-cell>
          <table:table-cell office:value-type="string">
            <text:p>Pinot Nero Riserva Saltner</text:p>
          </table:table-cell>
          <table:table-cell office:value-type="string">
            <text:p>Kellerei Kaltern</text:p>
          </table:table-cell>
          <table:table-cell office:value-type="float" office:value="29.150755">
            <text:p>29.15075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OIR Blauburrgunder</text:p>
          </table:table-cell>
          <table:table-cell office:value-type="string">
            <text:p>Unterort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000">
            <text:p>6000</text:p>
          </table:table-cell>
          <table:table-cell office:value-type="float" office:value="2200">
            <text:p>22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vwrksvvhyc6hm5013d</text:p>
          </table:table-cell>
          <table:table-cell office:value-type="string">
            <text:p>RED</text:p>
          </table:table-cell>
          <table:table-cell office:value-type="string">
            <text:p>Blauburgunder</text:p>
          </table:table-cell>
          <table:table-cell office:value-type="string">
            <text:p>Weingut Unterortl - Castel Juval</text:p>
          </table:table-cell>
          <table:table-cell office:value-type="float" office:value="26.58637">
            <text:p>26.5863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OIR Pinot Nero Riserva</text:p>
          </table:table-cell>
          <table:table-cell office:value-type="string">
            <text:p>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500">
            <text:p>7500</text:p>
          </table:table-cell>
          <table:table-cell office:value-type="float" office:value="2890">
            <text:p>289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s9jhfbgmv59ybtb8</text:p>
          </table:table-cell>
          <table:table-cell office:value-type="string">
            <text:p>RED</text:p>
          </table:table-cell>
          <table:table-cell office:value-type="string">
            <text:p>Blauburgunder Riserva</text:p>
          </table:table-cell>
          <table:table-cell office:value-type="string">
            <text:p>Ignaz Niedrist</text:p>
          </table:table-cell>
          <table:table-cell office:value-type="float" office:value="27.418169">
            <text:p>27.41816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OIR Vigna Kofl</text:p>
          </table:table-cell>
          <table:table-cell office:value-type="string">
            <text:p>Peter Zem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000">
            <text:p>8000</text:p>
          </table:table-cell>
          <table:table-cell office:value-type="float" office:value="2800">
            <text:p>28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akm3me5609hqtywhcm</text:p>
          </table:table-cell>
          <table:table-cell office:value-type="string">
            <text:p>RED</text:p>
          </table:table-cell>
          <table:table-cell office:value-type="string">
            <text:p>Pinot Noir Riserva Vigna Kofl</text:p>
          </table:table-cell>
          <table:table-cell office:value-type="string">
            <text:p>Peter Zemmer</text:p>
          </table:table-cell>
          <table:table-cell office:value-type="float" office:value="50.90572">
            <text:p>50.9057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OIR Riserva Mazzon</text:p>
          </table:table-cell>
          <table:table-cell office:value-type="string">
            <text:p>Gottar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3175">
            <text:p>3175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e6eyk0vrp2w5w8h4ff</text:p>
          </table:table-cell>
          <table:table-cell office:value-type="string">
            <text:p>RED</text:p>
          </table:table-cell>
          <table:table-cell office:value-type="string">
            <text:p>Blauburgunder Riserva Mazzon</text:p>
          </table:table-cell>
          <table:table-cell office:value-type="string">
            <text:p>Weingut Gottardi</text:p>
          </table:table-cell>
          <table:table-cell office:value-type="float" office:value="35.087437">
            <text:p>35.08743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OIR Krafuss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9300">
            <text:p>9300</text:p>
          </table:table-cell>
          <table:table-cell office:value-type="float" office:value="3700">
            <text:p>37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fy2h5q290gf20cvj</text:p>
          </table:table-cell>
          <table:table-cell office:value-type="string">
            <text:p>RED</text:p>
          </table:table-cell>
          <table:table-cell office:value-type="string">
            <text:p>Pinot Noir Krafuss Bio</text:p>
          </table:table-cell>
          <table:table-cell office:value-type="string">
            <text:p>Alois Lageder</text:p>
          </table:table-cell>
          <table:table-cell office:value-type="float" office:value="53.160744">
            <text:p>53.16074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OIR Wildmonn</text:p>
          </table:table-cell>
          <table:table-cell office:value-type="string">
            <text:p>Wildmo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5000">
            <text:p>15000</text:p>
          </table:table-cell>
          <table:table-cell office:value-type="float" office:value="4500">
            <text:p>45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amddqa0h9j94h7y6sd</text:p>
          </table:table-cell>
          <table:table-cell office:value-type="string">
            <text:p>RED</text:p>
          </table:table-cell>
          <table:table-cell office:value-type="string">
            <text:p>Pinot Noir Riserva</text:p>
          </table:table-cell>
          <table:table-cell office:value-type="string">
            <text:p>Weingut Wildmonn</text:p>
          </table:table-cell>
          <table:table-cell office:value-type="float" office:value="34.17043">
            <text:p>34.1704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OIR Ponkler</text:p>
          </table:table-cell>
          <table:table-cell office:value-type="string">
            <text:p>Franz Ha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2000">
            <text:p>12000</text:p>
          </table:table-cell>
          <table:table-cell office:value-type="float" office:value="5700">
            <text:p>57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c5qb5cetv3jrpkk8pm</text:p>
          </table:table-cell>
          <table:table-cell office:value-type="string">
            <text:p>RED</text:p>
          </table:table-cell>
          <table:table-cell office:value-type="string">
            <text:p>Pinot Nero Pònkler</text:p>
          </table:table-cell>
          <table:table-cell office:value-type="string">
            <text:p>Franz Haas</text:p>
          </table:table-cell>
          <table:table-cell office:value-type="float" office:value="44.286194">
            <text:p>44.28619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OIR  Curlan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000">
            <text:p>12000</text:p>
          </table:table-cell>
          <table:table-cell office:value-type="float" office:value="7100">
            <text:p>71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7p3pekabgw88zacw</text:p>
          </table:table-cell>
          <table:table-cell office:value-type="string">
            <text:p>RED</text:p>
          </table:table-cell>
          <table:table-cell office:value-type="string">
            <text:p>Pinot Noir Riserva Curlan</text:p>
          </table:table-cell>
          <table:table-cell office:value-type="string">
            <text:p>Girlan</text:p>
          </table:table-cell>
          <table:table-cell office:value-type="float" office:value="41.339844">
            <text:p>41.33984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OIR  Curlan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qzm1pm7p3pekabgw88zacw</text:p>
          </table:table-cell>
          <table:table-cell office:value-type="string">
            <text:p>RED</text:p>
          </table:table-cell>
          <table:table-cell office:value-type="string">
            <text:p>Pinot Noir Riserva Curlan</text:p>
          </table:table-cell>
          <table:table-cell office:value-type="string">
            <text:p>Girlan</text:p>
          </table:table-cell>
          <table:table-cell office:value-type="float" office:value="41.339844">
            <text:p>41.33984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OIR Vigna Ganger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6000">
            <text:p>16000</text:p>
          </table:table-cell>
          <table:table-cell office:value-type="float" office:value="8000">
            <text:p>80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tysvk48mrdbc8n5b</text:p>
          </table:table-cell>
          <table:table-cell office:value-type="string">
            <text:p>RED</text:p>
          </table:table-cell>
          <table:table-cell office:value-type="string">
            <text:p>Pinot Noir Riserva Vigna Ganger</text:p>
          </table:table-cell>
          <table:table-cell office:value-type="string">
            <text:p>Girlan</text:p>
          </table:table-cell>
          <table:table-cell office:value-type="float" office:value="43.157078">
            <text:p>43.15707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OIR Vigna das Lange Feld</text:p>
          </table:table-cell>
          <table:table-cell office:value-type="string">
            <text:p>Pfitsch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8000">
            <text:p>18000</text:p>
          </table:table-cell>
          <table:table-cell office:value-type="float" office:value="8900">
            <text:p>89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p1hw1m4tdyyxz80c8ks2c0f</text:p>
          </table:table-cell>
          <table:table-cell office:value-type="string">
            <text:p>RED</text:p>
          </table:table-cell>
          <table:table-cell office:value-type="string">
            <text:p>Pinot Nero Riserva Vigna Das Langefeld</text:p>
          </table:table-cell>
          <table:table-cell office:value-type="string">
            <text:p>Pfitscher</text:p>
          </table:table-cell>
          <table:table-cell office:value-type="float" office:value="39.311108">
            <text:p>39.31110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Krauthaker Crni</text:p>
          </table:table-cell>
          <table:table-cell office:value-type="string">
            <text:p>Krauthak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500">
            <text:p>5500</text:p>
          </table:table-cell>
          <table:table-cell office:value-type="float" office:value="2200">
            <text:p>22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0dg70kgkw6d2c4r32th</text:p>
          </table:table-cell>
          <table:table-cell office:value-type="string">
            <text:p>RED</text:p>
          </table:table-cell>
          <table:table-cell office:value-type="string">
            <text:p>Pinot Crni</text:p>
          </table:table-cell>
          <table:table-cell office:value-type="string">
            <text:p>Krauthaker</text:p>
          </table:table-cell>
          <table:table-cell office:value-type="float" office:value="37.929024">
            <text:p>37.92902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Merlijaki</text:p>
          </table:table-cell>
          <table:table-cell office:value-type="string">
            <text:p>Til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600">
            <text:p>5600</text:p>
          </table:table-cell>
          <table:table-cell office:value-type="float" office:value="2550">
            <text:p>255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0b9s6bjsd3j3a5wgf98</text:p>
          </table:table-cell>
          <table:table-cell office:value-type="string">
            <text:p>RED</text:p>
          </table:table-cell>
          <table:table-cell office:value-type="string">
            <text:p>Merljaki Pinot Noir</text:p>
          </table:table-cell>
          <table:table-cell office:value-type="string">
            <text:p>Tilia Estate</text:p>
          </table:table-cell>
          <table:table-cell office:value-type="float" office:value="32.84096">
            <text:p>32.8409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PN Serrania de Malaga</text:p>
          </table:table-cell>
          <table:table-cell office:value-type="string">
            <text:p>Cortijo Aguilar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800">
            <text:p>6800</text:p>
          </table:table-cell>
          <table:table-cell office:value-type="float" office:value="3000">
            <text:p>30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g46z6rse47g95tzh25t</text:p>
          </table:table-cell>
          <table:table-cell office:value-type="string">
            <text:p>RED</text:p>
          </table:table-cell>
          <table:table-cell office:value-type="string">
            <text:p>Serrania de Ronda Tinto</text:p>
          </table:table-cell>
          <table:table-cell office:value-type="string">
            <text:p>Cortijo Panta</text:p>
          </table:table-cell>
          <table:table-cell office:value-type="float" office:value="33.50023">
            <text:p>33.5002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Sancerre Rouge</text:p>
          </table:table-cell>
          <table:table-cell office:value-type="string">
            <text:p>Vacher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800">
            <text:p>8800</text:p>
          </table:table-cell>
          <table:table-cell office:value-type="float" office:value="3790">
            <text:p>379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waw5ap20mqr5q4xjmk</text:p>
          </table:table-cell>
          <table:table-cell office:value-type="string">
            <text:p>RED</text:p>
          </table:table-cell>
          <table:table-cell office:value-type="string">
            <text:p>Sancerre Rouge</text:p>
          </table:table-cell>
          <table:table-cell office:value-type="string">
            <text:p>Domaine Vacheron</text:p>
          </table:table-cell>
          <table:table-cell office:value-type="float" office:value="36.14876">
            <text:p>36.1487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PN Carneros</text:p>
          </table:table-cell>
          <table:table-cell office:value-type="string">
            <text:p>Mondav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500">
            <text:p>8500</text:p>
          </table:table-cell>
          <table:table-cell office:value-type="float" office:value="4300">
            <text:p>43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t6n4ghg3ekt9j2m8wbj</text:p>
          </table:table-cell>
          <table:table-cell office:value-type="string">
            <text:p>RED</text:p>
          </table:table-cell>
          <table:table-cell office:value-type="string">
            <text:p>Carneros Unfiltered Merlot</text:p>
          </table:table-cell>
          <table:table-cell office:value-type="string">
            <text:p>Robert Mondavi Winery</text:p>
          </table:table-cell>
          <table:table-cell office:value-type="float" office:value="24.699404">
            <text:p>24.69940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Lunita</text:p>
          </table:table-cell>
          <table:table-cell office:value-type="string">
            <text:p>Chac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200">
            <text:p>8200</text:p>
          </table:table-cell>
          <table:table-cell office:value-type="float" office:value="4200">
            <text:p>42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ycw571k0sacy4s3pnxew23</text:p>
          </table:table-cell>
          <table:table-cell office:value-type="string">
            <text:p>RED</text:p>
          </table:table-cell>
          <table:table-cell office:value-type="string">
            <text:p>Lunita Pinot Noir</text:p>
          </table:table-cell>
          <table:table-cell office:value-type="string">
            <text:p>Chacra</text:p>
          </table:table-cell>
          <table:table-cell office:value-type="float" office:value="37.422226">
            <text:p>37.42222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Les Rosiers Coteaux Champenois</text:p>
          </table:table-cell>
          <table:table-cell office:value-type="string">
            <text:p>Marucie Grumi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4700">
            <text:p>47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qsxns8zjxrwr91xankt5xn</text:p>
          </table:table-cell>
          <table:table-cell office:value-type="string">
            <text:p>RED</text:p>
          </table:table-cell>
          <table:table-cell office:value-type="string">
            <text:p>Domaine de L'Abbaye du Petit Quincy L'Ame des Dannots Bourgogne Épineuil</text:p>
          </table:table-cell>
          <table:table-cell office:value-type="string">
            <text:p>Dominique Gruhier</text:p>
          </table:table-cell>
          <table:table-cell office:value-type="float" office:value="20.560951">
            <text:p>20.56095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TE WAHI</text:p>
          </table:table-cell>
          <table:table-cell office:value-type="string">
            <text:p>Cloudy Ba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000">
            <text:p>12000</text:p>
          </table:table-cell>
          <table:table-cell office:value-type="float" office:value="5300">
            <text:p>53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e8aar9jka72pvwve3</text:p>
          </table:table-cell>
          <table:table-cell office:value-type="string">
            <text:p>RED</text:p>
          </table:table-cell>
          <table:table-cell office:value-type="string">
            <text:p>Pinot Noir Te Wahi</text:p>
          </table:table-cell>
          <table:table-cell office:value-type="string">
            <text:p>Cloudy Bay</text:p>
          </table:table-cell>
          <table:table-cell office:value-type="float" office:value="53.63903">
            <text:p>53.6390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Pino Rosso</text:p>
          </table:table-cell>
          <table:table-cell office:value-type="string">
            <text:p>Gulf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0800">
            <text:p>10800</text:p>
          </table:table-cell>
          <table:table-cell office:value-type="float" office:value="5400">
            <text:p>54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satasn5e09e3yszbr</text:p>
          </table:table-cell>
          <table:table-cell office:value-type="string">
            <text:p>RED</text:p>
          </table:table-cell>
          <table:table-cell office:value-type="string">
            <text:p>Pinò</text:p>
          </table:table-cell>
          <table:table-cell office:value-type="string">
            <text:p>Gulfi</text:p>
          </table:table-cell>
          <table:table-cell office:value-type="float" office:value="33.276188">
            <text:p>33.27618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lose Planted</text:p>
          </table:table-cell>
          <table:table-cell office:value-type="string">
            <text:p>Timo May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1000">
            <text:p>11000</text:p>
          </table:table-cell>
          <table:table-cell office:value-type="float" office:value="5500">
            <text:p>55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86yddhqhvfbk4qrdtjz</text:p>
          </table:table-cell>
          <table:table-cell office:value-type="string">
            <text:p>RED</text:p>
          </table:table-cell>
          <table:table-cell office:value-type="string">
            <text:p>Close Planted Pinot Noir</text:p>
          </table:table-cell>
          <table:table-cell office:value-type="string">
            <text:p>Mayer</text:p>
          </table:table-cell>
          <table:table-cell office:value-type="float" office:value="32.323116">
            <text:p>32.32311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Gippsland</text:p>
          </table:table-cell>
          <table:table-cell office:value-type="string">
            <text:p>William Downi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5700">
            <text:p>57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j52tet3t9wkmtykg87vzcgsw</text:p>
          </table:table-cell>
          <table:table-cell office:value-type="string">
            <text:p>RED</text:p>
          </table:table-cell>
          <table:table-cell office:value-type="string">
            <text:p>Second Nature Red Blend</text:p>
          </table:table-cell>
          <table:table-cell office:value-type="string">
            <text:p>Dowie Doole</text:p>
          </table:table-cell>
          <table:table-cell office:value-type="float" office:value="21.365435">
            <text:p>21.36543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Burn Cottage Vineyrad</text:p>
          </table:table-cell>
          <table:table-cell office:value-type="string">
            <text:p>Burn Cottag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cwsyk2gce3q0q5f16g7fj2r</text:p>
          </table:table-cell>
          <table:table-cell office:value-type="string">
            <text:p>RED</text:p>
          </table:table-cell>
          <table:table-cell office:value-type="string">
            <text:p>Burn Cottage Vineyard Pinot Noir</text:p>
          </table:table-cell>
          <table:table-cell office:value-type="string">
            <text:p>Burn Cottage</text:p>
          </table:table-cell>
          <table:table-cell office:value-type="float" office:value="54.143433">
            <text:p>54.14343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Yarra Pinot Noir</text:p>
          </table:table-cell>
          <table:table-cell office:value-type="string">
            <text:p>Yarra Yerin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2500">
            <text:p>12500</text:p>
          </table:table-cell>
          <table:table-cell office:value-type="float" office:value="6000">
            <text:p>6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ys35mmz1ttbhce0dt6w</text:p>
          </table:table-cell>
          <table:table-cell office:value-type="string">
            <text:p>RED</text:p>
          </table:table-cell>
          <table:table-cell office:value-type="string">
            <text:p>Pinot Noir</text:p>
          </table:table-cell>
          <table:table-cell office:value-type="string">
            <text:p>Yarra Yering</text:p>
          </table:table-cell>
          <table:table-cell office:value-type="float" office:value="44.423973">
            <text:p>44.42397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alvert</text:p>
          </table:table-cell>
          <table:table-cell office:value-type="string">
            <text:p>Felton Roa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4800">
            <text:p>14800</text:p>
          </table:table-cell>
          <table:table-cell office:value-type="float" office:value="6900">
            <text:p>69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88r1j0t6ere767vw96</text:p>
          </table:table-cell>
          <table:table-cell office:value-type="string">
            <text:p>RED</text:p>
          </table:table-cell>
          <table:table-cell office:value-type="string">
            <text:p>Calvert Pinot Noir</text:p>
          </table:table-cell>
          <table:table-cell office:value-type="string">
            <text:p>Felton Road</text:p>
          </table:table-cell>
          <table:table-cell office:value-type="float" office:value="45.46983">
            <text:p>45.4698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Bull's Swamp</text:p>
          </table:table-cell>
          <table:table-cell office:value-type="string">
            <text:p>William Downi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8500">
            <text:p>85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j52tf6yaketyvkdgjqafh0ta</text:p>
          </table:table-cell>
          <table:table-cell office:value-type="string">
            <text:p>RED</text:p>
          </table:table-cell>
          <table:table-cell office:value-type="string">
            <text:p>Bull Swamp Pinot Noir</text:p>
          </table:table-cell>
          <table:table-cell office:value-type="string">
            <text:p>William Downie</text:p>
          </table:table-cell>
          <table:table-cell office:value-type="float" office:value="55.30107">
            <text:p>55.3010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Tout Pres Pinot Noir</text:p>
          </table:table-cell>
          <table:table-cell office:value-type="string">
            <text:p>By Far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7500">
            <text:p>17500</text:p>
          </table:table-cell>
          <table:table-cell office:value-type="float" office:value="8500">
            <text:p>85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1yzx6t70h0ecpaggwv</text:p>
          </table:table-cell>
          <table:table-cell office:value-type="string">
            <text:p>RED</text:p>
          </table:table-cell>
          <table:table-cell office:value-type="string">
            <text:p>Tout Près Pinot Noir</text:p>
          </table:table-cell>
          <table:table-cell office:value-type="string">
            <text:p>By Farr</text:p>
          </table:table-cell>
          <table:table-cell office:value-type="float" office:value="48.170235">
            <text:p>48.17023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Les Montes Coteaux Champenois</text:p>
          </table:table-cell>
          <table:table-cell office:value-type="string">
            <text:p>Berech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9400">
            <text:p>94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avwedz6h0zb4dzhxpn184f7</text:p>
          </table:table-cell>
          <table:table-cell office:value-type="string">
            <text:p>RED</text:p>
          </table:table-cell>
          <table:table-cell office:value-type="string">
            <text:p>Coteaux Champaneois Les Montées Ormes Rouge</text:p>
          </table:table-cell>
          <table:table-cell office:value-type="string">
            <text:p>Bérêche &amp; Fils</text:p>
          </table:table-cell>
          <table:table-cell office:value-type="float" office:value="37.070454">
            <text:p>37.07045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Willamette</text:p>
          </table:table-cell>
          <table:table-cell office:value-type="string">
            <text:p>Nicolas Ja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10900">
            <text:p>10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cw4dg6w87t8npqq13hfmhwx</text:p>
          </table:table-cell>
          <table:table-cell office:value-type="string">
            <text:p>RED</text:p>
          </table:table-cell>
          <table:table-cell office:value-type="string">
            <text:p>Red Vinyl Pinot Noir</text:p>
          </table:table-cell>
          <table:table-cell office:value-type="string">
            <text:p>Nicolas Jay</text:p>
          </table:table-cell>
          <table:table-cell office:value-type="float" office:value="32.25894">
            <text:p>32.2589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Pinot Noir</text:p>
          </table:table-cell>
          <table:table-cell office:value-type="string">
            <text:p>Gantenb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5000">
            <text:p>25000</text:p>
          </table:table-cell>
          <table:table-cell office:value-type="float" office:value="13600">
            <text:p>136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tfq3bnkdkdmz08p89c</text:p>
          </table:table-cell>
          <table:table-cell office:value-type="string">
            <text:p>RED</text:p>
          </table:table-cell>
          <table:table-cell office:value-type="string">
            <text:p>Pinot Noir</text:p>
          </table:table-cell>
          <table:table-cell office:value-type="string">
            <text:p>Daniel &amp; Marta Gantenbein</text:p>
          </table:table-cell>
          <table:table-cell office:value-type="float" office:value="28.82787">
            <text:p>28.8278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Pinot Noir</text:p>
          </table:table-cell>
          <table:table-cell office:value-type="string">
            <text:p>Gantenb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5000">
            <text:p>25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tfq3bnkdkdmz08p89c</text:p>
          </table:table-cell>
          <table:table-cell office:value-type="string">
            <text:p>RED</text:p>
          </table:table-cell>
          <table:table-cell office:value-type="string">
            <text:p>Pinot Noir</text:p>
          </table:table-cell>
          <table:table-cell office:value-type="string">
            <text:p>Daniel &amp; Marta Gantenbein</text:p>
          </table:table-cell>
          <table:table-cell office:value-type="float" office:value="28.82787">
            <text:p>28.8278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Pinot Noir</text:p>
          </table:table-cell>
          <table:table-cell office:value-type="string">
            <text:p>Gantenb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5000">
            <text:p>25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tfq3bnkdkdmz08p89c</text:p>
          </table:table-cell>
          <table:table-cell office:value-type="string">
            <text:p>RED</text:p>
          </table:table-cell>
          <table:table-cell office:value-type="string">
            <text:p>Pinot Noir</text:p>
          </table:table-cell>
          <table:table-cell office:value-type="string">
            <text:p>Daniel &amp; Marta Gantenbein</text:p>
          </table:table-cell>
          <table:table-cell office:value-type="float" office:value="28.82787">
            <text:p>28.8278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Pinot Noir</text:p>
          </table:table-cell>
          <table:table-cell office:value-type="string">
            <text:p>Gantenb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25000">
            <text:p>25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tfq3bnkdkdmz08p89c</text:p>
          </table:table-cell>
          <table:table-cell office:value-type="string">
            <text:p>RED</text:p>
          </table:table-cell>
          <table:table-cell office:value-type="string">
            <text:p>Pinot Noir</text:p>
          </table:table-cell>
          <table:table-cell office:value-type="string">
            <text:p>Daniel &amp; Marta Gantenbein</text:p>
          </table:table-cell>
          <table:table-cell office:value-type="float" office:value="28.82787">
            <text:p>28.8278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Spätburgunder Malterdinger</text:p>
          </table:table-cell>
          <table:table-cell office:value-type="string">
            <text:p>Bernard Huber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1930">
            <text:p>193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dgbzx6tzwqc436hgr1</text:p>
          </table:table-cell>
          <table:table-cell office:value-type="string">
            <text:p>RED</text:p>
          </table:table-cell>
          <table:table-cell office:value-type="string">
            <text:p>Spätburgunder Malterdinger</text:p>
          </table:table-cell>
          <table:table-cell office:value-type="string">
            <text:p>Bernhard Huber</text:p>
          </table:table-cell>
          <table:table-cell office:value-type="float" office:value="44.077354">
            <text:p>44.07735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Schulen Spätburgunder</text:p>
          </table:table-cell>
          <table:table-cell office:value-type="string">
            <text:p>Ziereis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500">
            <text:p>6500</text:p>
          </table:table-cell>
          <table:table-cell office:value-type="float" office:value="2500">
            <text:p>25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yda75njwfxtes61mqxnzn0y</text:p>
          </table:table-cell>
          <table:table-cell office:value-type="string">
            <text:p>RED</text:p>
          </table:table-cell>
          <table:table-cell office:value-type="string">
            <text:p>Blauer Spätburgunder</text:p>
          </table:table-cell>
          <table:table-cell office:value-type="string">
            <text:p>Ziereisen</text:p>
          </table:table-cell>
          <table:table-cell office:value-type="float" office:value="32.41949">
            <text:p>32.4194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Brauneberger Mandelgraben</text:p>
          </table:table-cell>
          <table:table-cell office:value-type="string">
            <text:p>Molit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500">
            <text:p>7500</text:p>
          </table:table-cell>
          <table:table-cell office:value-type="float" office:value="2995">
            <text:p>2995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7c85nxhj8t143mvatk</text:p>
          </table:table-cell>
          <table:table-cell office:value-type="string">
            <text:p>RED</text:p>
          </table:table-cell>
          <table:table-cell office:value-type="string">
            <text:p>Pinot Noir Brauneberger Mandelgraben</text:p>
          </table:table-cell>
          <table:table-cell office:value-type="string">
            <text:p>Markus Molitor</text:p>
          </table:table-cell>
          <table:table-cell office:value-type="float" office:value="33.266834">
            <text:p>33.26683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Kirschgarten GG</text:p>
          </table:table-cell>
          <table:table-cell office:value-type="string">
            <text:p>Knip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8500">
            <text:p>8500</text:p>
          </table:table-cell>
          <table:table-cell office:value-type="float" office:value="3861">
            <text:p>3861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1gvn6qv7xt8wky1tx2</text:p>
          </table:table-cell>
          <table:table-cell office:value-type="string">
            <text:p>RED</text:p>
          </table:table-cell>
          <table:table-cell office:value-type="string">
            <text:p>Laumersheimer Kirschgarten Dornfelder Trocken</text:p>
          </table:table-cell>
          <table:table-cell office:value-type="string">
            <text:p>Knipser</text:p>
          </table:table-cell>
          <table:table-cell office:value-type="float" office:value="34.012978">
            <text:p>34.01297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Rosenthal GG</text:p>
          </table:table-cell>
          <table:table-cell office:value-type="string">
            <text:p>Adeneu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800">
            <text:p>7800</text:p>
          </table:table-cell>
          <table:table-cell office:value-type="float" office:value="3700">
            <text:p>37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222j47m1w53zkk5db3sgbk2</text:p>
          </table:table-cell>
          <table:table-cell office:value-type="string">
            <text:p>RED</text:p>
          </table:table-cell>
          <table:table-cell office:value-type="string">
            <text:p>Spätburgunder Ahrweiler Rosenthal</text:p>
          </table:table-cell>
          <table:table-cell office:value-type="string">
            <text:p>J.J. Adeneuer</text:p>
          </table:table-cell>
          <table:table-cell office:value-type="float" office:value="32.2778">
            <text:p>32.277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Spätburgunder Eichberg Grosse Lage</text:p>
          </table:table-cell>
          <table:table-cell office:value-type="string">
            <text:p>Franz Kel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4110">
            <text:p>411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qzm1qh0d4xrad5gbxdfdfe</text:p>
          </table:table-cell>
          <table:table-cell office:value-type="string">
            <text:p>RED</text:p>
          </table:table-cell>
          <table:table-cell office:value-type="string">
            <text:p>Eichberg A Spätburgunder</text:p>
          </table:table-cell>
          <table:table-cell office:value-type="string">
            <text:p>Franz Keller</text:p>
          </table:table-cell>
          <table:table-cell office:value-type="float" office:value="42.454468">
            <text:p>42.45446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Zipsin Jaspis</text:p>
          </table:table-cell>
          <table:table-cell office:value-type="string">
            <text:p>Ziereis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500">
            <text:p>8500</text:p>
          </table:table-cell>
          <table:table-cell office:value-type="float" office:value="4330">
            <text:p>433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yt6jb7yrpzr5cw6jkmq</text:p>
          </table:table-cell>
          <table:table-cell office:value-type="string">
            <text:p>RED</text:p>
          </table:table-cell>
          <table:table-cell office:value-type="string">
            <text:p>Spätburgunder Alte Reben Jaspis</text:p>
          </table:table-cell>
          <table:table-cell office:value-type="string">
            <text:p>Ziereisen</text:p>
          </table:table-cell>
          <table:table-cell office:value-type="float" office:value="35.172657">
            <text:p>35.17265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Im Großen Garten</text:p>
          </table:table-cell>
          <table:table-cell office:value-type="string">
            <text:p>Knip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500">
            <text:p>9500</text:p>
          </table:table-cell>
          <table:table-cell office:value-type="float" office:value="4900">
            <text:p>4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pavb267wjnz3rwrjm</text:p>
          </table:table-cell>
          <table:table-cell office:value-type="string">
            <text:p>RED</text:p>
          </table:table-cell>
          <table:table-cell office:value-type="string">
            <text:p>Im Grossen Garten Spätburgunder GG</text:p>
          </table:table-cell>
          <table:table-cell office:value-type="string">
            <text:p>Knipser</text:p>
          </table:table-cell>
          <table:table-cell office:value-type="float" office:value="44.57085">
            <text:p>44.5708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Alte Lay GG (Ahr)</text:p>
          </table:table-cell>
          <table:table-cell office:value-type="string">
            <text:p>Adeneu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500">
            <text:p>9500</text:p>
          </table:table-cell>
          <table:table-cell office:value-type="float" office:value="5346">
            <text:p>5346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t8hafaz6sf3be49pe0s</text:p>
          </table:table-cell>
          <table:table-cell office:value-type="string">
            <text:p>RED</text:p>
          </table:table-cell>
          <table:table-cell office:value-type="string">
            <text:p>Spätburgunder GG Kräuterberg</text:p>
          </table:table-cell>
          <table:table-cell office:value-type="string">
            <text:p>J.J. Adeneuer</text:p>
          </table:table-cell>
          <table:table-cell office:value-type="float" office:value="28.952063">
            <text:p>28.95206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Schlossberg GG</text:p>
          </table:table-cell>
          <table:table-cell office:value-type="string">
            <text:p>Franz Kel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qzm1qkyhf8sb4tdnyme3r8</text:p>
          </table:table-cell>
          <table:table-cell office:value-type="string">
            <text:p>RED</text:p>
          </table:table-cell>
          <table:table-cell office:value-type="string">
            <text:p>Spätburgunder Schlossberg GG</text:p>
          </table:table-cell>
          <table:table-cell office:value-type="string">
            <text:p>Franz Keller</text:p>
          </table:table-cell>
          <table:table-cell office:value-type="float" office:value="44.284397">
            <text:p>44.28439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Pfarringwer</text:p>
          </table:table-cell>
          <table:table-cell office:value-type="string">
            <text:p>Meyer Näk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3000">
            <text:p>13000</text:p>
          </table:table-cell>
          <table:table-cell office:value-type="float" office:value="6900">
            <text:p>6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5qfxk8msy8s0j6afs6</text:p>
          </table:table-cell>
          <table:table-cell office:value-type="string">
            <text:p>RED</text:p>
          </table:table-cell>
          <table:table-cell office:value-type="string">
            <text:p>Red</text:p>
          </table:table-cell>
          <table:table-cell office:value-type="string">
            <text:p>Naked Earth</text:p>
          </table:table-cell>
          <table:table-cell office:value-type="float" office:value="20.63245">
            <text:p>20.6324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horey les Beaune</text:p>
          </table:table-cell>
          <table:table-cell office:value-type="string">
            <text:p>Domaine Ga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800">
            <text:p>5800</text:p>
          </table:table-cell>
          <table:table-cell office:value-type="float" office:value="2700">
            <text:p>27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xm9tsm1sk3b9mkzge2</text:p>
          </table:table-cell>
          <table:table-cell office:value-type="string">
            <text:p>RED</text:p>
          </table:table-cell>
          <table:table-cell office:value-type="string">
            <text:p>Chorey-lès-Beaune</text:p>
          </table:table-cell>
          <table:table-cell office:value-type="string">
            <text:p>Michel Gay &amp; Fils</text:p>
          </table:table-cell>
          <table:table-cell office:value-type="float" office:value="30.047888">
            <text:p>30.04788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Saint Aubin 1er Cru VV</text:p>
          </table:table-cell>
          <table:table-cell office:value-type="string">
            <text:p>Moinge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7800">
            <text:p>7800</text:p>
          </table:table-cell>
          <table:table-cell office:value-type="float" office:value="3200">
            <text:p>32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2q8akm00wn83wc0fnc</text:p>
          </table:table-cell>
          <table:table-cell office:value-type="string">
            <text:p>RED</text:p>
          </table:table-cell>
          <table:table-cell office:value-type="string">
            <text:p>Vieilles Vignes Saint-Aubin 1er Cru</text:p>
          </table:table-cell>
          <table:table-cell office:value-type="string">
            <text:p>Andre Moingeon &amp; Fils</text:p>
          </table:table-cell>
          <table:table-cell office:value-type="float" office:value="31.725077">
            <text:p>31.72507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Fixin</text:p>
          </table:table-cell>
          <table:table-cell office:value-type="string">
            <text:p>Mol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7500">
            <text:p>7500</text:p>
          </table:table-cell>
          <table:table-cell office:value-type="float" office:value="3600">
            <text:p>36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cmbg5af87v3swqk907</text:p>
          </table:table-cell>
          <table:table-cell office:value-type="string">
            <text:p>RED</text:p>
          </table:table-cell>
          <table:table-cell office:value-type="string">
            <text:p>Fixin</text:p>
          </table:table-cell>
          <table:table-cell office:value-type="string">
            <text:p>Morin Pere &amp; Fils</text:p>
          </table:table-cell>
          <table:table-cell office:value-type="float" office:value="20.560843">
            <text:p>20.56084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Bourgogne</text:p>
          </table:table-cell>
          <table:table-cell office:value-type="string">
            <text:p>Hais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500">
            <text:p>8500</text:p>
          </table:table-cell>
          <table:table-cell office:value-type="float" office:value="3900">
            <text:p>3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xwb7pjys76s630dv9x</text:p>
          </table:table-cell>
          <table:table-cell office:value-type="string">
            <text:p>RED</text:p>
          </table:table-cell>
          <table:table-cell office:value-type="string">
            <text:p>Bourgogne Pinot Noir</text:p>
          </table:table-cell>
          <table:table-cell office:value-type="string">
            <text:p>Mark Haisma</text:p>
          </table:table-cell>
          <table:table-cell office:value-type="float" office:value="26.860731">
            <text:p>26.86073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Gevrey Chambertin</text:p>
          </table:table-cell>
          <table:table-cell office:value-type="string">
            <text:p>Lucien Boil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500">
            <text:p>8500</text:p>
          </table:table-cell>
          <table:table-cell office:value-type="float" office:value="4290">
            <text:p>429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xdjmv370bk08f1t8w0</text:p>
          </table:table-cell>
          <table:table-cell office:value-type="string">
            <text:p>RED</text:p>
          </table:table-cell>
          <table:table-cell office:value-type="string">
            <text:p>Gevrey-Chambertin</text:p>
          </table:table-cell>
          <table:table-cell office:value-type="string">
            <text:p>Lucien Boillot &amp; Fils</text:p>
          </table:table-cell>
          <table:table-cell office:value-type="float" office:value="42.98214">
            <text:p>42.9821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Haut Cotes de Nuits Clos du Prieure</text:p>
          </table:table-cell>
          <table:table-cell office:value-type="string">
            <text:p>Thibault Liger Belai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000">
            <text:p>9000</text:p>
          </table:table-cell>
          <table:table-cell office:value-type="float" office:value="4390">
            <text:p>439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3kr8h9h0fe1f1t8chc</text:p>
          </table:table-cell>
          <table:table-cell office:value-type="string">
            <text:p>RED</text:p>
          </table:table-cell>
          <table:table-cell office:value-type="string">
            <text:p>Le Clos du Prieuré Hautes-Côtes de Nuits</text:p>
          </table:table-cell>
          <table:table-cell office:value-type="string">
            <text:p>Thibault Liger-Belair</text:p>
          </table:table-cell>
          <table:table-cell office:value-type="float" office:value="65.65447">
            <text:p>65.6544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Monthelie</text:p>
          </table:table-cell>
          <table:table-cell office:value-type="string">
            <text:p>Paren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cwvb3qr3wetzymhrcaff0a9</text:p>
          </table:table-cell>
          <table:table-cell office:value-type="string">
            <text:p>RED</text:p>
          </table:table-cell>
          <table:table-cell office:value-type="string">
            <text:p>Monthelie Rouge</text:p>
          </table:table-cell>
          <table:table-cell office:value-type="string">
            <text:p>Parent</text:p>
          </table:table-cell>
          <table:table-cell office:value-type="float" office:value="33.449383">
            <text:p>33.44938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Volnay  Les Serpens</text:p>
          </table:table-cell>
          <table:table-cell office:value-type="string">
            <text:p>Douhairet Porcher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1000">
            <text:p>11000</text:p>
          </table:table-cell>
          <table:table-cell office:value-type="float" office:value="4800">
            <text:p>48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jf23v7vk5bbcn7jxty</text:p>
          </table:table-cell>
          <table:table-cell office:value-type="string">
            <text:p>RED</text:p>
          </table:table-cell>
          <table:table-cell office:value-type="string">
            <text:p>Volnay 'Les Serpens'</text:p>
          </table:table-cell>
          <table:table-cell office:value-type="string">
            <text:p>Monthelie Douhairet Porcheret</text:p>
          </table:table-cell>
          <table:table-cell office:value-type="float" office:value="52.630093">
            <text:p>52.63009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Volnay</text:p>
          </table:table-cell>
          <table:table-cell office:value-type="string">
            <text:p>Boule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11200">
            <text:p>11200</text:p>
          </table:table-cell>
          <table:table-cell office:value-type="float" office:value="5000">
            <text:p>5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54552qbnc6h5g6eg0z</text:p>
          </table:table-cell>
          <table:table-cell office:value-type="string">
            <text:p>RED</text:p>
          </table:table-cell>
          <table:table-cell office:value-type="string">
            <text:p>Volnay</text:p>
          </table:table-cell>
          <table:table-cell office:value-type="string">
            <text:p>Pierrick Bouley</text:p>
          </table:table-cell>
          <table:table-cell office:value-type="float" office:value="25.912054">
            <text:p>25.91205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Morey St Denis VV</text:p>
          </table:table-cell>
          <table:table-cell office:value-type="string">
            <text:p>Stephane Magni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2200">
            <text:p>12200</text:p>
          </table:table-cell>
          <table:table-cell office:value-type="float" office:value="5995">
            <text:p>5995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yx7p7fe259459sadrk</text:p>
          </table:table-cell>
          <table:table-cell office:value-type="string">
            <text:p>RED</text:p>
          </table:table-cell>
          <table:table-cell office:value-type="string">
            <text:p>Morey-Saint-Denis</text:p>
          </table:table-cell>
          <table:table-cell office:value-type="string">
            <text:p>Domaine Stephane Magnien</text:p>
          </table:table-cell>
          <table:table-cell office:value-type="float" office:value="43.22672">
            <text:p>43.2267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Volnay 1er Clos des Angles</text:p>
          </table:table-cell>
          <table:table-cell office:value-type="string">
            <text:p>Lucien Boil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awwcxe0v07vbrgetbd8aj7x</text:p>
          </table:table-cell>
          <table:table-cell office:value-type="string">
            <text:p>RED</text:p>
          </table:table-cell>
          <table:table-cell office:value-type="string">
            <text:p>Volnay 1er Cru 'Les Angles'</text:p>
          </table:table-cell>
          <table:table-cell office:value-type="string">
            <text:p>Lucien Boillot &amp; Fils</text:p>
          </table:table-cell>
          <table:table-cell office:value-type="float" office:value="44.04522">
            <text:p>44.0452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orton  Perrieres GC</text:p>
          </table:table-cell>
          <table:table-cell office:value-type="string">
            <text:p>Philippe Girar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4800">
            <text:p>14800</text:p>
          </table:table-cell>
          <table:table-cell office:value-type="float" office:value="6200">
            <text:p>62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rpyarjw59k7x2n9hp7</text:p>
          </table:table-cell>
          <table:table-cell office:value-type="string">
            <text:p>RED</text:p>
          </table:table-cell>
          <table:table-cell office:value-type="string">
            <text:p>Corton Grand Cru 'Les Perrières'</text:p>
          </table:table-cell>
          <table:table-cell office:value-type="string">
            <text:p>Philippe Girard</text:p>
          </table:table-cell>
          <table:table-cell office:value-type="float" office:value="37.88411">
            <text:p>37.8841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Vosne Romanee</text:p>
          </table:table-cell>
          <table:table-cell office:value-type="string">
            <text:p>Chevillon Chezeau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6900">
            <text:p>69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qzm1ayn5mqb6qwatav6x9g</text:p>
          </table:table-cell>
          <table:table-cell office:value-type="string">
            <text:p>RED</text:p>
          </table:table-cell>
          <table:table-cell office:value-type="string">
            <text:p>Vosne-Romanée</text:p>
          </table:table-cell>
          <table:table-cell office:value-type="string">
            <text:p>Domaine Chevillon-Chezeaux</text:p>
          </table:table-cell>
          <table:table-cell office:value-type="float" office:value="51.575794">
            <text:p>51.57579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Morey St Denis</text:p>
          </table:table-cell>
          <table:table-cell office:value-type="string">
            <text:p>Arlau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7000">
            <text:p>7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qsxnyw266625v4dcqp42w5</text:p>
          </table:table-cell>
          <table:table-cell office:value-type="string">
            <text:p>RED</text:p>
          </table:table-cell>
          <table:table-cell office:value-type="string">
            <text:p>Morey-Saint-Denis</text:p>
          </table:table-cell>
          <table:table-cell office:value-type="string">
            <text:p>Domaine Arlaud</text:p>
          </table:table-cell>
          <table:table-cell office:value-type="float" office:value="31.49162">
            <text:p>31.4916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Gevrey 1er Les Corbeuax</text:p>
          </table:table-cell>
          <table:table-cell office:value-type="string">
            <text:p>Lucien Boil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7200">
            <text:p>72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xndpad4w535ky577k7</text:p>
          </table:table-cell>
          <table:table-cell office:value-type="string">
            <text:p>RED</text:p>
          </table:table-cell>
          <table:table-cell office:value-type="string">
            <text:p>Gevrey-Chambertin 1er Cru 'Les Corbeaux'</text:p>
          </table:table-cell>
          <table:table-cell office:value-type="string">
            <text:p>Lucien Boillot &amp; Fils</text:p>
          </table:table-cell>
          <table:table-cell office:value-type="float" office:value="45.811375">
            <text:p>45.81137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Marsannay Clos du Roy</text:p>
          </table:table-cell>
          <table:table-cell office:value-type="string">
            <text:p>Sylvain Patail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6100">
            <text:p>16100</text:p>
          </table:table-cell>
          <table:table-cell office:value-type="float" office:value="7400">
            <text:p>74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ry19gfwnfgkjamnyyd</text:p>
          </table:table-cell>
          <table:table-cell office:value-type="string">
            <text:p>RED</text:p>
          </table:table-cell>
          <table:table-cell office:value-type="string">
            <text:p>Marsannay 'Clos du Roy'</text:p>
          </table:table-cell>
          <table:table-cell office:value-type="string">
            <text:p>Sylvain Pataille</text:p>
          </table:table-cell>
          <table:table-cell office:value-type="float" office:value="59.828934">
            <text:p>59.82893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hambolle Musigny VV</text:p>
          </table:table-cell>
          <table:table-cell office:value-type="string">
            <text:p>Stephane Magni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5500">
            <text:p>15500</text:p>
          </table:table-cell>
          <table:table-cell office:value-type="float" office:value="7500">
            <text:p>75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xbkt6egvewtg2sqnb0</text:p>
          </table:table-cell>
          <table:table-cell office:value-type="string">
            <text:p>RED</text:p>
          </table:table-cell>
          <table:table-cell office:value-type="string">
            <text:p>Chambolle-Musigny</text:p>
          </table:table-cell>
          <table:table-cell office:value-type="string">
            <text:p>Domaine Stephane Magnien</text:p>
          </table:table-cell>
          <table:table-cell office:value-type="float" office:value="44.386513">
            <text:p>44.38651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NSG 1er Cru Pruliers</text:p>
          </table:table-cell>
          <table:table-cell office:value-type="string">
            <text:p>Lucien Boil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7500">
            <text:p>17500</text:p>
          </table:table-cell>
          <table:table-cell office:value-type="float" office:value="7700">
            <text:p>77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e1z5h2qr641kjy03f0</text:p>
          </table:table-cell>
          <table:table-cell office:value-type="string">
            <text:p>RED</text:p>
          </table:table-cell>
          <table:table-cell office:value-type="string">
            <text:p>Nuits-Saint-Georges 1er Cru 'Les Pruliers'</text:p>
          </table:table-cell>
          <table:table-cell office:value-type="string">
            <text:p>Lucien Boillot &amp; Fils</text:p>
          </table:table-cell>
          <table:table-cell office:value-type="float" office:value="40.317184">
            <text:p>40.31718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Gevrey Chambertin Lavaux St Jacques</text:p>
          </table:table-cell>
          <table:table-cell office:value-type="string">
            <text:p>Segu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7900">
            <text:p>17900</text:p>
          </table:table-cell>
          <table:table-cell office:value-type="float" office:value="8200">
            <text:p>82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2xqdzay06yngpsry5</text:p>
          </table:table-cell>
          <table:table-cell office:value-type="string">
            <text:p>RED</text:p>
          </table:table-cell>
          <table:table-cell office:value-type="string">
            <text:p>Gevrey-Chambertin 1er Cru 'Lavaut St Jacques'</text:p>
          </table:table-cell>
          <table:table-cell office:value-type="string">
            <text:p>Gérard Seguin</text:p>
          </table:table-cell>
          <table:table-cell office:value-type="float" office:value="39.775642">
            <text:p>39.77564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hambolle Musigny</text:p>
          </table:table-cell>
          <table:table-cell office:value-type="string">
            <text:p>Hudelot Noella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cwsykn2emx4pjdhvjkbr00g</text:p>
          </table:table-cell>
          <table:table-cell office:value-type="string">
            <text:p>RED</text:p>
          </table:table-cell>
          <table:table-cell office:value-type="string">
            <text:p>Chambolle-Musigny</text:p>
          </table:table-cell>
          <table:table-cell office:value-type="string">
            <text:p>Hudelot-Noëllat</text:p>
          </table:table-cell>
          <table:table-cell office:value-type="float" office:value="54.13155">
            <text:p>54.1315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Pommard 1er Cru Fremiers</text:p>
          </table:table-cell>
          <table:table-cell office:value-type="string">
            <text:p>Boule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office:value-type="float" office:value="12200">
            <text:p>122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wtwhq0ye8mzfhafzzk</text:p>
          </table:table-cell>
          <table:table-cell office:value-type="string">
            <text:p>RED</text:p>
          </table:table-cell>
          <table:table-cell office:value-type="string">
            <text:p>Pommard 1er Cru 'Les Fremiers'</text:p>
          </table:table-cell>
          <table:table-cell office:value-type="string">
            <text:p>Domaine Jean-Marc Bouley</text:p>
          </table:table-cell>
          <table:table-cell office:value-type="float" office:value="27.705301">
            <text:p>27.70530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los de Vougeot Grand Cru</text:p>
          </table:table-cell>
          <table:table-cell office:value-type="string">
            <text:p>Gros Frere et Soeu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24500">
            <text:p>24500</text:p>
          </table:table-cell>
          <table:table-cell office:value-type="float" office:value="15800">
            <text:p>158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p7essvctbrjpkr5p36</text:p>
          </table:table-cell>
          <table:table-cell office:value-type="string">
            <text:p>RED</text:p>
          </table:table-cell>
          <table:table-cell office:value-type="string">
            <text:p>Clos de Vougeot Grand Cru</text:p>
          </table:table-cell>
          <table:table-cell office:value-type="string">
            <text:p>Domaine Gros Frère et Soeur</text:p>
          </table:table-cell>
          <table:table-cell office:value-type="float" office:value="55.794403">
            <text:p>55.79440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orton Grand Cru</text:p>
          </table:table-cell>
          <table:table-cell office:value-type="string">
            <text:p>Faivele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26000">
            <text:p>26000</text:p>
          </table:table-cell>
          <table:table-cell office:value-type="float" office:value="16000">
            <text:p>16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smcqz1287wfmkjmwm</text:p>
          </table:table-cell>
          <table:table-cell office:value-type="string">
            <text:p>RED</text:p>
          </table:table-cell>
          <table:table-cell office:value-type="string">
            <text:p>Corton Clos des Cortons Faiveley Grand Cru (Monopole)</text:p>
          </table:table-cell>
          <table:table-cell office:value-type="string">
            <text:p>Domaine Faiveley</text:p>
          </table:table-cell>
          <table:table-cell office:value-type="float" office:value="30.84467">
            <text:p>30.8446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Mazy Chambertin Grand Cru</text:p>
          </table:table-cell>
          <table:table-cell office:value-type="string">
            <text:p>Domaine Mol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3000">
            <text:p>43000</text:p>
          </table:table-cell>
          <table:table-cell office:value-type="float" office:value="29900">
            <text:p>299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7fxwkws16t73crt4nf</text:p>
          </table:table-cell>
          <table:table-cell office:value-type="string">
            <text:p>RED</text:p>
          </table:table-cell>
          <table:table-cell office:value-type="string">
            <text:p>Mazy - Chambertin Grand Cru</text:p>
          </table:table-cell>
          <table:table-cell office:value-type="string">
            <text:p>Armelle et Jean Michel Molin</text:p>
          </table:table-cell>
          <table:table-cell office:value-type="float" office:value="29.863035">
            <text:p>29.86303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Lagrein </text:p>
          </table:table-cell>
          <table:table-cell office:value-type="string">
            <text:p>H. Len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800">
            <text:p>3800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h3z2rs2k3ztpts1zv</text:p>
          </table:table-cell>
          <table:table-cell office:value-type="string">
            <text:p>RED</text:p>
          </table:table-cell>
          <table:table-cell office:value-type="string">
            <text:p>Lagrein Morus</text:p>
          </table:table-cell>
          <table:table-cell office:value-type="string">
            <text:p>Weingut H.Lentsch</text:p>
          </table:table-cell>
          <table:table-cell office:value-type="float" office:value="41.851387">
            <text:p>41.85138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Lagrein Morus</text:p>
          </table:table-cell>
          <table:table-cell office:value-type="string">
            <text:p>H. Lentsch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000">
            <text:p>5000</text:p>
          </table:table-cell>
          <table:table-cell office:value-type="float" office:value="1789">
            <text:p>1789</text:p>
          </table:table-cell>
          <table:table-cell office:value-type="float" office:value="27">
            <text:p>2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h3z2rs2k3ztpts1zv</text:p>
          </table:table-cell>
          <table:table-cell office:value-type="string">
            <text:p>RED</text:p>
          </table:table-cell>
          <table:table-cell office:value-type="string">
            <text:p>Lagrein Morus</text:p>
          </table:table-cell>
          <table:table-cell office:value-type="string">
            <text:p>Weingut H.Lentsch</text:p>
          </table:table-cell>
          <table:table-cell office:value-type="float" office:value="54.816467">
            <text:p>54.81646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Abtei Muri</text:p>
          </table:table-cell>
          <table:table-cell office:value-type="string">
            <text:p>Muri 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700">
            <text:p>5700</text:p>
          </table:table-cell>
          <table:table-cell office:value-type="float" office:value="1989">
            <text:p>1989</text:p>
          </table:table-cell>
          <table:table-cell office:value-type="float" office:value="-1">
            <text:p>-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p3cwr3srmd46xct6th</text:p>
          </table:table-cell>
          <table:table-cell office:value-type="string">
            <text:p>RED</text:p>
          </table:table-cell>
          <table:table-cell office:value-type="string">
            <text:p>Lagrein</text:p>
          </table:table-cell>
          <table:table-cell office:value-type="string">
            <text:p>Muri Gries</text:p>
          </table:table-cell>
          <table:table-cell office:value-type="float" office:value="47.860344">
            <text:p>47.86034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Lagrein Riserva Late Release</text:p>
          </table:table-cell>
          <table:table-cell office:value-type="string">
            <text:p>H. Lentsch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2100">
            <text:p>21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jhmwbjy45w9xst775</text:p>
          </table:table-cell>
          <table:table-cell office:value-type="string">
            <text:p>RED</text:p>
          </table:table-cell>
          <table:table-cell office:value-type="string">
            <text:p>Lagrein Riserva</text:p>
          </table:table-cell>
          <table:table-cell office:value-type="string">
            <text:p>Weingut H.Lentsch</text:p>
          </table:table-cell>
          <table:table-cell office:value-type="float" office:value="45.90452">
            <text:p>45.9045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BERGER GEI</text:p>
          </table:table-cell>
          <table:table-cell office:value-type="string">
            <text:p>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200">
            <text:p>6200</text:p>
          </table:table-cell>
          <table:table-cell office:value-type="float" office:value="2600">
            <text:p>26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ddsb4xqqfzqten28</text:p>
          </table:table-cell>
          <table:table-cell office:value-type="string">
            <text:p>RED</text:p>
          </table:table-cell>
          <table:table-cell office:value-type="string">
            <text:p>Lagrein Gries Riserva Berger Gei</text:p>
          </table:table-cell>
          <table:table-cell office:value-type="string">
            <text:p>Ignaz Niedrist</text:p>
          </table:table-cell>
          <table:table-cell office:value-type="float" office:value="39.338554">
            <text:p>39.33855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Linticlarus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500">
            <text:p>6500</text:p>
          </table:table-cell>
          <table:table-cell office:value-type="float" office:value="2450">
            <text:p>245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edkeb8dyezqtxxkwa</text:p>
          </table:table-cell>
          <table:table-cell office:value-type="string">
            <text:p>RED</text:p>
          </table:table-cell>
          <table:table-cell office:value-type="string">
            <text:p>Lagrein Riserva Linticlarus</text:p>
          </table:table-cell>
          <table:table-cell office:value-type="string">
            <text:p>Tiefenbrunner</text:p>
          </table:table-cell>
          <table:table-cell office:value-type="float" office:value="45.571384">
            <text:p>45.57138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Tor di Lupo</text:p>
          </table:table-cell>
          <table:table-cell office:value-type="string">
            <text:p>Andri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200">
            <text:p>7200</text:p>
          </table:table-cell>
          <table:table-cell office:value-type="float" office:value="2900">
            <text:p>29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d5rkxrxtmvtvyavdae</text:p>
          </table:table-cell>
          <table:table-cell office:value-type="string">
            <text:p>RED</text:p>
          </table:table-cell>
          <table:table-cell office:value-type="string">
            <text:p>Lagrein Riserva Tor di Lupo</text:p>
          </table:table-cell>
          <table:table-cell office:value-type="string">
            <text:p>Kellerei Andrian</text:p>
          </table:table-cell>
          <table:table-cell office:value-type="float" office:value="42.178562">
            <text:p>42.17856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MIRELL</text:p>
          </table:table-cell>
          <table:table-cell office:value-type="string">
            <text:p>WALD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900">
            <text:p>7900</text:p>
          </table:table-cell>
          <table:table-cell office:value-type="float" office:value="2800">
            <text:p>28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jmc5trft3fn3tf0d</text:p>
          </table:table-cell>
          <table:table-cell office:value-type="string">
            <text:p>RED</text:p>
          </table:table-cell>
          <table:table-cell office:value-type="string">
            <text:p>Lagrein Mirell</text:p>
          </table:table-cell>
          <table:table-cell office:value-type="string">
            <text:p>Ansitz Waldgries</text:p>
          </table:table-cell>
          <table:table-cell office:value-type="float" office:value="44.31741">
            <text:p>44.3174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Castel Ringberg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200">
            <text:p>8200</text:p>
          </table:table-cell>
          <table:table-cell office:value-type="float" office:value="2910">
            <text:p>2910</text:p>
          </table:table-cell>
          <table:table-cell office:value-type="float" office:value="21">
            <text:p>2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y83ba9q9yymzgvav</text:p>
          </table:table-cell>
          <table:table-cell office:value-type="string">
            <text:p>RED</text:p>
          </table:table-cell>
          <table:table-cell office:value-type="string">
            <text:p>Lagrein Riserva Vigna Castel Ringberg</text:p>
          </table:table-cell>
          <table:table-cell office:value-type="string">
            <text:p>Elena Walch</text:p>
          </table:table-cell>
          <table:table-cell office:value-type="float" office:value="60.59398">
            <text:p>60.5939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Lagrein Morus Late Release</text:p>
          </table:table-cell>
          <table:table-cell office:value-type="string">
            <text:p>H. Lentsch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h3z2rs2k3ztpts1zv</text:p>
          </table:table-cell>
          <table:table-cell office:value-type="string">
            <text:p>RED</text:p>
          </table:table-cell>
          <table:table-cell office:value-type="string">
            <text:p>Lagrein Morus</text:p>
          </table:table-cell>
          <table:table-cell office:value-type="string">
            <text:p>Weingut H.Lentsch</text:p>
          </table:table-cell>
          <table:table-cell office:value-type="float" office:value="54.816467">
            <text:p>54.81646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Taber Riserva</text:p>
          </table:table-cell>
          <table:table-cell office:value-type="string">
            <text:p>Kellerei 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3100">
            <text:p>310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Kellerei Bozen / Cantina Bolzano</text:p>
          </table:table-cell>
          <table:table-cell office:value-type="float" office:value="46.831837">
            <text:p>46.83183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Porphyr Riserva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500">
            <text:p>8500</text:p>
          </table:table-cell>
          <table:table-cell office:value-type="float" office:value="3670">
            <text:p>367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Kellerei Terlan / Cantina Terlano</text:p>
          </table:table-cell>
          <table:table-cell office:value-type="float" office:value="60.37296">
            <text:p>60.3729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Porphyr Riserva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500">
            <text:p>8500</text:p>
          </table:table-cell>
          <table:table-cell office:value-type="float" office:value="3600">
            <text:p>360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Kellerei Terlan / Cantina Terlano</text:p>
          </table:table-cell>
          <table:table-cell office:value-type="float" office:value="60.37296">
            <text:p>60.3729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Lamarein</text:p>
          </table:table-cell>
          <table:table-cell office:value-type="string">
            <text:p>Untergan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4500">
            <text:p>14500</text:p>
          </table:table-cell>
          <table:table-cell office:value-type="float" office:value="4290">
            <text:p>429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5agsqx1htnk7swsa8</text:p>
          </table:table-cell>
          <table:table-cell office:value-type="string">
            <text:p>RED</text:p>
          </table:table-cell>
          <table:table-cell office:value-type="string">
            <text:p>Lagrein Lamarein</text:p>
          </table:table-cell>
          <table:table-cell office:value-type="string">
            <text:p>Erbhof Unterganzner</text:p>
          </table:table-cell>
          <table:table-cell office:value-type="float" office:value="52.619812">
            <text:p>52.61981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Kunst.stück</text:p>
          </table:table-cell>
          <table:table-cell office:value-type="string">
            <text:p>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300">
            <text:p>9300</text:p>
          </table:table-cell>
          <table:table-cell office:value-type="float" office:value="4500">
            <text:p>45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n4bsypkqs0cvt08et</text:p>
          </table:table-cell>
          <table:table-cell office:value-type="string">
            <text:p>RED</text:p>
          </table:table-cell>
          <table:table-cell office:value-type="string">
            <text:p>Merlot Riserva Kunst.Stück</text:p>
          </table:table-cell>
          <table:table-cell office:value-type="string">
            <text:p>Kellerei Kaltern</text:p>
          </table:table-cell>
          <table:table-cell office:value-type="float" office:value="37.099903">
            <text:p>37.09990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Weingarten Klosteranger</text:p>
          </table:table-cell>
          <table:table-cell office:value-type="string">
            <text:p>Muri 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0500">
            <text:p>10500</text:p>
          </table:table-cell>
          <table:table-cell office:value-type="float" office:value="5100">
            <text:p>51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93j1t0fkgezz7fazr</text:p>
          </table:table-cell>
          <table:table-cell office:value-type="string">
            <text:p>RED</text:p>
          </table:table-cell>
          <table:table-cell office:value-type="string">
            <text:p>Lagrein Riserva Weingarten Klosteranger</text:p>
          </table:table-cell>
          <table:table-cell office:value-type="string">
            <text:p>Muri-Gries</text:p>
          </table:table-cell>
          <table:table-cell office:value-type="float" office:value="65.19771">
            <text:p>65.1977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Roblinus</text:p>
          </table:table-cell>
          <table:table-cell office:value-type="string">
            <text:p>Ansitz Wald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2500">
            <text:p>12500</text:p>
          </table:table-cell>
          <table:table-cell office:value-type="float" office:value="6490">
            <text:p>649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sew8qyvfm75tswq5</text:p>
          </table:table-cell>
          <table:table-cell office:value-type="string">
            <text:p>RED</text:p>
          </table:table-cell>
          <table:table-cell office:value-type="string">
            <text:p>Lagrein Roblinus De Waldgries</text:p>
          </table:table-cell>
          <table:table-cell office:value-type="string">
            <text:p>Ansitz Waldgries</text:p>
          </table:table-cell>
          <table:table-cell office:value-type="float" office:value="62.136406">
            <text:p>62.13640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Merlot Riserva</text:p>
          </table:table-cell>
          <table:table-cell office:value-type="string">
            <text:p>H. Len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3500">
            <text:p>3500</text:p>
          </table:table-cell>
          <table:table-cell office:value-type="float" office:value="1290">
            <text:p>129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j2e4a8kfxfmfbm1j8</text:p>
          </table:table-cell>
          <table:table-cell office:value-type="string">
            <text:p>RED</text:p>
          </table:table-cell>
          <table:table-cell office:value-type="string">
            <text:p>Merlot Riserva</text:p>
          </table:table-cell>
          <table:table-cell office:value-type="string">
            <text:p>Weingut H.Lentsch</text:p>
          </table:table-cell>
          <table:table-cell office:value-type="float" office:value="36.795624">
            <text:p>36.79562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Siebeneich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400">
            <text:p>4400</text:p>
          </table:table-cell>
          <table:table-cell office:value-type="float" office:value="1650">
            <text:p>1650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gx3e29tj6x388br0</text:p>
          </table:table-cell>
          <table:table-cell office:value-type="string">
            <text:p>RED</text:p>
          </table:table-cell>
          <table:table-cell office:value-type="string">
            <text:p>Merlot Riserva Siebeneich</text:p>
          </table:table-cell>
          <table:table-cell office:value-type="string">
            <text:p>Colterenzio (Schreckbichl)</text:p>
          </table:table-cell>
          <table:table-cell office:value-type="float" office:value="36.79685">
            <text:p>36.7968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Mühlweg</text:p>
          </table:table-cell>
          <table:table-cell office:value-type="string">
            <text:p>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800">
            <text:p>6800</text:p>
          </table:table-cell>
          <table:table-cell office:value-type="float" office:value="2550">
            <text:p>255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kt8065fe1wvzsq04</text:p>
          </table:table-cell>
          <table:table-cell office:value-type="string">
            <text:p>RED</text:p>
          </table:table-cell>
          <table:table-cell office:value-type="string">
            <text:p>Merlot Vigna Mühlweg</text:p>
          </table:table-cell>
          <table:table-cell office:value-type="string">
            <text:p>Ignaz Niedrist</text:p>
          </table:table-cell>
          <table:table-cell office:value-type="float" office:value="37.77417">
            <text:p>37.7741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Merlot Riserva Gant </text:p>
          </table:table-cell>
          <table:table-cell office:value-type="string">
            <text:p>Andri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000">
            <text:p>8000</text:p>
          </table:table-cell>
          <table:table-cell office:value-type="float" office:value="3620">
            <text:p>362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81000dkhjr5nycrc7</text:p>
          </table:table-cell>
          <table:table-cell office:value-type="string">
            <text:p>RED</text:p>
          </table:table-cell>
          <table:table-cell office:value-type="string">
            <text:p>Merlot Riserva Gant</text:p>
          </table:table-cell>
          <table:table-cell office:value-type="string">
            <text:p>Kellerei Andrian</text:p>
          </table:table-cell>
          <table:table-cell office:value-type="float" office:value="37.945778">
            <text:p>37.94577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Brenntal Riserva</text:p>
          </table:table-cell>
          <table:table-cell office:value-type="string">
            <text:p>Kellerei 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3400">
            <text:p>34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03g64rzcatxnbg9f8</text:p>
          </table:table-cell>
          <table:table-cell office:value-type="string">
            <text:p>RED</text:p>
          </table:table-cell>
          <table:table-cell office:value-type="string">
            <text:p>Merlot Riserva Brenntal</text:p>
          </table:table-cell>
          <table:table-cell office:value-type="string">
            <text:p>Cantina Kurtatsch</text:p>
          </table:table-cell>
          <table:table-cell office:value-type="float" office:value="39.265057">
            <text:p>39.26505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Merlot Collio</text:p>
          </table:table-cell>
          <table:table-cell office:value-type="string">
            <text:p>Radik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5">
            <text:p>2005</text:p>
          </table:table-cell>
          <table:table-cell office:value-type="float" office:value="9900">
            <text:p>9900</text:p>
          </table:table-cell>
          <table:table-cell office:value-type="float" office:value="4840">
            <text:p>484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p6tk1cmcm3hm8n4v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Radikon</text:p>
          </table:table-cell>
          <table:table-cell office:value-type="float" office:value="38.65241">
            <text:p>38.6524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Galatrona</text:p>
          </table:table-cell>
          <table:table-cell office:value-type="string">
            <text:p>Petrol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9500">
            <text:p>19500</text:p>
          </table:table-cell>
          <table:table-cell office:value-type="float" office:value="8860">
            <text:p>886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qr8vee6zwt50hm91y</text:p>
          </table:table-cell>
          <table:table-cell office:value-type="string">
            <text:p>RED</text:p>
          </table:table-cell>
          <table:table-cell office:value-type="string">
            <text:p>Galatrona</text:p>
          </table:table-cell>
          <table:table-cell office:value-type="string">
            <text:p>Petrolo</text:p>
          </table:table-cell>
          <table:table-cell office:value-type="float" office:value="45.053432">
            <text:p>45.05343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Palafreno</text:p>
          </table:table-cell>
          <table:table-cell office:value-type="string">
            <text:p>Querciab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22000">
            <text:p>22000</text:p>
          </table:table-cell>
          <table:table-cell office:value-type="float" office:value="9500">
            <text:p>95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zazhtgez57a6mft3ztk</text:p>
          </table:table-cell>
          <table:table-cell office:value-type="string">
            <text:p>RED</text:p>
          </table:table-cell>
          <table:table-cell office:value-type="string">
            <text:p>Toscana Palafreno</text:p>
          </table:table-cell>
          <table:table-cell office:value-type="string">
            <text:p>Querciabella</text:p>
          </table:table-cell>
          <table:table-cell office:value-type="float" office:value="46.553787">
            <text:p>46.55378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Cabernet Riserva </text:p>
          </table:table-cell>
          <table:table-cell office:value-type="string">
            <text:p>H. Len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800">
            <text:p>3800</text:p>
          </table:table-cell>
          <table:table-cell office:value-type="float" office:value="1270">
            <text:p>127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kfxr333xe9svk1khz</text:p>
          </table:table-cell>
          <table:table-cell office:value-type="string">
            <text:p>RED</text:p>
          </table:table-cell>
          <table:table-cell office:value-type="string">
            <text:p>Cabernet Riserva</text:p>
          </table:table-cell>
          <table:table-cell office:value-type="string">
            <text:p>Weingut H.Lentsch</text:p>
          </table:table-cell>
          <table:table-cell office:value-type="float" office:value="35.44976">
            <text:p>35.4497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213 / 1</text:p>
          </table:table-cell>
          <table:table-cell office:value-type="string">
            <text:p>Peter Dip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500">
            <text:p>4500</text:p>
          </table:table-cell>
          <table:table-cell office:value-type="float" office:value="1470">
            <text:p>147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ky24hr0hnm9m3nx0q9k93g9</text:p>
          </table:table-cell>
          <table:table-cell office:value-type="string">
            <text:p>RED</text:p>
          </table:table-cell>
          <table:table-cell office:value-type="string">
            <text:p>Cabernet Sauvignon 213</text:p>
          </table:table-cell>
          <table:table-cell office:value-type="string">
            <text:p>Peter Dipoli</text:p>
          </table:table-cell>
          <table:table-cell office:value-type="float" office:value="49.594093">
            <text:p>49.59409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Saumur Champigny Paterne</text:p>
          </table:table-cell>
          <table:table-cell office:value-type="string">
            <text:p>Antoine Sanza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500">
            <text:p>5500</text:p>
          </table:table-cell>
          <table:table-cell office:value-type="float" office:value="1780">
            <text:p>178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7hfsm6egv9xf9q93t</text:p>
          </table:table-cell>
          <table:table-cell office:value-type="string">
            <text:p>RED</text:p>
          </table:table-cell>
          <table:table-cell office:value-type="string">
            <text:p>La Paterne Saumur-Champigny</text:p>
          </table:table-cell>
          <table:table-cell office:value-type="string">
            <text:p>Antoine Sanzay</text:p>
          </table:table-cell>
          <table:table-cell office:value-type="float" office:value="56.721706">
            <text:p>56.72170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Cabernet</text:p>
          </table:table-cell>
          <table:table-cell office:value-type="string">
            <text:p>Untergan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200">
            <text:p>22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4pmmfh9tybvrzv5g9x08zd7</text:p>
          </table:table-cell>
          <table:table-cell office:value-type="string">
            <text:p>RED</text:p>
          </table:table-cell>
          <table:table-cell office:value-type="string">
            <text:p>Cabernet Riserva</text:p>
          </table:table-cell>
          <table:table-cell office:value-type="string">
            <text:p>Erbhof Unterganzner</text:p>
          </table:table-cell>
          <table:table-cell office:value-type="float" office:value="29.86427">
            <text:p>29.8642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Erminio</text:p>
          </table:table-cell>
          <table:table-cell office:value-type="string">
            <text:p>Bruno Grigo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500">
            <text:p>6500</text:p>
          </table:table-cell>
          <table:table-cell office:value-type="float" office:value="2500">
            <text:p>25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szq0g4ntk248mqxbdg</text:p>
          </table:table-cell>
          <table:table-cell office:value-type="string">
            <text:p>RED</text:p>
          </table:table-cell>
          <table:table-cell office:value-type="string">
            <text:p>Cabernet Franc Erminio</text:p>
          </table:table-cell>
          <table:table-cell office:value-type="string">
            <text:p>Grigolli Bruno</text:p>
          </table:table-cell>
          <table:table-cell office:value-type="float" office:value="48.982468">
            <text:p>48.98246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Mumelter Riserva</text:p>
          </table:table-cell>
          <table:table-cell office:value-type="string">
            <text:p>Kellerei 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000">
            <text:p>7000</text:p>
          </table:table-cell>
          <table:table-cell office:value-type="float" office:value="2500">
            <text:p>25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jxv0saw84ah1f6jhb</text:p>
          </table:table-cell>
          <table:table-cell office:value-type="string">
            <text:p>RED</text:p>
          </table:table-cell>
          <table:table-cell office:value-type="string">
            <text:p>Cabernet Riserva Mumelter</text:p>
          </table:table-cell>
          <table:table-cell office:value-type="string">
            <text:p>Kellerei Bozen / Cantina Bolzano</text:p>
          </table:table-cell>
          <table:table-cell office:value-type="float" office:value="43.19574">
            <text:p>43.1957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Amistar Edizione Cab Sav</text:p>
          </table:table-cell>
          <table:table-cell office:value-type="string">
            <text:p>Peter Söl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3790">
            <text:p>379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rh44s6et0twfmk98mqw</text:p>
          </table:table-cell>
          <table:table-cell office:value-type="string">
            <text:p>RED</text:p>
          </table:table-cell>
          <table:table-cell office:value-type="string">
            <text:p>Amistar Edizione Rossa</text:p>
          </table:table-cell>
          <table:table-cell office:value-type="string">
            <text:p>Peter Sölva</text:p>
          </table:table-cell>
          <table:table-cell office:value-type="float" office:value="46.41504">
            <text:p>46.4150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Franschhoek CS</text:p>
          </table:table-cell>
          <table:table-cell office:value-type="string">
            <text:p>Boekenhoutsklo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0500">
            <text:p>10500</text:p>
          </table:table-cell>
          <table:table-cell office:value-type="float" office:value="3800">
            <text:p>38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smckp2aa9wpwq49v0r</text:p>
          </table:table-cell>
          <table:table-cell office:value-type="string">
            <text:p>RED</text:p>
          </table:table-cell>
          <table:table-cell office:value-type="string">
            <text:p>Cabernet Sauvignon Franschhoek</text:p>
          </table:table-cell>
          <table:table-cell office:value-type="string">
            <text:p>Boekenhoutskloof</text:p>
          </table:table-cell>
          <table:table-cell office:value-type="float" office:value="43.536774">
            <text:p>43.53677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Stellenbosch CS</text:p>
          </table:table-cell>
          <table:table-cell office:value-type="string">
            <text:p>Boekenhoutsklo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t00awfqkahjmdamq7a6</text:p>
          </table:table-cell>
          <table:table-cell office:value-type="string">
            <text:p>RED</text:p>
          </table:table-cell>
          <table:table-cell office:value-type="string">
            <text:p>Cabernet Sauvignon Stellenbosch</text:p>
          </table:table-cell>
          <table:table-cell office:value-type="string">
            <text:p>Boekenhoutskloof</text:p>
          </table:table-cell>
          <table:table-cell office:value-type="float" office:value="40.984676">
            <text:p>40.98467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Amistar CF</text:p>
          </table:table-cell>
          <table:table-cell office:value-type="string">
            <text:p>Peter Söl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500">
            <text:p>8500</text:p>
          </table:table-cell>
          <table:table-cell office:value-type="float" office:value="4300">
            <text:p>43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4696kz0ytbwtarqyc</text:p>
          </table:table-cell>
          <table:table-cell office:value-type="string">
            <text:p>RED</text:p>
          </table:table-cell>
          <table:table-cell office:value-type="string">
            <text:p>Amistar</text:p>
          </table:table-cell>
          <table:table-cell office:value-type="string">
            <text:p>Peter Sölva</text:p>
          </table:table-cell>
          <table:table-cell office:value-type="float" office:value="44.95919">
            <text:p>44.9591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Saumur Champigny Poyeux</text:p>
          </table:table-cell>
          <table:table-cell office:value-type="string">
            <text:p>Antoine Sanza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200">
            <text:p>11200</text:p>
          </table:table-cell>
          <table:table-cell office:value-type="float" office:value="4000">
            <text:p>40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4jd1q7wgv7nw3zhe3</text:p>
          </table:table-cell>
          <table:table-cell office:value-type="string">
            <text:p>RED</text:p>
          </table:table-cell>
          <table:table-cell office:value-type="string">
            <text:p>Saumur Champigny 'Les Poyeux'</text:p>
          </table:table-cell>
          <table:table-cell office:value-type="string">
            <text:p>Antoine Sanzay</text:p>
          </table:table-cell>
          <table:table-cell office:value-type="float" office:value="56.50803">
            <text:p>56.5080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Freienfeld</text:p>
          </table:table-cell>
          <table:table-cell office:value-type="string">
            <text:p>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500">
            <text:p>8500</text:p>
          </table:table-cell>
          <table:table-cell office:value-type="float" office:value="3900">
            <text:p>39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aba4343xsgeg0ynjt2</text:p>
          </table:table-cell>
          <table:table-cell office:value-type="string">
            <text:p>RED</text:p>
          </table:table-cell>
          <table:table-cell office:value-type="string">
            <text:p>Cabernet Sauvignon Freienfeld</text:p>
          </table:table-cell>
          <table:table-cell office:value-type="string">
            <text:p>Cantina Kurtatsch</text:p>
          </table:table-cell>
          <table:table-cell office:value-type="float" office:value="35.790287">
            <text:p>35.79028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Lafoa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800">
            <text:p>8800</text:p>
          </table:table-cell>
          <table:table-cell office:value-type="float" office:value="5500">
            <text:p>550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mdefg96fmbcyrs5r</text:p>
          </table:table-cell>
          <table:table-cell office:value-type="string">
            <text:p>RED</text:p>
          </table:table-cell>
          <table:table-cell office:value-type="string">
            <text:p>Cabernet Sauvignon Lafóa</text:p>
          </table:table-cell>
          <table:table-cell office:value-type="string">
            <text:p>Colterenzio (Schreckbichl)</text:p>
          </table:table-cell>
          <table:table-cell office:value-type="float" office:value="33.916412">
            <text:p>33.91641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Shay's Flat Cab Sav</text:p>
          </table:table-cell>
          <table:table-cell office:value-type="string">
            <text:p>Joshua Coop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2000">
            <text:p>12000</text:p>
          </table:table-cell>
          <table:table-cell office:value-type="float" office:value="5700">
            <text:p>57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s3edh62wdzrfv1j3r1</text:p>
          </table:table-cell>
          <table:table-cell office:value-type="string">
            <text:p>RED</text:p>
          </table:table-cell>
          <table:table-cell office:value-type="string">
            <text:p>Shay''''s Flat Vineyard Cabernet Sauvignon</text:p>
          </table:table-cell>
          <table:table-cell office:value-type="string">
            <text:p>Joshua Cooper</text:p>
          </table:table-cell>
          <table:table-cell office:value-type="float" office:value="58.7963">
            <text:p>58.796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Campo di Magnacosta (CF)</text:p>
          </table:table-cell>
          <table:table-cell office:value-type="string">
            <text:p>Tenuta di Trino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3500">
            <text:p>13500</text:p>
          </table:table-cell>
          <table:table-cell office:value-type="float" office:value="5800">
            <text:p>58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159ernt161xaxv90q</text:p>
          </table:table-cell>
          <table:table-cell office:value-type="string">
            <text:p>RED</text:p>
          </table:table-cell>
          <table:table-cell office:value-type="string">
            <text:p>Toscana Campo di Magnacosta  Rosso</text:p>
          </table:table-cell>
          <table:table-cell office:value-type="string">
            <text:p>Tenuta di Trinoro</text:p>
          </table:table-cell>
          <table:table-cell office:value-type="float" office:value="54.703617">
            <text:p>54.70361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Cabernet Sauvignon Napa </text:p>
          </table:table-cell>
          <table:table-cell office:value-type="string">
            <text:p>Heitz Cellar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2500">
            <text:p>12500</text:p>
          </table:table-cell>
          <table:table-cell office:value-type="float" office:value="6920">
            <text:p>692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a5xm20fyz4q5wfz2gs</text:p>
          </table:table-cell>
          <table:table-cell office:value-type="string">
            <text:p>RED</text:p>
          </table:table-cell>
          <table:table-cell office:value-type="string">
            <text:p>Cabernet Sauvignon</text:p>
          </table:table-cell>
          <table:table-cell office:value-type="string">
            <text:p>Heitz Cellar</text:p>
          </table:table-cell>
          <table:table-cell office:value-type="float" office:value="34.674267">
            <text:p>34.67426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Cabernet Estate Santa Cruz Mountain</text:p>
          </table:table-cell>
          <table:table-cell office:value-type="string">
            <text:p>Ridge Vineyard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4000">
            <text:p>14000</text:p>
          </table:table-cell>
          <table:table-cell office:value-type="float" office:value="8000">
            <text:p>80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48c9t09h17gpr899kkp</text:p>
          </table:table-cell>
          <table:table-cell office:value-type="string">
            <text:p>RED</text:p>
          </table:table-cell>
          <table:table-cell office:value-type="string">
            <text:p>Bradford Mountain Cabernet Franc</text:p>
          </table:table-cell>
          <table:table-cell office:value-type="string">
            <text:p>Ridge Vineyards</text:p>
          </table:table-cell>
          <table:table-cell office:value-type="float" office:value="33.28537">
            <text:p>33.2853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Lafoa Harpf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16200">
            <text:p>16200</text:p>
          </table:table-cell>
          <table:table-cell office:value-type="float" office:value="8200">
            <text:p>82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mdefg96fmbcyrs5r</text:p>
          </table:table-cell>
          <table:table-cell office:value-type="string">
            <text:p>RED</text:p>
          </table:table-cell>
          <table:table-cell office:value-type="string">
            <text:p>Cabernet Sauvignon Lafóa</text:p>
          </table:table-cell>
          <table:table-cell office:value-type="string">
            <text:p>Colterenzio (Schreckbichl)</text:p>
          </table:table-cell>
          <table:table-cell office:value-type="float" office:value="33.916412">
            <text:p>33.91641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Toren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7700">
            <text:p>17700</text:p>
          </table:table-cell>
          <table:table-cell office:value-type="float" office:value="8300">
            <text:p>83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hs28y8xmmryes74t</text:p>
          </table:table-cell>
          <table:table-cell office:value-type="string">
            <text:p>RED</text:p>
          </table:table-cell>
          <table:table-cell office:value-type="string">
            <text:p>Cabernet Sauvignon Riserva Toren</text:p>
          </table:table-cell>
          <table:table-cell office:value-type="string">
            <text:p>Tiefenbrunner</text:p>
          </table:table-cell>
          <table:table-cell office:value-type="float" office:value="39.30298">
            <text:p>39.3029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Darmagi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5">
            <text:p>1995</text:p>
          </table:table-cell>
          <table:table-cell office:value-type="float" office:value="24500">
            <text:p>24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dm8hwsp2wvphad1q</text:p>
          </table:table-cell>
          <table:table-cell office:value-type="string">
            <text:p>RED</text:p>
          </table:table-cell>
          <table:table-cell office:value-type="string">
            <text:p>Darmagi</text:p>
          </table:table-cell>
          <table:table-cell office:value-type="string">
            <text:p>Gaja</text:p>
          </table:table-cell>
          <table:table-cell office:value-type="float" office:value="41.05223">
            <text:p>41.0522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Paleo</text:p>
          </table:table-cell>
          <table:table-cell office:value-type="string">
            <text:p>Le Macchi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1500">
            <text:p>21500</text:p>
          </table:table-cell>
          <table:table-cell office:value-type="float" office:value="10800">
            <text:p>108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10tmm0da7zqeq70px</text:p>
          </table:table-cell>
          <table:table-cell office:value-type="string">
            <text:p>RED</text:p>
          </table:table-cell>
          <table:table-cell office:value-type="string">
            <text:p>Cabernet Franc Paleo Rosso</text:p>
          </table:table-cell>
          <table:table-cell office:value-type="string">
            <text:p>Le Macchiole</text:p>
          </table:table-cell>
          <table:table-cell office:value-type="float" office:value="40.75788">
            <text:p>40.7578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0000">
            <text:p>70000</text:p>
          </table:table-cell>
          <table:table-cell office:value-type="float" office:value="30200">
            <text:p>302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9.120407">
            <text:p>49.12040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9000">
            <text:p>39000</text:p>
          </table:table-cell>
          <table:table-cell office:value-type="float" office:value="18000">
            <text:p>18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9.120407">
            <text:p>49.12040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6500">
            <text:p>46500</text:p>
          </table:table-cell>
          <table:table-cell office:value-type="float" office:value="24900">
            <text:p>24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9.120407">
            <text:p>49.12040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2000">
            <text:p>42000</text:p>
          </table:table-cell>
          <table:table-cell office:value-type="float" office:value="18000">
            <text:p>180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9.120407">
            <text:p>49.12040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3400">
            <text:p>53400</text:p>
          </table:table-cell>
          <table:table-cell office:value-type="float" office:value="30700">
            <text:p>307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9.120407">
            <text:p>49.12040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2">
            <text:p>1992</text:p>
          </table:table-cell>
          <table:table-cell office:value-type="float" office:value="41000">
            <text:p>41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9.120407">
            <text:p>49.12040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Darmagi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5">
            <text:p>1995</text:p>
          </table:table-cell>
          <table:table-cell office:value-type="float" office:value="34500">
            <text:p>34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dm8hwsp2wvphad1q</text:p>
          </table:table-cell>
          <table:table-cell office:value-type="string">
            <text:p>RED</text:p>
          </table:table-cell>
          <table:table-cell office:value-type="string">
            <text:p>Darmagi</text:p>
          </table:table-cell>
          <table:table-cell office:value-type="string">
            <text:p>Gaja</text:p>
          </table:table-cell>
          <table:table-cell office:value-type="float" office:value="41.05223">
            <text:p>41.0522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ALPOLICELLA Valpolicella Classico</text:p>
          </table:table-cell>
          <table:table-cell office:value-type="string">
            <text:p>Ragos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500">
            <text:p>3500</text:p>
          </table:table-cell>
          <table:table-cell office:value-type="float" office:value="790">
            <text:p>79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wsvzs4zh86w858x67</text:p>
          </table:table-cell>
          <table:table-cell office:value-type="string">
            <text:p>RED</text:p>
          </table:table-cell>
          <table:table-cell office:value-type="string">
            <text:p>Valpolicella Classico</text:p>
          </table:table-cell>
          <table:table-cell office:value-type="string">
            <text:p>Le Ragose</text:p>
          </table:table-cell>
          <table:table-cell office:value-type="float" office:value="41.92581">
            <text:p>41.9258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ALPOLICELLA Ripasso Progni</text:p>
          </table:table-cell>
          <table:table-cell office:value-type="string">
            <text:p>Salet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400">
            <text:p>4400</text:p>
          </table:table-cell>
          <table:table-cell office:value-type="float" office:value="1330">
            <text:p>1330</text:p>
          </table:table-cell>
          <table:table-cell office:value-type="float" office:value="32">
            <text:p>3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eesb4jq9k2x60d66a</text:p>
          </table:table-cell>
          <table:table-cell office:value-type="string">
            <text:p>RED</text:p>
          </table:table-cell>
          <table:table-cell office:value-type="string">
            <text:p>Valpolicella Ripasso Classico Superiore I Progni</text:p>
          </table:table-cell>
          <table:table-cell office:value-type="string">
            <text:p>Le Salette</text:p>
          </table:table-cell>
          <table:table-cell office:value-type="float" office:value="37.392883">
            <text:p>37.39288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ALPOLICELLA Amarone della Valpolicela</text:p>
          </table:table-cell>
          <table:table-cell office:value-type="string">
            <text:p>Le Ragos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8500">
            <text:p>8500</text:p>
          </table:table-cell>
          <table:table-cell office:value-type="float" office:value="3660">
            <text:p>3660</text:p>
          </table:table-cell>
          <table:table-cell office:value-type="float" office:value="22">
            <text:p>2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xdhxgz307x6ejj19v</text:p>
          </table:table-cell>
          <table:table-cell office:value-type="string">
            <text:p>RED</text:p>
          </table:table-cell>
          <table:table-cell office:value-type="string">
            <text:p>Amarone della Valpolicella</text:p>
          </table:table-cell>
          <table:table-cell office:value-type="string">
            <text:p>Le Ragose</text:p>
          </table:table-cell>
          <table:table-cell office:value-type="float" office:value="51.97343">
            <text:p>51.9734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ALPOLICELLA Heletto</text:p>
          </table:table-cell>
          <table:table-cell office:value-type="string">
            <text:p>Garb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9200">
            <text:p>9200</text:p>
          </table:table-cell>
          <table:table-cell office:value-type="float" office:value="3750">
            <text:p>375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fyn1gywagggf43130y</text:p>
          </table:table-cell>
          <table:table-cell office:value-type="string">
            <text:p>RED</text:p>
          </table:table-cell>
          <table:table-cell office:value-type="string">
            <text:p>Heletto</text:p>
          </table:table-cell>
          <table:table-cell office:value-type="string">
            <text:p>Garbole</text:p>
          </table:table-cell>
          <table:table-cell office:value-type="float" office:value="46.18802">
            <text:p>46.1880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ALPOLICELLA Amarone Pietro dal Cero</text:p>
          </table:table-cell>
          <table:table-cell office:value-type="string">
            <text:p>Ca dei Fr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0500">
            <text:p>10500</text:p>
          </table:table-cell>
          <table:table-cell office:value-type="float" office:value="4400">
            <text:p>4400</text:p>
          </table:table-cell>
          <table:table-cell office:value-type="float" office:value="24">
            <text:p>2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38xhhverb8hjn93qb</text:p>
          </table:table-cell>
          <table:table-cell office:value-type="string">
            <text:p>RED</text:p>
          </table:table-cell>
          <table:table-cell office:value-type="string">
            <text:p>Amarone della Valpolicella Pietro Dal Cero</text:p>
          </table:table-cell>
          <table:table-cell office:value-type="string">
            <text:p>Cà dei Frati</text:p>
          </table:table-cell>
          <table:table-cell office:value-type="float" office:value="52.897648">
            <text:p>52.89764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ALPOLICELLA KAIROS IGT</text:p>
          </table:table-cell>
          <table:table-cell office:value-type="string">
            <text:p>Zymé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900">
            <text:p>9900</text:p>
          </table:table-cell>
          <table:table-cell office:value-type="float" office:value="4390">
            <text:p>439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3x2khd7hzvbmm8nd6</text:p>
          </table:table-cell>
          <table:table-cell office:value-type="string">
            <text:p>RED</text:p>
          </table:table-cell>
          <table:table-cell office:value-type="string">
            <text:p>Kairos 15 vitigni</text:p>
          </table:table-cell>
          <table:table-cell office:value-type="string">
            <text:p>Zýmē</text:p>
          </table:table-cell>
          <table:table-cell office:value-type="float" office:value="38.449867">
            <text:p>38.44986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ALPOLICELLA Rosso del Merlo</text:p>
          </table:table-cell>
          <table:table-cell office:value-type="string">
            <text:p>Quintar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3500">
            <text:p>13500</text:p>
          </table:table-cell>
          <table:table-cell office:value-type="float" office:value="6900">
            <text:p>69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268x80ac4j4kydv01x</text:p>
          </table:table-cell>
          <table:table-cell office:value-type="string">
            <text:p>RED</text:p>
          </table:table-cell>
          <table:table-cell office:value-type="string">
            <text:p>Ca’ del Merlo Rosso Veneto</text:p>
          </table:table-cell>
          <table:table-cell office:value-type="string">
            <text:p>Quintarelli Giuseppe</text:p>
          </table:table-cell>
          <table:table-cell office:value-type="float" office:value="33.472233">
            <text:p>33.47223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ALPOLICELLA Valpolicella Superiore</text:p>
          </table:table-cell>
          <table:table-cell office:value-type="string">
            <text:p>Giuseppe Quintar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6500">
            <text:p>16500</text:p>
          </table:table-cell>
          <table:table-cell office:value-type="float" office:value="7000">
            <text:p>7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26p0r5e9wfsf3adhv2</text:p>
          </table:table-cell>
          <table:table-cell office:value-type="string">
            <text:p>RED</text:p>
          </table:table-cell>
          <table:table-cell office:value-type="string">
            <text:p>Valpolicella Classico Superiore</text:p>
          </table:table-cell>
          <table:table-cell office:value-type="string">
            <text:p>Quintarelli Giuseppe</text:p>
          </table:table-cell>
          <table:table-cell office:value-type="float" office:value="55.602493">
            <text:p>55.60249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ALPOLICELLA Amarone della Valpolicella</text:p>
          </table:table-cell>
          <table:table-cell office:value-type="string">
            <text:p>Bert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8000">
            <text:p>18000</text:p>
          </table:table-cell>
          <table:table-cell office:value-type="float" office:value="7500">
            <text:p>75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mqjv1sbfwwyz6m6d4d</text:p>
          </table:table-cell>
          <table:table-cell office:value-type="string">
            <text:p>RED</text:p>
          </table:table-cell>
          <table:table-cell office:value-type="string">
            <text:p>Amarone della Valpolicella</text:p>
          </table:table-cell>
          <table:table-cell office:value-type="string">
            <text:p>Bertani</text:p>
          </table:table-cell>
          <table:table-cell office:value-type="float" office:value="49.62545">
            <text:p>49.6254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ALPOLICELLA Valpolicella Superiore</text:p>
          </table:table-cell>
          <table:table-cell office:value-type="string">
            <text:p>Dal Fo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20000">
            <text:p>20000</text:p>
          </table:table-cell>
          <table:table-cell office:value-type="float" office:value="9500">
            <text:p>95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3fswy0qzrny1518rc</text:p>
          </table:table-cell>
          <table:table-cell office:value-type="string">
            <text:p>RED</text:p>
          </table:table-cell>
          <table:table-cell office:value-type="string">
            <text:p>Valpolicella Superiore 30°</text:p>
          </table:table-cell>
          <table:table-cell office:value-type="string">
            <text:p>Dal Forno Romano</text:p>
          </table:table-cell>
          <table:table-cell office:value-type="float" office:value="42.01516">
            <text:p>42.0151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ALPOLICELLA Amarone Riserva</text:p>
          </table:table-cell>
          <table:table-cell office:value-type="string">
            <text:p>Rubinelli Vaj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28500">
            <text:p>28500</text:p>
          </table:table-cell>
          <table:table-cell office:value-type="float" office:value="10500">
            <text:p>10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bje6qez7dr4jjbj3br</text:p>
          </table:table-cell>
          <table:table-cell office:value-type="string">
            <text:p>RED</text:p>
          </table:table-cell>
          <table:table-cell office:value-type="string">
            <text:p>Destinée Amarone della Valpolicella Classico Riserva</text:p>
          </table:table-cell>
          <table:table-cell office:value-type="string">
            <text:p>Rubinelli Vajol</text:p>
          </table:table-cell>
          <table:table-cell office:value-type="float" office:value="61.480213">
            <text:p>61.48021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ALPOLICELLA Amarone </text:p>
          </table:table-cell>
          <table:table-cell office:value-type="string">
            <text:p>Quintar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35000">
            <text:p>35000</text:p>
          </table:table-cell>
          <table:table-cell office:value-type="float" office:value="21300">
            <text:p>213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26xa2kf0g9zy74sr0a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Quintarelli Giuseppe</text:p>
          </table:table-cell>
          <table:table-cell office:value-type="float" office:value="34.351196">
            <text:p>34.35119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ALPOLICELLA Amarone</text:p>
          </table:table-cell>
          <table:table-cell office:value-type="string">
            <text:p>Dal Fo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43000">
            <text:p>43000</text:p>
          </table:table-cell>
          <table:table-cell office:value-type="float" office:value="30500">
            <text:p>305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2pawps1sxza35hptt</text:p>
          </table:table-cell>
          <table:table-cell office:value-type="string">
            <text:p>RED</text:p>
          </table:table-cell>
          <table:table-cell office:value-type="string">
            <text:p>Amarone della Valpolicella Monte Lodoletta</text:p>
          </table:table-cell>
          <table:table-cell office:value-type="string">
            <text:p>Dal Forno Romano</text:p>
          </table:table-cell>
          <table:table-cell office:value-type="float" office:value="35.06654">
            <text:p>35.0665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YRAH Syrah Cortona</text:p>
          </table:table-cell>
          <table:table-cell office:value-type="string">
            <text:p>Amerighi Stef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800">
            <text:p>6800</text:p>
          </table:table-cell>
          <table:table-cell office:value-type="float" office:value="1650">
            <text:p>165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mwxfm4j40dzz91mnca</text:p>
          </table:table-cell>
          <table:table-cell office:value-type="string">
            <text:p>RED</text:p>
          </table:table-cell>
          <table:table-cell office:value-type="string">
            <text:p>Syrah</text:p>
          </table:table-cell>
          <table:table-cell office:value-type="string">
            <text:p>Stefano Amerighi</text:p>
          </table:table-cell>
          <table:table-cell office:value-type="float" office:value="51.011868">
            <text:p>51.01186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YRAH Crozes-Hermitage Les Jalets</text:p>
          </table:table-cell>
          <table:table-cell office:value-type="string">
            <text:p>Paul Jaboulet A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2090">
            <text:p>209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tpwppn42shv67xdjt</text:p>
          </table:table-cell>
          <table:table-cell office:value-type="string">
            <text:p>RED</text:p>
          </table:table-cell>
          <table:table-cell office:value-type="string">
            <text:p>Crozes-Hermitage Les Jalets</text:p>
          </table:table-cell>
          <table:table-cell office:value-type="string">
            <text:p>Paul Jaboulet Aîné</text:p>
          </table:table-cell>
          <table:table-cell office:value-type="float" office:value="57.539253">
            <text:p>57.53925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YRAH Mitterberg Syrah</text:p>
          </table:table-cell>
          <table:table-cell office:value-type="string">
            <text:p>Ignz 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600">
            <text:p>6600</text:p>
          </table:table-cell>
          <table:table-cell office:value-type="float" office:value="2450">
            <text:p>245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3rhz92r17nb5a4sz</text:p>
          </table:table-cell>
          <table:table-cell office:value-type="string">
            <text:p>RED</text:p>
          </table:table-cell>
          <table:table-cell office:value-type="string">
            <text:p>Mitterberg Rot S</text:p>
          </table:table-cell>
          <table:table-cell office:value-type="string">
            <text:p>Ignaz Niedrist</text:p>
          </table:table-cell>
          <table:table-cell office:value-type="float" office:value="49.88772">
            <text:p>49.8877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YRAH LP54</text:p>
          </table:table-cell>
          <table:table-cell office:value-type="string">
            <text:p>Len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800">
            <text:p>6800</text:p>
          </table:table-cell>
          <table:table-cell office:value-type="float" office:value="2900">
            <text:p>29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x840zx27sg1tx7mnsm</text:p>
          </table:table-cell>
          <table:table-cell office:value-type="string">
            <text:p>RED</text:p>
          </table:table-cell>
          <table:table-cell office:value-type="string">
            <text:p>Syrah</text:p>
          </table:table-cell>
          <table:table-cell office:value-type="string">
            <text:p>C.C. Jentsch</text:p>
          </table:table-cell>
          <table:table-cell office:value-type="float" office:value="22.635042">
            <text:p>22.63504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YRAH Syrah</text:p>
          </table:table-cell>
          <table:table-cell office:value-type="string">
            <text:p>Quinta do Nov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2600">
            <text:p>26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qzm0775dm3zhvewwrrg6e6</text:p>
          </table:table-cell>
          <table:table-cell office:value-type="string">
            <text:p>RED</text:p>
          </table:table-cell>
          <table:table-cell office:value-type="string">
            <text:p>Syrah</text:p>
          </table:table-cell>
          <table:table-cell office:value-type="string">
            <text:p>Quinta do Noval</text:p>
          </table:table-cell>
          <table:table-cell office:value-type="float" office:value="39.07845">
            <text:p>39.0784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YRAH Crozes-Hermitage</text:p>
          </table:table-cell>
          <table:table-cell office:value-type="string">
            <text:p>Alain Grail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qzm1rs1b0zywwwpscz9qme</text:p>
          </table:table-cell>
          <table:table-cell office:value-type="string">
            <text:p>RED</text:p>
          </table:table-cell>
          <table:table-cell office:value-type="string">
            <text:p>Crozes-Hermitage Rouge</text:p>
          </table:table-cell>
          <table:table-cell office:value-type="string">
            <text:p>Alain Graillot</text:p>
          </table:table-cell>
          <table:table-cell office:value-type="float" office:value="50.787018">
            <text:p>50.78701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YRAH Swartland Syrah</text:p>
          </table:table-cell>
          <table:table-cell office:value-type="string">
            <text:p>Mullineu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awwcx1e9ewd449pzn0f19sz</text:p>
          </table:table-cell>
          <table:table-cell office:value-type="string">
            <text:p>RED</text:p>
          </table:table-cell>
          <table:table-cell office:value-type="string">
            <text:p>Syrah</text:p>
          </table:table-cell>
          <table:table-cell office:value-type="string">
            <text:p>Mullineux</text:p>
          </table:table-cell>
          <table:table-cell office:value-type="float" office:value="37.776257">
            <text:p>37.77625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YRAH Gigondas</text:p>
          </table:table-cell>
          <table:table-cell office:value-type="string">
            <text:p>Saint Cosm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500">
            <text:p>8500</text:p>
          </table:table-cell>
          <table:table-cell office:value-type="float" office:value="3729">
            <text:p>3729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nkktbzz2e0rasjch5e</text:p>
          </table:table-cell>
          <table:table-cell office:value-type="string">
            <text:p>RED</text:p>
          </table:table-cell>
          <table:table-cell office:value-type="string">
            <text:p>Gigondas</text:p>
          </table:table-cell>
          <table:table-cell office:value-type="string">
            <text:p>Château de Saint Cosme</text:p>
          </table:table-cell>
          <table:table-cell office:value-type="float" office:value="29.966787">
            <text:p>29.96678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YRAH Syrah </text:p>
          </table:table-cell>
          <table:table-cell office:value-type="string">
            <text:p>Boekenhoutsklo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500">
            <text:p>9500</text:p>
          </table:table-cell>
          <table:table-cell office:value-type="float" office:value="3800">
            <text:p>380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smzdrkdjd12mj6pn0e</text:p>
          </table:table-cell>
          <table:table-cell office:value-type="string">
            <text:p>RED</text:p>
          </table:table-cell>
          <table:table-cell office:value-type="string">
            <text:p>Syrah</text:p>
          </table:table-cell>
          <table:table-cell office:value-type="string">
            <text:p>Boekenhoutskloof</text:p>
          </table:table-cell>
          <table:table-cell office:value-type="float" office:value="38.84466">
            <text:p>38.8446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YRAH Bin 28 Syrah</text:p>
          </table:table-cell>
          <table:table-cell office:value-type="string">
            <text:p>Penfold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800">
            <text:p>6800</text:p>
          </table:table-cell>
          <table:table-cell office:value-type="float" office:value="3860">
            <text:p>386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xnh4ynj2qd1y74xgxa</text:p>
          </table:table-cell>
          <table:table-cell office:value-type="string">
            <text:p>RED</text:p>
          </table:table-cell>
          <table:table-cell office:value-type="string">
            <text:p>Shiraz Bin 28</text:p>
          </table:table-cell>
          <table:table-cell office:value-type="string">
            <text:p>Penfolds</text:p>
          </table:table-cell>
          <table:table-cell office:value-type="float" office:value="39.473305">
            <text:p>39.47330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YRAH Cornas Nouvelle R</text:p>
          </table:table-cell>
          <table:table-cell office:value-type="string">
            <text:p>Guillaume Gill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900">
            <text:p>8900</text:p>
          </table:table-cell>
          <table:table-cell office:value-type="float" office:value="4750">
            <text:p>475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m79h736dzdemmtar2a</text:p>
          </table:table-cell>
          <table:table-cell office:value-type="string">
            <text:p>RED</text:p>
          </table:table-cell>
          <table:table-cell office:value-type="string">
            <text:p>Nouvelle R Cornas</text:p>
          </table:table-cell>
          <table:table-cell office:value-type="string">
            <text:p>Guillaume Gilles</text:p>
          </table:table-cell>
          <table:table-cell office:value-type="float" office:value="55.973656">
            <text:p>55.97365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YRAH Sonoma Coast Syrah</text:p>
          </table:table-cell>
          <table:table-cell office:value-type="string">
            <text:p>Rame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9800">
            <text:p>9800</text:p>
          </table:table-cell>
          <table:table-cell office:value-type="float" office:value="4990">
            <text:p>499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662634116av85dkyhm</text:p>
          </table:table-cell>
          <table:table-cell office:value-type="string">
            <text:p>RED</text:p>
          </table:table-cell>
          <table:table-cell office:value-type="string">
            <text:p>Syrah</text:p>
          </table:table-cell>
          <table:table-cell office:value-type="string">
            <text:p>Ramey</text:p>
          </table:table-cell>
          <table:table-cell office:value-type="float" office:value="38.173088">
            <text:p>38.17308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YRAH Yarra Valley Syrah</text:p>
          </table:table-cell>
          <table:table-cell office:value-type="string">
            <text:p>Timo May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1500">
            <text:p>11500</text:p>
          </table:table-cell>
          <table:table-cell office:value-type="float" office:value="5500">
            <text:p>55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y08c2bar654r3f586pj</text:p>
          </table:table-cell>
          <table:table-cell office:value-type="string">
            <text:p>RED</text:p>
          </table:table-cell>
          <table:table-cell office:value-type="string">
            <text:p>Syrah</text:p>
          </table:table-cell>
          <table:table-cell office:value-type="string">
            <text:p>Mayer</text:p>
          </table:table-cell>
          <table:table-cell office:value-type="float" office:value="30.176947">
            <text:p>30.17694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YRAH Hermitage Rouge</text:p>
          </table:table-cell>
          <table:table-cell office:value-type="string">
            <text:p>Guig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500">
            <text:p>12500</text:p>
          </table:table-cell>
          <table:table-cell office:value-type="float" office:value="5620">
            <text:p>562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xpabb8rdcch0jz8rb</text:p>
          </table:table-cell>
          <table:table-cell office:value-type="string">
            <text:p>RED</text:p>
          </table:table-cell>
          <table:table-cell office:value-type="string">
            <text:p>Crozes-Hermitage Rouge</text:p>
          </table:table-cell>
          <table:table-cell office:value-type="string">
            <text:p>E. Guigal</text:p>
          </table:table-cell>
          <table:table-cell office:value-type="float" office:value="33.35583">
            <text:p>33.3558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YRAH Cote Rotie Ampodium</text:p>
          </table:table-cell>
          <table:table-cell office:value-type="string">
            <text:p>Domaine Rostain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6800">
            <text:p>68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4pmmgwz1rwd5jwf56ave40e</text:p>
          </table:table-cell>
          <table:table-cell office:value-type="string">
            <text:p>RED</text:p>
          </table:table-cell>
          <table:table-cell office:value-type="string">
            <text:p>Côte-Rôtie Ampodium</text:p>
          </table:table-cell>
          <table:table-cell office:value-type="string">
            <text:p>Domaine Rostaing</text:p>
          </table:table-cell>
          <table:table-cell office:value-type="float" office:value="52.61304">
            <text:p>52.6130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YRAH Cornas</text:p>
          </table:table-cell>
          <table:table-cell office:value-type="string">
            <text:p>Hais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2500">
            <text:p>12500</text:p>
          </table:table-cell>
          <table:table-cell office:value-type="float" office:value="6400">
            <text:p>64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4tzb1ekmeka2ea94c3m</text:p>
          </table:table-cell>
          <table:table-cell office:value-type="string">
            <text:p>RED</text:p>
          </table:table-cell>
          <table:table-cell office:value-type="string">
            <text:p>Cornas</text:p>
          </table:table-cell>
          <table:table-cell office:value-type="string">
            <text:p>Mark Haisma</text:p>
          </table:table-cell>
          <table:table-cell office:value-type="float" office:value="33.623898">
            <text:p>33.62389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YRAH Hermitage Rouge Domaine Tourettes</text:p>
          </table:table-cell>
          <table:table-cell office:value-type="string">
            <text:p>Del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8500">
            <text:p>18500</text:p>
          </table:table-cell>
          <table:table-cell office:value-type="float" office:value="8600">
            <text:p>86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xjtsf4b3h83qn364a4</text:p>
          </table:table-cell>
          <table:table-cell office:value-type="string">
            <text:p>RED</text:p>
          </table:table-cell>
          <table:table-cell office:value-type="string">
            <text:p>Domaine des Tourettes Hermitage Rouge</text:p>
          </table:table-cell>
          <table:table-cell office:value-type="string">
            <text:p>Delas</text:p>
          </table:table-cell>
          <table:table-cell office:value-type="float" office:value="45.15566">
            <text:p>45.1556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YRAH Chateau d'Ampuis</text:p>
          </table:table-cell>
          <table:table-cell office:value-type="string">
            <text:p>Etienne Guig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7000">
            <text:p>17000</text:p>
          </table:table-cell>
          <table:table-cell office:value-type="float" office:value="9200">
            <text:p>92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x8smqjs64dw77ym95</text:p>
          </table:table-cell>
          <table:table-cell office:value-type="string">
            <text:p>RED</text:p>
          </table:table-cell>
          <table:table-cell office:value-type="string">
            <text:p>Côte-Rôtie Château d'Ampuis</text:p>
          </table:table-cell>
          <table:table-cell office:value-type="string">
            <text:p>E. Guigal</text:p>
          </table:table-cell>
          <table:table-cell office:value-type="float" office:value="36.04687">
            <text:p>36.0468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YRAH Cornas</text:p>
          </table:table-cell>
          <table:table-cell office:value-type="string">
            <text:p>Clap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11100">
            <text:p>111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awwcykfaz24sbg7ry0j00pe</text:p>
          </table:table-cell>
          <table:table-cell office:value-type="string">
            <text:p>RED</text:p>
          </table:table-cell>
          <table:table-cell office:value-type="string">
            <text:p>Cornas</text:p>
          </table:table-cell>
          <table:table-cell office:value-type="string">
            <text:p>Auguste Clape</text:p>
          </table:table-cell>
          <table:table-cell office:value-type="float" office:value="27.172071">
            <text:p>27.17207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YRAH GRANITE Syrah</text:p>
          </table:table-cell>
          <table:table-cell office:value-type="string">
            <text:p>Mullineu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12300">
            <text:p>123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4pmmgaaxaee9bj079yg35jc</text:p>
          </table:table-cell>
          <table:table-cell office:value-type="string">
            <text:p>RED</text:p>
          </table:table-cell>
          <table:table-cell office:value-type="string">
            <text:p>Granite Syrah</text:p>
          </table:table-cell>
          <table:table-cell office:value-type="string">
            <text:p>Mullineux</text:p>
          </table:table-cell>
          <table:table-cell office:value-type="float" office:value="46.142094">
            <text:p>46.14209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BBIOLO Langhe Nebbiolo </text:p>
          </table:table-cell>
          <table:table-cell office:value-type="string">
            <text:p>Trediber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940">
            <text:p>94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33djdvy8df1haw6em</text:p>
          </table:table-cell>
          <table:table-cell office:value-type="string">
            <text:p>RED</text:p>
          </table:table-cell>
          <table:table-cell office:value-type="string">
            <text:p>Langhe Nebbiolo</text:p>
          </table:table-cell>
          <table:table-cell office:value-type="string">
            <text:p>Trediberri</text:p>
          </table:table-cell>
          <table:table-cell office:value-type="float" office:value="51.88649">
            <text:p>51.8864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BBIOLO Langhe Nebbiolo </text:p>
          </table:table-cell>
          <table:table-cell office:value-type="string">
            <text:p>Vaj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800">
            <text:p>3800</text:p>
          </table:table-cell>
          <table:table-cell office:value-type="float" office:value="1155">
            <text:p>1155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qw2t4kw43wwfsv9czv</text:p>
          </table:table-cell>
          <table:table-cell office:value-type="string">
            <text:p>RED</text:p>
          </table:table-cell>
          <table:table-cell office:value-type="string">
            <text:p>Nebbiolo Langhe</text:p>
          </table:table-cell>
          <table:table-cell office:value-type="string">
            <text:p>G.D. Vajra</text:p>
          </table:table-cell>
          <table:table-cell office:value-type="float" office:value="39.150036">
            <text:p>39.15003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BBIOLO Langhe Nebbiolo </text:p>
          </table:table-cell>
          <table:table-cell office:value-type="string">
            <text:p>Produttori del Barbare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">
            <text:p>3800</text:p>
          </table:table-cell>
          <table:table-cell office:value-type="float" office:value="1100">
            <text:p>11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m97tt1sgbkekrzdx0f</text:p>
          </table:table-cell>
          <table:table-cell office:value-type="string">
            <text:p>RED</text:p>
          </table:table-cell>
          <table:table-cell office:value-type="string">
            <text:p>Nebbiolo</text:p>
          </table:table-cell>
          <table:table-cell office:value-type="string">
            <text:p>Produttori del Barbaresco</text:p>
          </table:table-cell>
          <table:table-cell office:value-type="float" office:value="55.475075">
            <text:p>55.47507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BBIOLO Langhe Nebbiolo 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qxyybn1dr1y2fe5zbj</text:p>
          </table:table-cell>
          <table:table-cell office:value-type="string">
            <text:p>RED</text:p>
          </table:table-cell>
          <table:table-cell office:value-type="string">
            <text:p>Langhe Nebbiolo</text:p>
          </table:table-cell>
          <table:table-cell office:value-type="string">
            <text:p>Comm. G.B. Burlotto</text:p>
          </table:table-cell>
          <table:table-cell office:value-type="float" office:value="37.22552">
            <text:p>37.2255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BBIOLO Langhe Nebbiolo </text:p>
          </table:table-cell>
          <table:table-cell office:value-type="string">
            <text:p>Penna Curra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1700">
            <text:p>1700</text:p>
          </table:table-cell>
          <table:table-cell office:value-type="float" office:value="19">
            <text:p>19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qsxntfqy3w8rn64qm35wjq</text:p>
          </table:table-cell>
          <table:table-cell office:value-type="string">
            <text:p>RED</text:p>
          </table:table-cell>
          <table:table-cell office:value-type="string">
            <text:p>Langhe Nebbiolo</text:p>
          </table:table-cell>
          <table:table-cell office:value-type="string">
            <text:p>Penna Daniele</text:p>
          </table:table-cell>
          <table:table-cell office:value-type="float" office:value="40.831097">
            <text:p>40.83109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BBIOLO Pian delle Mole</text:p>
          </table:table-cell>
          <table:table-cell office:value-type="string">
            <text:p>Giulia Neg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800">
            <text:p>5800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pa8wkcvdwnfbyr0p0x</text:p>
          </table:table-cell>
          <table:table-cell office:value-type="string">
            <text:p>RED</text:p>
          </table:table-cell>
          <table:table-cell office:value-type="string">
            <text:p>Pian delle Mole Langhe Nebbiolo</text:p>
          </table:table-cell>
          <table:table-cell office:value-type="string">
            <text:p>Giulia Negri</text:p>
          </table:table-cell>
          <table:table-cell office:value-type="float" office:value="58.248753">
            <text:p>58.24875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BBIOLO NO NAME</text:p>
          </table:table-cell>
          <table:table-cell office:value-type="string">
            <text:p>Borgog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2483">
            <text:p>2483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w3d51zgxwyhcy2zwmv</text:p>
          </table:table-cell>
          <table:table-cell office:value-type="string">
            <text:p>RED</text:p>
          </table:table-cell>
          <table:table-cell office:value-type="string">
            <text:p>No Name</text:p>
          </table:table-cell>
          <table:table-cell office:value-type="string">
            <text:p>Borgogno</text:p>
          </table:table-cell>
          <table:table-cell office:value-type="float" office:value="41.047546">
            <text:p>41.04754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BBIOLO IL FAVOT</text:p>
          </table:table-cell>
          <table:table-cell office:value-type="string">
            <text:p>Aldo Cont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000">
            <text:p>9000</text:p>
          </table:table-cell>
          <table:table-cell office:value-type="float" office:value="3400">
            <text:p>34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xrbs0avk4m8tw6pa1</text:p>
          </table:table-cell>
          <table:table-cell office:value-type="string">
            <text:p>RED</text:p>
          </table:table-cell>
          <table:table-cell office:value-type="string">
            <text:p>Il Favot Langhe Nebbiolo</text:p>
          </table:table-cell>
          <table:table-cell office:value-type="string">
            <text:p>Aldo Conterno</text:p>
          </table:table-cell>
          <table:table-cell office:value-type="float" office:value="55.943295">
            <text:p>55.94329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BBIOLO Langhe Rosso</text:p>
          </table:table-cell>
          <table:table-cell office:value-type="string">
            <text:p>Roag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500">
            <text:p>9500</text:p>
          </table:table-cell>
          <table:table-cell office:value-type="float" office:value="3600">
            <text:p>36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49cbmzfp0gq2fm2aw</text:p>
          </table:table-cell>
          <table:table-cell office:value-type="string">
            <text:p>RED</text:p>
          </table:table-cell>
          <table:table-cell office:value-type="string">
            <text:p>Langhe Rosso</text:p>
          </table:table-cell>
          <table:table-cell office:value-type="string">
            <text:p>Roagna</text:p>
          </table:table-cell>
          <table:table-cell office:value-type="float" office:value="38.28285">
            <text:p>38.2828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BBIOLO Sito Moresco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4250">
            <text:p>425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pp5ck3gwm5w4617e7m</text:p>
          </table:table-cell>
          <table:table-cell office:value-type="string">
            <text:p>RED</text:p>
          </table:table-cell>
          <table:table-cell office:value-type="string">
            <text:p>Sito Moresco</text:p>
          </table:table-cell>
          <table:table-cell office:value-type="string">
            <text:p>Gaja</text:p>
          </table:table-cell>
          <table:table-cell office:value-type="float" office:value="47.01171">
            <text:p>47.0117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BBIOLO Sito Moresco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4250">
            <text:p>425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pp5ck3gwm5w4617e7m</text:p>
          </table:table-cell>
          <table:table-cell office:value-type="string">
            <text:p>RED</text:p>
          </table:table-cell>
          <table:table-cell office:value-type="string">
            <text:p>Sito Moresco</text:p>
          </table:table-cell>
          <table:table-cell office:value-type="string">
            <text:p>Gaja</text:p>
          </table:table-cell>
          <table:table-cell office:value-type="float" office:value="47.01171">
            <text:p>47.0117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BBIOLO Sito Moresco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4250">
            <text:p>425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pp5ck3gwm5w4617e7m</text:p>
          </table:table-cell>
          <table:table-cell office:value-type="string">
            <text:p>RED</text:p>
          </table:table-cell>
          <table:table-cell office:value-type="string">
            <text:p>Sito Moresco</text:p>
          </table:table-cell>
          <table:table-cell office:value-type="string">
            <text:p>Gaja</text:p>
          </table:table-cell>
          <table:table-cell office:value-type="float" office:value="47.01171">
            <text:p>47.0117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BBIOLO Nebbiolo Ester Canale</text:p>
          </table:table-cell>
          <table:table-cell office:value-type="string">
            <text:p>Giovanni Ro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8000">
            <text:p>28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khcj3meyk3sdeb5ekx</text:p>
          </table:table-cell>
          <table:table-cell office:value-type="string">
            <text:p>RED</text:p>
          </table:table-cell>
          <table:table-cell office:value-type="string">
            <text:p>Nebbiolo Ester Canale Rosso</text:p>
          </table:table-cell>
          <table:table-cell office:value-type="string">
            <text:p>Giovanni Rosso</text:p>
          </table:table-cell>
          <table:table-cell office:value-type="float" office:value="60.93687">
            <text:p>60.9368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BBIOLO Nebbiolo Arione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7000">
            <text:p>27000</text:p>
          </table:table-cell>
          <table:table-cell office:value-type="float" office:value="12900">
            <text:p>12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ycq0jc4nmfft8edfc</text:p>
          </table:table-cell>
          <table:table-cell office:value-type="string">
            <text:p>RED</text:p>
          </table:table-cell>
          <table:table-cell office:value-type="string">
            <text:p>Nebbiolo d'Alba Charity Edition Viga Arione</text:p>
          </table:table-cell>
          <table:table-cell office:value-type="string">
            <text:p>Giacomo Conterno</text:p>
          </table:table-cell>
          <table:table-cell office:value-type="float" office:value="48.924805">
            <text:p>48.92480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Barbaresco </text:p>
          </table:table-cell>
          <table:table-cell office:value-type="string">
            <text:p>Produttori del Barbare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800">
            <text:p>5800</text:p>
          </table:table-cell>
          <table:table-cell office:value-type="float" office:value="1850">
            <text:p>185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q77fb88zxfbzs90f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Produttori del Barbaresco</text:p>
          </table:table-cell>
          <table:table-cell office:value-type="float" office:value="58.33988">
            <text:p>58.3398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Barbaresc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500">
            <text:p>6500</text:p>
          </table:table-cell>
          <table:table-cell office:value-type="float" office:value="1850">
            <text:p>185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q77fb88zxfbzs90f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Produttori del Barbaresco</text:p>
          </table:table-cell>
          <table:table-cell office:value-type="float" office:value="58.013443">
            <text:p>58.01344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Asili</text:p>
          </table:table-cell>
          <table:table-cell office:value-type="string">
            <text:p>Produttori del Barbare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000">
            <text:p>9000</text:p>
          </table:table-cell>
          <table:table-cell office:value-type="float" office:value="2800">
            <text:p>28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9e9qya729j20b3mxb</text:p>
          </table:table-cell>
          <table:table-cell office:value-type="string">
            <text:p>RED</text:p>
          </table:table-cell>
          <table:table-cell office:value-type="string">
            <text:p>Barbaresco Riserva Asili</text:p>
          </table:table-cell>
          <table:table-cell office:value-type="string">
            <text:p>Produttori del Barbaresco</text:p>
          </table:table-cell>
          <table:table-cell office:value-type="float" office:value="58.057884">
            <text:p>58.05788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Montefico</text:p>
          </table:table-cell>
          <table:table-cell office:value-type="string">
            <text:p>Produttori del Barbare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000">
            <text:p>9000</text:p>
          </table:table-cell>
          <table:table-cell office:value-type="float" office:value="2800">
            <text:p>28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a5jtzpd42wcb1nj6a</text:p>
          </table:table-cell>
          <table:table-cell office:value-type="string">
            <text:p>RED</text:p>
          </table:table-cell>
          <table:table-cell office:value-type="string">
            <text:p>Barbaresco Riserva Montefico</text:p>
          </table:table-cell>
          <table:table-cell office:value-type="string">
            <text:p>Produttori del Barbaresco</text:p>
          </table:table-cell>
          <table:table-cell office:value-type="float" office:value="54.259304">
            <text:p>54.25930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Montestefano</text:p>
          </table:table-cell>
          <table:table-cell office:value-type="string">
            <text:p>Produttori del Barbare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000">
            <text:p>9000</text:p>
          </table:table-cell>
          <table:table-cell office:value-type="float" office:value="2800">
            <text:p>28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99zh5abyetfdb1es8</text:p>
          </table:table-cell>
          <table:table-cell office:value-type="string">
            <text:p>RED</text:p>
          </table:table-cell>
          <table:table-cell office:value-type="string">
            <text:p>Barbaresco Riserva Montestefano</text:p>
          </table:table-cell>
          <table:table-cell office:value-type="string">
            <text:p>Produttori del Barbaresco</text:p>
          </table:table-cell>
          <table:table-cell office:value-type="float" office:value="57.985516">
            <text:p>57.98551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Muncagota</text:p>
          </table:table-cell>
          <table:table-cell office:value-type="string">
            <text:p>Produttori del Barbare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000">
            <text:p>9000</text:p>
          </table:table-cell>
          <table:table-cell office:value-type="float" office:value="2800">
            <text:p>28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9kdbgeag83nfdbh8c</text:p>
          </table:table-cell>
          <table:table-cell office:value-type="string">
            <text:p>RED</text:p>
          </table:table-cell>
          <table:table-cell office:value-type="string">
            <text:p>Barbaresco Riserva Muncagota</text:p>
          </table:table-cell>
          <table:table-cell office:value-type="string">
            <text:p>Produttori del Barbaresco</text:p>
          </table:table-cell>
          <table:table-cell office:value-type="float" office:value="60.283096">
            <text:p>60.28309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Ovello</text:p>
          </table:table-cell>
          <table:table-cell office:value-type="string">
            <text:p>Produttori del Barbare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000">
            <text:p>9000</text:p>
          </table:table-cell>
          <table:table-cell office:value-type="float" office:value="2800">
            <text:p>28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897f2edej1m3dgmj6</text:p>
          </table:table-cell>
          <table:table-cell office:value-type="string">
            <text:p>RED</text:p>
          </table:table-cell>
          <table:table-cell office:value-type="string">
            <text:p>Barbaresco Riserva Ovello</text:p>
          </table:table-cell>
          <table:table-cell office:value-type="string">
            <text:p>Produttori del Barbaresco</text:p>
          </table:table-cell>
          <table:table-cell office:value-type="float" office:value="53.964657">
            <text:p>53.96465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Paje</text:p>
          </table:table-cell>
          <table:table-cell office:value-type="string">
            <text:p>Produttori del Barbare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000">
            <text:p>9000</text:p>
          </table:table-cell>
          <table:table-cell office:value-type="float" office:value="2800">
            <text:p>28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9v45c25p21brc4a4p</text:p>
          </table:table-cell>
          <table:table-cell office:value-type="string">
            <text:p>RED</text:p>
          </table:table-cell>
          <table:table-cell office:value-type="string">
            <text:p>Barbaresco Riserva Pajé</text:p>
          </table:table-cell>
          <table:table-cell office:value-type="string">
            <text:p>Produttori del Barbaresco</text:p>
          </table:table-cell>
          <table:table-cell office:value-type="float" office:value="52.80695">
            <text:p>52.8069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Pora</text:p>
          </table:table-cell>
          <table:table-cell office:value-type="string">
            <text:p>Produttori del Barbare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000">
            <text:p>9000</text:p>
          </table:table-cell>
          <table:table-cell office:value-type="float" office:value="2800">
            <text:p>28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8dbyf6q5dty1pc9sv</text:p>
          </table:table-cell>
          <table:table-cell office:value-type="string">
            <text:p>RED</text:p>
          </table:table-cell>
          <table:table-cell office:value-type="string">
            <text:p>Barbaresco Riserva Pora</text:p>
          </table:table-cell>
          <table:table-cell office:value-type="string">
            <text:p>Produttori del Barbaresco</text:p>
          </table:table-cell>
          <table:table-cell office:value-type="float" office:value="52.288357">
            <text:p>52.28835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Rabaja</text:p>
          </table:table-cell>
          <table:table-cell office:value-type="string">
            <text:p>Produttori del Barbare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000">
            <text:p>9000</text:p>
          </table:table-cell>
          <table:table-cell office:value-type="float" office:value="2800">
            <text:p>28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8fpqfq5ecnb6ftey7</text:p>
          </table:table-cell>
          <table:table-cell office:value-type="string">
            <text:p>RED</text:p>
          </table:table-cell>
          <table:table-cell office:value-type="string">
            <text:p>Barbaresco Riserva Rabajà</text:p>
          </table:table-cell>
          <table:table-cell office:value-type="string">
            <text:p>Produttori del Barbaresco</text:p>
          </table:table-cell>
          <table:table-cell office:value-type="float" office:value="57.496513">
            <text:p>57.49651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Rio Sordo</text:p>
          </table:table-cell>
          <table:table-cell office:value-type="string">
            <text:p>Produttori del Barbare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000">
            <text:p>9000</text:p>
          </table:table-cell>
          <table:table-cell office:value-type="float" office:value="2800">
            <text:p>28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8exfwjhzk9ds6kcx6</text:p>
          </table:table-cell>
          <table:table-cell office:value-type="string">
            <text:p>RED</text:p>
          </table:table-cell>
          <table:table-cell office:value-type="string">
            <text:p>Barbaresco Riserva Rio Sordo</text:p>
          </table:table-cell>
          <table:table-cell office:value-type="string">
            <text:p>Produttori del Barbaresco</text:p>
          </table:table-cell>
          <table:table-cell office:value-type="float" office:value="58.58307">
            <text:p>58.5830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Barbaresco Vallegrande</text:p>
          </table:table-cell>
          <table:table-cell office:value-type="string">
            <text:p>ca del ba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200">
            <text:p>7200</text:p>
          </table:table-cell>
          <table:table-cell office:value-type="float" office:value="2815">
            <text:p>2815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9p5hhz5w8fwqmefqp</text:p>
          </table:table-cell>
          <table:table-cell office:value-type="string">
            <text:p>RED</text:p>
          </table:table-cell>
          <table:table-cell office:value-type="string">
            <text:p>Barbaresco Vallegrande</text:p>
          </table:table-cell>
          <table:table-cell office:value-type="string">
            <text:p>Ca’ del Baio</text:p>
          </table:table-cell>
          <table:table-cell office:value-type="float" office:value="59.996925">
            <text:p>59.99692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Barbaresco</text:p>
          </table:table-cell>
          <table:table-cell office:value-type="string">
            <text:p>Cer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800">
            <text:p>8800</text:p>
          </table:table-cell>
          <table:table-cell office:value-type="float" office:value="3375">
            <text:p>3375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e8t3kr0338y8df3ry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Ceretto</text:p>
          </table:table-cell>
          <table:table-cell office:value-type="float" office:value="45.96809">
            <text:p>45.9680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Barbaresco Bordini</text:p>
          </table:table-cell>
          <table:table-cell office:value-type="string">
            <text:p>La Spinet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500">
            <text:p>8500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ph361109p4mgbep6g</text:p>
          </table:table-cell>
          <table:table-cell office:value-type="string">
            <text:p>RED</text:p>
          </table:table-cell>
          <table:table-cell office:value-type="string">
            <text:p>Barbaresco Bordini</text:p>
          </table:table-cell>
          <table:table-cell office:value-type="string">
            <text:p>La Spinetta</text:p>
          </table:table-cell>
          <table:table-cell office:value-type="float" office:value="53.80714">
            <text:p>53.8071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Barbaresco </text:p>
          </table:table-cell>
          <table:table-cell office:value-type="string">
            <text:p>Francesco Vers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800">
            <text:p>8800</text:p>
          </table:table-cell>
          <table:table-cell office:value-type="float" office:value="4200">
            <text:p>42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01er7ef3xg09jwt05k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Francesco Versio</text:p>
          </table:table-cell>
          <table:table-cell office:value-type="float" office:value="59.397106">
            <text:p>59.39710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Barbaresco </text:p>
          </table:table-cell>
          <table:table-cell office:value-type="string">
            <text:p>Francesco Vers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01er7ef3xg09jwt05k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Francesco Versio</text:p>
          </table:table-cell>
          <table:table-cell office:value-type="float" office:value="59.397106">
            <text:p>59.39710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Don Fiorino</text:p>
          </table:table-cell>
          <table:table-cell office:value-type="string">
            <text:p>Produttori del Barbare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5200">
            <text:p>15200</text:p>
          </table:table-cell>
          <table:table-cell office:value-type="float" office:value="4800">
            <text:p>480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8bk3gfkxyng43jj49s</text:p>
          </table:table-cell>
          <table:table-cell office:value-type="string">
            <text:p>RED</text:p>
          </table:table-cell>
          <table:table-cell office:value-type="string">
            <text:p>Barbaresco Riserva Don Fiorino</text:p>
          </table:table-cell>
          <table:table-cell office:value-type="string">
            <text:p>Produttori del Barbaresco</text:p>
          </table:table-cell>
          <table:table-cell office:value-type="float" office:value="61.58065">
            <text:p>61.5806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Barbaresco Martinenga</text:p>
          </table:table-cell>
          <table:table-cell office:value-type="string">
            <text:p>Marchesi Gres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5evfefewmwzk9bd1hq</text:p>
          </table:table-cell>
          <table:table-cell office:value-type="string">
            <text:p>RED</text:p>
          </table:table-cell>
          <table:table-cell office:value-type="string">
            <text:p>Barbaresco Martinenga</text:p>
          </table:table-cell>
          <table:table-cell office:value-type="string">
            <text:p>Marchesi di Gresy</text:p>
          </table:table-cell>
          <table:table-cell office:value-type="float" office:value="58.04705">
            <text:p>58.0470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Barbaresco Rabaja</text:p>
          </table:table-cell>
          <table:table-cell office:value-type="string">
            <text:p>Bru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5700">
            <text:p>57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sc8rpe79ntnd0gcq2ns</text:p>
          </table:table-cell>
          <table:table-cell office:value-type="string">
            <text:p>RED</text:p>
          </table:table-cell>
          <table:table-cell office:value-type="string">
            <text:p>Barbaresco Rabajà</text:p>
          </table:table-cell>
          <table:table-cell office:value-type="string">
            <text:p>Bruno Rocca</text:p>
          </table:table-cell>
          <table:table-cell office:value-type="float" office:value="58.365475">
            <text:p>58.36547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Barbaresco Gallina</text:p>
          </table:table-cell>
          <table:table-cell office:value-type="string">
            <text:p>Cer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5200">
            <text:p>15200</text:p>
          </table:table-cell>
          <table:table-cell office:value-type="float" office:value="7300">
            <text:p>73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erktcrbpfre4gvckk</text:p>
          </table:table-cell>
          <table:table-cell office:value-type="string">
            <text:p>RED</text:p>
          </table:table-cell>
          <table:table-cell office:value-type="string">
            <text:p>Barbaresco Gallina</text:p>
          </table:table-cell>
          <table:table-cell office:value-type="string">
            <text:p>Ceretto</text:p>
          </table:table-cell>
          <table:table-cell office:value-type="float" office:value="53.581333">
            <text:p>53.58133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Barbaresco Rabaja Riserva</text:p>
          </table:table-cell>
          <table:table-cell office:value-type="string">
            <text:p>Giuseppe Cortes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5000">
            <text:p>15000</text:p>
          </table:table-cell>
          <table:table-cell office:value-type="float" office:value="7750">
            <text:p>775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8ag2a0h2dgqwefrqp</text:p>
          </table:table-cell>
          <table:table-cell office:value-type="string">
            <text:p>RED</text:p>
          </table:table-cell>
          <table:table-cell office:value-type="string">
            <text:p>Barbaresco Rabaja</text:p>
          </table:table-cell>
          <table:table-cell office:value-type="string">
            <text:p>Giuseppe Cortese</text:p>
          </table:table-cell>
          <table:table-cell office:value-type="float" office:value="65.41535">
            <text:p>65.4153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BARBARESCO Asili Riserva</text:p>
          </table:table-cell>
          <table:table-cell office:value-type="string">
            <text:p>ca del ba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6000">
            <text:p>16000</text:p>
          </table:table-cell>
          <table:table-cell office:value-type="float" office:value="8280">
            <text:p>828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8rj85z2agynpqdy1c</text:p>
          </table:table-cell>
          <table:table-cell office:value-type="string">
            <text:p>RED</text:p>
          </table:table-cell>
          <table:table-cell office:value-type="string">
            <text:p>Barbaresco Asili</text:p>
          </table:table-cell>
          <table:table-cell office:value-type="string">
            <text:p>Ca’ del Baio</text:p>
          </table:table-cell>
          <table:table-cell office:value-type="float" office:value="59.142338">
            <text:p>59.14233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Barbaresco Starderi Vürsu</text:p>
          </table:table-cell>
          <table:table-cell office:value-type="string">
            <text:p>La Spinet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6600">
            <text:p>16600</text:p>
          </table:table-cell>
          <table:table-cell office:value-type="float" office:value="9800">
            <text:p>98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r8x6xkcszst5x4e05</text:p>
          </table:table-cell>
          <table:table-cell office:value-type="string">
            <text:p>RED</text:p>
          </table:table-cell>
          <table:table-cell office:value-type="string">
            <text:p>Barbaresco Vürsù Starderi</text:p>
          </table:table-cell>
          <table:table-cell office:value-type="string">
            <text:p>La Spinetta</text:p>
          </table:table-cell>
          <table:table-cell office:value-type="float" office:value="64.83833">
            <text:p>64.8383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Barbaresco Rabaja</text:p>
          </table:table-cell>
          <table:table-cell office:value-type="string">
            <text:p>Bruno Giaco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16500">
            <text:p>165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scdgftwnjgnt9ez9e4t</text:p>
          </table:table-cell>
          <table:table-cell office:value-type="string">
            <text:p>RED</text:p>
          </table:table-cell>
          <table:table-cell office:value-type="string">
            <text:p>Falletto Barbaresco Rabaja</text:p>
          </table:table-cell>
          <table:table-cell office:value-type="string">
            <text:p>Bruno Giacosa</text:p>
          </table:table-cell>
          <table:table-cell office:value-type="float" office:value="59.116844">
            <text:p>59.11684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Barbaresco Albesani</text:p>
          </table:table-cell>
          <table:table-cell office:value-type="string">
            <text:p>Roag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13300">
            <text:p>133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sch96gfe3nhqyspbd4p</text:p>
          </table:table-cell>
          <table:table-cell office:value-type="string">
            <text:p>RED</text:p>
          </table:table-cell>
          <table:table-cell office:value-type="string">
            <text:p>Barbaresco Albesani</text:p>
          </table:table-cell>
          <table:table-cell office:value-type="string">
            <text:p>Roagna</text:p>
          </table:table-cell>
          <table:table-cell office:value-type="float" office:value="55.55831">
            <text:p>55.5583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Barbaresco Gallina</text:p>
          </table:table-cell>
          <table:table-cell office:value-type="string">
            <text:p>Roag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13300">
            <text:p>133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sch2rtm5kckyf177c32</text:p>
          </table:table-cell>
          <table:table-cell office:value-type="string">
            <text:p>RED</text:p>
          </table:table-cell>
          <table:table-cell office:value-type="string">
            <text:p>Gallina Barbaresco</text:p>
          </table:table-cell>
          <table:table-cell office:value-type="string">
            <text:p>Roagna</text:p>
          </table:table-cell>
          <table:table-cell office:value-type="float" office:value="52.537865">
            <text:p>52.53786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Barbaresco Paje</text:p>
          </table:table-cell>
          <table:table-cell office:value-type="string">
            <text:p>Roag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14400">
            <text:p>144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scayfx98g3yv9x8e51g</text:p>
          </table:table-cell>
          <table:table-cell office:value-type="string">
            <text:p>RED</text:p>
          </table:table-cell>
          <table:table-cell office:value-type="string">
            <text:p>Barbaresco Pajè</text:p>
          </table:table-cell>
          <table:table-cell office:value-type="string">
            <text:p>Roagna</text:p>
          </table:table-cell>
          <table:table-cell office:value-type="float" office:value="49.405903">
            <text:p>49.40590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Barbaresco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2000">
            <text:p>32000</text:p>
          </table:table-cell>
          <table:table-cell office:value-type="float" office:value="21800">
            <text:p>218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m8y62ggabzd1kdmg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Gaja</text:p>
          </table:table-cell>
          <table:table-cell office:value-type="float" office:value="43.328506">
            <text:p>43.32850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Barbaresco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2000">
            <text:p>32000</text:p>
          </table:table-cell>
          <table:table-cell office:value-type="float" office:value="15900">
            <text:p>159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m8y62ggabzd1kdmg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Gaja</text:p>
          </table:table-cell>
          <table:table-cell office:value-type="float" office:value="43.328506">
            <text:p>43.32850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Barbaresco Asili Vecchie Vigne</text:p>
          </table:table-cell>
          <table:table-cell office:value-type="string">
            <text:p>Roag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31300">
            <text:p>313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scdgp2zj7wqtwwm66nq</text:p>
          </table:table-cell>
          <table:table-cell office:value-type="string">
            <text:p>RED</text:p>
          </table:table-cell>
          <table:table-cell office:value-type="string">
            <text:p>Asili Barbaresco Vecchie Viti</text:p>
          </table:table-cell>
          <table:table-cell office:value-type="string">
            <text:p>Roagna</text:p>
          </table:table-cell>
          <table:table-cell office:value-type="float" office:value="56.51434">
            <text:p>56.5143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Barbaresco Harpf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4">
            <text:p>2004</text:p>
          </table:table-cell>
          <table:table-cell office:value-type="float" office:value="41200">
            <text:p>41200</text:p>
          </table:table-cell>
          <table:table-cell office:value-type="float" office:value="22900">
            <text:p>229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m8y62ggabzd1kdmg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Gaja</text:p>
          </table:table-cell>
          <table:table-cell office:value-type="float" office:value="43.328506">
            <text:p>43.32850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Barbaresco Costa Russi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5">
            <text:p>1995</text:p>
          </table:table-cell>
          <table:table-cell office:value-type="float" office:value="32500">
            <text:p>32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hpqhayctpbyag1ne</text:p>
          </table:table-cell>
          <table:table-cell office:value-type="string">
            <text:p>RED</text:p>
          </table:table-cell>
          <table:table-cell office:value-type="string">
            <text:p>Barbaresco Costa Russi</text:p>
          </table:table-cell>
          <table:table-cell office:value-type="string">
            <text:p>Gaja</text:p>
          </table:table-cell>
          <table:table-cell office:value-type="float" office:value="55.881252">
            <text:p>55.88125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Berri</text:p>
          </table:table-cell>
          <table:table-cell office:value-type="string">
            <text:p>Trediber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800">
            <text:p>6800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xhefzp85tnk6axa05b</text:p>
          </table:table-cell>
          <table:table-cell office:value-type="string">
            <text:p>RED</text:p>
          </table:table-cell>
          <table:table-cell office:value-type="string">
            <text:p>Berri Barolo</text:p>
          </table:table-cell>
          <table:table-cell office:value-type="string">
            <text:p>Trediberri</text:p>
          </table:table-cell>
          <table:table-cell office:value-type="float" office:value="55.34868">
            <text:p>55.3486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la Morra</text:p>
          </table:table-cell>
          <table:table-cell office:value-type="string">
            <text:p>Crissan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2200">
            <text:p>220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z2424rq2zg759m81hn</text:p>
          </table:table-cell>
          <table:table-cell office:value-type="string">
            <text:p>RED</text:p>
          </table:table-cell>
          <table:table-cell office:value-type="string">
            <text:p>Barolo del Comune di La Morra</text:p>
          </table:table-cell>
          <table:table-cell office:value-type="string">
            <text:p>Crissante Alessandria</text:p>
          </table:table-cell>
          <table:table-cell office:value-type="float" office:value="40.985332">
            <text:p>40.98533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Serralunga </text:p>
          </table:table-cell>
          <table:table-cell office:value-type="string">
            <text:p>Ettore Germ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200">
            <text:p>6200</text:p>
          </table:table-cell>
          <table:table-cell office:value-type="float" office:value="2730">
            <text:p>273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ckmrhdwpvst5eqcpw</text:p>
          </table:table-cell>
          <table:table-cell office:value-type="string">
            <text:p>RED</text:p>
          </table:table-cell>
          <table:table-cell office:value-type="string">
            <text:p>Barolo Comune di Serralunga d'Alba</text:p>
          </table:table-cell>
          <table:table-cell office:value-type="string">
            <text:p>Ettore Germano</text:p>
          </table:table-cell>
          <table:table-cell office:value-type="float" office:value="56.21104">
            <text:p>56.2110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Riserva</text:p>
          </table:table-cell>
          <table:table-cell office:value-type="string">
            <text:p>Boschet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0500">
            <text:p>10500</text:p>
          </table:table-cell>
          <table:table-cell office:value-type="float" office:value="3000">
            <text:p>30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wr8d7g8q6mfbsp4nwd</text:p>
          </table:table-cell>
          <table:table-cell office:value-type="string">
            <text:p>RED</text:p>
          </table:table-cell>
          <table:table-cell office:value-type="string">
            <text:p>Barolo Riserva</text:p>
          </table:table-cell>
          <table:table-cell office:value-type="string">
            <text:p>Cascina Boschetti Gomba</text:p>
          </table:table-cell>
          <table:table-cell office:value-type="float" office:value="36.66509">
            <text:p>36.6650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Monforte</text:p>
          </table:table-cell>
          <table:table-cell office:value-type="string">
            <text:p>Domenico Cleri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500">
            <text:p>6500</text:p>
          </table:table-cell>
          <table:table-cell office:value-type="float" office:value="3200">
            <text:p>320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m7j3frgd2dzkt7crh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Domenico Clerico</text:p>
          </table:table-cell>
          <table:table-cell office:value-type="float" office:value="56.630733">
            <text:p>56.63073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Ravera</text:p>
          </table:table-cell>
          <table:table-cell office:value-type="string">
            <text:p>Piero Benev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200">
            <text:p>7200</text:p>
          </table:table-cell>
          <table:table-cell office:value-type="float" office:value="3000">
            <text:p>300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3xkbjtx2e61y3g492</text:p>
          </table:table-cell>
          <table:table-cell office:value-type="string">
            <text:p>RED</text:p>
          </table:table-cell>
          <table:table-cell office:value-type="string">
            <text:p>Ravera di Monforte Barolo</text:p>
          </table:table-cell>
          <table:table-cell office:value-type="string">
            <text:p>Benevelli Piero</text:p>
          </table:table-cell>
          <table:table-cell office:value-type="float" office:value="59.00524">
            <text:p>59.0052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Mosconi</text:p>
          </table:table-cell>
          <table:table-cell office:value-type="string">
            <text:p>Piero Benev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500">
            <text:p>6500</text:p>
          </table:table-cell>
          <table:table-cell office:value-type="float" office:value="3200">
            <text:p>32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khzw9m0zahr6qrdwf</text:p>
          </table:table-cell>
          <table:table-cell office:value-type="string">
            <text:p>RED</text:p>
          </table:table-cell>
          <table:table-cell office:value-type="string">
            <text:p>Barolo Mosconi</text:p>
          </table:table-cell>
          <table:table-cell office:value-type="string">
            <text:p>Benevelli Piero</text:p>
          </table:table-cell>
          <table:table-cell office:value-type="float" office:value="64.9624">
            <text:p>64.962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Galina</text:p>
          </table:table-cell>
          <table:table-cell office:value-type="string">
            <text:p>Crissan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3200">
            <text:p>32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sf7s2dv1ae1sjhga2w4</text:p>
          </table:table-cell>
          <table:table-cell office:value-type="string">
            <text:p>RED</text:p>
          </table:table-cell>
          <table:table-cell office:value-type="string">
            <text:p>Barolo Galina</text:p>
          </table:table-cell>
          <table:table-cell office:value-type="string">
            <text:p>Crissante Alessandria</text:p>
          </table:table-cell>
          <table:table-cell office:value-type="float" office:value="49.552357">
            <text:p>49.55235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Capalot</text:p>
          </table:table-cell>
          <table:table-cell office:value-type="string">
            <text:p>Crissan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3200">
            <text:p>32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r2pqchkezj10fhw7c0fkah</text:p>
          </table:table-cell>
          <table:table-cell office:value-type="string">
            <text:p>RED</text:p>
          </table:table-cell>
          <table:table-cell office:value-type="string">
            <text:p>Barolo Capalot</text:p>
          </table:table-cell>
          <table:table-cell office:value-type="string">
            <text:p>Crissante Alessandria</text:p>
          </table:table-cell>
          <table:table-cell office:value-type="float" office:value="51.207836">
            <text:p>51.20783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aArborina</text:p>
          </table:table-cell>
          <table:table-cell office:value-type="string">
            <text:p>Renato Co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500">
            <text:p>7500</text:p>
          </table:table-cell>
          <table:table-cell office:value-type="float" office:value="3300">
            <text:p>33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434pmhq6v1dfccbtr</text:p>
          </table:table-cell>
          <table:table-cell office:value-type="string">
            <text:p>RED</text:p>
          </table:table-cell>
          <table:table-cell office:value-type="string">
            <text:p>Arborina Barolo</text:p>
          </table:table-cell>
          <table:table-cell office:value-type="string">
            <text:p>Renato Corino</text:p>
          </table:table-cell>
          <table:table-cell office:value-type="float" office:value="64.90872">
            <text:p>64.9087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Bussia</text:p>
          </table:table-cell>
          <table:table-cell office:value-type="string">
            <text:p>Giacomo Fenocch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200">
            <text:p>7200</text:p>
          </table:table-cell>
          <table:table-cell office:value-type="float" office:value="3600">
            <text:p>36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zr5hrj87bd0v8pre</text:p>
          </table:table-cell>
          <table:table-cell office:value-type="string">
            <text:p>RED</text:p>
          </table:table-cell>
          <table:table-cell office:value-type="string">
            <text:p>Barolo Bussia</text:p>
          </table:table-cell>
          <table:table-cell office:value-type="string">
            <text:p>Giacomo Fenocchio</text:p>
          </table:table-cell>
          <table:table-cell office:value-type="float" office:value="61.612007">
            <text:p>61.61200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In Vino Veritas</text:p>
          </table:table-cell>
          <table:table-cell office:value-type="string">
            <text:p>Borgog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900">
            <text:p>8900</text:p>
          </table:table-cell>
          <table:table-cell office:value-type="float" office:value="3650">
            <text:p>365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4w7rv0b8sbp7yr3b7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Borgogno</text:p>
          </table:table-cell>
          <table:table-cell office:value-type="float" office:value="41.681335">
            <text:p>41.68133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Rocche Annunziata</text:p>
          </table:table-cell>
          <table:table-cell office:value-type="string">
            <text:p>Renato Co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sf336e8zbn4eb068fym</text:p>
          </table:table-cell>
          <table:table-cell office:value-type="string">
            <text:p>RED</text:p>
          </table:table-cell>
          <table:table-cell office:value-type="string">
            <text:p>Rocche dell'Annunziata Barolo</text:p>
          </table:table-cell>
          <table:table-cell office:value-type="string">
            <text:p>Renato Corino</text:p>
          </table:table-cell>
          <table:table-cell office:value-type="float" office:value="65.326866">
            <text:p>65.32686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Rocche Annunziata</text:p>
          </table:table-cell>
          <table:table-cell office:value-type="string">
            <text:p>Trediber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200">
            <text:p>9200</text:p>
          </table:table-cell>
          <table:table-cell office:value-type="float" office:value="4000">
            <text:p>4000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yahyw03j1hs0mpg04d</text:p>
          </table:table-cell>
          <table:table-cell office:value-type="string">
            <text:p>RED</text:p>
          </table:table-cell>
          <table:table-cell office:value-type="string">
            <text:p>Barolo Rocche dell'Annunziata</text:p>
          </table:table-cell>
          <table:table-cell office:value-type="string">
            <text:p>Trediberri</text:p>
          </table:table-cell>
          <table:table-cell office:value-type="float" office:value="57.66738">
            <text:p>57.6673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Vigna Rionda</text:p>
          </table:table-cell>
          <table:table-cell office:value-type="string">
            <text:p>Pira Luig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700">
            <text:p>9700</text:p>
          </table:table-cell>
          <table:table-cell office:value-type="float" office:value="4735">
            <text:p>4735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67xwppjp6276x02ema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Pira Luigi</text:p>
          </table:table-cell>
          <table:table-cell office:value-type="float" office:value="50.446987">
            <text:p>50.44698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Fossati Annata Storica</text:p>
          </table:table-cell>
          <table:table-cell office:value-type="string">
            <text:p>Borgog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3500">
            <text:p>13500</text:p>
          </table:table-cell>
          <table:table-cell office:value-type="float" office:value="4800">
            <text:p>48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0y7fdpfx39xw2j38w</text:p>
          </table:table-cell>
          <table:table-cell office:value-type="string">
            <text:p>RED</text:p>
          </table:table-cell>
          <table:table-cell office:value-type="string">
            <text:p>Barolo Fossati</text:p>
          </table:table-cell>
          <table:table-cell office:value-type="string">
            <text:p>Borgogno</text:p>
          </table:table-cell>
          <table:table-cell office:value-type="float" office:value="51.960308">
            <text:p>51.96030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la Tartufaia</text:p>
          </table:table-cell>
          <table:table-cell office:value-type="string">
            <text:p>Giulia Neg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200">
            <text:p>1120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ezmr67mxbwqeqzq6pm</text:p>
          </table:table-cell>
          <table:table-cell office:value-type="string">
            <text:p>RED</text:p>
          </table:table-cell>
          <table:table-cell office:value-type="string">
            <text:p>La Tartufaia Barolo</text:p>
          </table:table-cell>
          <table:table-cell office:value-type="string">
            <text:p>Giulia Negri</text:p>
          </table:table-cell>
          <table:table-cell office:value-type="float" office:value="65.29">
            <text:p>65.2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Riserva  </text:p>
          </table:table-cell>
          <table:table-cell office:value-type="string">
            <text:p>Osvaldo Viber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1200">
            <text:p>11200</text:p>
          </table:table-cell>
          <table:table-cell office:value-type="float" office:value="5000">
            <text:p>50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96ae1gtj8w176p3kxh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Osvaldo Viberti</text:p>
          </table:table-cell>
          <table:table-cell office:value-type="float" office:value="58.19799">
            <text:p>58.1979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Serra</text:p>
          </table:table-cell>
          <table:table-cell office:value-type="string">
            <text:p>Giovanni Ro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3000">
            <text:p>13000</text:p>
          </table:table-cell>
          <table:table-cell office:value-type="float" office:value="5000">
            <text:p>50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44t9mp6bzdnde35py</text:p>
          </table:table-cell>
          <table:table-cell office:value-type="string">
            <text:p>RED</text:p>
          </table:table-cell>
          <table:table-cell office:value-type="string">
            <text:p>Barolo La Serra</text:p>
          </table:table-cell>
          <table:table-cell office:value-type="string">
            <text:p>Giovanni Rosso</text:p>
          </table:table-cell>
          <table:table-cell office:value-type="float" office:value="51.54147">
            <text:p>51.5414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Aleste</text:p>
          </table:table-cell>
          <table:table-cell office:value-type="string">
            <text:p>Luciano Sandr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800">
            <text:p>10800</text:p>
          </table:table-cell>
          <table:table-cell office:value-type="float" office:value="5900">
            <text:p>59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hd6s5tz0c44manx5da</text:p>
          </table:table-cell>
          <table:table-cell office:value-type="string">
            <text:p>RED</text:p>
          </table:table-cell>
          <table:table-cell office:value-type="string">
            <text:p>Barolo Aleste</text:p>
          </table:table-cell>
          <table:table-cell office:value-type="string">
            <text:p>Sandrone Luciano</text:p>
          </table:table-cell>
          <table:table-cell office:value-type="float" office:value="65.292206">
            <text:p>65.29220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Liste</text:p>
          </table:table-cell>
          <table:table-cell office:value-type="string">
            <text:p>Borgog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5300">
            <text:p>5300</text:p>
          </table:table-cell>
          <table:table-cell office:value-type="float" office:value="19">
            <text:p>19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seznc2wnzzgzcgp0cmz</text:p>
          </table:table-cell>
          <table:table-cell office:value-type="string">
            <text:p>RED</text:p>
          </table:table-cell>
          <table:table-cell office:value-type="string">
            <text:p>Barolo Liste</text:p>
          </table:table-cell>
          <table:table-cell office:value-type="string">
            <text:p>Borgogno</text:p>
          </table:table-cell>
          <table:table-cell office:value-type="float" office:value="51.189487">
            <text:p>51.18948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Bricco Ambrogio</text:p>
          </table:table-cell>
          <table:table-cell office:value-type="string">
            <text:p>Paolo Scav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5310">
            <text:p>531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6585jkxenvk2ks05ce</text:p>
          </table:table-cell>
          <table:table-cell office:value-type="string">
            <text:p>RED</text:p>
          </table:table-cell>
          <table:table-cell office:value-type="string">
            <text:p>Barolo Bricco Ambrogio</text:p>
          </table:table-cell>
          <table:table-cell office:value-type="string">
            <text:p>Paolo Scavino</text:p>
          </table:table-cell>
          <table:table-cell office:value-type="float" office:value="63.742973">
            <text:p>63.74297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Bricco Ambrogio</text:p>
          </table:table-cell>
          <table:table-cell office:value-type="string">
            <text:p>Paolo Scav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5600">
            <text:p>56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6585jkxenvk2ks05ce</text:p>
          </table:table-cell>
          <table:table-cell office:value-type="string">
            <text:p>RED</text:p>
          </table:table-cell>
          <table:table-cell office:value-type="string">
            <text:p>Barolo Bricco Ambrogio</text:p>
          </table:table-cell>
          <table:table-cell office:value-type="string">
            <text:p>Paolo Scavino</text:p>
          </table:table-cell>
          <table:table-cell office:value-type="float" office:value="63.742973">
            <text:p>63.74297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ricco delle Viole</text:p>
          </table:table-cell>
          <table:table-cell office:value-type="string">
            <text:p>GD Vaj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5300">
            <text:p>53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j2f6pt3ee8k8qeg5gx</text:p>
          </table:table-cell>
          <table:table-cell office:value-type="string">
            <text:p>RED</text:p>
          </table:table-cell>
          <table:table-cell office:value-type="string">
            <text:p>Barolo Bricco Delle Viole</text:p>
          </table:table-cell>
          <table:table-cell office:value-type="string">
            <text:p>G.D. Vajra</text:p>
          </table:table-cell>
          <table:table-cell office:value-type="float" office:value="42.373436">
            <text:p>42.37343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ricco delle Viole</text:p>
          </table:table-cell>
          <table:table-cell office:value-type="string">
            <text:p>GD Vaj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2f6pt3ee8k8qeg5gx</text:p>
          </table:table-cell>
          <table:table-cell office:value-type="string">
            <text:p>RED</text:p>
          </table:table-cell>
          <table:table-cell office:value-type="string">
            <text:p>Barolo Bricco Delle Viole</text:p>
          </table:table-cell>
          <table:table-cell office:value-type="string">
            <text:p>G.D. Vajra</text:p>
          </table:table-cell>
          <table:table-cell office:value-type="float" office:value="42.373436">
            <text:p>42.37343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Mosconi Vigna Ped</text:p>
          </table:table-cell>
          <table:table-cell office:value-type="string">
            <text:p>Conterno Fant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000">
            <text:p>12000</text:p>
          </table:table-cell>
          <table:table-cell office:value-type="float" office:value="5750">
            <text:p>575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kbfww8ebwqpxqezag</text:p>
          </table:table-cell>
          <table:table-cell office:value-type="string">
            <text:p>RED</text:p>
          </table:table-cell>
          <table:table-cell office:value-type="string">
            <text:p>Barolo Mosconi Vigna Ped</text:p>
          </table:table-cell>
          <table:table-cell office:value-type="string">
            <text:p>Conterno Fantino</text:p>
          </table:table-cell>
          <table:table-cell office:value-type="float" office:value="70.34417">
            <text:p>70.3441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le Vigne  </text:p>
          </table:table-cell>
          <table:table-cell office:value-type="string">
            <text:p>Luciano Sandr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5900">
            <text:p>59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hdneb67mx04k6zhqex</text:p>
          </table:table-cell>
          <table:table-cell office:value-type="string">
            <text:p>RED</text:p>
          </table:table-cell>
          <table:table-cell office:value-type="string">
            <text:p>Barolo Le Vigne</text:p>
          </table:table-cell>
          <table:table-cell office:value-type="string">
            <text:p>Sandrone Luciano</text:p>
          </table:table-cell>
          <table:table-cell office:value-type="float" office:value="62.398666">
            <text:p>62.39866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le Vigne  </text:p>
          </table:table-cell>
          <table:table-cell office:value-type="string">
            <text:p>Luciano Sandr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5300">
            <text:p>53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hdneb67mx04k6zhqex</text:p>
          </table:table-cell>
          <table:table-cell office:value-type="string">
            <text:p>RED</text:p>
          </table:table-cell>
          <table:table-cell office:value-type="string">
            <text:p>Barolo Le Vigne</text:p>
          </table:table-cell>
          <table:table-cell office:value-type="string">
            <text:p>Sandrone Luciano</text:p>
          </table:table-cell>
          <table:table-cell office:value-type="float" office:value="62.398666">
            <text:p>62.39866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Sori Ginestra</text:p>
          </table:table-cell>
          <table:table-cell office:value-type="string">
            <text:p>Conterno Fant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4500">
            <text:p>14500</text:p>
          </table:table-cell>
          <table:table-cell office:value-type="float" office:value="6300">
            <text:p>63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emm69xxhykex1zvn8</text:p>
          </table:table-cell>
          <table:table-cell office:value-type="string">
            <text:p>RED</text:p>
          </table:table-cell>
          <table:table-cell office:value-type="string">
            <text:p>Barolo Sorì Ginestra Bio</text:p>
          </table:table-cell>
          <table:table-cell office:value-type="string">
            <text:p>Conterno Fantino</text:p>
          </table:table-cell>
          <table:table-cell office:value-type="float" office:value="69.06047">
            <text:p>69.0604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Ravera</text:p>
          </table:table-cell>
          <table:table-cell office:value-type="string">
            <text:p>Paolo Scav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6470">
            <text:p>647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65q3jhn9gr13jwpaft</text:p>
          </table:table-cell>
          <table:table-cell office:value-type="string">
            <text:p>RED</text:p>
          </table:table-cell>
          <table:table-cell office:value-type="string">
            <text:p>Barolo Ravera</text:p>
          </table:table-cell>
          <table:table-cell office:value-type="string">
            <text:p>Paolo Scavino</text:p>
          </table:table-cell>
          <table:table-cell office:value-type="float" office:value="62.487087">
            <text:p>62.48708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Ravera</text:p>
          </table:table-cell>
          <table:table-cell office:value-type="string">
            <text:p>Paolo Scav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6800">
            <text:p>68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65q3jhn9gr13jwpaft</text:p>
          </table:table-cell>
          <table:table-cell office:value-type="string">
            <text:p>RED</text:p>
          </table:table-cell>
          <table:table-cell office:value-type="string">
            <text:p>Barolo Ravera</text:p>
          </table:table-cell>
          <table:table-cell office:value-type="string">
            <text:p>Paolo Scavino</text:p>
          </table:table-cell>
          <table:table-cell office:value-type="float" office:value="62.487087">
            <text:p>62.48708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Monvigliero</text:p>
          </table:table-cell>
          <table:table-cell office:value-type="string">
            <text:p>Paolo Scav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400">
            <text:p>12400</text:p>
          </table:table-cell>
          <table:table-cell office:value-type="float" office:value="6470">
            <text:p>647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57nt01gcm1cbhpq82</text:p>
          </table:table-cell>
          <table:table-cell office:value-type="string">
            <text:p>RED</text:p>
          </table:table-cell>
          <table:table-cell office:value-type="string">
            <text:p>Barolo Monvigliero</text:p>
          </table:table-cell>
          <table:table-cell office:value-type="string">
            <text:p>Paolo Scavino</text:p>
          </table:table-cell>
          <table:table-cell office:value-type="float" office:value="62.942467">
            <text:p>62.94246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Monvigliero</text:p>
          </table:table-cell>
          <table:table-cell office:value-type="string">
            <text:p>Paolo Scav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2400">
            <text:p>12400</text:p>
          </table:table-cell>
          <table:table-cell office:value-type="float" office:value="7000">
            <text:p>70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57nt01gcm1cbhpq82</text:p>
          </table:table-cell>
          <table:table-cell office:value-type="string">
            <text:p>RED</text:p>
          </table:table-cell>
          <table:table-cell office:value-type="string">
            <text:p>Barolo Monvigliero</text:p>
          </table:table-cell>
          <table:table-cell office:value-type="string">
            <text:p>Paolo Scavino</text:p>
          </table:table-cell>
          <table:table-cell office:value-type="float" office:value="62.942467">
            <text:p>62.94246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Pajana</text:p>
          </table:table-cell>
          <table:table-cell office:value-type="string">
            <text:p>Domenico Cleri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4400">
            <text:p>14400</text:p>
          </table:table-cell>
          <table:table-cell office:value-type="float" office:value="7045">
            <text:p>7045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mshqrvje5e2ypqpd5</text:p>
          </table:table-cell>
          <table:table-cell office:value-type="string">
            <text:p>RED</text:p>
          </table:table-cell>
          <table:table-cell office:value-type="string">
            <text:p>Barolo Pajana</text:p>
          </table:table-cell>
          <table:table-cell office:value-type="string">
            <text:p>Domenico Clerico</text:p>
          </table:table-cell>
          <table:table-cell office:value-type="float" office:value="67.13858">
            <text:p>67.1385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Pajana</text:p>
          </table:table-cell>
          <table:table-cell office:value-type="string">
            <text:p>Domenico Cleri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6200">
            <text:p>16200</text:p>
          </table:table-cell>
          <table:table-cell office:value-type="float" office:value="6790">
            <text:p>679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mshqrvje5e2ypqpd5</text:p>
          </table:table-cell>
          <table:table-cell office:value-type="string">
            <text:p>RED</text:p>
          </table:table-cell>
          <table:table-cell office:value-type="string">
            <text:p>Barolo Pajana</text:p>
          </table:table-cell>
          <table:table-cell office:value-type="string">
            <text:p>Domenico Clerico</text:p>
          </table:table-cell>
          <table:table-cell office:value-type="float" office:value="67.13858">
            <text:p>67.1385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Aeroplanservaj</text:p>
          </table:table-cell>
          <table:table-cell office:value-type="string">
            <text:p>Domenico Cleri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4000">
            <text:p>14000</text:p>
          </table:table-cell>
          <table:table-cell office:value-type="float" office:value="7000">
            <text:p>70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rpqw1d4re9846pkfws77h</text:p>
          </table:table-cell>
          <table:table-cell office:value-type="string">
            <text:p>RED</text:p>
          </table:table-cell>
          <table:table-cell office:value-type="string">
            <text:p>Barolo Aeroplanservaj</text:p>
          </table:table-cell>
          <table:table-cell office:value-type="string">
            <text:p>Domenico Clerico</text:p>
          </table:table-cell>
          <table:table-cell office:value-type="float" office:value="69.4788">
            <text:p>69.478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Prapo</text:p>
          </table:table-cell>
          <table:table-cell office:value-type="string">
            <text:p>Paolo Scav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6800">
            <text:p>68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65he0vfk64gb044bhq</text:p>
          </table:table-cell>
          <table:table-cell office:value-type="string">
            <text:p>RED</text:p>
          </table:table-cell>
          <table:table-cell office:value-type="string">
            <text:p>Prapó Barolo</text:p>
          </table:table-cell>
          <table:table-cell office:value-type="string">
            <text:p>Paolo Scavino</text:p>
          </table:table-cell>
          <table:table-cell office:value-type="float" office:value="63.019165">
            <text:p>63.01916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Dagromis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3500">
            <text:p>13500</text:p>
          </table:table-cell>
          <table:table-cell office:value-type="float" office:value="7040">
            <text:p>704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t0jb18tnmca890vq</text:p>
          </table:table-cell>
          <table:table-cell office:value-type="string">
            <text:p>RED</text:p>
          </table:table-cell>
          <table:table-cell office:value-type="string">
            <text:p>Barolo Dagromis</text:p>
          </table:table-cell>
          <table:table-cell office:value-type="string">
            <text:p>Gaja</text:p>
          </table:table-cell>
          <table:table-cell office:value-type="float" office:value="54.024727">
            <text:p>54.02472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Dagromis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3500">
            <text:p>13500</text:p>
          </table:table-cell>
          <table:table-cell office:value-type="float" office:value="7040">
            <text:p>704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t0jb18tnmca890vq</text:p>
          </table:table-cell>
          <table:table-cell office:value-type="string">
            <text:p>RED</text:p>
          </table:table-cell>
          <table:table-cell office:value-type="string">
            <text:p>Barolo Dagromis</text:p>
          </table:table-cell>
          <table:table-cell office:value-type="string">
            <text:p>Gaja</text:p>
          </table:table-cell>
          <table:table-cell office:value-type="float" office:value="54.024727">
            <text:p>54.02472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Serradenari</text:p>
          </table:table-cell>
          <table:table-cell office:value-type="string">
            <text:p>Giulia Neg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6000">
            <text:p>16000</text:p>
          </table:table-cell>
          <table:table-cell office:value-type="float" office:value="7200">
            <text:p>72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35c78e7mx5trzk46c</text:p>
          </table:table-cell>
          <table:table-cell office:value-type="string">
            <text:p>RED</text:p>
          </table:table-cell>
          <table:table-cell office:value-type="string">
            <text:p>Serradenari Barolo</text:p>
          </table:table-cell>
          <table:table-cell office:value-type="string">
            <text:p>Giulia Negri</text:p>
          </table:table-cell>
          <table:table-cell office:value-type="float" office:value="64.8262">
            <text:p>64.826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Ciabot Mentin Ginestra</text:p>
          </table:table-cell>
          <table:table-cell office:value-type="string">
            <text:p>Domenico Cleri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7200">
            <text:p>72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jeyk8t0fcd4ysbz0yr</text:p>
          </table:table-cell>
          <table:table-cell office:value-type="string">
            <text:p>RED</text:p>
          </table:table-cell>
          <table:table-cell office:value-type="string">
            <text:p>Barolo Ginestra Ciabot Mentin</text:p>
          </table:table-cell>
          <table:table-cell office:value-type="string">
            <text:p>Domenico Clerico</text:p>
          </table:table-cell>
          <table:table-cell office:value-type="float" office:value="75.54343">
            <text:p>75.5434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Ciabot Mentin Ginestra</text:p>
          </table:table-cell>
          <table:table-cell office:value-type="string">
            <text:p>Domenico Cleri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8900">
            <text:p>18900</text:p>
          </table:table-cell>
          <table:table-cell office:value-type="float" office:value="8400">
            <text:p>84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eyk8t0fcd4ysbz0yr</text:p>
          </table:table-cell>
          <table:table-cell office:value-type="string">
            <text:p>RED</text:p>
          </table:table-cell>
          <table:table-cell office:value-type="string">
            <text:p>Barolo Ginestra Ciabot Mentin</text:p>
          </table:table-cell>
          <table:table-cell office:value-type="string">
            <text:p>Domenico Clerico</text:p>
          </table:table-cell>
          <table:table-cell office:value-type="float" office:value="75.54343">
            <text:p>75.5434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Ginestra Case Mate</text:p>
          </table:table-cell>
          <table:table-cell office:value-type="string">
            <text:p>Elio Gra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7559">
            <text:p>7559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je6hecmax2xajjj926</text:p>
          </table:table-cell>
          <table:table-cell office:value-type="string">
            <text:p>RED</text:p>
          </table:table-cell>
          <table:table-cell office:value-type="string">
            <text:p>Barolo Ginestra Casa Maté</text:p>
          </table:table-cell>
          <table:table-cell office:value-type="string">
            <text:p>Elio Grasso</text:p>
          </table:table-cell>
          <table:table-cell office:value-type="float" office:value="68.28585">
            <text:p>68.2858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Bric del Fiasc</text:p>
          </table:table-cell>
          <table:table-cell office:value-type="string">
            <text:p>Paolo Scav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65d3n6jv93fq8ew6w0</text:p>
          </table:table-cell>
          <table:table-cell office:value-type="string">
            <text:p>RED</text:p>
          </table:table-cell>
          <table:table-cell office:value-type="string">
            <text:p>Barolo Bric Dël Fiasc</text:p>
          </table:table-cell>
          <table:table-cell office:value-type="string">
            <text:p>Paolo Scavino</text:p>
          </table:table-cell>
          <table:table-cell office:value-type="float" office:value="69.06201">
            <text:p>69.0620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Bric del Fiasc</text:p>
          </table:table-cell>
          <table:table-cell office:value-type="string">
            <text:p>Paolo Scav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4800">
            <text:p>14800</text:p>
          </table:table-cell>
          <table:table-cell office:value-type="float" office:value="6800">
            <text:p>68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5d3n6jv93fq8ew6w0</text:p>
          </table:table-cell>
          <table:table-cell office:value-type="string">
            <text:p>RED</text:p>
          </table:table-cell>
          <table:table-cell office:value-type="string">
            <text:p>Barolo Bric Dël Fiasc</text:p>
          </table:table-cell>
          <table:table-cell office:value-type="string">
            <text:p>Paolo Scavino</text:p>
          </table:table-cell>
          <table:table-cell office:value-type="float" office:value="69.06201">
            <text:p>69.0620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Via Nuova</text:p>
          </table:table-cell>
          <table:table-cell office:value-type="string">
            <text:p>Chiara Bosch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4800">
            <text:p>14800</text:p>
          </table:table-cell>
          <table:table-cell office:value-type="float" office:value="7600">
            <text:p>76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60da4m3xahm30twyh0</text:p>
          </table:table-cell>
          <table:table-cell office:value-type="string">
            <text:p>RED</text:p>
          </table:table-cell>
          <table:table-cell office:value-type="string">
            <text:p>Barolo Cannubi</text:p>
          </table:table-cell>
          <table:table-cell office:value-type="string">
            <text:p>Boschis</text:p>
          </table:table-cell>
          <table:table-cell office:value-type="float" office:value="39.51617">
            <text:p>39.5161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Riserva Lazzarito</text:p>
          </table:table-cell>
          <table:table-cell office:value-type="string">
            <text:p>Ettore Germ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5500">
            <text:p>15500</text:p>
          </table:table-cell>
          <table:table-cell office:value-type="float" office:value="7680">
            <text:p>768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c2qy7wpkfn0qyege3</text:p>
          </table:table-cell>
          <table:table-cell office:value-type="string">
            <text:p>RED</text:p>
          </table:table-cell>
          <table:table-cell office:value-type="string">
            <text:p>Barolo Lazzarito Riserva</text:p>
          </table:table-cell>
          <table:table-cell office:value-type="string">
            <text:p>Ettore Germano</text:p>
          </table:table-cell>
          <table:table-cell office:value-type="float" office:value="67.96221">
            <text:p>67.9622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ussia 90 Dí</text:p>
          </table:table-cell>
          <table:table-cell office:value-type="string">
            <text:p>Giacomo Fenocch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6200">
            <text:p>16200</text:p>
          </table:table-cell>
          <table:table-cell office:value-type="float" office:value="7820">
            <text:p>782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ha5grjq7ybytxh4kv5</text:p>
          </table:table-cell>
          <table:table-cell office:value-type="string">
            <text:p>RED</text:p>
          </table:table-cell>
          <table:table-cell office:value-type="string">
            <text:p>Barolo Bussia Riserva 90 dì</text:p>
          </table:table-cell>
          <table:table-cell office:value-type="string">
            <text:p>Giacomo Fenocchio</text:p>
          </table:table-cell>
          <table:table-cell office:value-type="float" office:value="59.753487">
            <text:p>59.75348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Aleste Sibi et Paucis</text:p>
          </table:table-cell>
          <table:table-cell office:value-type="string">
            <text:p>Luciano Sandr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7200">
            <text:p>17200</text:p>
          </table:table-cell>
          <table:table-cell office:value-type="float" office:value="8350">
            <text:p>835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hdhypk5sqaxzv4njg1</text:p>
          </table:table-cell>
          <table:table-cell office:value-type="string">
            <text:p>RED</text:p>
          </table:table-cell>
          <table:table-cell office:value-type="string">
            <text:p>Barolo Le Vigne Sibi et Paucis</text:p>
          </table:table-cell>
          <table:table-cell office:value-type="string">
            <text:p>Sandrone Luciano</text:p>
          </table:table-cell>
          <table:table-cell office:value-type="float" office:value="67.354164">
            <text:p>67.35416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Cannubi Sibi et Paucis</text:p>
          </table:table-cell>
          <table:table-cell office:value-type="string">
            <text:p>Luciano Sandr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float" office:value="9000">
            <text:p>90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d9k5c7gnchh79svjyd</text:p>
          </table:table-cell>
          <table:table-cell office:value-type="string">
            <text:p>RED</text:p>
          </table:table-cell>
          <table:table-cell office:value-type="string">
            <text:p>Barolo Cannubi Boschis sibi et paucis</text:p>
          </table:table-cell>
          <table:table-cell office:value-type="string">
            <text:p>Sandrone Luciano</text:p>
          </table:table-cell>
          <table:table-cell office:value-type="float" office:value="74.54943">
            <text:p>74.5494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Arborina</text:p>
          </table:table-cell>
          <table:table-cell office:value-type="string">
            <text:p>Elio Alta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21800">
            <text:p>21800</text:p>
          </table:table-cell>
          <table:table-cell office:value-type="float" office:value="9200">
            <text:p>92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0f3j2420tthfr22vh</text:p>
          </table:table-cell>
          <table:table-cell office:value-type="string">
            <text:p>RED</text:p>
          </table:table-cell>
          <table:table-cell office:value-type="string">
            <text:p>Barolo Arborina</text:p>
          </table:table-cell>
          <table:table-cell office:value-type="string">
            <text:p>Elio Altare</text:p>
          </table:table-cell>
          <table:table-cell office:value-type="float" office:value="67.56298">
            <text:p>67.5629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Cicala</text:p>
          </table:table-cell>
          <table:table-cell office:value-type="string">
            <text:p>Aldo Cont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0000">
            <text:p>20000</text:p>
          </table:table-cell>
          <table:table-cell office:value-type="float" office:value="9600">
            <text:p>96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xjdegjmef69h6etsc</text:p>
          </table:table-cell>
          <table:table-cell office:value-type="string">
            <text:p>RED</text:p>
          </table:table-cell>
          <table:table-cell office:value-type="string">
            <text:p>Barolo Bussia Cicala</text:p>
          </table:table-cell>
          <table:table-cell office:value-type="string">
            <text:p>Aldo Conterno</text:p>
          </table:table-cell>
          <table:table-cell office:value-type="float" office:value="57.382195">
            <text:p>57.38219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Colonnello</text:p>
          </table:table-cell>
          <table:table-cell office:value-type="string">
            <text:p>Aldo Cont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0000">
            <text:p>20000</text:p>
          </table:table-cell>
          <table:table-cell office:value-type="float" office:value="9600">
            <text:p>96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xh811n9e30392yn02</text:p>
          </table:table-cell>
          <table:table-cell office:value-type="string">
            <text:p>RED</text:p>
          </table:table-cell>
          <table:table-cell office:value-type="string">
            <text:p>Barolo Bussia Colonnello</text:p>
          </table:table-cell>
          <table:table-cell office:value-type="string">
            <text:p>Aldo Conterno</text:p>
          </table:table-cell>
          <table:table-cell office:value-type="float" office:value="58.462128">
            <text:p>58.46212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Vigna Rionda</text:p>
          </table:table-cell>
          <table:table-cell office:value-type="string">
            <text:p>Massol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23100">
            <text:p>23100</text:p>
          </table:table-cell>
          <table:table-cell office:value-type="float" office:value="10800">
            <text:p>108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1d9p9wspfm7cy9nws</text:p>
          </table:table-cell>
          <table:table-cell office:value-type="string">
            <text:p>RED</text:p>
          </table:table-cell>
          <table:table-cell office:value-type="string">
            <text:p>Barolo Riserva Vigna Rionda</text:p>
          </table:table-cell>
          <table:table-cell office:value-type="string">
            <text:p>Massolino</text:p>
          </table:table-cell>
          <table:table-cell office:value-type="float" office:value="55.13902">
            <text:p>55.1390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Bricco Cerretta</text:p>
          </table:table-cell>
          <table:table-cell office:value-type="string">
            <text:p>Elio Alta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26200">
            <text:p>26200</text:p>
          </table:table-cell>
          <table:table-cell office:value-type="float" office:value="12200">
            <text:p>122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b4rjgtt5rmc9pfbf6xknkr</text:p>
          </table:table-cell>
          <table:table-cell office:value-type="string">
            <text:p>RED</text:p>
          </table:table-cell>
          <table:table-cell office:value-type="string">
            <text:p>Cerretta Barolo Riserva (Vigna Bricco)</text:p>
          </table:table-cell>
          <table:table-cell office:value-type="string">
            <text:p>Elio Altare</text:p>
          </table:table-cell>
          <table:table-cell office:value-type="float" office:value="62.28653">
            <text:p>62.2865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Perno Santo Stefano</text:p>
          </table:table-cell>
          <table:table-cell office:value-type="string">
            <text:p>Giuseppe Mascarell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31700">
            <text:p>31700</text:p>
          </table:table-cell>
          <table:table-cell office:value-type="float" office:value="13000">
            <text:p>13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rr0n3hj12wxzj7xv3t</text:p>
          </table:table-cell>
          <table:table-cell office:value-type="string">
            <text:p>RED</text:p>
          </table:table-cell>
          <table:table-cell office:value-type="string">
            <text:p>Barolo Santo Stefano di Perno</text:p>
          </table:table-cell>
          <table:table-cell office:value-type="string">
            <text:p>Mascarello Giuseppe e Figlio</text:p>
          </table:table-cell>
          <table:table-cell office:value-type="float" office:value="51.397373">
            <text:p>51.39737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La Pira</text:p>
          </table:table-cell>
          <table:table-cell office:value-type="string">
            <text:p>Roag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13300">
            <text:p>133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5zqvt4at8zjhb0m6gf</text:p>
          </table:table-cell>
          <table:table-cell office:value-type="string">
            <text:p>RED</text:p>
          </table:table-cell>
          <table:table-cell office:value-type="string">
            <text:p>Barolo Pira</text:p>
          </table:table-cell>
          <table:table-cell office:value-type="string">
            <text:p>Roagna</text:p>
          </table:table-cell>
          <table:table-cell office:value-type="float" office:value="51.079933">
            <text:p>51.07993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Rocche Castiglione</text:p>
          </table:table-cell>
          <table:table-cell office:value-type="string">
            <text:p>Roag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8500">
            <text:p>28500</text:p>
          </table:table-cell>
          <table:table-cell office:value-type="float" office:value="14400">
            <text:p>144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z39x98axzyzf1w95s7</text:p>
          </table:table-cell>
          <table:table-cell office:value-type="string">
            <text:p>RED</text:p>
          </table:table-cell>
          <table:table-cell office:value-type="string">
            <text:p>Rocche di Castiglione Barolo</text:p>
          </table:table-cell>
          <table:table-cell office:value-type="string">
            <text:p>Roagna</text:p>
          </table:table-cell>
          <table:table-cell office:value-type="float" office:value="52.677975">
            <text:p>52.67797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6000">
            <text:p>16000</text:p>
          </table:table-cell>
          <table:table-cell office:value-type="float" office:value="3800">
            <text:p>38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qx6vzm9te2hadxvrqv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Comm. G.B. Burlotto</text:p>
          </table:table-cell>
          <table:table-cell office:value-type="float" office:value="33.034195">
            <text:p>33.03419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Acclivi 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9000">
            <text:p>19000</text:p>
          </table:table-cell>
          <table:table-cell office:value-type="float" office:value="4200">
            <text:p>42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qxk3rrt05n2ka437p3</text:p>
          </table:table-cell>
          <table:table-cell office:value-type="string">
            <text:p>RED</text:p>
          </table:table-cell>
          <table:table-cell office:value-type="string">
            <text:p>Barolo Acclivi</text:p>
          </table:table-cell>
          <table:table-cell office:value-type="string">
            <text:p>Comm. G.B. Burlotto</text:p>
          </table:table-cell>
          <table:table-cell office:value-type="float" office:value="38.145176">
            <text:p>38.14517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Cannubi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0000">
            <text:p>40000</text:p>
          </table:table-cell>
          <table:table-cell office:value-type="float" office:value="5300">
            <text:p>53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qyr6bw18hp3q69257b</text:p>
          </table:table-cell>
          <table:table-cell office:value-type="string">
            <text:p>RED</text:p>
          </table:table-cell>
          <table:table-cell office:value-type="string">
            <text:p>Barolo Vigneto Cannubi</text:p>
          </table:table-cell>
          <table:table-cell office:value-type="string">
            <text:p>Comm. G.B. Burlotto</text:p>
          </table:table-cell>
          <table:table-cell office:value-type="float" office:value="32.548084">
            <text:p>32.54808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Cannubi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  <table:table-cell office:value-type="float" office:value="14700">
            <text:p>147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qyr6bw18hp3q69257b</text:p>
          </table:table-cell>
          <table:table-cell office:value-type="string">
            <text:p>RED</text:p>
          </table:table-cell>
          <table:table-cell office:value-type="string">
            <text:p>Barolo Vigneto Cannubi</text:p>
          </table:table-cell>
          <table:table-cell office:value-type="string">
            <text:p>Comm. G.B. Burlotto</text:p>
          </table:table-cell>
          <table:table-cell office:value-type="float" office:value="32.548084">
            <text:p>32.54808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Castelletto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2000">
            <text:p>22000</text:p>
          </table:table-cell>
          <table:table-cell office:value-type="float" office:value="4200">
            <text:p>42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r24sajckpydzc2xmne</text:p>
          </table:table-cell>
          <table:table-cell office:value-type="string">
            <text:p>RED</text:p>
          </table:table-cell>
          <table:table-cell office:value-type="string">
            <text:p>Barolo Verduno Castelletto</text:p>
          </table:table-cell>
          <table:table-cell office:value-type="string">
            <text:p>Comm. G.B. Burlotto</text:p>
          </table:table-cell>
          <table:table-cell office:value-type="float" office:value="31.334375">
            <text:p>31.33437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Monvigliero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5900">
            <text:p>59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qxe7vze0wrfqndc25c</text:p>
          </table:table-cell>
          <table:table-cell office:value-type="string">
            <text:p>RED</text:p>
          </table:table-cell>
          <table:table-cell office:value-type="string">
            <text:p>Barolo Monvigliero</text:p>
          </table:table-cell>
          <table:table-cell office:value-type="string">
            <text:p>Comm. G.B. Burlotto</text:p>
          </table:table-cell>
          <table:table-cell office:value-type="float" office:value="35.86993">
            <text:p>35.8699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Sperss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26100">
            <text:p>26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7qb0nmb3p3cs0zz4</text:p>
          </table:table-cell>
          <table:table-cell office:value-type="string">
            <text:p>RED</text:p>
          </table:table-cell>
          <table:table-cell office:value-type="string">
            <text:p>Barolo Sperss</text:p>
          </table:table-cell>
          <table:table-cell office:value-type="string">
            <text:p>Gaja</text:p>
          </table:table-cell>
          <table:table-cell office:value-type="float" office:value="48.933666">
            <text:p>48.93366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Cicala</text:p>
          </table:table-cell>
          <table:table-cell office:value-type="string">
            <text:p>Aldo Cont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0">
            <text:p>2000</text:p>
          </table:table-cell>
          <table:table-cell office:value-type="float" office:value="25500">
            <text:p>25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xjdegjmef69h6etsc</text:p>
          </table:table-cell>
          <table:table-cell office:value-type="string">
            <text:p>RED</text:p>
          </table:table-cell>
          <table:table-cell office:value-type="string">
            <text:p>Barolo Bussia Cicala</text:p>
          </table:table-cell>
          <table:table-cell office:value-type="string">
            <text:p>Aldo Conterno</text:p>
          </table:table-cell>
          <table:table-cell office:value-type="float" office:value="57.382195">
            <text:p>57.38219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Falletto le Rocche Et. Rossa</text:p>
          </table:table-cell>
          <table:table-cell office:value-type="string">
            <text:p>Bruno Giaco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49900">
            <text:p>49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t3t6h3wdxhfs6e58096</text:p>
          </table:table-cell>
          <table:table-cell office:value-type="string">
            <text:p>RED</text:p>
          </table:table-cell>
          <table:table-cell office:value-type="string">
            <text:p>Barolo Riserva Le Rocche del Falletto</text:p>
          </table:table-cell>
          <table:table-cell office:value-type="string">
            <text:p>Bruno Giacosa</text:p>
          </table:table-cell>
          <table:table-cell office:value-type="float" office:value="54.855003">
            <text:p>54.85500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Francia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43000">
            <text:p>43000</text:p>
          </table:table-cell>
          <table:table-cell office:value-type="float" office:value="24800">
            <text:p>248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xmh9qqa6wb2vpzvkp</text:p>
          </table:table-cell>
          <table:table-cell office:value-type="string">
            <text:p>RED</text:p>
          </table:table-cell>
          <table:table-cell office:value-type="string">
            <text:p>Barolo Francia</text:p>
          </table:table-cell>
          <table:table-cell office:value-type="string">
            <text:p>Giacomo Conterno</text:p>
          </table:table-cell>
          <table:table-cell office:value-type="float" office:value="59.76748">
            <text:p>59.7674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Francia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23900">
            <text:p>239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6xmh9qqa6wb2vpzvkp</text:p>
          </table:table-cell>
          <table:table-cell office:value-type="string">
            <text:p>RED</text:p>
          </table:table-cell>
          <table:table-cell office:value-type="string">
            <text:p>Barolo Francia</text:p>
          </table:table-cell>
          <table:table-cell office:value-type="string">
            <text:p>Giacomo Conterno</text:p>
          </table:table-cell>
          <table:table-cell office:value-type="float" office:value="59.76748">
            <text:p>59.7674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Falletto le Rocche </text:p>
          </table:table-cell>
          <table:table-cell office:value-type="string">
            <text:p>Bruno Giaco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19900">
            <text:p>199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t3t6h3wdxhfs6e58096</text:p>
          </table:table-cell>
          <table:table-cell office:value-type="string">
            <text:p>RED</text:p>
          </table:table-cell>
          <table:table-cell office:value-type="string">
            <text:p>Barolo Riserva Le Rocche del Falletto</text:p>
          </table:table-cell>
          <table:table-cell office:value-type="string">
            <text:p>Bruno Giacosa</text:p>
          </table:table-cell>
          <table:table-cell office:value-type="float" office:value="54.855003">
            <text:p>54.85500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Rocche Annunziata</text:p>
          </table:table-cell>
          <table:table-cell office:value-type="string">
            <text:p>Paolo Scav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32000">
            <text:p>32000</text:p>
          </table:table-cell>
          <table:table-cell office:value-type="float" office:value="15200">
            <text:p>152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56xb2vtgp73a0q4mp</text:p>
          </table:table-cell>
          <table:table-cell office:value-type="string">
            <text:p>RED</text:p>
          </table:table-cell>
          <table:table-cell office:value-type="string">
            <text:p>Barolo Riserva Rocche dell'Annunziata</text:p>
          </table:table-cell>
          <table:table-cell office:value-type="string">
            <text:p>Paolo Scavino</text:p>
          </table:table-cell>
          <table:table-cell office:value-type="float" office:value="55.398617">
            <text:p>55.39861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Gattinara</text:p>
          </table:table-cell>
          <table:table-cell office:value-type="string">
            <text:p>Antoniol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500">
            <text:p>8500</text:p>
          </table:table-cell>
          <table:table-cell office:value-type="float" office:value="3479">
            <text:p>3479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536tnjaz3wz51azfd</text:p>
          </table:table-cell>
          <table:table-cell office:value-type="string">
            <text:p>RED</text:p>
          </table:table-cell>
          <table:table-cell office:value-type="string">
            <text:p>Gattinara</text:p>
          </table:table-cell>
          <table:table-cell office:value-type="string">
            <text:p>Antoniolo</text:p>
          </table:table-cell>
          <table:table-cell office:value-type="float" office:value="42.977158">
            <text:p>42.97715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arema</text:p>
          </table:table-cell>
          <table:table-cell office:value-type="string">
            <text:p>Ferran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800">
            <text:p>9800</text:p>
          </table:table-cell>
          <table:table-cell office:value-type="float" office:value="5200">
            <text:p>52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38167570p7ns5zp7qq</text:p>
          </table:table-cell>
          <table:table-cell office:value-type="string">
            <text:p>RED</text:p>
          </table:table-cell>
          <table:table-cell office:value-type="string">
            <text:p>Black Label Carema</text:p>
          </table:table-cell>
          <table:table-cell office:value-type="string">
            <text:p>Ferrando</text:p>
          </table:table-cell>
          <table:table-cell office:value-type="float" office:value="33.383224">
            <text:p>33.38322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Gattinara</text:p>
          </table:table-cell>
          <table:table-cell office:value-type="string">
            <text:p>Nervi Cont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4690">
            <text:p>469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e5v0yqw6m7wxs5y33s</text:p>
          </table:table-cell>
          <table:table-cell office:value-type="string">
            <text:p>RED</text:p>
          </table:table-cell>
          <table:table-cell office:value-type="string">
            <text:p>Nebbiolo Gattinara</text:p>
          </table:table-cell>
          <table:table-cell office:value-type="string">
            <text:p>Giacomo Conterno - Cantine Nervi</text:p>
          </table:table-cell>
          <table:table-cell office:value-type="float" office:value="38.41769">
            <text:p>38.4176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Vigna Molsino</text:p>
          </table:table-cell>
          <table:table-cell office:value-type="string">
            <text:p>Nervi Cont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7500">
            <text:p>17500</text:p>
          </table:table-cell>
          <table:table-cell office:value-type="float" office:value="9400">
            <text:p>94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b4rjgc6nrat12qasd3pvzy</text:p>
          </table:table-cell>
          <table:table-cell office:value-type="string">
            <text:p>RED</text:p>
          </table:table-cell>
          <table:table-cell office:value-type="string">
            <text:p>Nebbiolo Vigna Molsino</text:p>
          </table:table-cell>
          <table:table-cell office:value-type="string">
            <text:p>Giacomo Conterno - Cantine Nervi</text:p>
          </table:table-cell>
          <table:table-cell office:value-type="float" office:value="43.846207">
            <text:p>43.84620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Vigna Valferana</text:p>
          </table:table-cell>
          <table:table-cell office:value-type="string">
            <text:p>Nervi Cont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7500">
            <text:p>17500</text:p>
          </table:table-cell>
          <table:table-cell office:value-type="float" office:value="9400">
            <text:p>94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b4rjgcs8ejbzrg36vr57d9</text:p>
          </table:table-cell>
          <table:table-cell office:value-type="string">
            <text:p>RED</text:p>
          </table:table-cell>
          <table:table-cell office:value-type="string">
            <text:p>Nebbiolo Vigna Valferana</text:p>
          </table:table-cell>
          <table:table-cell office:value-type="string">
            <text:p>Giacomo Conterno - Cantine Nervi</text:p>
          </table:table-cell>
          <table:table-cell office:value-type="float" office:value="45.25663">
            <text:p>45.2566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ALTELLINA Inferno</text:p>
          </table:table-cell>
          <table:table-cell office:value-type="string">
            <text:p>Rainol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500">
            <text:p>5500</text:p>
          </table:table-cell>
          <table:table-cell office:value-type="float" office:value="2500">
            <text:p>2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wqawq58esgf07f7ge</text:p>
          </table:table-cell>
          <table:table-cell office:value-type="string">
            <text:p>RED</text:p>
          </table:table-cell>
          <table:table-cell office:value-type="string">
            <text:p>Inferno Valtellina Superiore</text:p>
          </table:table-cell>
          <table:table-cell office:value-type="string">
            <text:p>Aldo Rainoldi</text:p>
          </table:table-cell>
          <table:table-cell office:value-type="float" office:value="40.29909">
            <text:p>40.2990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ALTELLINA Rocce Rosse</text:p>
          </table:table-cell>
          <table:table-cell office:value-type="string">
            <text:p>Arpep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0500">
            <text:p>10500</text:p>
          </table:table-cell>
          <table:table-cell office:value-type="float" office:value="5600">
            <text:p>56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pc1sp18mxdk11b05pc</text:p>
          </table:table-cell>
          <table:table-cell office:value-type="string">
            <text:p>RED</text:p>
          </table:table-cell>
          <table:table-cell office:value-type="string">
            <text:p>Rosso di Valtellina</text:p>
          </table:table-cell>
          <table:table-cell office:value-type="string">
            <text:p>ARPEPE</text:p>
          </table:table-cell>
          <table:table-cell office:value-type="float" office:value="39.23174">
            <text:p>39.2317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ALTELLINA Sfursat 5 Stelle</text:p>
          </table:table-cell>
          <table:table-cell office:value-type="string">
            <text:p>Nino Neg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0800">
            <text:p>10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1s7wrcryy88b5gc8s</text:p>
          </table:table-cell>
          <table:table-cell office:value-type="string">
            <text:p>RED</text:p>
          </table:table-cell>
          <table:table-cell office:value-type="string">
            <text:p>Sforzato di Valtellina Sfursat 5 Stelle</text:p>
          </table:table-cell>
          <table:table-cell office:value-type="string">
            <text:p>Nino Negri</text:p>
          </table:table-cell>
          <table:table-cell office:value-type="float" office:value="55.6456">
            <text:p>55.645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ANGIOVESE Pian del Ciampolo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800">
            <text:p>5800</text:p>
          </table:table-cell>
          <table:table-cell office:value-type="float" office:value="1650">
            <text:p>165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v6zdef7agyymtn75</text:p>
          </table:table-cell>
          <table:table-cell office:value-type="string">
            <text:p>RED</text:p>
          </table:table-cell>
          <table:table-cell office:value-type="string">
            <text:p>Pian del Ciampolo</text:p>
          </table:table-cell>
          <table:table-cell office:value-type="string">
            <text:p>Montevertine</text:p>
          </table:table-cell>
          <table:table-cell office:value-type="float" office:value="55.598328">
            <text:p>55.59832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ANGIOVESE Chianti Classico</text:p>
          </table:table-cell>
          <table:table-cell office:value-type="string">
            <text:p>Monterap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800">
            <text:p>5800</text:p>
          </table:table-cell>
          <table:table-cell office:value-type="float" office:value="2200">
            <text:p>2200</text:p>
          </table:table-cell>
          <table:table-cell office:value-type="float" office:value="17">
            <text:p>1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c2kr6g47yz43kzdsw</text:p>
          </table:table-cell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Monteraponi</text:p>
          </table:table-cell>
          <table:table-cell office:value-type="float" office:value="42.311573">
            <text:p>42.31157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ANGIOVESE Bugialla Riserva</text:p>
          </table:table-cell>
          <table:table-cell office:value-type="string">
            <text:p>Pogge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200">
            <text:p>8200</text:p>
          </table:table-cell>
          <table:table-cell office:value-type="float" office:value="2100">
            <text:p>21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q3h28wz23htsfj73cm</text:p>
          </table:table-cell>
          <table:table-cell office:value-type="string">
            <text:p>RED</text:p>
          </table:table-cell>
          <table:table-cell office:value-type="string">
            <text:p>Bugialla Chianti Classico Riserva</text:p>
          </table:table-cell>
          <table:table-cell office:value-type="string">
            <text:p>Poggerino</text:p>
          </table:table-cell>
          <table:table-cell office:value-type="float" office:value="40.878963">
            <text:p>40.87896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ANGIOVESE Il Carbonaione</text:p>
          </table:table-cell>
          <table:table-cell office:value-type="string">
            <text:p>Poggio Scalet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300">
            <text:p>7300</text:p>
          </table:table-cell>
          <table:table-cell office:value-type="float" office:value="3000">
            <text:p>30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4d9gp8s0k5zy7k7qtn</text:p>
          </table:table-cell>
          <table:table-cell office:value-type="string">
            <text:p>RED</text:p>
          </table:table-cell>
          <table:table-cell office:value-type="string">
            <text:p>Il Carbonaione Alta Valle della Greve</text:p>
          </table:table-cell>
          <table:table-cell office:value-type="string">
            <text:p>Poggio Scalette</text:p>
          </table:table-cell>
          <table:table-cell office:value-type="float" office:value="49.757008">
            <text:p>49.75700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ANGIOVESE Montevertine IGT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500">
            <text:p>9500</text:p>
          </table:table-cell>
          <table:table-cell office:value-type="float" office:value="4300">
            <text:p>43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btxafncz1w2kq2jj3s6vdv4</text:p>
          </table:table-cell>
          <table:table-cell office:value-type="string">
            <text:p>RED</text:p>
          </table:table-cell>
          <table:table-cell office:value-type="string">
            <text:p>Montevertine</text:p>
          </table:table-cell>
          <table:table-cell office:value-type="string">
            <text:p>Montevertine</text:p>
          </table:table-cell>
          <table:table-cell office:value-type="float" office:value="47.549767">
            <text:p>47.54976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ANGIOVESE Montevertine IGT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500">
            <text:p>9500</text:p>
          </table:table-cell>
          <table:table-cell office:value-type="float" office:value="4300">
            <text:p>43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btxafncz1w2kq2jj3s6vdv4</text:p>
          </table:table-cell>
          <table:table-cell office:value-type="string">
            <text:p>RED</text:p>
          </table:table-cell>
          <table:table-cell office:value-type="string">
            <text:p>Montevertine</text:p>
          </table:table-cell>
          <table:table-cell office:value-type="string">
            <text:p>Montevertine</text:p>
          </table:table-cell>
          <table:table-cell office:value-type="float" office:value="47.549767">
            <text:p>47.54976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ANGIOVESE Montevertine IGT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500">
            <text:p>9500</text:p>
          </table:table-cell>
          <table:table-cell office:value-type="float" office:value="4300">
            <text:p>430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btxafncz1w2kq2jj3s6vdv4</text:p>
          </table:table-cell>
          <table:table-cell office:value-type="string">
            <text:p>RED</text:p>
          </table:table-cell>
          <table:table-cell office:value-type="string">
            <text:p>Montevertine</text:p>
          </table:table-cell>
          <table:table-cell office:value-type="string">
            <text:p>Montevertine</text:p>
          </table:table-cell>
          <table:table-cell office:value-type="float" office:value="47.549767">
            <text:p>47.54976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ANGIOVESE Montevertine IGT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9500">
            <text:p>9500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btxafncz1w2kq2jj3s6vdv4</text:p>
          </table:table-cell>
          <table:table-cell office:value-type="string">
            <text:p>RED</text:p>
          </table:table-cell>
          <table:table-cell office:value-type="string">
            <text:p>Montevertine</text:p>
          </table:table-cell>
          <table:table-cell office:value-type="string">
            <text:p>Montevertine</text:p>
          </table:table-cell>
          <table:table-cell office:value-type="float" office:value="47.549767">
            <text:p>47.54976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ANGIOVESE Nobile di Montepulciano Riserva Asinone</text:p>
          </table:table-cell>
          <table:table-cell office:value-type="string">
            <text:p>Poliz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500">
            <text:p>8500</text:p>
          </table:table-cell>
          <table:table-cell office:value-type="float" office:value="3925">
            <text:p>3925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7b05dgyw9ry5apyj</text:p>
          </table:table-cell>
          <table:table-cell office:value-type="string">
            <text:p>RED</text:p>
          </table:table-cell>
          <table:table-cell office:value-type="string">
            <text:p>Vino Nobile di Montepulciano Asinone</text:p>
          </table:table-cell>
          <table:table-cell office:value-type="string">
            <text:p>Poliziano</text:p>
          </table:table-cell>
          <table:table-cell office:value-type="float" office:value="48.668953">
            <text:p>48.66895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ANGIOVESE Baron Ugo</text:p>
          </table:table-cell>
          <table:table-cell office:value-type="string">
            <text:p>Monterap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1200">
            <text:p>11200</text:p>
          </table:table-cell>
          <table:table-cell office:value-type="float" office:value="5500">
            <text:p>55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acnmr08cdb0c0sfz4w</text:p>
          </table:table-cell>
          <table:table-cell office:value-type="string">
            <text:p>RED</text:p>
          </table:table-cell>
          <table:table-cell office:value-type="string">
            <text:p>Baron' Ugo Toscana Rosso</text:p>
          </table:table-cell>
          <table:table-cell office:value-type="string">
            <text:p>Monteraponi</text:p>
          </table:table-cell>
          <table:table-cell office:value-type="float" office:value="44.53826">
            <text:p>44.5382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ANGIOVESE Cepparello</text:p>
          </table:table-cell>
          <table:table-cell office:value-type="string">
            <text:p>Isole e Ole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4000">
            <text:p>14000</text:p>
          </table:table-cell>
          <table:table-cell office:value-type="float" office:value="6500">
            <text:p>65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x8kxsrj2cn2p1729a</text:p>
          </table:table-cell>
          <table:table-cell office:value-type="string">
            <text:p>RED</text:p>
          </table:table-cell>
          <table:table-cell office:value-type="string">
            <text:p>Sangiovese Cepparello Rosso</text:p>
          </table:table-cell>
          <table:table-cell office:value-type="string">
            <text:p>Isole e Olena</text:p>
          </table:table-cell>
          <table:table-cell office:value-type="float" office:value="52.429214">
            <text:p>52.42921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ANGIOVESE Carla 6 </text:p>
          </table:table-cell>
          <table:table-cell office:value-type="string">
            <text:p>La Mas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3000">
            <text:p>13000</text:p>
          </table:table-cell>
          <table:table-cell office:value-type="float" office:value="6650">
            <text:p>665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0zz1jp8pr533nr1nm</text:p>
          </table:table-cell>
          <table:table-cell office:value-type="string">
            <text:p>RED</text:p>
          </table:table-cell>
          <table:table-cell office:value-type="string">
            <text:p>Carla (6) Toscana</text:p>
          </table:table-cell>
          <table:table-cell office:value-type="string">
            <text:p>La Massa</text:p>
          </table:table-cell>
          <table:table-cell office:value-type="float" office:value="42.86043">
            <text:p>42.8604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ANGIOVESE Flaccianello della Pieve</text:p>
          </table:table-cell>
          <table:table-cell office:value-type="string">
            <text:p>Fonto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8200">
            <text:p>18200</text:p>
          </table:table-cell>
          <table:table-cell office:value-type="float" office:value="7390">
            <text:p>739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aqyvxbtdggywpefb</text:p>
          </table:table-cell>
          <table:table-cell office:value-type="string">
            <text:p>RED</text:p>
          </table:table-cell>
          <table:table-cell office:value-type="string">
            <text:p>Flaccianello della Pieve</text:p>
          </table:table-cell>
          <table:table-cell office:value-type="string">
            <text:p>Fontodi</text:p>
          </table:table-cell>
          <table:table-cell office:value-type="float" office:value="58.604355">
            <text:p>58.60435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ANGIOVESE Flaccianello della Pieve</text:p>
          </table:table-cell>
          <table:table-cell office:value-type="string">
            <text:p>Fonto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40000">
            <text:p>40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aqyvxbtdggywpefb</text:p>
          </table:table-cell>
          <table:table-cell office:value-type="string">
            <text:p>RED</text:p>
          </table:table-cell>
          <table:table-cell office:value-type="string">
            <text:p>Flaccianello della Pieve</text:p>
          </table:table-cell>
          <table:table-cell office:value-type="string">
            <text:p>Fontodi</text:p>
          </table:table-cell>
          <table:table-cell office:value-type="float" office:value="58.604355">
            <text:p>58.60435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ANGIOVESE Case Basse</text:p>
          </table:table-cell>
          <table:table-cell office:value-type="string">
            <text:p>Sold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9000">
            <text:p>99000</text:p>
          </table:table-cell>
          <table:table-cell office:value-type="float" office:value="39900">
            <text:p>399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v7najdy5sv2jzphnb4</text:p>
          </table:table-cell>
          <table:table-cell office:value-type="string">
            <text:p>RED</text:p>
          </table:table-cell>
          <table:table-cell office:value-type="string">
            <text:p>Case Basse Sangiovese Toscana</text:p>
          </table:table-cell>
          <table:table-cell office:value-type="string">
            <text:p>Soldera</text:p>
          </table:table-cell>
          <table:table-cell office:value-type="float" office:value="48.749382">
            <text:p>48.74938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ANGIOVESE Case Basse</text:p>
          </table:table-cell>
          <table:table-cell office:value-type="string">
            <text:p>Sold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65000">
            <text:p>65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qsxmv7najdy5sv2jzphnb4</text:p>
          </table:table-cell>
          <table:table-cell office:value-type="string">
            <text:p>RED</text:p>
          </table:table-cell>
          <table:table-cell office:value-type="string">
            <text:p>Case Basse Sangiovese Toscana</text:p>
          </table:table-cell>
          <table:table-cell office:value-type="string">
            <text:p>Soldera</text:p>
          </table:table-cell>
          <table:table-cell office:value-type="float" office:value="48.749382">
            <text:p>48.74938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Rosso di Montalcino</text:p>
          </table:table-cell>
          <table:table-cell office:value-type="string">
            <text:p>Canalicchio di Sop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800">
            <text:p>4800</text:p>
          </table:table-cell>
          <table:table-cell office:value-type="float" office:value="1880">
            <text:p>188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cspdyfn9tesrtjq32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Canalicchio di Sopra</text:p>
          </table:table-cell>
          <table:table-cell office:value-type="float" office:value="61.685783">
            <text:p>61.68578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Rosso di Montalcino</text:p>
          </table:table-cell>
          <table:table-cell office:value-type="string">
            <text:p>Le Ragnai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000">
            <text:p>7000</text:p>
          </table:table-cell>
          <table:table-cell office:value-type="float" office:value="1880">
            <text:p>188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e27vm1hm9391zact9g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Le Ragnaie</text:p>
          </table:table-cell>
          <table:table-cell office:value-type="float" office:value="50.15915">
            <text:p>50.1591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Rosso di Montalcino</text:p>
          </table:table-cell>
          <table:table-cell office:value-type="string">
            <text:p>Le Ragnai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office:value-type="float" office:value="2600">
            <text:p>26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re27vm1hm9391zact9g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Le Ragnaie</text:p>
          </table:table-cell>
          <table:table-cell office:value-type="float" office:value="50.15915">
            <text:p>50.1591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</text:p>
          </table:table-cell>
          <table:table-cell office:value-type="string">
            <text:p>Collosorb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500">
            <text:p>6500</text:p>
          </table:table-cell>
          <table:table-cell office:value-type="float" office:value="2500">
            <text:p>2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st7pg802das6cq32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ollosorbo</text:p>
          </table:table-cell>
          <table:table-cell office:value-type="float" office:value="53.924213">
            <text:p>53.92421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</text:p>
          </table:table-cell>
          <table:table-cell office:value-type="string">
            <text:p>Il Poggi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3495">
            <text:p>3495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ffz3mxedhcjegcfxkp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Tenuta Il Poggione</text:p>
          </table:table-cell>
          <table:table-cell office:value-type="float" office:value="51.097145">
            <text:p>51.09714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</text:p>
          </table:table-cell>
          <table:table-cell office:value-type="string">
            <text:p>Tale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200">
            <text:p>8200</text:p>
          </table:table-cell>
          <table:table-cell office:value-type="float" office:value="3200">
            <text:p>32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229xpmrxfw5vmnwby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Talenti</text:p>
          </table:table-cell>
          <table:table-cell office:value-type="float" office:value="51.056255">
            <text:p>51.05625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Brunello Pelagrilli</text:p>
          </table:table-cell>
          <table:table-cell office:value-type="string">
            <text:p>Siro Pace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200">
            <text:p>8200</text:p>
          </table:table-cell>
          <table:table-cell office:value-type="float" office:value="3500">
            <text:p>35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b4rjfbxec4wbns09s0pa7j</text:p>
          </table:table-cell>
          <table:table-cell office:value-type="string">
            <text:p>RED</text:p>
          </table:table-cell>
          <table:table-cell office:value-type="string">
            <text:p>Brunello di Montalcino Pelagrilli</text:p>
          </table:table-cell>
          <table:table-cell office:value-type="string">
            <text:p>Siro Pacenti</text:p>
          </table:table-cell>
          <table:table-cell office:value-type="float" office:value="66.75351">
            <text:p>66.7535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</text:p>
          </table:table-cell>
          <table:table-cell office:value-type="string">
            <text:p>Lis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22">
            <text:p>2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d6j14kdd4qpprnfrtg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Lisini</text:p>
          </table:table-cell>
          <table:table-cell office:value-type="float" office:value="53.216408">
            <text:p>53.21640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</text:p>
          </table:table-cell>
          <table:table-cell office:value-type="string">
            <text:p>La Mag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500">
            <text:p>8500</text:p>
          </table:table-cell>
          <table:table-cell office:value-type="float" office:value="4100">
            <text:p>41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nryp62ey69ay7b9p5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La Magia</text:p>
          </table:table-cell>
          <table:table-cell office:value-type="float" office:value="44.98279">
            <text:p>44.9827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Rosso di Montalcino</text:p>
          </table:table-cell>
          <table:table-cell office:value-type="string">
            <text:p>Poggio di S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500">
            <text:p>9500</text:p>
          </table:table-cell>
          <table:table-cell office:value-type="float" office:value="4480">
            <text:p>448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eg59m3asbbds8fn3a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Poggio di Sotto</text:p>
          </table:table-cell>
          <table:table-cell office:value-type="float" office:value="51.682983">
            <text:p>51.68298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</text:p>
          </table:table-cell>
          <table:table-cell office:value-type="string">
            <text:p>Conti Costa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5500">
            <text:p>15500</text:p>
          </table:table-cell>
          <table:table-cell office:value-type="float" office:value="4900">
            <text:p>49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qweyg8nyq4ss0ahtv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onti Costanti</text:p>
          </table:table-cell>
          <table:table-cell office:value-type="float" office:value="62.181435">
            <text:p>62.18143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</text:p>
          </table:table-cell>
          <table:table-cell office:value-type="string">
            <text:p>Canalicchio di Sop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500">
            <text:p>10500</text:p>
          </table:table-cell>
          <table:table-cell office:value-type="float" office:value="5100">
            <text:p>510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hzkxrp3gmymgn89mf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analicchio di Sopra</text:p>
          </table:table-cell>
          <table:table-cell office:value-type="float" office:value="64.36865">
            <text:p>64.3686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</text:p>
          </table:table-cell>
          <table:table-cell office:value-type="string">
            <text:p>Le Ragnai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5400">
            <text:p>54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f3cmcrfhf63ybkvxqk53wj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Le Ragnaie</text:p>
          </table:table-cell>
          <table:table-cell office:value-type="float" office:value="52.84202">
            <text:p>52.8420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</text:p>
          </table:table-cell>
          <table:table-cell office:value-type="string">
            <text:p>Le Ragnai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  <table:table-cell office:value-type="float" office:value="6800">
            <text:p>68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f3cmcrfhf63ybkvxqk53wj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Le Ragnaie</text:p>
          </table:table-cell>
          <table:table-cell office:value-type="float" office:value="52.84202">
            <text:p>52.8420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</text:p>
          </table:table-cell>
          <table:table-cell office:value-type="string">
            <text:p>Castello Romitor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1200">
            <text:p>11200</text:p>
          </table:table-cell>
          <table:table-cell office:value-type="float" office:value="5280">
            <text:p>528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3s8q6q25tdkht9ces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astello Romitorio</text:p>
          </table:table-cell>
          <table:table-cell office:value-type="float" office:value="60.672054">
            <text:p>60.67205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</text:p>
          </table:table-cell>
          <table:table-cell office:value-type="string">
            <text:p>Le Chius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5700">
            <text:p>570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f3cmcra7dp09cbd14gz1jz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Le Chiuse</text:p>
          </table:table-cell>
          <table:table-cell office:value-type="float" office:value="49.772194">
            <text:p>49.77219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Brunello Vecchie Vigne</text:p>
          </table:table-cell>
          <table:table-cell office:value-type="string">
            <text:p>Siro Pace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2500">
            <text:p>12500</text:p>
          </table:table-cell>
          <table:table-cell office:value-type="float" office:value="6000">
            <text:p>60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3x85cc02zw5cgxfb8</text:p>
          </table:table-cell>
          <table:table-cell office:value-type="string">
            <text:p>RED</text:p>
          </table:table-cell>
          <table:table-cell office:value-type="string">
            <text:p>Brunello di Montalcino Vecchie Vigne</text:p>
          </table:table-cell>
          <table:table-cell office:value-type="string">
            <text:p>Siro Pacenti</text:p>
          </table:table-cell>
          <table:table-cell office:value-type="float" office:value="64.37631">
            <text:p>64.3763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Brunello NICCO</text:p>
          </table:table-cell>
          <table:table-cell office:value-type="string">
            <text:p>Capan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4500">
            <text:p>14500</text:p>
          </table:table-cell>
          <table:table-cell office:value-type="float" office:value="6200">
            <text:p>62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mcre7tp3k47tw8ck88</text:p>
          </table:table-cell>
          <table:table-cell office:value-type="string">
            <text:p>RED</text:p>
          </table:table-cell>
          <table:table-cell office:value-type="string">
            <text:p>Nicco Brunello di Montalcino</text:p>
          </table:table-cell>
          <table:table-cell office:value-type="string">
            <text:p>Capanna</text:p>
          </table:table-cell>
          <table:table-cell office:value-type="float" office:value="49.142464">
            <text:p>49.14246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</text:p>
          </table:table-cell>
          <table:table-cell office:value-type="string">
            <text:p>Cup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3500">
            <text:p>13500</text:p>
          </table:table-cell>
          <table:table-cell office:value-type="float" office:value="6470">
            <text:p>647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r6ps2n0hfhmatte8c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upano</text:p>
          </table:table-cell>
          <table:table-cell office:value-type="float" office:value="54.623882">
            <text:p>54.62388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</text:p>
          </table:table-cell>
          <table:table-cell office:value-type="string">
            <text:p>Cup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6470">
            <text:p>647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f3cmcr6ps2n0hfhmatte8c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upano</text:p>
          </table:table-cell>
          <table:table-cell office:value-type="float" office:value="54.623882">
            <text:p>54.62388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Brunello Montosoli</text:p>
          </table:table-cell>
          <table:table-cell office:value-type="string">
            <text:p>Altes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7000">
            <text:p>17000</text:p>
          </table:table-cell>
          <table:table-cell office:value-type="float" office:value="5000">
            <text:p>50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bb3wf9bpm2gmr811w</text:p>
          </table:table-cell>
          <table:table-cell office:value-type="string">
            <text:p>RED</text:p>
          </table:table-cell>
          <table:table-cell office:value-type="string">
            <text:p>Brunello di Montalcino  Montosoli</text:p>
          </table:table-cell>
          <table:table-cell office:value-type="string">
            <text:p>Altesino</text:p>
          </table:table-cell>
          <table:table-cell office:value-type="float" office:value="51.406036">
            <text:p>51.40603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 Le Lucere</text:p>
          </table:table-cell>
          <table:table-cell office:value-type="string">
            <text:p>San Filipp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6500">
            <text:p>16500</text:p>
          </table:table-cell>
          <table:table-cell office:value-type="float" office:value="7000">
            <text:p>7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vwpx5ab7n38za54g8</text:p>
          </table:table-cell>
          <table:table-cell office:value-type="string">
            <text:p>RED</text:p>
          </table:table-cell>
          <table:table-cell office:value-type="string">
            <text:p>Le Lucére Brunello di Montalcino Riserva</text:p>
          </table:table-cell>
          <table:table-cell office:value-type="string">
            <text:p>San Filippo</text:p>
          </table:table-cell>
          <table:table-cell office:value-type="float" office:value="58.2934">
            <text:p>58.293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Brunello Vigneti Versante</text:p>
          </table:table-cell>
          <table:table-cell office:value-type="string">
            <text:p>Pian dell'O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5000">
            <text:p>15000</text:p>
          </table:table-cell>
          <table:table-cell office:value-type="float" office:value="7200">
            <text:p>72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00r5zjvjkqdgv8cgcs</text:p>
          </table:table-cell>
          <table:table-cell office:value-type="string">
            <text:p>RED</text:p>
          </table:table-cell>
          <table:table-cell office:value-type="string">
            <text:p>Vigneti del Versante Brunello di Montalcino</text:p>
          </table:table-cell>
          <table:table-cell office:value-type="string">
            <text:p>Pian dell'Orino</text:p>
          </table:table-cell>
          <table:table-cell office:value-type="float" office:value="60.40215">
            <text:p>60.4021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Brunello Piero</text:p>
          </table:table-cell>
          <table:table-cell office:value-type="string">
            <text:p>Tale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6000">
            <text:p>16000</text:p>
          </table:table-cell>
          <table:table-cell office:value-type="float" office:value="7500">
            <text:p>7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3kdn8xhtpbvng3mbs</text:p>
          </table:table-cell>
          <table:table-cell office:value-type="string">
            <text:p>RED</text:p>
          </table:table-cell>
          <table:table-cell office:value-type="string">
            <text:p>Brunello di Montalcino Piero</text:p>
          </table:table-cell>
          <table:table-cell office:value-type="string">
            <text:p>Talenti</text:p>
          </table:table-cell>
          <table:table-cell office:value-type="float" office:value="46.97172">
            <text:p>46.9717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Brunello Piero</text:p>
          </table:table-cell>
          <table:table-cell office:value-type="string">
            <text:p>Tale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7500">
            <text:p>75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f3cmb3kdn8xhtpbvng3mbs</text:p>
          </table:table-cell>
          <table:table-cell office:value-type="string">
            <text:p>RED</text:p>
          </table:table-cell>
          <table:table-cell office:value-type="string">
            <text:p>Brunello di Montalcino Piero</text:p>
          </table:table-cell>
          <table:table-cell office:value-type="string">
            <text:p>Talenti</text:p>
          </table:table-cell>
          <table:table-cell office:value-type="float" office:value="46.97172">
            <text:p>46.9717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Brunello Tenuta Nuova</text:p>
          </table:table-cell>
          <table:table-cell office:value-type="string">
            <text:p>Casanova di Ne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8700">
            <text:p>87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fgsnd47xs02ye7gr6g</text:p>
          </table:table-cell>
          <table:table-cell office:value-type="string">
            <text:p>RED</text:p>
          </table:table-cell>
          <table:table-cell office:value-type="string">
            <text:p>Brunello di Montalcino Tenuta Nuova</text:p>
          </table:table-cell>
          <table:table-cell office:value-type="string">
            <text:p>Casanova di Neri</text:p>
          </table:table-cell>
          <table:table-cell office:value-type="float" office:value="59.841125">
            <text:p>59.84112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Brunello Tenuta Nuova</text:p>
          </table:table-cell>
          <table:table-cell office:value-type="string">
            <text:p>Casanova di Ne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9500">
            <text:p>19500</text:p>
          </table:table-cell>
          <table:table-cell office:value-type="float" office:value="7900">
            <text:p>7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snd47xs02ye7gr6g</text:p>
          </table:table-cell>
          <table:table-cell office:value-type="string">
            <text:p>RED</text:p>
          </table:table-cell>
          <table:table-cell office:value-type="string">
            <text:p>Brunello di Montalcino Tenuta Nuova</text:p>
          </table:table-cell>
          <table:table-cell office:value-type="string">
            <text:p>Casanova di Neri</text:p>
          </table:table-cell>
          <table:table-cell office:value-type="float" office:value="59.841125">
            <text:p>59.84112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Brunello Vigna Loreto</text:p>
          </table:table-cell>
          <table:table-cell office:value-type="string">
            <text:p>Mastrojan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8000">
            <text:p>18000</text:p>
          </table:table-cell>
          <table:table-cell office:value-type="float" office:value="7800">
            <text:p>78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22dvjcvwvkvt0kc15g</text:p>
          </table:table-cell>
          <table:table-cell office:value-type="string">
            <text:p>RED</text:p>
          </table:table-cell>
          <table:table-cell office:value-type="string">
            <text:p>Brunello di Montalcino Vigna Loreto</text:p>
          </table:table-cell>
          <table:table-cell office:value-type="string">
            <text:p>Mastrojanni</text:p>
          </table:table-cell>
          <table:table-cell office:value-type="float" office:value="52.86465">
            <text:p>52.8646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 Riserva</text:p>
          </table:table-cell>
          <table:table-cell office:value-type="string">
            <text:p>Il Poggi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  <table:table-cell office:value-type="float" office:value="8900">
            <text:p>89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jgk39j1y11h318jtmzk46fpq</text:p>
          </table:table-cell>
          <table:table-cell office:value-type="string">
            <text:p>RED</text:p>
          </table:table-cell>
          <table:table-cell office:value-type="string">
            <text:p>Brunello di Montalcino Riserva</text:p>
          </table:table-cell>
          <table:table-cell office:value-type="string">
            <text:p>Tenuta Il Poggione</text:p>
          </table:table-cell>
          <table:table-cell office:value-type="float" office:value="51.406593">
            <text:p>51.40659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 Riserva</text:p>
          </table:table-cell>
          <table:table-cell office:value-type="string">
            <text:p>Tenuta Uccelli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9500">
            <text:p>19500</text:p>
          </table:table-cell>
          <table:table-cell office:value-type="float" office:value="9690">
            <text:p>969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t3nkw4tz87hhmwve1</text:p>
          </table:table-cell>
          <table:table-cell office:value-type="string">
            <text:p>RED</text:p>
          </table:table-cell>
          <table:table-cell office:value-type="string">
            <text:p>Brunello di Montalcino Riserva</text:p>
          </table:table-cell>
          <table:table-cell office:value-type="string">
            <text:p>Uccelliera</text:p>
          </table:table-cell>
          <table:table-cell office:value-type="float" office:value="51.79763">
            <text:p>51.7976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Brunello Filo di Seta</text:p>
          </table:table-cell>
          <table:table-cell office:value-type="string">
            <text:p>Castello Romitor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9200">
            <text:p>19200</text:p>
          </table:table-cell>
          <table:table-cell office:value-type="float" office:value="9429">
            <text:p>9429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5sc8yfp56wsw5apcc</text:p>
          </table:table-cell>
          <table:table-cell office:value-type="string">
            <text:p>RED</text:p>
          </table:table-cell>
          <table:table-cell office:value-type="string">
            <text:p>Filo di Seta Brunello di Montalcino</text:p>
          </table:table-cell>
          <table:table-cell office:value-type="string">
            <text:p>Castello Romitorio</text:p>
          </table:table-cell>
          <table:table-cell office:value-type="float" office:value="63.58024">
            <text:p>63.5802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Brunello Riserva</text:p>
          </table:table-cell>
          <table:table-cell office:value-type="string">
            <text:p>Il Poggi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office:value-type="float" office:value="9700">
            <text:p>97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jgk39j1y11h318jtmzk46fpq</text:p>
          </table:table-cell>
          <table:table-cell office:value-type="string">
            <text:p>RED</text:p>
          </table:table-cell>
          <table:table-cell office:value-type="string">
            <text:p>Brunello di Montalcino Riserva</text:p>
          </table:table-cell>
          <table:table-cell office:value-type="string">
            <text:p>Tenuta Il Poggione</text:p>
          </table:table-cell>
          <table:table-cell office:value-type="float" office:value="42.24607">
            <text:p>42.2460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 Pietroso</text:p>
          </table:table-cell>
          <table:table-cell office:value-type="string">
            <text:p>Le Ragnai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11100">
            <text:p>111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f3cmcrfhf63ybkvxqk53wj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Le Ragnaie</text:p>
          </table:table-cell>
          <table:table-cell office:value-type="float" office:value="52.84202">
            <text:p>52.8420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 Casaccia</text:p>
          </table:table-cell>
          <table:table-cell office:value-type="string">
            <text:p>Canalicchio di Sop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11500">
            <text:p>115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f3cmcw92bxmam65rkytezs</text:p>
          </table:table-cell>
          <table:table-cell office:value-type="string">
            <text:p>RED</text:p>
          </table:table-cell>
          <table:table-cell office:value-type="string">
            <text:p>La Casaccia Brunello di Montalcino</text:p>
          </table:table-cell>
          <table:table-cell office:value-type="string">
            <text:p>Canalicchio di Sopra</text:p>
          </table:table-cell>
          <table:table-cell office:value-type="float" office:value="69.045204">
            <text:p>69.04520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 Montosoli</text:p>
          </table:table-cell>
          <table:table-cell office:value-type="string">
            <text:p>Canalicchio di Sop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11500">
            <text:p>115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t951wgvxyhjdfv9t52b</text:p>
          </table:table-cell>
          <table:table-cell office:value-type="string">
            <text:p>RED</text:p>
          </table:table-cell>
          <table:table-cell office:value-type="string">
            <text:p>Brunello di Montalcino Vigna Montosoli</text:p>
          </table:table-cell>
          <table:table-cell office:value-type="string">
            <text:p>Canalicchio di Sopra</text:p>
          </table:table-cell>
          <table:table-cell office:value-type="float" office:value="68.94521">
            <text:p>68.9452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 Vigna Vecchia</text:p>
          </table:table-cell>
          <table:table-cell office:value-type="string">
            <text:p>Le Ragnai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32200">
            <text:p>32200</text:p>
          </table:table-cell>
          <table:table-cell office:value-type="float" office:value="11600">
            <text:p>116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rfhf63ybkvxqk53wj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Le Ragnaie</text:p>
          </table:table-cell>
          <table:table-cell office:value-type="float" office:value="52.84202">
            <text:p>52.8420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 </text:p>
          </table:table-cell>
          <table:table-cell office:value-type="string">
            <text:p>Biondi Sa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28000">
            <text:p>28000</text:p>
          </table:table-cell>
          <table:table-cell office:value-type="float" office:value="11900">
            <text:p>119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w8328ttr5b1njkxs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Biondi-Santi</text:p>
          </table:table-cell>
          <table:table-cell office:value-type="float" office:value="56.57493">
            <text:p>56.5749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Poggio di Sotto</text:p>
          </table:table-cell>
          <table:table-cell office:value-type="string">
            <text:p>Poggio di S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12500">
            <text:p>125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rneg59m3asbbds8fn3a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Poggio di Sotto</text:p>
          </table:table-cell>
          <table:table-cell office:value-type="float" office:value="41.146935">
            <text:p>41.14693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 Riserva</text:p>
          </table:table-cell>
          <table:table-cell office:value-type="string">
            <text:p>Pian dell'O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4">
            <text:p>2004</text:p>
          </table:table-cell>
          <table:table-cell office:value-type="float" office:value="26500">
            <text:p>26500</text:p>
          </table:table-cell>
          <table:table-cell office:value-type="float" office:value="13000">
            <text:p>13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40csxs4z291g92fmdm</text:p>
          </table:table-cell>
          <table:table-cell office:value-type="string">
            <text:p>RED</text:p>
          </table:table-cell>
          <table:table-cell office:value-type="string">
            <text:p>Brunello di Montalcino Riserva</text:p>
          </table:table-cell>
          <table:table-cell office:value-type="string">
            <text:p>Pian dell'Orino</text:p>
          </table:table-cell>
          <table:table-cell office:value-type="float" office:value="63.80575">
            <text:p>63.8057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Poggio di Sotto</text:p>
          </table:table-cell>
          <table:table-cell office:value-type="string">
            <text:p>Poggio di S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22500">
            <text:p>22500</text:p>
          </table:table-cell>
          <table:table-cell office:value-type="float" office:value="12500">
            <text:p>125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eg59m3asbbds8fn3a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Poggio di Sotto</text:p>
          </table:table-cell>
          <table:table-cell office:value-type="float" office:value="41.146935">
            <text:p>41.14693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 Cerretalto</text:p>
          </table:table-cell>
          <table:table-cell office:value-type="string">
            <text:p>Casanova di Ne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60000">
            <text:p>60000</text:p>
          </table:table-cell>
          <table:table-cell office:value-type="float" office:value="32900">
            <text:p>329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w0zs009rtydt0mm7z</text:p>
          </table:table-cell>
          <table:table-cell office:value-type="string">
            <text:p>RED</text:p>
          </table:table-cell>
          <table:table-cell office:value-type="string">
            <text:p>Brunello di Montalcino Cerretalto</text:p>
          </table:table-cell>
          <table:table-cell office:value-type="string">
            <text:p>Casanova di Neri</text:p>
          </table:table-cell>
          <table:table-cell office:value-type="float" office:value="68.36155">
            <text:p>68.3615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Primitivo</text:p>
          </table:table-cell>
          <table:table-cell office:value-type="string">
            <text:p>Rosa del Golf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500">
            <text:p>4500</text:p>
          </table:table-cell>
          <table:table-cell office:value-type="float" office:value="880">
            <text:p>88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h670zmhfxccmj2rdz</text:p>
          </table:table-cell>
          <table:table-cell office:value-type="string">
            <text:p>RED</text:p>
          </table:table-cell>
          <table:table-cell office:value-type="string">
            <text:p>Primitivo</text:p>
          </table:table-cell>
          <table:table-cell office:value-type="string">
            <text:p>Cantina Rosa del Golfo</text:p>
          </table:table-cell>
          <table:table-cell office:value-type="float" office:value="37.51535">
            <text:p>37.5153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Schioppettino</text:p>
          </table:table-cell>
          <table:table-cell office:value-type="string">
            <text:p>I Cliv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911">
            <text:p>911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t23phc38kff47cwhwq</text:p>
          </table:table-cell>
          <table:table-cell office:value-type="string">
            <text:p>RED</text:p>
          </table:table-cell>
          <table:table-cell office:value-type="string">
            <text:p>Schioppettino</text:p>
          </table:table-cell>
          <table:table-cell office:value-type="string">
            <text:p>I Clivi</text:p>
          </table:table-cell>
          <table:table-cell office:value-type="float" office:value="42.42901">
            <text:p>42.4290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Terrazas Malbec</text:p>
          </table:table-cell>
          <table:table-cell office:value-type="string">
            <text:p>Terrazas de los And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1300">
            <text:p>13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2ewwb3m56wjpck78cyp</text:p>
          </table:table-cell>
          <table:table-cell office:value-type="string">
            <text:p>RED</text:p>
          </table:table-cell>
          <table:table-cell office:value-type="string">
            <text:p>Malbec</text:p>
          </table:table-cell>
          <table:table-cell office:value-type="string">
            <text:p>Terrazas de los Andes</text:p>
          </table:table-cell>
          <table:table-cell office:value-type="float" office:value="43.86945">
            <text:p>43.8694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annonau Manca</text:p>
          </table:table-cell>
          <table:table-cell office:value-type="string">
            <text:p>Garagisti Sorgo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500">
            <text:p>4500</text:p>
          </table:table-cell>
          <table:table-cell office:value-type="float" office:value="1500">
            <text:p>15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x8v69bb5pj6tyzx6r</text:p>
          </table:table-cell>
          <table:table-cell office:value-type="string">
            <text:p>RED</text:p>
          </table:table-cell>
          <table:table-cell office:value-type="string">
            <text:p>Manca</text:p>
          </table:table-cell>
          <table:table-cell office:value-type="string">
            <text:p>I Garagisti di Sorgono</text:p>
          </table:table-cell>
          <table:table-cell office:value-type="float" office:value="46.99456">
            <text:p>46.9945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Pignolo</text:p>
          </table:table-cell>
          <table:table-cell office:value-type="string">
            <text:p>Ronchi di Cia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2200">
            <text:p>22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4pmmfvzewgqd9eyv10gqtvx</text:p>
          </table:table-cell>
          <table:table-cell office:value-type="string">
            <text:p>RED</text:p>
          </table:table-cell>
          <table:table-cell office:value-type="string">
            <text:p>Pignolo</text:p>
          </table:table-cell>
          <table:table-cell office:value-type="string">
            <text:p>Ronchi di Cialla</text:p>
          </table:table-cell>
          <table:table-cell office:value-type="float" office:value="50.055508">
            <text:p>50.05550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Teroldego Morei</text:p>
          </table:table-cell>
          <table:table-cell office:value-type="string">
            <text:p>Forad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800">
            <text:p>5800</text:p>
          </table:table-cell>
          <table:table-cell office:value-type="float" office:value="2195">
            <text:p>2195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cz52p49tm11n5n31d</text:p>
          </table:table-cell>
          <table:table-cell office:value-type="string">
            <text:p>RED</text:p>
          </table:table-cell>
          <table:table-cell office:value-type="string">
            <text:p>Teroldego Morei</text:p>
          </table:table-cell>
          <table:table-cell office:value-type="string">
            <text:p>Foradori</text:p>
          </table:table-cell>
          <table:table-cell office:value-type="float" office:value="45.75104">
            <text:p>45.7510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Montepulciano d'Abruzzo Riserva</text:p>
          </table:table-cell>
          <table:table-cell office:value-type="string">
            <text:p>Praesidiu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600">
            <text:p>6600</text:p>
          </table:table-cell>
          <table:table-cell office:value-type="float" office:value="2439">
            <text:p>2439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axmmf6d2yqz7ybyrte</text:p>
          </table:table-cell>
          <table:table-cell office:value-type="string">
            <text:p>RED</text:p>
          </table:table-cell>
          <table:table-cell office:value-type="string">
            <text:p>Montepulciano d'Abruzzo Riserva</text:p>
          </table:table-cell>
          <table:table-cell office:value-type="string">
            <text:p>Praesidium</text:p>
          </table:table-cell>
          <table:table-cell office:value-type="float" office:value="46.389553">
            <text:p>46.38955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Mourvedre Monkey gone to Heaven</text:p>
          </table:table-cell>
          <table:table-cell office:value-type="string">
            <text:p>Testalong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900">
            <text:p>5900</text:p>
          </table:table-cell>
          <table:table-cell office:value-type="float" office:value="2600">
            <text:p>26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d5k698j0et8zqzeeg</text:p>
          </table:table-cell>
          <table:table-cell office:value-type="string">
            <text:p>RED</text:p>
          </table:table-cell>
          <table:table-cell office:value-type="string">
            <text:p>El Bandito Monkey Gone to Heaven</text:p>
          </table:table-cell>
          <table:table-cell office:value-type="string">
            <text:p>Testalonga</text:p>
          </table:table-cell>
          <table:table-cell office:value-type="float" office:value="52.399227">
            <text:p>52.39922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Montepulciano d'Abruzzo</text:p>
          </table:table-cell>
          <table:table-cell office:value-type="string">
            <text:p>Emidio Pep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2000">
            <text:p>12000</text:p>
          </table:table-cell>
          <table:table-cell office:value-type="float" office:value="4160">
            <text:p>416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tm16eae9c8tj0thw</text:p>
          </table:table-cell>
          <table:table-cell office:value-type="string">
            <text:p>RED</text:p>
          </table:table-cell>
          <table:table-cell office:value-type="string">
            <text:p>Montepulciano d'Abruzzo</text:p>
          </table:table-cell>
          <table:table-cell office:value-type="string">
            <text:p>Emidio Pepe</text:p>
          </table:table-cell>
          <table:table-cell office:value-type="float" office:value="44.968285">
            <text:p>44.96828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Refosco</text:p>
          </table:table-cell>
          <table:table-cell office:value-type="string">
            <text:p>Ronchi di Cia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7500">
            <text:p>7500</text:p>
          </table:table-cell>
          <table:table-cell office:value-type="float" office:value="3150">
            <text:p>315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vx4pz07xjz4xadjmew</text:p>
          </table:table-cell>
          <table:table-cell office:value-type="string">
            <text:p>RED</text:p>
          </table:table-cell>
          <table:table-cell office:value-type="string">
            <text:p>Refosco</text:p>
          </table:table-cell>
          <table:table-cell office:value-type="string">
            <text:p>Ronchi di Cialla</text:p>
          </table:table-cell>
          <table:table-cell office:value-type="float" office:value="47.31389">
            <text:p>47.3138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Schioppettino</text:p>
          </table:table-cell>
          <table:table-cell office:value-type="string">
            <text:p>Ronchi di Cia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500">
            <text:p>8500</text:p>
          </table:table-cell>
          <table:table-cell office:value-type="float" office:value="3500">
            <text:p>35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bexancy9k9ptxdnwvn</text:p>
          </table:table-cell>
          <table:table-cell office:value-type="string">
            <text:p>RED</text:p>
          </table:table-cell>
          <table:table-cell office:value-type="string">
            <text:p>Schioppettino di Cialla</text:p>
          </table:table-cell>
          <table:table-cell office:value-type="string">
            <text:p>Ronchi di Cialla</text:p>
          </table:table-cell>
          <table:table-cell office:value-type="float" office:value="46.08368">
            <text:p>46.0836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Joschuari</text:p>
          </table:table-cell>
          <table:table-cell office:value-type="string">
            <text:p>Gut Ogg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500">
            <text:p>8500</text:p>
          </table:table-cell>
          <table:table-cell office:value-type="float" office:value="3800">
            <text:p>38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fwvxyjgp3d9ws9epsb</text:p>
          </table:table-cell>
          <table:table-cell office:value-type="string">
            <text:p>RED</text:p>
          </table:table-cell>
          <table:table-cell office:value-type="string">
            <text:p>Joschuari Rot</text:p>
          </table:table-cell>
          <table:table-cell office:value-type="string">
            <text:p>Gut Oggau</text:p>
          </table:table-cell>
          <table:table-cell office:value-type="float" office:value="54.115067">
            <text:p>54.11506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Zinfandel Lytton Spring</text:p>
          </table:table-cell>
          <table:table-cell office:value-type="string">
            <text:p>Ridge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000">
            <text:p>9000</text:p>
          </table:table-cell>
          <table:table-cell office:value-type="float" office:value="4500">
            <text:p>45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1geqn2crshesw6gexa</text:p>
          </table:table-cell>
          <table:table-cell office:value-type="string">
            <text:p>RED</text:p>
          </table:table-cell>
          <table:table-cell office:value-type="string">
            <text:p>Lytton Springs</text:p>
          </table:table-cell>
          <table:table-cell office:value-type="string">
            <text:p>Ridge Vineyards</text:p>
          </table:table-cell>
          <table:table-cell office:value-type="float" office:value="31.823856">
            <text:p>31.82385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arnasciale </text:p>
          </table:table-cell>
          <table:table-cell office:value-type="string">
            <text:p>Podere il Carnascia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t74w0ap82xg6dsn1se</text:p>
          </table:table-cell>
          <table:table-cell office:value-type="string">
            <text:p>RED</text:p>
          </table:table-cell>
          <table:table-cell office:value-type="string">
            <text:p>Carnasciale</text:p>
          </table:table-cell>
          <table:table-cell office:value-type="string">
            <text:p>Podere Il Carnasciale</text:p>
          </table:table-cell>
          <table:table-cell office:value-type="float" office:value="61.32418">
            <text:p>61.3241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JO Negroamaro</text:p>
          </table:table-cell>
          <table:table-cell office:value-type="string">
            <text:p>Gianfranco F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200">
            <text:p>11200</text:p>
          </table:table-cell>
          <table:table-cell office:value-type="float" office:value="5000">
            <text:p>50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bgarrg0k1c68vct6c</text:p>
          </table:table-cell>
          <table:table-cell office:value-type="string">
            <text:p>RED</text:p>
          </table:table-cell>
          <table:table-cell office:value-type="string">
            <text:p>Negroamaro Jo</text:p>
          </table:table-cell>
          <table:table-cell office:value-type="string">
            <text:p>Gianfranco Fino</text:p>
          </table:table-cell>
          <table:table-cell office:value-type="float" office:value="53.017666">
            <text:p>53.01766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ES Primitivo</text:p>
          </table:table-cell>
          <table:table-cell office:value-type="string">
            <text:p>Gianfranco F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1200">
            <text:p>11200</text:p>
          </table:table-cell>
          <table:table-cell office:value-type="float" office:value="5110">
            <text:p>511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bhm8bfjjcw2z50av6</text:p>
          </table:table-cell>
          <table:table-cell office:value-type="string">
            <text:p>RED</text:p>
          </table:table-cell>
          <table:table-cell office:value-type="string">
            <text:p>Primitivo Es</text:p>
          </table:table-cell>
          <table:table-cell office:value-type="string">
            <text:p>Gianfranco Fino</text:p>
          </table:table-cell>
          <table:table-cell office:value-type="float" office:value="51.250816">
            <text:p>51.25081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Moulin a Vent La Roche</text:p>
          </table:table-cell>
          <table:table-cell office:value-type="string">
            <text:p>Thibault Liger Belai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000">
            <text:p>9000</text:p>
          </table:table-cell>
          <table:table-cell office:value-type="float" office:value="4860">
            <text:p>486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spavwesjv82p399kr84</text:p>
          </table:table-cell>
          <table:table-cell office:value-type="string">
            <text:p>RED</text:p>
          </table:table-cell>
          <table:table-cell office:value-type="string">
            <text:p>Moulin-à-Vent ''''La Roche''''</text:p>
          </table:table-cell>
          <table:table-cell office:value-type="string">
            <text:p>Thibault Liger-Belair</text:p>
          </table:table-cell>
          <table:table-cell office:value-type="float" office:value="72.24632">
            <text:p>72.2463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Oratorio San Lorenzo</text:p>
          </table:table-cell>
          <table:table-cell office:value-type="string">
            <text:p>Ina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3800">
            <text:p>13800</text:p>
          </table:table-cell>
          <table:table-cell office:value-type="float" office:value="5500">
            <text:p>55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23ffbkh5qny4h0eef</text:p>
          </table:table-cell>
          <table:table-cell office:value-type="string">
            <text:p>RED</text:p>
          </table:table-cell>
          <table:table-cell office:value-type="string">
            <text:p>Carmenere Riserva Oratorio Di San Lorenzo</text:p>
          </table:table-cell>
          <table:table-cell office:value-type="string">
            <text:p>Inama Azienda Agricola</text:p>
          </table:table-cell>
          <table:table-cell office:value-type="float" office:value="37.429123">
            <text:p>37.42912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Hillside Grenache</text:p>
          </table:table-cell>
          <table:table-cell office:value-type="string">
            <text:p>Torbreck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5900">
            <text:p>5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arvcmmqkdeta839q894j11v</text:p>
          </table:table-cell>
          <table:table-cell office:value-type="string">
            <text:p>RED</text:p>
          </table:table-cell>
          <table:table-cell office:value-type="string">
            <text:p>Hillside Vineyard Grenache</text:p>
          </table:table-cell>
          <table:table-cell office:value-type="string">
            <text:p>Torbreck</text:p>
          </table:table-cell>
          <table:table-cell office:value-type="float" office:value="41.084206">
            <text:p>41.08420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Kurni</text:p>
          </table:table-cell>
          <table:table-cell office:value-type="string">
            <text:p>Oasi degli Ange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20500">
            <text:p>20500</text:p>
          </table:table-cell>
          <table:table-cell office:value-type="float" office:value="9100">
            <text:p>910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vekk9af6ma5k3kvh</text:p>
          </table:table-cell>
          <table:table-cell office:value-type="string">
            <text:p>RED</text:p>
          </table:table-cell>
          <table:table-cell office:value-type="string">
            <text:p>Montepulciano Kurni Marche Rosso</text:p>
          </table:table-cell>
          <table:table-cell office:value-type="string">
            <text:p>Oasi degli Angeli</text:p>
          </table:table-cell>
          <table:table-cell office:value-type="float" office:value="54.263786">
            <text:p>54.26378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Kupra</text:p>
          </table:table-cell>
          <table:table-cell office:value-type="string">
            <text:p>Oasi degli Ange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2000">
            <text:p>32000</text:p>
          </table:table-cell>
          <table:table-cell office:value-type="float" office:value="19800">
            <text:p>198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v15zm7bs05f9aj741v</text:p>
          </table:table-cell>
          <table:table-cell office:value-type="string">
            <text:p>RED</text:p>
          </table:table-cell>
          <table:table-cell office:value-type="string">
            <text:p>Kupra Marche</text:p>
          </table:table-cell>
          <table:table-cell office:value-type="string">
            <text:p>Oasi degli Angeli</text:p>
          </table:table-cell>
          <table:table-cell office:value-type="float" office:value="57.325485">
            <text:p>57.32548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aberlot</text:p>
          </table:table-cell>
          <table:table-cell office:value-type="string">
            <text:p>Podere il Carnascia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26000">
            <text:p>26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t8b7b4szwrftyatsqs</text:p>
          </table:table-cell>
          <table:table-cell office:value-type="string">
            <text:p>RED</text:p>
          </table:table-cell>
          <table:table-cell office:value-type="string">
            <text:p>Il Caberlot</text:p>
          </table:table-cell>
          <table:table-cell office:value-type="string">
            <text:p>Podere Il Carnasciale</text:p>
          </table:table-cell>
          <table:table-cell office:value-type="float" office:value="45.755974">
            <text:p>45.75597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Rosso di Mezzo</text:p>
          </table:table-cell>
          <table:table-cell office:value-type="string">
            <text:p>Federico Grazi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3400">
            <text:p>34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s9schq8qrf33d7pngj3</text:p>
          </table:table-cell>
          <table:table-cell office:value-type="string">
            <text:p>RED</text:p>
          </table:table-cell>
          <table:table-cell office:value-type="string">
            <text:p>Rosso di Mezzo</text:p>
          </table:table-cell>
          <table:table-cell office:value-type="string">
            <text:p>Federico Graziani</text:p>
          </table:table-cell>
          <table:table-cell office:value-type="float" office:value="57.1203">
            <text:p>57.120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Etna Rosso</text:p>
          </table:table-cell>
          <table:table-cell office:value-type="string">
            <text:p>Federico Grazi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s9pmcxtdd1jg7azhda0</text:p>
          </table:table-cell>
          <table:table-cell office:value-type="string">
            <text:p>RED</text:p>
          </table:table-cell>
          <table:table-cell office:value-type="string">
            <text:p>Nerello Mascalese Etna Rosso</text:p>
          </table:table-cell>
          <table:table-cell office:value-type="string">
            <text:p>Federico Graziani</text:p>
          </table:table-cell>
          <table:table-cell office:value-type="float" office:value="50.02304">
            <text:p>50.0230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Etna Rosso</text:p>
          </table:table-cell>
          <table:table-cell office:value-type="string">
            <text:p>Terre Nere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400">
            <text:p>5400</text:p>
          </table:table-cell>
          <table:table-cell office:value-type="float" office:value="2500">
            <text:p>25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2q7td0mm5zztndjpj</text:p>
          </table:table-cell>
          <table:table-cell office:value-type="string">
            <text:p>RED</text:p>
          </table:table-cell>
          <table:table-cell office:value-type="string">
            <text:p>Etna Rosso</text:p>
          </table:table-cell>
          <table:table-cell office:value-type="string">
            <text:p>Tenuta delle Terre Nere</text:p>
          </table:table-cell>
          <table:table-cell office:value-type="float" office:value="31.28895">
            <text:p>31.2889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Idda Rosso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200">
            <text:p>9200</text:p>
          </table:table-cell>
          <table:table-cell office:value-type="float" office:value="2800">
            <text:p>28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pvzw9srwxn11apav</text:p>
          </table:table-cell>
          <table:table-cell office:value-type="string">
            <text:p>RED</text:p>
          </table:table-cell>
          <table:table-cell office:value-type="string">
            <text:p>Nerello Idda Rosso</text:p>
          </table:table-cell>
          <table:table-cell office:value-type="string">
            <text:p>Gaja</text:p>
          </table:table-cell>
          <table:table-cell office:value-type="float" office:value="39.498047">
            <text:p>39.49804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ontrada Chiappemacine Etna</text:p>
          </table:table-cell>
          <table:table-cell office:value-type="string">
            <text:p>Passopiscia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500">
            <text:p>8500</text:p>
          </table:table-cell>
          <table:table-cell office:value-type="float" office:value="4224">
            <text:p>4224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0nyg0cq26r15ngrkwz3kamb</text:p>
          </table:table-cell>
          <table:table-cell office:value-type="string">
            <text:p>RED</text:p>
          </table:table-cell>
          <table:table-cell office:value-type="string">
            <text:p>Nerello Mascalese Contrada C Chiappemacine</text:p>
          </table:table-cell>
          <table:table-cell office:value-type="string">
            <text:p>Franchetti - Passopisciaro</text:p>
          </table:table-cell>
          <table:table-cell office:value-type="float" office:value="42.87785">
            <text:p>42.8778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Profumo di Vulcano</text:p>
          </table:table-cell>
          <table:table-cell office:value-type="string">
            <text:p>Federico Grazi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1000">
            <text:p>11000</text:p>
          </table:table-cell>
          <table:table-cell office:value-type="float" office:value="5100">
            <text:p>51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9rbngfa7fjdr5t8eg3</text:p>
          </table:table-cell>
          <table:table-cell office:value-type="string">
            <text:p>RED</text:p>
          </table:table-cell>
          <table:table-cell office:value-type="string">
            <text:p>Profumo di Vulcano Rosso</text:p>
          </table:table-cell>
          <table:table-cell office:value-type="string">
            <text:p>Federico Graziani</text:p>
          </table:table-cell>
          <table:table-cell office:value-type="float" office:value="61.64046">
            <text:p>61.6404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alderara Sottana</text:p>
          </table:table-cell>
          <table:table-cell office:value-type="string">
            <text:p>Tenuta Terre Ne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1200">
            <text:p>11200</text:p>
          </table:table-cell>
          <table:table-cell office:value-type="float" office:value="5278">
            <text:p>5278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3dr3v621k57p18r97</text:p>
          </table:table-cell>
          <table:table-cell office:value-type="string">
            <text:p>RED</text:p>
          </table:table-cell>
          <table:table-cell office:value-type="string">
            <text:p>Etna Rosso Calderara Sottana</text:p>
          </table:table-cell>
          <table:table-cell office:value-type="string">
            <text:p>Tenuta delle Terre Nere</text:p>
          </table:table-cell>
          <table:table-cell office:value-type="float" office:value="43.584167">
            <text:p>43.58416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ontrada San Lorenzo</text:p>
          </table:table-cell>
          <table:table-cell office:value-type="string">
            <text:p>Terre Nere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4000">
            <text:p>14000</text:p>
          </table:table-cell>
          <table:table-cell office:value-type="float" office:value="6500">
            <text:p>65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m91f0pmyhy0ftptjv</text:p>
          </table:table-cell>
          <table:table-cell office:value-type="string">
            <text:p>RED</text:p>
          </table:table-cell>
          <table:table-cell office:value-type="string">
            <text:p>Etna Rosso San Lorenzo</text:p>
          </table:table-cell>
          <table:table-cell office:value-type="string">
            <text:p>Tenuta delle Terre Nere</text:p>
          </table:table-cell>
          <table:table-cell office:value-type="float" office:value="30.75739">
            <text:p>30.7573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ontrada San Lorenzo</text:p>
          </table:table-cell>
          <table:table-cell office:value-type="string">
            <text:p>Terre Nere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6500">
            <text:p>650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qm91f0pmyhy0ftptjv</text:p>
          </table:table-cell>
          <table:table-cell office:value-type="string">
            <text:p>RED</text:p>
          </table:table-cell>
          <table:table-cell office:value-type="string">
            <text:p>Etna Rosso San Lorenzo</text:p>
          </table:table-cell>
          <table:table-cell office:value-type="string">
            <text:p>Tenuta delle Terre Nere</text:p>
          </table:table-cell>
          <table:table-cell office:value-type="float" office:value="30.75739">
            <text:p>30.7573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Barbabecchi</text:p>
          </table:table-cell>
          <table:table-cell office:value-type="string">
            <text:p>Grac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9000">
            <text:p>19000</text:p>
          </table:table-cell>
          <table:table-cell office:value-type="float" office:value="9500">
            <text:p>9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gs4hbxb70xz70szsm</text:p>
          </table:table-cell>
          <table:table-cell office:value-type="string">
            <text:p>RED</text:p>
          </table:table-cell>
          <table:table-cell office:value-type="string">
            <text:p>Quota 1000 Barbabecchi</text:p>
          </table:table-cell>
          <table:table-cell office:value-type="string">
            <text:p>Graci</text:p>
          </table:table-cell>
          <table:table-cell office:value-type="float" office:value="33.936325">
            <text:p>33.93632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Barbera d'Alba</text:p>
          </table:table-cell>
          <table:table-cell office:value-type="string">
            <text:p>Trediber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200">
            <text:p>4200</text:p>
          </table:table-cell>
          <table:table-cell office:value-type="float" office:value="863">
            <text:p>863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d6c7qfd7yzb7rnp8j2</text:p>
          </table:table-cell>
          <table:table-cell office:value-type="string">
            <text:p>RED</text:p>
          </table:table-cell>
          <table:table-cell office:value-type="string">
            <text:p>Barbera d'Alba</text:p>
          </table:table-cell>
          <table:table-cell office:value-type="string">
            <text:p>Trediberri</text:p>
          </table:table-cell>
          <table:table-cell office:value-type="float" office:value="45.320457">
            <text:p>45.32045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Barbera d'Alba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1150">
            <text:p>115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qx64n8ab70jgnv5pfe</text:p>
          </table:table-cell>
          <table:table-cell office:value-type="string">
            <text:p>RED</text:p>
          </table:table-cell>
          <table:table-cell office:value-type="string">
            <text:p>Barbera d'Alba</text:p>
          </table:table-cell>
          <table:table-cell office:value-type="string">
            <text:p>Comm. G.B. Burlotto</text:p>
          </table:table-cell>
          <table:table-cell office:value-type="float" office:value="30.65949">
            <text:p>30.6594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Barbera d'Alba</text:p>
          </table:table-cell>
          <table:table-cell office:value-type="string">
            <text:p>GD Vaj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200">
            <text:p>4200</text:p>
          </table:table-cell>
          <table:table-cell office:value-type="float" office:value="1213">
            <text:p>1213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qwb8d4n7sy21d6txkb</text:p>
          </table:table-cell>
          <table:table-cell office:value-type="string">
            <text:p>RED</text:p>
          </table:table-cell>
          <table:table-cell office:value-type="string">
            <text:p>Barbera d'Alba</text:p>
          </table:table-cell>
          <table:table-cell office:value-type="string">
            <text:p>G.D. Vajra</text:p>
          </table:table-cell>
          <table:table-cell office:value-type="float" office:value="32.584003">
            <text:p>32.58400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Barbera d'Alba</text:p>
          </table:table-cell>
          <table:table-cell office:value-type="string">
            <text:p>Giulia Neg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000">
            <text:p>600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2ndfbvk5ceg8gwejr8</text:p>
          </table:table-cell>
          <table:table-cell office:value-type="string">
            <text:p>RED</text:p>
          </table:table-cell>
          <table:table-cell office:value-type="string">
            <text:p>Barbera d’Alba</text:p>
          </table:table-cell>
          <table:table-cell office:value-type="string">
            <text:p>Giulia Negri</text:p>
          </table:table-cell>
          <table:table-cell office:value-type="float" office:value="50.525326">
            <text:p>50.52532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Pelaverga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6500">
            <text:p>6500</text:p>
          </table:table-cell>
          <table:table-cell office:value-type="float" office:value="1170">
            <text:p>117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qxsvrg1yjng5yxj523</text:p>
          </table:table-cell>
          <table:table-cell office:value-type="string">
            <text:p>RED</text:p>
          </table:table-cell>
          <table:table-cell office:value-type="string">
            <text:p>Verduno Pelaverga</text:p>
          </table:table-cell>
          <table:table-cell office:value-type="string">
            <text:p>Comm. G.B. Burlotto</text:p>
          </table:table-cell>
          <table:table-cell office:value-type="float" office:value="28.390148">
            <text:p>28.39014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Freisa Langhe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500">
            <text:p>6500</text:p>
          </table:table-cell>
          <table:table-cell office:value-type="float" office:value="1290">
            <text:p>129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qz35ck8ajzjaja0s14</text:p>
          </table:table-cell>
          <table:table-cell office:value-type="string">
            <text:p>RED</text:p>
          </table:table-cell>
          <table:table-cell office:value-type="string">
            <text:p>Langhe Freisa</text:p>
          </table:table-cell>
          <table:table-cell office:value-type="string">
            <text:p>Comm. G.B. Burlotto</text:p>
          </table:table-cell>
          <table:table-cell office:value-type="float" office:value="32.883133">
            <text:p>32.88313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Dolcetto</text:p>
          </table:table-cell>
          <table:table-cell office:value-type="string">
            <text:p>Roag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500">
            <text:p>8500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nejvh44xvtm9c07ztmkww</text:p>
          </table:table-cell>
          <table:table-cell office:value-type="string">
            <text:p>RED</text:p>
          </table:table-cell>
          <table:table-cell office:value-type="string">
            <text:p>Monferrato Dolcetto</text:p>
          </table:table-cell>
          <table:table-cell office:value-type="string">
            <text:p>Roagna</text:p>
          </table:table-cell>
          <table:table-cell office:value-type="float" office:value="32.96574">
            <text:p>32.9657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Freisa KYE</text:p>
          </table:table-cell>
          <table:table-cell office:value-type="string">
            <text:p>GD Vaj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500">
            <text:p>5500</text:p>
          </table:table-cell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qxvxzby488c1aqtyrs</text:p>
          </table:table-cell>
          <table:table-cell office:value-type="string">
            <text:p>RED</text:p>
          </table:table-cell>
          <table:table-cell office:value-type="string">
            <text:p>Langhe Freisa Kyè</text:p>
          </table:table-cell>
          <table:table-cell office:value-type="string">
            <text:p>G.D. Vajra</text:p>
          </table:table-cell>
          <table:table-cell office:value-type="float" office:value="35.820538">
            <text:p>35.82053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Grignolino Bricco Bosco</text:p>
          </table:table-cell>
          <table:table-cell office:value-type="string">
            <text:p>Accorne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800">
            <text:p>7800</text:p>
          </table:table-cell>
          <table:table-cell office:value-type="float" office:value="3200">
            <text:p>32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jxjze9fwxba22fpae</text:p>
          </table:table-cell>
          <table:table-cell office:value-type="string">
            <text:p>RED</text:p>
          </table:table-cell>
          <table:table-cell office:value-type="string">
            <text:p>Bricco del Bosco</text:p>
          </table:table-cell>
          <table:table-cell office:value-type="string">
            <text:p>Azienda Agricola Accornero</text:p>
          </table:table-cell>
          <table:table-cell office:value-type="float" office:value="33.90695">
            <text:p>33.9069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Bricco dell´uccellone</text:p>
          </table:table-cell>
          <table:table-cell office:value-type="string">
            <text:p>Brai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800">
            <text:p>9800</text:p>
          </table:table-cell>
          <table:table-cell office:value-type="float" office:value="4600">
            <text:p>46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40fyqcc0945rr0se7</text:p>
          </table:table-cell>
          <table:table-cell office:value-type="string">
            <text:p>RED</text:p>
          </table:table-cell>
          <table:table-cell office:value-type="string">
            <text:p>Barbera d'Asti Bricco dell'Uccellone</text:p>
          </table:table-cell>
          <table:table-cell office:value-type="string">
            <text:p>Braida</text:p>
          </table:table-cell>
          <table:table-cell office:value-type="float" office:value="43.8219">
            <text:p>43.821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Barbera d'Alba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6500">
            <text:p>16500</text:p>
          </table:table-cell>
          <table:table-cell office:value-type="float" office:value="5000">
            <text:p>5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y3nxaeqw8s7vas5n6</text:p>
          </table:table-cell>
          <table:table-cell office:value-type="string">
            <text:p>RED</text:p>
          </table:table-cell>
          <table:table-cell office:value-type="string">
            <text:p>Barbera d'Alba</text:p>
          </table:table-cell>
          <table:table-cell office:value-type="string">
            <text:p>Giacomo Conterno</text:p>
          </table:table-cell>
          <table:table-cell office:value-type="float" office:value="49.554882">
            <text:p>49.55488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Negre Historic</text:p>
          </table:table-cell>
          <table:table-cell office:value-type="string">
            <text:p>Terroir al Limi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1936">
            <text:p>1936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8x68kpkgh3fqhh94h</text:p>
          </table:table-cell>
          <table:table-cell office:value-type="string">
            <text:p>RED</text:p>
          </table:table-cell>
          <table:table-cell office:value-type="string">
            <text:p>Historic Tinto</text:p>
          </table:table-cell>
          <table:table-cell office:value-type="string">
            <text:p>Terroir Al Límit Soc. Lda</text:p>
          </table:table-cell>
          <table:table-cell office:value-type="float" office:value="38.79805">
            <text:p>38.7980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Vertebra Grenache</text:p>
          </table:table-cell>
          <table:table-cell office:value-type="string">
            <text:p>Terroir al Limi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350">
            <text:p>235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4q6xgw9hdga9y3twhh</text:p>
          </table:table-cell>
          <table:table-cell office:value-type="string">
            <text:p>RED</text:p>
          </table:table-cell>
          <table:table-cell office:value-type="string">
            <text:p>Vèrtebra Montsant</text:p>
          </table:table-cell>
          <table:table-cell office:value-type="string">
            <text:p>Terroir Sense Fronteres</text:p>
          </table:table-cell>
          <table:table-cell office:value-type="float" office:value="28.71829">
            <text:p>28.7182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Les Eres Priorat Vinyes Viellies</text:p>
          </table:table-cell>
          <table:table-cell office:value-type="string">
            <text:p>Joan Sim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500">
            <text:p>7500</text:p>
          </table:table-cell>
          <table:table-cell office:value-type="float" office:value="3325">
            <text:p>3325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94t4604nnbkfw7ppnv</text:p>
          </table:table-cell>
          <table:table-cell office:value-type="string">
            <text:p>RED</text:p>
          </table:table-cell>
          <table:table-cell office:value-type="string">
            <text:p>Les Eres Vinyes Velles</text:p>
          </table:table-cell>
          <table:table-cell office:value-type="string">
            <text:p>Joan Simó</text:p>
          </table:table-cell>
          <table:table-cell office:value-type="float" office:value="43.014603">
            <text:p>43.01460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Vina Tondonia Reserva</text:p>
          </table:table-cell>
          <table:table-cell office:value-type="string">
            <text:p>Lopez de Hered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8000">
            <text:p>8000</text:p>
          </table:table-cell>
          <table:table-cell office:value-type="float" office:value="3600">
            <text:p>36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1wx2n5j628xeere3</text:p>
          </table:table-cell>
          <table:table-cell office:value-type="string">
            <text:p>RED</text:p>
          </table:table-cell>
          <table:table-cell office:value-type="string">
            <text:p>Rioja Reserva Viña Tondonia</text:p>
          </table:table-cell>
          <table:table-cell office:value-type="string">
            <text:p>R. López de Heredia</text:p>
          </table:table-cell>
          <table:table-cell office:value-type="float" office:value="51.320267">
            <text:p>51.32026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Dits del Terra</text:p>
          </table:table-cell>
          <table:table-cell office:value-type="string">
            <text:p>Terroir al Limi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1500">
            <text:p>11500</text:p>
          </table:table-cell>
          <table:table-cell office:value-type="float" office:value="5100">
            <text:p>51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8jf5p2146z11kr0ps</text:p>
          </table:table-cell>
          <table:table-cell office:value-type="string">
            <text:p>RED</text:p>
          </table:table-cell>
          <table:table-cell office:value-type="string">
            <text:p>Priorat Dits del Terra</text:p>
          </table:table-cell>
          <table:table-cell office:value-type="string">
            <text:p>Terroir Al Límit Soc. Lda</text:p>
          </table:table-cell>
          <table:table-cell office:value-type="float" office:value="44.49889">
            <text:p>44.4988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Lacima</text:p>
          </table:table-cell>
          <table:table-cell office:value-type="string">
            <text:p>Dominio do Bibe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500">
            <text:p>10500</text:p>
          </table:table-cell>
          <table:table-cell office:value-type="float" office:value="5500">
            <text:p>55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2x3t4x2amw7z86mcmg</text:p>
          </table:table-cell>
          <table:table-cell office:value-type="string">
            <text:p>RED</text:p>
          </table:table-cell>
          <table:table-cell office:value-type="string">
            <text:p>Lacima</text:p>
          </table:table-cell>
          <table:table-cell office:value-type="string">
            <text:p>Dominio do Bibei</text:p>
          </table:table-cell>
          <table:table-cell office:value-type="float" office:value="43.07086">
            <text:p>43.0708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Arbossar (Carignan)</text:p>
          </table:table-cell>
          <table:table-cell office:value-type="string">
            <text:p>Terroir al Limi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2000">
            <text:p>12000</text:p>
          </table:table-cell>
          <table:table-cell office:value-type="float" office:value="6178">
            <text:p>6178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8xmer9bg6pjv7xe2g</text:p>
          </table:table-cell>
          <table:table-cell office:value-type="string">
            <text:p>RED</text:p>
          </table:table-cell>
          <table:table-cell office:value-type="string">
            <text:p>Priorat Arbossar</text:p>
          </table:table-cell>
          <table:table-cell office:value-type="string">
            <text:p>Terroir Al Límit Soc. Lda</text:p>
          </table:table-cell>
          <table:table-cell office:value-type="float" office:value="43.11709">
            <text:p>43.1170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Marcenca Negre (Grenache)</text:p>
          </table:table-cell>
          <table:table-cell office:value-type="string">
            <text:p>Terroir al Limi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2000">
            <text:p>12000</text:p>
          </table:table-cell>
          <table:table-cell office:value-type="float" office:value="6178">
            <text:p>6178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drh3vv0p81jnx4eqd</text:p>
          </table:table-cell>
          <table:table-cell office:value-type="string">
            <text:p>RED</text:p>
          </table:table-cell>
          <table:table-cell office:value-type="string">
            <text:p>Terra de Cuques Negre</text:p>
          </table:table-cell>
          <table:table-cell office:value-type="string">
            <text:p>Terroir Al Límit Soc. Lda</text:p>
          </table:table-cell>
          <table:table-cell office:value-type="float" office:value="34.365807">
            <text:p>34.36580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Toro Pintia</text:p>
          </table:table-cell>
          <table:table-cell office:value-type="string">
            <text:p>Vega Sicil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3500">
            <text:p>13500</text:p>
          </table:table-cell>
          <table:table-cell office:value-type="float" office:value="6959">
            <text:p>6959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z84c0xnrzb0ykqw8r</text:p>
          </table:table-cell>
          <table:table-cell office:value-type="string">
            <text:p>RED</text:p>
          </table:table-cell>
          <table:table-cell office:value-type="string">
            <text:p>Toro Tempranillo</text:p>
          </table:table-cell>
          <table:table-cell office:value-type="string">
            <text:p>Vega Murillo</text:p>
          </table:table-cell>
          <table:table-cell office:value-type="float" office:value="25.396988">
            <text:p>25.39698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Alion (Ribera)</text:p>
          </table:table-cell>
          <table:table-cell office:value-type="string">
            <text:p>Vega Sicil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6000">
            <text:p>16000</text:p>
          </table:table-cell>
          <table:table-cell office:value-type="float" office:value="8700">
            <text:p>87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dkjzk41y8z4zfs95</text:p>
          </table:table-cell>
          <table:table-cell office:value-type="string">
            <text:p>RED</text:p>
          </table:table-cell>
          <table:table-cell office:value-type="string">
            <text:p>Ribera del Duero Unico</text:p>
          </table:table-cell>
          <table:table-cell office:value-type="string">
            <text:p>Vega Sicilia</text:p>
          </table:table-cell>
          <table:table-cell office:value-type="float" office:value="43.430065">
            <text:p>43.43006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Flor de Pingus</text:p>
          </table:table-cell>
          <table:table-cell office:value-type="string">
            <text:p>Dominio de Pingu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8500">
            <text:p>18500</text:p>
          </table:table-cell>
          <table:table-cell office:value-type="float" office:value="9700">
            <text:p>97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n8fp74pgt9qqewbn</text:p>
          </table:table-cell>
          <table:table-cell office:value-type="string">
            <text:p>RED</text:p>
          </table:table-cell>
          <table:table-cell office:value-type="string">
            <text:p>Flor de Pingus</text:p>
          </table:table-cell>
          <table:table-cell office:value-type="string">
            <text:p>Dominio de Pingus</text:p>
          </table:table-cell>
          <table:table-cell office:value-type="float" office:value="60.644768">
            <text:p>60.64476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Les Manyes Vi d'Altura Garnacha</text:p>
          </table:table-cell>
          <table:table-cell office:value-type="string">
            <text:p>Terroir al Limi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8000">
            <text:p>28000</text:p>
          </table:table-cell>
          <table:table-cell office:value-type="float" office:value="16200">
            <text:p>162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942qm3h1c3mpv2ky5</text:p>
          </table:table-cell>
          <table:table-cell office:value-type="string">
            <text:p>RED</text:p>
          </table:table-cell>
          <table:table-cell office:value-type="string">
            <text:p>Les Manyes</text:p>
          </table:table-cell>
          <table:table-cell office:value-type="string">
            <text:p>Terroir Al Límit Soc. Lda</text:p>
          </table:table-cell>
          <table:table-cell office:value-type="float" office:value="43.72681">
            <text:p>43.7268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astillo Ygay</text:p>
          </table:table-cell>
          <table:table-cell office:value-type="string">
            <text:p>Marques de Murrie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35000">
            <text:p>35000</text:p>
          </table:table-cell>
          <table:table-cell office:value-type="float" office:value="18900">
            <text:p>18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tazhand1y55efyqta</text:p>
          </table:table-cell>
          <table:table-cell office:value-type="string">
            <text:p>RED</text:p>
          </table:table-cell>
          <table:table-cell office:value-type="string">
            <text:p>Rioja Gran Reserva Especial Castillo Ygay</text:p>
          </table:table-cell>
          <table:table-cell office:value-type="string">
            <text:p>Marqués de Murrieta</text:p>
          </table:table-cell>
          <table:table-cell office:value-type="float" office:value="46.759117">
            <text:p>46.75911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URAS</text:p>
          </table:table-cell>
          <table:table-cell office:value-type="string">
            <text:p>Garagisti Sorgo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000">
            <text:p>6000</text:p>
          </table:table-cell>
          <table:table-cell office:value-type="float" office:value="1650">
            <text:p>165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wm42r5wdw0qkzrpjb</text:p>
          </table:table-cell>
          <table:table-cell office:value-type="string">
            <text:p>RED</text:p>
          </table:table-cell>
          <table:table-cell office:value-type="string">
            <text:p>Uras</text:p>
          </table:table-cell>
          <table:table-cell office:value-type="string">
            <text:p>I Garagisti di Sorgono</text:p>
          </table:table-cell>
          <table:table-cell office:value-type="float" office:value="45.04501">
            <text:p>45.0450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il Conte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800">
            <text:p>4800</text:p>
          </table:table-cell>
          <table:table-cell office:value-type="float" office:value="1400">
            <text:p>140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s95fpa5erqv0hpnzagyj370</text:p>
          </table:table-cell>
          <table:table-cell office:value-type="string">
            <text:p>RED</text:p>
          </table:table-cell>
          <table:table-cell office:value-type="string">
            <text:p>Il Conte</text:p>
          </table:table-cell>
          <table:table-cell office:value-type="string">
            <text:p>Manincor</text:p>
          </table:table-cell>
          <table:table-cell office:value-type="float" office:value="41.5742">
            <text:p>41.574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Palestina CS/ME</text:p>
          </table:table-cell>
          <table:table-cell office:value-type="string">
            <text:p>H. Len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800">
            <text:p>4800</text:p>
          </table:table-cell>
          <table:table-cell office:value-type="float" office:value="1789">
            <text:p>1789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hqfyyqrkgaxp1wg9p</text:p>
          </table:table-cell>
          <table:table-cell office:value-type="string">
            <text:p>RED</text:p>
          </table:table-cell>
          <table:table-cell office:value-type="string">
            <text:p>Cabernet-Merlot Palestina Riserva</text:p>
          </table:table-cell>
          <table:table-cell office:value-type="string">
            <text:p>Weingut H.Lentsch</text:p>
          </table:table-cell>
          <table:table-cell office:value-type="float" office:value="33.51044">
            <text:p>33.5104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Sacrisassi</text:p>
          </table:table-cell>
          <table:table-cell office:value-type="string">
            <text:p>Le due Ter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500">
            <text:p>6500</text:p>
          </table:table-cell>
          <table:table-cell office:value-type="float" office:value="2100">
            <text:p>21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g28s33djrb429hzzpt</text:p>
          </table:table-cell>
          <table:table-cell office:value-type="string">
            <text:p>RED</text:p>
          </table:table-cell>
          <table:table-cell office:value-type="string">
            <text:p>Sacrisassi Rosso</text:p>
          </table:table-cell>
          <table:table-cell office:value-type="string">
            <text:p>Le Due Terre</text:p>
          </table:table-cell>
          <table:table-cell office:value-type="float" office:value="35.629425">
            <text:p>35.62942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Villa Gresti</text:p>
          </table:table-cell>
          <table:table-cell office:value-type="string">
            <text:p>Tenuta San Leonar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000">
            <text:p>6000</text:p>
          </table:table-cell>
          <table:table-cell office:value-type="float" office:value="2100">
            <text:p>21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0d809kmmr9m7c52ej</text:p>
          </table:table-cell>
          <table:table-cell office:value-type="string">
            <text:p>RED</text:p>
          </table:table-cell>
          <table:table-cell office:value-type="string">
            <text:p>Villa Gresti</text:p>
          </table:table-cell>
          <table:table-cell office:value-type="string">
            <text:p>San Leonardo</text:p>
          </table:table-cell>
          <table:table-cell office:value-type="float" office:value="50.016155">
            <text:p>50.01615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Linticlarus Cuvee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600">
            <text:p>7600</text:p>
          </table:table-cell>
          <table:table-cell office:value-type="float" office:value="2900">
            <text:p>29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jex7ec5r6bex9nm6</text:p>
          </table:table-cell>
          <table:table-cell office:value-type="string">
            <text:p>RED</text:p>
          </table:table-cell>
          <table:table-cell office:value-type="string">
            <text:p>Cuvée Linticlarus</text:p>
          </table:table-cell>
          <table:table-cell office:value-type="string">
            <text:p>Tiefenbrunner</text:p>
          </table:table-cell>
          <table:table-cell office:value-type="float" office:value="43.89306">
            <text:p>43.8930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Gemola </text:p>
          </table:table-cell>
          <table:table-cell office:value-type="string">
            <text:p>Vignal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200">
            <text:p>7200</text:p>
          </table:table-cell>
          <table:table-cell office:value-type="float" office:value="3100">
            <text:p>31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k1dnbbs9vp8nddfgj</text:p>
          </table:table-cell>
          <table:table-cell office:value-type="string">
            <text:p>RED</text:p>
          </table:table-cell>
          <table:table-cell office:value-type="string">
            <text:p>Gemola</text:p>
          </table:table-cell>
          <table:table-cell office:value-type="string">
            <text:p>Vignalta</text:p>
          </table:table-cell>
          <table:table-cell office:value-type="float" office:value="41.722404">
            <text:p>41.72240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omposition Reif CS/ME/LA/PV</text:p>
          </table:table-cell>
          <table:table-cell office:value-type="string">
            <text:p>Untergan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3260">
            <text:p>326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kza4y83vwrfm2gfkj0</text:p>
          </table:table-cell>
          <table:table-cell office:value-type="string">
            <text:p>RED</text:p>
          </table:table-cell>
          <table:table-cell office:value-type="string">
            <text:p>Composition Reif</text:p>
          </table:table-cell>
          <table:table-cell office:value-type="string">
            <text:p>Erbhof Unterganzner</text:p>
          </table:table-cell>
          <table:table-cell office:value-type="float" office:value="46.033436">
            <text:p>46.03343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Palestina Limited 2011</text:p>
          </table:table-cell>
          <table:table-cell office:value-type="string">
            <text:p>H. Len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8500">
            <text:p>8500</text:p>
          </table:table-cell>
          <table:table-cell office:value-type="float" office:value="3700">
            <text:p>3700</text:p>
          </table:table-cell>
          <table:table-cell office:value-type="float" office:value="17">
            <text:p>1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hqfyyqrkgaxp1wg9p</text:p>
          </table:table-cell>
          <table:table-cell office:value-type="string">
            <text:p>RED</text:p>
          </table:table-cell>
          <table:table-cell office:value-type="string">
            <text:p>Cabernet-Merlot Palestina Riserva</text:p>
          </table:table-cell>
          <table:table-cell office:value-type="string">
            <text:p>Weingut H.Lentsch</text:p>
          </table:table-cell>
          <table:table-cell office:value-type="float" office:value="33.51044">
            <text:p>33.5104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Rosso Riserva</text:p>
          </table:table-cell>
          <table:table-cell office:value-type="string">
            <text:p>Borgo del Tigl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8500">
            <text:p>8500</text:p>
          </table:table-cell>
          <table:table-cell office:value-type="float" office:value="3800">
            <text:p>38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btdrmck82qfy3gwnss13q7q</text:p>
          </table:table-cell>
          <table:table-cell office:value-type="string">
            <text:p>RED</text:p>
          </table:table-cell>
          <table:table-cell office:value-type="string">
            <text:p>Rosso Riserva</text:p>
          </table:table-cell>
          <table:table-cell office:value-type="string">
            <text:p>Borgo del Tiglio</text:p>
          </table:table-cell>
          <table:table-cell office:value-type="float" office:value="41.71453">
            <text:p>41.7145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Brenntal (ME/CF)</text:p>
          </table:table-cell>
          <table:table-cell office:value-type="string">
            <text:p>Peter Dip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500">
            <text:p>8500</text:p>
          </table:table-cell>
          <table:table-cell office:value-type="float" office:value="4150">
            <text:p>4150</text:p>
          </table:table-cell>
          <table:table-cell office:value-type="float" office:value="28">
            <text:p>2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24b5mpn7h59v5xaxm0c</text:p>
          </table:table-cell>
          <table:table-cell office:value-type="string">
            <text:p>RED</text:p>
          </table:table-cell>
          <table:table-cell office:value-type="string">
            <text:p>Merlot-Cabernet Franc Brenntal</text:p>
          </table:table-cell>
          <table:table-cell office:value-type="string">
            <text:p>Peter Dipoli</text:p>
          </table:table-cell>
          <table:table-cell office:value-type="float" office:value="48.174763">
            <text:p>48.17476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Kermesse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500">
            <text:p>8500</text:p>
          </table:table-cell>
          <table:table-cell office:value-type="float" office:value="4275">
            <text:p>4275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5k570jg5f3jdb516</text:p>
          </table:table-cell>
          <table:table-cell office:value-type="string">
            <text:p>RED</text:p>
          </table:table-cell>
          <table:table-cell office:value-type="string">
            <text:p>Grande Cuvée Kermesse</text:p>
          </table:table-cell>
          <table:table-cell office:value-type="string">
            <text:p>Elena Walch</text:p>
          </table:table-cell>
          <table:table-cell office:value-type="float" office:value="50.493866">
            <text:p>50.49386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Geyserville</text:p>
          </table:table-cell>
          <table:table-cell office:value-type="string">
            <text:p>Ridg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5150">
            <text:p>515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qzm01g87n9jk8hgtdyvdh9</text:p>
          </table:table-cell>
          <table:table-cell office:value-type="string">
            <text:p>RED</text:p>
          </table:table-cell>
          <table:table-cell office:value-type="string">
            <text:p>Geyserville</text:p>
          </table:table-cell>
          <table:table-cell office:value-type="string">
            <text:p>Ridge Vineyards</text:p>
          </table:table-cell>
          <table:table-cell office:value-type="float" office:value="29.539589">
            <text:p>29.53958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Bandol Rouge</text:p>
          </table:table-cell>
          <table:table-cell office:value-type="string">
            <text:p>Chateau Pibarn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0200">
            <text:p>10200</text:p>
          </table:table-cell>
          <table:table-cell office:value-type="float" office:value="4800">
            <text:p>48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ngzdgxgk7d0gtavsd8</text:p>
          </table:table-cell>
          <table:table-cell office:value-type="string">
            <text:p>RED</text:p>
          </table:table-cell>
          <table:table-cell office:value-type="string">
            <text:p>Bandol</text:p>
          </table:table-cell>
          <table:table-cell office:value-type="string">
            <text:p>Château de Pibarnon</text:p>
          </table:table-cell>
          <table:table-cell office:value-type="float" office:value="37.90126">
            <text:p>37.9012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Buri Bellaria</text:p>
          </table:table-cell>
          <table:table-cell office:value-type="string">
            <text:p>Ronco del Gnemi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500">
            <text:p>10500</text:p>
          </table:table-cell>
          <table:table-cell office:value-type="float" office:value="4990">
            <text:p>499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hhqe10bfjterqnxtbg</text:p>
          </table:table-cell>
          <table:table-cell office:value-type="string">
            <text:p>RED</text:p>
          </table:table-cell>
          <table:table-cell office:value-type="string">
            <text:p>Buri Bellaria Rosso</text:p>
          </table:table-cell>
          <table:table-cell office:value-type="string">
            <text:p>Ronco del Gnemiz</text:p>
          </table:table-cell>
          <table:table-cell office:value-type="float" office:value="57.071964">
            <text:p>57.07196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Buri Bellaria</text:p>
          </table:table-cell>
          <table:table-cell office:value-type="string">
            <text:p>Ronco del Gnemi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4990">
            <text:p>499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hhqe10bfjterqnxtbg</text:p>
          </table:table-cell>
          <table:table-cell office:value-type="string">
            <text:p>RED</text:p>
          </table:table-cell>
          <table:table-cell office:value-type="string">
            <text:p>Buri Bellaria Rosso</text:p>
          </table:table-cell>
          <table:table-cell office:value-type="string">
            <text:p>Ronco del Gnemiz</text:p>
          </table:table-cell>
          <table:table-cell office:value-type="float" office:value="57.071964">
            <text:p>57.07196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Viribus Unitis</text:p>
          </table:table-cell>
          <table:table-cell office:value-type="string">
            <text:p>Kofler &amp; Soel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9800">
            <text:p>9800</text:p>
          </table:table-cell>
          <table:table-cell office:value-type="float" office:value="5080">
            <text:p>508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8jn5sz9wrjw5s4ray8pt4ma</text:p>
          </table:table-cell>
          <table:table-cell office:value-type="string">
            <text:p>RED</text:p>
          </table:table-cell>
          <table:table-cell office:value-type="string">
            <text:p>Viribus Unitis Rot</text:p>
          </table:table-cell>
          <table:table-cell office:value-type="string">
            <text:p>Andi Sölva &amp; Norbert Kofler</text:p>
          </table:table-cell>
          <table:table-cell office:value-type="float" office:value="43.086838">
            <text:p>43.08683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apo di Stato</text:p>
          </table:table-cell>
          <table:table-cell office:value-type="string">
            <text:p>Loredan Gaspa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0800">
            <text:p>10800</text:p>
          </table:table-cell>
          <table:table-cell office:value-type="float" office:value="5200">
            <text:p>52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2adfgha7rj4d20qxn</text:p>
          </table:table-cell>
          <table:table-cell office:value-type="string">
            <text:p>RED</text:p>
          </table:table-cell>
          <table:table-cell office:value-type="string">
            <text:p>Capo di Stato</text:p>
          </table:table-cell>
          <table:table-cell office:value-type="string">
            <text:p>Loredan Gasparini</text:p>
          </table:table-cell>
          <table:table-cell office:value-type="float" office:value="63.660133">
            <text:p>63.66013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Dry Red N1</text:p>
          </table:table-cell>
          <table:table-cell office:value-type="string">
            <text:p>Yarra Yerin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j52tey3t9txbkqywbsfjjd6z</text:p>
          </table:table-cell>
          <table:table-cell office:value-type="string">
            <text:p>RED</text:p>
          </table:table-cell>
          <table:table-cell office:value-type="string">
            <text:p>Light Dry Red</text:p>
          </table:table-cell>
          <table:table-cell office:value-type="string">
            <text:p>Yarra Yering</text:p>
          </table:table-cell>
          <table:table-cell office:value-type="float" office:value="49.608677">
            <text:p>49.60867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San Leonardo CS/ME/CF</text:p>
          </table:table-cell>
          <table:table-cell office:value-type="string">
            <text:p>Tenuta San Leonar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2000">
            <text:p>12000</text:p>
          </table:table-cell>
          <table:table-cell office:value-type="float" office:value="6440">
            <text:p>644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rhxzs3mytd8sngpx</text:p>
          </table:table-cell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San Leonardo</text:p>
          </table:table-cell>
          <table:table-cell office:value-type="float" office:value="48.006695">
            <text:p>48.00669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San Leonardo CS/ME/CF</text:p>
          </table:table-cell>
          <table:table-cell office:value-type="string">
            <text:p>Tenuta San Leonar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6700">
            <text:p>67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nyrhxzs3mytd8sngpx</text:p>
          </table:table-cell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San Leonardo</text:p>
          </table:table-cell>
          <table:table-cell office:value-type="float" office:value="48.006695">
            <text:p>48.00669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San Leonardo CS/ME/CF</text:p>
          </table:table-cell>
          <table:table-cell office:value-type="string">
            <text:p>Tenuta San Leonar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6440">
            <text:p>644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rhxzs3mytd8sngpx</text:p>
          </table:table-cell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San Leonardo</text:p>
          </table:table-cell>
          <table:table-cell office:value-type="float" office:value="48.006695">
            <text:p>48.00669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San Leonardo CS/ME/CF</text:p>
          </table:table-cell>
          <table:table-cell office:value-type="string">
            <text:p>Tenuta San Leonar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rhxzs3mytd8sngpx</text:p>
          </table:table-cell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San Leonardo</text:p>
          </table:table-cell>
          <table:table-cell office:value-type="float" office:value="48.006695">
            <text:p>48.00669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San Leonardo CS/ME/CF</text:p>
          </table:table-cell>
          <table:table-cell office:value-type="string">
            <text:p>Tenuta San Leonar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10800">
            <text:p>108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rhxzs3mytd8sngpx</text:p>
          </table:table-cell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San Leonardo</text:p>
          </table:table-cell>
          <table:table-cell office:value-type="float" office:value="48.006695">
            <text:p>48.00669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San Leonardo CS/ME/CF</text:p>
          </table:table-cell>
          <table:table-cell office:value-type="string">
            <text:p>Tenuta San Leonar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1">
            <text:p>199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rhxzs3mytd8sngpx</text:p>
          </table:table-cell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San Leonardo</text:p>
          </table:table-cell>
          <table:table-cell office:value-type="float" office:value="48.006695">
            <text:p>48.00669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Barbacarlo</text:p>
          </table:table-cell>
          <table:table-cell office:value-type="string">
            <text:p>Lino Mag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schxdwvyntvfp3np8dv</text:p>
          </table:table-cell>
          <table:table-cell office:value-type="string">
            <text:p>RED</text:p>
          </table:table-cell>
          <table:table-cell office:value-type="string">
            <text:p>Barbacarlo</text:p>
          </table:table-cell>
          <table:table-cell office:value-type="string">
            <text:p>Lino Maga</text:p>
          </table:table-cell>
          <table:table-cell office:value-type="float" office:value="50.272465">
            <text:p>50.27246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TAL ROT</text:p>
          </table:table-cell>
          <table:table-cell office:value-type="string">
            <text:p>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6500">
            <text:p>16500</text:p>
          </table:table-cell>
          <table:table-cell office:value-type="float" office:value="8100">
            <text:p>81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c3jysrr728xcc9hn1n70pec</text:p>
          </table:table-cell>
          <table:table-cell office:value-type="string">
            <text:p>RED</text:p>
          </table:table-cell>
          <table:table-cell office:value-type="string">
            <text:p>Tal 1908</text:p>
          </table:table-cell>
          <table:table-cell office:value-type="string">
            <text:p>Kellerei Bozen / Cantina Bolzano</text:p>
          </table:table-cell>
          <table:table-cell office:value-type="float" office:value="23.085274">
            <text:p>23.08527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Rosso Gravner</text:p>
          </table:table-cell>
          <table:table-cell office:value-type="string">
            <text:p>Josko Grav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float" office:value="9000">
            <text:p>9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qzm1sfmakms9qjdkamcmx9</text:p>
          </table:table-cell>
          <table:table-cell office:value-type="string">
            <text:p>RED</text:p>
          </table:table-cell>
          <table:table-cell office:value-type="string">
            <text:p>Rosso Gravner</text:p>
          </table:table-cell>
          <table:table-cell office:value-type="string">
            <text:p>Gravner</text:p>
          </table:table-cell>
          <table:table-cell office:value-type="float" office:value="40.040062">
            <text:p>40.04006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TRES</text:p>
          </table:table-cell>
          <table:table-cell office:value-type="string">
            <text:p>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12300">
            <text:p>123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qzm1v0sxqtmdxtqmth8chv</text:p>
          </table:table-cell>
          <table:table-cell office:value-type="string">
            <text:p>RED</text:p>
          </table:table-cell>
          <table:table-cell office:value-type="string">
            <text:p>Merlot Cabernet Riserva Tres</text:p>
          </table:table-cell>
          <table:table-cell office:value-type="string">
            <text:p>Cantina Kurtatsch</text:p>
          </table:table-cell>
          <table:table-cell office:value-type="float" office:value="27.924984">
            <text:p>27.92498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Alzero</text:p>
          </table:table-cell>
          <table:table-cell office:value-type="string">
            <text:p>Quintar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45000">
            <text:p>45000</text:p>
          </table:table-cell>
          <table:table-cell office:value-type="float" office:value="24100">
            <text:p>241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26xhkmtjx7mheggxeb</text:p>
          </table:table-cell>
          <table:table-cell office:value-type="string">
            <text:p>RED</text:p>
          </table:table-cell>
          <table:table-cell office:value-type="string">
            <text:p>Cabernet Alzero</text:p>
          </table:table-cell>
          <table:table-cell office:value-type="string">
            <text:p>Quintarelli Giuseppe</text:p>
          </table:table-cell>
          <table:table-cell office:value-type="float" office:value="34.430027">
            <text:p>34.43002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UPER TUSCANS Lucente</text:p>
          </table:table-cell>
          <table:table-cell office:value-type="string">
            <text:p>Tenuta Luc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000">
            <text:p>6000</text:p>
          </table:table-cell>
          <table:table-cell office:value-type="float" office:value="2200">
            <text:p>22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m9t1289514mmb8xrf1</text:p>
          </table:table-cell>
          <table:table-cell office:value-type="string">
            <text:p>RED</text:p>
          </table:table-cell>
          <table:table-cell office:value-type="string">
            <text:p>Lucente</text:p>
          </table:table-cell>
          <table:table-cell office:value-type="string">
            <text:p>Frescobaldi - Tenuta Luce</text:p>
          </table:table-cell>
          <table:table-cell office:value-type="float" office:value="36.57579">
            <text:p>36.5757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UPER TUSCANS Piastraia</text:p>
          </table:table-cell>
          <table:table-cell office:value-type="string">
            <text:p>Michele Sat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500">
            <text:p>7500</text:p>
          </table:table-cell>
          <table:table-cell office:value-type="float" office:value="2950">
            <text:p>295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nvs5pbdtekyjydc5</text:p>
          </table:table-cell>
          <table:table-cell office:value-type="string">
            <text:p>RED</text:p>
          </table:table-cell>
          <table:table-cell office:value-type="string">
            <text:p>Piastraia Bolgheri Superiore</text:p>
          </table:table-cell>
          <table:table-cell office:value-type="string">
            <text:p>Michele Satta</text:p>
          </table:table-cell>
          <table:table-cell office:value-type="float" office:value="36.339024">
            <text:p>36.33902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UPER TUSCANS Turpino </text:p>
          </table:table-cell>
          <table:table-cell office:value-type="string">
            <text:p>Querciab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900">
            <text:p>7900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ra6807z07q4sshy6r7</text:p>
          </table:table-cell>
          <table:table-cell office:value-type="string">
            <text:p>RED</text:p>
          </table:table-cell>
          <table:table-cell office:value-type="string">
            <text:p>Toscana Turpino</text:p>
          </table:table-cell>
          <table:table-cell office:value-type="string">
            <text:p>Querciabella</text:p>
          </table:table-cell>
          <table:table-cell office:value-type="float" office:value="46.322372">
            <text:p>46.32237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UPER TUSCANS MAGARI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1000">
            <text:p>11000</text:p>
          </table:table-cell>
          <table:table-cell office:value-type="float" office:value="5600">
            <text:p>56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8p767re0qdjjj1p6</text:p>
          </table:table-cell>
          <table:table-cell office:value-type="string">
            <text:p>RED</text:p>
          </table:table-cell>
          <table:table-cell office:value-type="string">
            <text:p>Magari</text:p>
          </table:table-cell>
          <table:table-cell office:value-type="string">
            <text:p>Gaja - Ca' Marcanda</text:p>
          </table:table-cell>
          <table:table-cell office:value-type="float" office:value="32.478443">
            <text:p>32.47844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UPER TUSCANS Il Blu ME/SA/CS</text:p>
          </table:table-cell>
          <table:table-cell office:value-type="string">
            <text:p>Branc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2500">
            <text:p>12500</text:p>
          </table:table-cell>
          <table:table-cell office:value-type="float" office:value="5900">
            <text:p>59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059cbvd5963rqbm6tt</text:p>
          </table:table-cell>
          <table:table-cell office:value-type="string">
            <text:p>RED</text:p>
          </table:table-cell>
          <table:table-cell office:value-type="string">
            <text:p>Il Blu</text:p>
          </table:table-cell>
          <table:table-cell office:value-type="string">
            <text:p>Brancaia</text:p>
          </table:table-cell>
          <table:table-cell office:value-type="float" office:value="44.42063">
            <text:p>44.4206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UPER TUSCANS Oreno</text:p>
          </table:table-cell>
          <table:table-cell office:value-type="string">
            <text:p>Tenuta Sette Po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000">
            <text:p>12000</text:p>
          </table:table-cell>
          <table:table-cell office:value-type="float" office:value="6200">
            <text:p>62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m9jnt7wwgrg62tkryz</text:p>
          </table:table-cell>
          <table:table-cell office:value-type="string">
            <text:p>RED</text:p>
          </table:table-cell>
          <table:table-cell office:value-type="string">
            <text:p>Oreno Toscana</text:p>
          </table:table-cell>
          <table:table-cell office:value-type="string">
            <text:p>Tenuta Sette Ponti</text:p>
          </table:table-cell>
          <table:table-cell office:value-type="float" office:value="55.395557">
            <text:p>55.39555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UPER TUSCANS Tinata SY/GR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3000">
            <text:p>13000</text:p>
          </table:table-cell>
          <table:table-cell office:value-type="float" office:value="6500">
            <text:p>65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pnm9dpv0ffah5mhf</text:p>
          </table:table-cell>
          <table:table-cell office:value-type="string">
            <text:p>RED</text:p>
          </table:table-cell>
          <table:table-cell office:value-type="string">
            <text:p>Tinata Bio</text:p>
          </table:table-cell>
          <table:table-cell office:value-type="string">
            <text:p>Monteverro</text:p>
          </table:table-cell>
          <table:table-cell office:value-type="float" office:value="40.62159">
            <text:p>40.6215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UPER TUSCANS Tignanello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8500">
            <text:p>18500</text:p>
          </table:table-cell>
          <table:table-cell office:value-type="float" office:value="9500">
            <text:p>950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 - Tenuta Tignanello</text:p>
          </table:table-cell>
          <table:table-cell office:value-type="float" office:value="33.362434">
            <text:p>33.36243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UPER TUSCANS Camartina</text:p>
          </table:table-cell>
          <table:table-cell office:value-type="string">
            <text:p>Querciab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4800">
            <text:p>14800</text:p>
          </table:table-cell>
          <table:table-cell office:value-type="float" office:value="7362">
            <text:p>7362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bdcmkskes5qrt5b1hp</text:p>
          </table:table-cell>
          <table:table-cell office:value-type="string">
            <text:p>RED</text:p>
          </table:table-cell>
          <table:table-cell office:value-type="string">
            <text:p>Camartina</text:p>
          </table:table-cell>
          <table:table-cell office:value-type="string">
            <text:p>Querciabella</text:p>
          </table:table-cell>
          <table:table-cell office:value-type="float" office:value="43.640327">
            <text:p>43.64032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UPER TUSCANS Saffredi</text:p>
          </table:table-cell>
          <table:table-cell office:value-type="string">
            <text:p>Fonterut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5500">
            <text:p>15500</text:p>
          </table:table-cell>
          <table:table-cell office:value-type="float" office:value="7600">
            <text:p>76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am42pa1eg1aqtbc73e</text:p>
          </table:table-cell>
          <table:table-cell office:value-type="string">
            <text:p>RED</text:p>
          </table:table-cell>
          <table:table-cell office:value-type="string">
            <text:p>Toscana Edizione Limitata</text:p>
          </table:table-cell>
          <table:table-cell office:value-type="string">
            <text:p>Mazzei - Castello di Fonterutoli</text:p>
          </table:table-cell>
          <table:table-cell office:value-type="float" office:value="21.71081">
            <text:p>21.7108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UPER TUSCANS Vigna d'Alceo</text:p>
          </table:table-cell>
          <table:table-cell office:value-type="string">
            <text:p>Castello dei Rampo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8000">
            <text:p>18000</text:p>
          </table:table-cell>
          <table:table-cell office:value-type="float" office:value="8900">
            <text:p>89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3321wmpyfhspgj7fd</text:p>
          </table:table-cell>
          <table:table-cell office:value-type="string">
            <text:p>RED</text:p>
          </table:table-cell>
          <table:table-cell office:value-type="string">
            <text:p>D'Alceo</text:p>
          </table:table-cell>
          <table:table-cell office:value-type="string">
            <text:p>Castello dei Rampolla</text:p>
          </table:table-cell>
          <table:table-cell office:value-type="float" office:value="55.237076">
            <text:p>55.23707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UPER TUSCANS Siepi</text:p>
          </table:table-cell>
          <table:table-cell office:value-type="string">
            <text:p>Fattoria le Pupil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0000">
            <text:p>20000</text:p>
          </table:table-cell>
          <table:table-cell office:value-type="float" office:value="9000">
            <text:p>90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jr0my25wahkb6pcb3</text:p>
          </table:table-cell>
          <table:table-cell office:value-type="string">
            <text:p>RED</text:p>
          </table:table-cell>
          <table:table-cell office:value-type="string">
            <text:p>Pelofino Toscana Rosso</text:p>
          </table:table-cell>
          <table:table-cell office:value-type="string">
            <text:p>Fattoria le Pupille</text:p>
          </table:table-cell>
          <table:table-cell office:value-type="float" office:value="38.92655">
            <text:p>38.9265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UPER TUSCANS Monteverro CS/CF/ME/PV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9000">
            <text:p>19000</text:p>
          </table:table-cell>
          <table:table-cell office:value-type="float" office:value="9500">
            <text:p>95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47.881157">
            <text:p>47.88115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UPER TUSCANS Guado al Tasso</text:p>
          </table:table-cell>
          <table:table-cell office:value-type="string">
            <text:p>Guado al Ta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0000">
            <text:p>20000</text:p>
          </table:table-cell>
          <table:table-cell office:value-type="float" office:value="9680">
            <text:p>968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w5k215dr9ea2695w</text:p>
          </table:table-cell>
          <table:table-cell office:value-type="string">
            <text:p>RED</text:p>
          </table:table-cell>
          <table:table-cell office:value-type="string">
            <text:p>Guado al Tasso</text:p>
          </table:table-cell>
          <table:table-cell office:value-type="string">
            <text:p>Antinori - Tenuta Guado al Tasso</text:p>
          </table:table-cell>
          <table:table-cell office:value-type="float" office:value="54.95239">
            <text:p>54.9523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UPER TUSCANS Biserno</text:p>
          </table:table-cell>
          <table:table-cell office:value-type="string">
            <text:p>Tenuta di Bis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3500">
            <text:p>23500</text:p>
          </table:table-cell>
          <table:table-cell office:value-type="float" office:value="11900">
            <text:p>119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p9e2x9h8da6w61wy</text:p>
          </table:table-cell>
          <table:table-cell office:value-type="string">
            <text:p>RED</text:p>
          </table:table-cell>
          <table:table-cell office:value-type="string">
            <text:p>Il Pino di Biserno</text:p>
          </table:table-cell>
          <table:table-cell office:value-type="string">
            <text:p>Biserno</text:p>
          </table:table-cell>
          <table:table-cell office:value-type="float" office:value="39.138927">
            <text:p>39.13892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UPER TUSCANS Biserno</text:p>
          </table:table-cell>
          <table:table-cell office:value-type="string">
            <text:p>Tenuta di Bis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fgp9e2x9h8da6w61wy</text:p>
          </table:table-cell>
          <table:table-cell office:value-type="string">
            <text:p>RED</text:p>
          </table:table-cell>
          <table:table-cell office:value-type="string">
            <text:p>Il Pino di Biserno</text:p>
          </table:table-cell>
          <table:table-cell office:value-type="string">
            <text:p>Biserno</text:p>
          </table:table-cell>
          <table:table-cell office:value-type="float" office:value="39.138927">
            <text:p>39.13892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UPER TUSCANS Biserno</text:p>
          </table:table-cell>
          <table:table-cell office:value-type="string">
            <text:p>Tenuta di Bis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25000">
            <text:p>25000</text:p>
          </table:table-cell>
          <table:table-cell office:value-type="float" office:value="10000">
            <text:p>10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p9e2x9h8da6w61wy</text:p>
          </table:table-cell>
          <table:table-cell office:value-type="string">
            <text:p>RED</text:p>
          </table:table-cell>
          <table:table-cell office:value-type="string">
            <text:p>Il Pino di Biserno</text:p>
          </table:table-cell>
          <table:table-cell office:value-type="string">
            <text:p>Biserno</text:p>
          </table:table-cell>
          <table:table-cell office:value-type="float" office:value="39.138927">
            <text:p>39.13892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UPER TUSCANS Ca' Marcanda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5500">
            <text:p>25500</text:p>
          </table:table-cell>
          <table:table-cell office:value-type="float" office:value="12500">
            <text:p>125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4p0rmdx7xagx6347</text:p>
          </table:table-cell>
          <table:table-cell office:value-type="string">
            <text:p>RED</text:p>
          </table:table-cell>
          <table:table-cell office:value-type="string">
            <text:p>Camarcanda</text:p>
          </table:table-cell>
          <table:table-cell office:value-type="string">
            <text:p>Gaja - Ca' Marcanda</text:p>
          </table:table-cell>
          <table:table-cell office:value-type="float" office:value="27.272615">
            <text:p>27.27261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UPER TUSCANS Ca Marcanda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31000">
            <text:p>31000</text:p>
          </table:table-cell>
          <table:table-cell office:value-type="float" office:value="17800">
            <text:p>178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4p0rmdx7xagx6347</text:p>
          </table:table-cell>
          <table:table-cell office:value-type="string">
            <text:p>RED</text:p>
          </table:table-cell>
          <table:table-cell office:value-type="string">
            <text:p>Camarcanda</text:p>
          </table:table-cell>
          <table:table-cell office:value-type="string">
            <text:p>Gaja - Ca' Marcanda</text:p>
          </table:table-cell>
          <table:table-cell office:value-type="float" office:value="27.272615">
            <text:p>27.27261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UPER TUSCANS Trinoro CF/ME/CS</text:p>
          </table:table-cell>
          <table:table-cell office:value-type="string">
            <text:p>Tenuta di Trino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9000">
            <text:p>39000</text:p>
          </table:table-cell>
          <table:table-cell office:value-type="float" office:value="24000">
            <text:p>240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0nyzxbx1wjeqezkhzyek4ph</text:p>
          </table:table-cell>
          <table:table-cell office:value-type="string">
            <text:p>RED</text:p>
          </table:table-cell>
          <table:table-cell office:value-type="string">
            <text:p>Tenuta di Trinoro</text:p>
          </table:table-cell>
          <table:table-cell office:value-type="string">
            <text:p>Tenuta di Trinoro</text:p>
          </table:table-cell>
          <table:table-cell office:value-type="float" office:value="47.26038">
            <text:p>47.2603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UPER TUSCANS Ornellaia</text:p>
          </table:table-cell>
          <table:table-cell office:value-type="string">
            <text:p>Tenuta dell'Ornell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3000">
            <text:p>43000</text:p>
          </table:table-cell>
          <table:table-cell office:value-type="float" office:value="22900">
            <text:p>22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44.016983">
            <text:p>44.01698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UPER TUSCANS Solaia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0000">
            <text:p>60000</text:p>
          </table:table-cell>
          <table:table-cell office:value-type="float" office:value="37500">
            <text:p>375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68926">
            <text:p>31.6892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hateau Quinalt L'Enclos Grand Cru</text:p>
          </table:table-cell>
          <table:table-cell office:value-type="string">
            <text:p>Quinault L'Enclo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700">
            <text:p>8700</text:p>
          </table:table-cell>
          <table:table-cell office:value-type="float" office:value="3890">
            <text:p>389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s09gk6zd76rc5p7q29j</text:p>
          </table:table-cell>
          <table:table-cell office:value-type="string">
            <text:p>RED</text:p>
          </table:table-cell>
          <table:table-cell office:value-type="string">
            <text:p>L''''Absolu de Quinault Saint-Émilion Grand Cru</text:p>
          </table:table-cell>
          <table:table-cell office:value-type="string">
            <text:p>Château Quinault l'Enclos</text:p>
          </table:table-cell>
          <table:table-cell office:value-type="float" office:value="51.00238">
            <text:p>51.0023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hateau Kirwan 3 Gran Cru Classè</text:p>
          </table:table-cell>
          <table:table-cell office:value-type="string">
            <text:p>KIRW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0500">
            <text:p>10500</text:p>
          </table:table-cell>
          <table:table-cell office:value-type="float" office:value="5680">
            <text:p>568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a7ywt1xvfeb212q32t</text:p>
          </table:table-cell>
          <table:table-cell office:value-type="string">
            <text:p>RED</text:p>
          </table:table-cell>
          <table:table-cell office:value-type="string">
            <text:p>Margaux (Grand Cru Classé)</text:p>
          </table:table-cell>
          <table:table-cell office:value-type="string">
            <text:p>Château Kirwan</text:p>
          </table:table-cell>
          <table:table-cell office:value-type="float" office:value="38.514767">
            <text:p>38.51476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Les Pagode de Cos</text:p>
          </table:table-cell>
          <table:table-cell office:value-type="string">
            <text:p>Cos d´Estourn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1000">
            <text:p>11000</text:p>
          </table:table-cell>
          <table:table-cell office:value-type="float" office:value="5820">
            <text:p>582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tc7s1rb7c6k9h6k76</text:p>
          </table:table-cell>
          <table:table-cell office:value-type="string">
            <text:p>RED</text:p>
          </table:table-cell>
          <table:table-cell office:value-type="string">
            <text:p>Pagodes de Cos</text:p>
          </table:table-cell>
          <table:table-cell office:value-type="string">
            <text:p>Cos d'Estournel</text:p>
          </table:table-cell>
          <table:table-cell office:value-type="float" office:value="49.94394">
            <text:p>49.9439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4eme Saint Julien</text:p>
          </table:table-cell>
          <table:table-cell office:value-type="string">
            <text:p>Chateau Talb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5800">
            <text:p>58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sa55mk7ps5yfve12av8</text:p>
          </table:table-cell>
          <table:table-cell office:value-type="string">
            <text:p>RED</text:p>
          </table:table-cell>
          <table:table-cell office:value-type="string">
            <text:p>Connétable Talbot Saint-Julien</text:p>
          </table:table-cell>
          <table:table-cell office:value-type="string">
            <text:p>Château Talbot</text:p>
          </table:table-cell>
          <table:table-cell office:value-type="float" office:value="39.804897">
            <text:p>39.80489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Grand Vin, Margaux</text:p>
          </table:table-cell>
          <table:table-cell office:value-type="string">
            <text:p>Rauzan Seg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6500">
            <text:p>16500</text:p>
          </table:table-cell>
          <table:table-cell office:value-type="float" office:value="8600">
            <text:p>86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gpt2rajyffdqs6ep</text:p>
          </table:table-cell>
          <table:table-cell office:value-type="string">
            <text:p>RED</text:p>
          </table:table-cell>
          <table:table-cell office:value-type="string">
            <text:p>Margaux (Grand Cru Classé)</text:p>
          </table:table-cell>
          <table:table-cell office:value-type="string">
            <text:p>Château Rauzan-Ségla</text:p>
          </table:table-cell>
          <table:table-cell office:value-type="float" office:value="43.1474">
            <text:p>43.147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4eme Saint Julien</text:p>
          </table:table-cell>
          <table:table-cell office:value-type="string">
            <text:p>Chateau Talb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9000">
            <text:p>19000</text:p>
          </table:table-cell>
          <table:table-cell office:value-type="float" office:value="9900">
            <text:p>99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a55mk7ps5yfve12av8</text:p>
          </table:table-cell>
          <table:table-cell office:value-type="string">
            <text:p>RED</text:p>
          </table:table-cell>
          <table:table-cell office:value-type="string">
            <text:p>Connétable Talbot Saint-Julien</text:p>
          </table:table-cell>
          <table:table-cell office:value-type="string">
            <text:p>Château Talbot</text:p>
          </table:table-cell>
          <table:table-cell office:value-type="float" office:value="39.804897">
            <text:p>39.80489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Grand Vin, Pauillac</text:p>
          </table:table-cell>
          <table:table-cell office:value-type="string">
            <text:p>Pontet Can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5000">
            <text:p>25000</text:p>
          </table:table-cell>
          <table:table-cell office:value-type="float" office:value="10900">
            <text:p>109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fghmpgth14apkphe</text:p>
          </table:table-cell>
          <table:table-cell office:value-type="string">
            <text:p>RED</text:p>
          </table:table-cell>
          <table:table-cell office:value-type="string">
            <text:p>Château Pontet-Canet Pauillac Grand Cru Classé</text:p>
          </table:table-cell>
          <table:table-cell office:value-type="string">
            <text:p>Château Pontet-Canet</text:p>
          </table:table-cell>
          <table:table-cell office:value-type="float" office:value="36.57811">
            <text:p>36.5781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Grand Vin, Pauillac</text:p>
          </table:table-cell>
          <table:table-cell office:value-type="string">
            <text:p>Pontet Can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25000">
            <text:p>25000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fghmpgth14apkphe</text:p>
          </table:table-cell>
          <table:table-cell office:value-type="string">
            <text:p>RED</text:p>
          </table:table-cell>
          <table:table-cell office:value-type="string">
            <text:p>Château Pontet-Canet Pauillac Grand Cru Classé</text:p>
          </table:table-cell>
          <table:table-cell office:value-type="string">
            <text:p>Château Pontet-Canet</text:p>
          </table:table-cell>
          <table:table-cell office:value-type="float" office:value="36.57811">
            <text:p>36.5781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Lynch Bages 5eme</text:p>
          </table:table-cell>
          <table:table-cell office:value-type="string">
            <text:p>Lynch Bag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13000">
            <text:p>13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6vq3tsbxbgf7cxqh7y</text:p>
          </table:table-cell>
          <table:table-cell office:value-type="string">
            <text:p>RED</text:p>
          </table:table-cell>
          <table:table-cell office:value-type="string">
            <text:p>Echo de Lynch-Bages Pauillac</text:p>
          </table:table-cell>
          <table:table-cell office:value-type="string">
            <text:p>Château Lynch-Bages</text:p>
          </table:table-cell>
          <table:table-cell office:value-type="float" office:value="50.30484">
            <text:p>50.3048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4eme Saint Julien</text:p>
          </table:table-cell>
          <table:table-cell office:value-type="string">
            <text:p>Chateau Beychevel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32500">
            <text:p>32500</text:p>
          </table:table-cell>
          <table:table-cell office:value-type="float" office:value="14400">
            <text:p>144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28fv68k6nahjmqgc2vj</text:p>
          </table:table-cell>
          <table:table-cell office:value-type="string">
            <text:p>RED</text:p>
          </table:table-cell>
          <table:table-cell office:value-type="string">
            <text:p>Aspirant de Beychevelle Saint-Julien</text:p>
          </table:table-cell>
          <table:table-cell office:value-type="string">
            <text:p>Château Beychevelle</text:p>
          </table:table-cell>
          <table:table-cell office:value-type="float" office:value="40.299625">
            <text:p>40.29962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St Emilion GC</text:p>
          </table:table-cell>
          <table:table-cell office:value-type="string">
            <text:p>Tertre Rotebeou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37700">
            <text:p>37700</text:p>
          </table:table-cell>
          <table:table-cell office:value-type="float" office:value="14900">
            <text:p>149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ns9kw876tn0dtqhmav</text:p>
          </table:table-cell>
          <table:table-cell office:value-type="string">
            <text:p>RED</text:p>
          </table:table-cell>
          <table:table-cell office:value-type="string">
            <text:p>Saint-Émilion Grand Cru</text:p>
          </table:table-cell>
          <table:table-cell office:value-type="string">
            <text:p>Château Tertre Roteboeuf</text:p>
          </table:table-cell>
          <table:table-cell office:value-type="float" office:value="36.281967">
            <text:p>36.28196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Grand Cru, St. Emilion</text:p>
          </table:table-cell>
          <table:table-cell office:value-type="string">
            <text:p>Troplong Mond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27500">
            <text:p>27500</text:p>
          </table:table-cell>
          <table:table-cell office:value-type="float" office:value="14800">
            <text:p>148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nz7gd45kbwmcyzsf1d</text:p>
          </table:table-cell>
          <table:table-cell office:value-type="string">
            <text:p>RED</text:p>
          </table:table-cell>
          <table:table-cell office:value-type="string">
            <text:p>Saint-Émilion Premier Grand Cru Classé</text:p>
          </table:table-cell>
          <table:table-cell office:value-type="string">
            <text:p>Château Troplong Mondot</text:p>
          </table:table-cell>
          <table:table-cell office:value-type="float" office:value="47.619137">
            <text:p>47.61913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Phelan Segur</text:p>
          </table:table-cell>
          <table:table-cell office:value-type="string">
            <text:p>Phelan Segu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14200">
            <text:p>14200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yt0hqf89w2c209ge</text:p>
          </table:table-cell>
          <table:table-cell office:value-type="string">
            <text:p>RED</text:p>
          </table:table-cell>
          <table:table-cell office:value-type="string">
            <text:p>Château Phélan Ségur Saint-Estèphe</text:p>
          </table:table-cell>
          <table:table-cell office:value-type="string">
            <text:p>Château Phélan Ségur</text:p>
          </table:table-cell>
          <table:table-cell office:value-type="float" office:value="49.071835">
            <text:p>49.07183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Grand Vin, St. Julien</text:p>
          </table:table-cell>
          <table:table-cell office:value-type="string">
            <text:p>Leoville Poyfer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5000">
            <text:p>15000</text:p>
          </table:table-cell>
          <table:table-cell office:value-type="float" office:value="10400">
            <text:p>104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a1880a066egxpa9pa7</text:p>
          </table:table-cell>
          <table:table-cell office:value-type="string">
            <text:p>RED</text:p>
          </table:table-cell>
          <table:table-cell office:value-type="string">
            <text:p>Saint-Julien (Grand Cru Classé)</text:p>
          </table:table-cell>
          <table:table-cell office:value-type="string">
            <text:p>Château Léoville Poyferré</text:p>
          </table:table-cell>
          <table:table-cell office:value-type="float" office:value="50.915123">
            <text:p>50.91512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hateau Pape Clemen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38200">
            <text:p>38200</text:p>
          </table:table-cell>
          <table:table-cell office:value-type="float" office:value="18200">
            <text:p>182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cahwew843jyw047zrc</text:p>
          </table:table-cell>
          <table:table-cell office:value-type="string">
            <text:p>RED</text:p>
          </table:table-cell>
          <table:table-cell office:value-type="string">
            <text:p>Clémentin de Pape Clément Pessac-Léognan</text:p>
          </table:table-cell>
          <table:table-cell office:value-type="string">
            <text:p>Château Pape Clément</text:p>
          </table:table-cell>
          <table:table-cell office:value-type="float" office:value="42.4916">
            <text:p>42.491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Grand vin, Pessac Leognan</text:p>
          </table:table-cell>
          <table:table-cell office:value-type="string">
            <text:p>Smith Haut Lafit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32000">
            <text:p>32000</text:p>
          </table:table-cell>
          <table:table-cell office:value-type="float" office:value="19900">
            <text:p>199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5ehyd8y4rgs4de6fn4</text:p>
          </table:table-cell>
          <table:table-cell office:value-type="string">
            <text:p>RED</text:p>
          </table:table-cell>
          <table:table-cell office:value-type="string">
            <text:p>Le Lievre Pessac-Leognan</text:p>
          </table:table-cell>
          <table:table-cell office:value-type="string">
            <text:p>Château Smith Haut-Lafitte</text:p>
          </table:table-cell>
          <table:table-cell office:value-type="float" office:value="49.03924">
            <text:p>49.0392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Pomerol</text:p>
          </table:table-cell>
          <table:table-cell office:value-type="string">
            <text:p>La Conseillan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2000">
            <text:p>42000</text:p>
          </table:table-cell>
          <table:table-cell office:value-type="float" office:value="20500">
            <text:p>205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jerydyaw5598135te</text:p>
          </table:table-cell>
          <table:table-cell office:value-type="string">
            <text:p>RED</text:p>
          </table:table-cell>
          <table:table-cell office:value-type="string">
            <text:p>Pomerol</text:p>
          </table:table-cell>
          <table:table-cell office:value-type="string">
            <text:p>Château La Conseillante</text:p>
          </table:table-cell>
          <table:table-cell office:value-type="float" office:value="38.695732">
            <text:p>38.69573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Pichon Longuevill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35000">
            <text:p>35000</text:p>
          </table:table-cell>
          <table:table-cell office:value-type="float" office:value="21200">
            <text:p>212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13zqk3wrr752hks26q</text:p>
          </table:table-cell>
          <table:table-cell office:value-type="string">
            <text:p>RED</text:p>
          </table:table-cell>
          <table:table-cell office:value-type="string">
            <text:p>Saint-Julien de Pichon Lalande</text:p>
          </table:table-cell>
          <table:table-cell office:value-type="string">
            <text:p>Château Pichon Longueville Comtesse de Lalande</text:p>
          </table:table-cell>
          <table:table-cell office:value-type="float" office:value="31.730541">
            <text:p>31.73054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hateau Montros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9000">
            <text:p>39000</text:p>
          </table:table-cell>
          <table:table-cell office:value-type="float" office:value="21500">
            <text:p>21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e16cban67940ymvty4</text:p>
          </table:table-cell>
          <table:table-cell office:value-type="string">
            <text:p>RED</text:p>
          </table:table-cell>
          <table:table-cell office:value-type="string">
            <text:p>Château Montrose Saint-Estephe Grand Cru Classé</text:p>
          </table:table-cell>
          <table:table-cell office:value-type="string">
            <text:p>Château Montrose</text:p>
          </table:table-cell>
          <table:table-cell office:value-type="float" office:value="39.13059">
            <text:p>39.1305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2eme Saint Julien</text:p>
          </table:table-cell>
          <table:table-cell office:value-type="string">
            <text:p>Leoville las Cas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23500">
            <text:p>235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405tgmwekwdbq5rz3j</text:p>
          </table:table-cell>
          <table:table-cell office:value-type="string">
            <text:p>RED</text:p>
          </table:table-cell>
          <table:table-cell office:value-type="string">
            <text:p>Le Petit Lion Saint-Julien</text:p>
          </table:table-cell>
          <table:table-cell office:value-type="string">
            <text:p>Château Léoville Las Cases</text:p>
          </table:table-cell>
          <table:table-cell office:value-type="float" office:value="40.865993">
            <text:p>40.86599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os d'Estournel</text:p>
          </table:table-cell>
          <table:table-cell office:value-type="string">
            <text:p>Cos d´Estourn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0000">
            <text:p>50000</text:p>
          </table:table-cell>
          <table:table-cell office:value-type="float" office:value="26100">
            <text:p>261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9qnhkzggqjet1mca</text:p>
          </table:table-cell>
          <table:table-cell office:value-type="string">
            <text:p>RED</text:p>
          </table:table-cell>
          <table:table-cell office:value-type="string">
            <text:p>Cos d'Estournel</text:p>
          </table:table-cell>
          <table:table-cell office:value-type="string">
            <text:p>Cos d'Estournel</text:p>
          </table:table-cell>
          <table:table-cell office:value-type="float" office:value="54.941566">
            <text:p>54.94156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Pomerol</text:p>
          </table:table-cell>
          <table:table-cell office:value-type="string">
            <text:p>Lafleur Petru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6000">
            <text:p>46000</text:p>
          </table:table-cell>
          <table:table-cell office:value-type="float" office:value="25500">
            <text:p>255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qbxsgxgpr0f1y1cf</text:p>
          </table:table-cell>
          <table:table-cell office:value-type="string">
            <text:p>RED</text:p>
          </table:table-cell>
          <table:table-cell office:value-type="string">
            <text:p>Pomerol</text:p>
          </table:table-cell>
          <table:table-cell office:value-type="string">
            <text:p>Pétrus</text:p>
          </table:table-cell>
          <table:table-cell office:value-type="float" office:value="38.17527">
            <text:p>38.1752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Palmer</text:p>
          </table:table-cell>
          <table:table-cell office:value-type="string">
            <text:p>Chateau Pal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39000">
            <text:p>39000</text:p>
          </table:table-cell>
          <table:table-cell office:value-type="float" office:value="26300">
            <text:p>263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j4sth04g4ym04ve0</text:p>
          </table:table-cell>
          <table:table-cell office:value-type="string">
            <text:p>RED</text:p>
          </table:table-cell>
          <table:table-cell office:value-type="string">
            <text:p>Château Palmer Margaux</text:p>
          </table:table-cell>
          <table:table-cell office:value-type="string">
            <text:p>Chateau Palmer</text:p>
          </table:table-cell>
          <table:table-cell office:value-type="float" office:value="34.65396">
            <text:p>34.6539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Figeac</text:p>
          </table:table-cell>
          <table:table-cell office:value-type="string">
            <text:p>Chateau Figea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5000">
            <text:p>45000</text:p>
          </table:table-cell>
          <table:table-cell office:value-type="float" office:value="28000">
            <text:p>28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nr0wsps41e5sa1awew</text:p>
          </table:table-cell>
          <table:table-cell office:value-type="string">
            <text:p>RED</text:p>
          </table:table-cell>
          <table:table-cell office:value-type="string">
            <text:p>Petit-Figeac Saint-Émilion</text:p>
          </table:table-cell>
          <table:table-cell office:value-type="string">
            <text:p>Château Figeac</text:p>
          </table:table-cell>
          <table:table-cell office:value-type="float" office:value="37.62833">
            <text:p>37.6283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HAUT BRIO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3">
            <text:p>1993</text:p>
          </table:table-cell>
          <table:table-cell office:value-type="float" office:value="54000">
            <text:p>54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nf442xq49cezwjg9fc</text:p>
          </table:table-cell>
          <table:table-cell office:value-type="string">
            <text:p>RED</text:p>
          </table:table-cell>
          <table:table-cell office:value-type="string">
            <text:p>Le Clarence de Haut Brion Pessac-Léognan (Château Bahans Haut-Brion)</text:p>
          </table:table-cell>
          <table:table-cell office:value-type="string">
            <text:p>Château Haut-Brion</text:p>
          </table:table-cell>
          <table:table-cell office:value-type="float" office:value="36.11902">
            <text:p>36.1190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hateau Margaux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1">
            <text:p>1991</text:p>
          </table:table-cell>
          <table:table-cell office:value-type="float" office:value="64000">
            <text:p>64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7fnz8b12t8541304w</text:p>
          </table:table-cell>
          <table:table-cell office:value-type="string">
            <text:p>RED</text:p>
          </table:table-cell>
          <table:table-cell office:value-type="string">
            <text:p>Margaux du Château Margaux</text:p>
          </table:table-cell>
          <table:table-cell office:value-type="string">
            <text:p>Château Margaux</text:p>
          </table:table-cell>
          <table:table-cell office:value-type="float" office:value="38.857235">
            <text:p>38.85723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larence de Haut Brion</text:p>
          </table:table-cell>
          <table:table-cell office:value-type="string">
            <text:p>Haut Bri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25500">
            <text:p>25500</text:p>
          </table:table-cell>
          <table:table-cell office:value-type="float" office:value="15900">
            <text:p>15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nf442xq49cezwjg9fc</text:p>
          </table:table-cell>
          <table:table-cell office:value-type="string">
            <text:p>RED</text:p>
          </table:table-cell>
          <table:table-cell office:value-type="string">
            <text:p>Le Clarence de Haut Brion Pessac-Léognan (Château Bahans Haut-Brion)</text:p>
          </table:table-cell>
          <table:table-cell office:value-type="string">
            <text:p>Château Haut-Brion</text:p>
          </table:table-cell>
          <table:table-cell office:value-type="float" office:value="42.85707">
            <text:p>42.8570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Pomerol</text:p>
          </table:table-cell>
          <table:table-cell office:value-type="string">
            <text:p>Vieux Chateau Cert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68000">
            <text:p>68000</text:p>
          </table:table-cell>
          <table:table-cell office:value-type="float" office:value="38500">
            <text:p>385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q1a846az4eyckwg8n4</text:p>
          </table:table-cell>
          <table:table-cell office:value-type="string">
            <text:p>RED</text:p>
          </table:table-cell>
          <table:table-cell office:value-type="string">
            <text:p>Pomerol</text:p>
          </table:table-cell>
          <table:table-cell office:value-type="string">
            <text:p>Vieux Château Certan</text:p>
          </table:table-cell>
          <table:table-cell office:value-type="float" office:value="46.400383">
            <text:p>46.40038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1eme Margaux</text:p>
          </table:table-cell>
          <table:table-cell office:value-type="string">
            <text:p>Chateau Margau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110000">
            <text:p>110000</text:p>
          </table:table-cell>
          <table:table-cell office:value-type="float" office:value="77500">
            <text:p>77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ycw57y0q4pyemstq3xcfby</text:p>
          </table:table-cell>
          <table:table-cell office:value-type="string">
            <text:p>RED</text:p>
          </table:table-cell>
          <table:table-cell office:value-type="string">
            <text:p>Chatelet Margaux Heath</text:p>
          </table:table-cell>
          <table:table-cell office:value-type="string">
            <text:p>Château Margaux</text:p>
          </table:table-cell>
          <table:table-cell office:value-type="float" office:value="33.809208">
            <text:p>33.80920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1eme Pauillac</text:p>
          </table:table-cell>
          <table:table-cell office:value-type="string">
            <text:p>Chateau Mout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10000">
            <text:p>110000</text:p>
          </table:table-cell>
          <table:table-cell office:value-type="float" office:value="72500">
            <text:p>72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n1qz1mzsq3eg75yeb3</text:p>
          </table:table-cell>
          <table:table-cell office:value-type="string">
            <text:p>RED</text:p>
          </table:table-cell>
          <table:table-cell office:value-type="string">
            <text:p>Réserve Pauillac</text:p>
          </table:table-cell>
          <table:table-cell office:value-type="string">
            <text:p>Mouton Cadet</text:p>
          </table:table-cell>
          <table:table-cell office:value-type="float" office:value="27.561785">
            <text:p>27.56178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1eme Pauillac</text:p>
          </table:table-cell>
          <table:table-cell office:value-type="string">
            <text:p>Chateau Latou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10000">
            <text:p>110000</text:p>
          </table:table-cell>
          <table:table-cell office:value-type="float" office:value="75500">
            <text:p>755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5dpgyybcekf6gdgdc</text:p>
          </table:table-cell>
          <table:table-cell office:value-type="string">
            <text:p>RED</text:p>
          </table:table-cell>
          <table:table-cell office:value-type="string">
            <text:p>Pauillac de Latour</text:p>
          </table:table-cell>
          <table:table-cell office:value-type="string">
            <text:p>Château Latour</text:p>
          </table:table-cell>
          <table:table-cell office:value-type="float" office:value="30.839455">
            <text:p>30.83945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MAX</text:p>
          </table:table-cell>
          <table:table-cell office:value-type="string">
            <text:p>Miles Mossop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cjtv2hw9b2exzvnfn7</text:p>
          </table:table-cell>
          <table:table-cell office:value-type="string">
            <text:p>RED</text:p>
          </table:table-cell>
          <table:table-cell office:value-type="string">
            <text:p>Max</text:p>
          </table:table-cell>
          <table:table-cell office:value-type="string">
            <text:p>Miles Mossop Wines</text:p>
          </table:table-cell>
          <table:table-cell office:value-type="float" office:value="46.1122">
            <text:p>46.112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Le Petit Clos</text:p>
          </table:table-cell>
          <table:table-cell office:value-type="string">
            <text:p>Casa Lapostol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000">
            <text:p>7000</text:p>
          </table:table-cell>
          <table:table-cell office:value-type="float" office:value="3290">
            <text:p>329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1dxb0wadqpw888xhse5</text:p>
          </table:table-cell>
          <table:table-cell office:value-type="string">
            <text:p>RED</text:p>
          </table:table-cell>
          <table:table-cell office:value-type="string">
            <text:p>Casa Petit Verdot</text:p>
          </table:table-cell>
          <table:table-cell office:value-type="string">
            <text:p>Lapostolle</text:p>
          </table:table-cell>
          <table:table-cell office:value-type="float" office:value="31.245932">
            <text:p>31.24593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haetauneuf du Pape Telegramme</text:p>
          </table:table-cell>
          <table:table-cell office:value-type="string">
            <text:p>Le Vieux Telegraph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200">
            <text:p>8200</text:p>
          </table:table-cell>
          <table:table-cell office:value-type="float" office:value="3900">
            <text:p>39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q1aa5bdctyh01yfazw</text:p>
          </table:table-cell>
          <table:table-cell office:value-type="string">
            <text:p>RED</text:p>
          </table:table-cell>
          <table:table-cell office:value-type="string">
            <text:p>Châteauneuf-du-Pape Télégramme Rouge</text:p>
          </table:table-cell>
          <table:table-cell office:value-type="string">
            <text:p>Domaine du Vieux Télégraphe</text:p>
          </table:table-cell>
          <table:table-cell office:value-type="float" office:value="46.611137">
            <text:p>46.61113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hateauneuf Clos de l'Oratoire</text:p>
          </table:table-cell>
          <table:table-cell office:value-type="string">
            <text:p>Ogi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500">
            <text:p>9500</text:p>
          </table:table-cell>
          <table:table-cell office:value-type="float" office:value="4650">
            <text:p>465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hnqhxrgsjrafqvvv</text:p>
          </table:table-cell>
          <table:table-cell office:value-type="string">
            <text:p>RED</text:p>
          </table:table-cell>
          <table:table-cell office:value-type="string">
            <text:p>Clos de l'Oratoire des Papes Châteauneuf-du-Pape</text:p>
          </table:table-cell>
          <table:table-cell office:value-type="string">
            <text:p>Ogier</text:p>
          </table:table-cell>
          <table:table-cell office:value-type="float" office:value="39.465946">
            <text:p>39.46594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uvée X</text:p>
          </table:table-cell>
          <table:table-cell office:value-type="string">
            <text:p>Knip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4372">
            <text:p>4372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4pmmfdrcnxf4x57tcr0se3m</text:p>
          </table:table-cell>
          <table:table-cell office:value-type="string">
            <text:p>RED</text:p>
          </table:table-cell>
          <table:table-cell office:value-type="string">
            <text:p>Cuvée X</text:p>
          </table:table-cell>
          <table:table-cell office:value-type="string">
            <text:p>Knipser</text:p>
          </table:table-cell>
          <table:table-cell office:value-type="float" office:value="37.782345">
            <text:p>37.78234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hateauneuf du Pape</text:p>
          </table:table-cell>
          <table:table-cell office:value-type="string">
            <text:p>La Nerth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5200">
            <text:p>15200</text:p>
          </table:table-cell>
          <table:table-cell office:value-type="float" office:value="7200">
            <text:p>72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jnjytqmfwr4p28xga</text:p>
          </table:table-cell>
          <table:table-cell office:value-type="string">
            <text:p>RED</text:p>
          </table:table-cell>
          <table:table-cell office:value-type="string">
            <text:p>Châteauneuf-du-Pape Bio</text:p>
          </table:table-cell>
          <table:table-cell office:value-type="string">
            <text:p>Château La Nerthe</text:p>
          </table:table-cell>
          <table:table-cell office:value-type="float" office:value="40.714104">
            <text:p>40.71410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Salzberg</text:p>
          </table:table-cell>
          <table:table-cell office:value-type="string">
            <text:p>Heinr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0800">
            <text:p>108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pcahpk5pbgvvjgch24</text:p>
          </table:table-cell>
          <table:table-cell office:value-type="string">
            <text:p>RED</text:p>
          </table:table-cell>
          <table:table-cell office:value-type="string">
            <text:p>Salzberg</text:p>
          </table:table-cell>
          <table:table-cell office:value-type="string">
            <text:p>Heinrich</text:p>
          </table:table-cell>
          <table:table-cell office:value-type="float" office:value="32.84017">
            <text:p>32.8401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haetauneuf du Pape  </text:p>
          </table:table-cell>
          <table:table-cell office:value-type="string">
            <text:p>Clos de Pap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9900">
            <text:p>99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d4q5pab8tg4m5fdx7x</text:p>
          </table:table-cell>
          <table:table-cell office:value-type="string">
            <text:p>RED</text:p>
          </table:table-cell>
          <table:table-cell office:value-type="string">
            <text:p>Châteauneuf-du-Pape</text:p>
          </table:table-cell>
          <table:table-cell office:value-type="string">
            <text:p>Clos des Papes (Paul Avril)</text:p>
          </table:table-cell>
          <table:table-cell office:value-type="float" office:value="36.61672">
            <text:p>36.6167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Nicolas Zapata</text:p>
          </table:table-cell>
          <table:table-cell office:value-type="string">
            <text:p>Catena Zapa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5000">
            <text:p>25000</text:p>
          </table:table-cell>
          <table:table-cell office:value-type="float" office:value="10100">
            <text:p>101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f199ve4b84d2k8m5</text:p>
          </table:table-cell>
          <table:table-cell office:value-type="string">
            <text:p>RED</text:p>
          </table:table-cell>
          <table:table-cell office:value-type="string">
            <text:p>Cabernet-Malbec Nicolás Catena Zapata</text:p>
          </table:table-cell>
          <table:table-cell office:value-type="string">
            <text:p>Catena Zapata</text:p>
          </table:table-cell>
          <table:table-cell office:value-type="float" office:value="54.41923">
            <text:p>54.4192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hateauneuf du Pape</text:p>
          </table:table-cell>
          <table:table-cell office:value-type="string">
            <text:p>Beaucast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5000">
            <text:p>25000</text:p>
          </table:table-cell>
          <table:table-cell office:value-type="float" office:value="10900">
            <text:p>109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k0gzdp015n05mjfz</text:p>
          </table:table-cell>
          <table:table-cell office:value-type="string">
            <text:p>RED</text:p>
          </table:table-cell>
          <table:table-cell office:value-type="string">
            <text:p>Châteauneuf-du-Pape</text:p>
          </table:table-cell>
          <table:table-cell office:value-type="string">
            <text:p>Château de Beaucastel</text:p>
          </table:table-cell>
          <table:table-cell office:value-type="float" office:value="37.497665">
            <text:p>37.49766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Belle Leone</text:p>
          </table:table-cell>
          <table:table-cell office:value-type="string">
            <text:p>La Peyre Ros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  <table:table-cell office:value-type="float" office:value="11000">
            <text:p>11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cycw5d3bx21pnd5z3wyv57m</text:p>
          </table:table-cell>
          <table:table-cell office:value-type="string">
            <text:p>RED</text:p>
          </table:table-cell>
          <table:table-cell office:value-type="string">
            <text:p>Belle Léone</text:p>
          </table:table-cell>
          <table:table-cell office:value-type="string">
            <text:p>Peyre Rose</text:p>
          </table:table-cell>
          <table:table-cell office:value-type="float" office:value="43.639656">
            <text:p>43.63965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Almaviva</text:p>
          </table:table-cell>
          <table:table-cell office:value-type="string">
            <text:p>Concha y Toro + Rotschil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0000">
            <text:p>30000</text:p>
          </table:table-cell>
          <table:table-cell office:value-type="float" office:value="17500">
            <text:p>175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02he7atd5s9e2yyta</text:p>
          </table:table-cell>
          <table:table-cell office:value-type="string">
            <text:p>RED</text:p>
          </table:table-cell>
          <table:table-cell office:value-type="string">
            <text:p>Toro Centenario Red Blend</text:p>
          </table:table-cell>
          <table:table-cell office:value-type="string">
            <text:p>Toro</text:p>
          </table:table-cell>
          <table:table-cell office:value-type="float" office:value="23.087524">
            <text:p>23.08752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Monte Bello</text:p>
          </table:table-cell>
          <table:table-cell office:value-type="string">
            <text:p>Ridg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5000">
            <text:p>45000</text:p>
          </table:table-cell>
          <table:table-cell office:value-type="float" office:value="27000">
            <text:p>27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9z4e1n3fw0y1mfrx5</text:p>
          </table:table-cell>
          <table:table-cell office:value-type="string">
            <text:p>RED</text:p>
          </table:table-cell>
          <table:table-cell office:value-type="string">
            <text:p>Monte Bello</text:p>
          </table:table-cell>
          <table:table-cell office:value-type="string">
            <text:p>Ridge Vineyards</text:p>
          </table:table-cell>
          <table:table-cell office:value-type="float" office:value="29.767212">
            <text:p>29.76721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Dessert Beerenauslese Kirschgarten 2015</text:p>
          </table:table-cell>
          <table:table-cell office:value-type="string">
            <text:p>Kuh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W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g2kmqa3gy1aagjb95</text:p>
          </table:table-cell>
          <table:table-cell office:value-type="string">
            <text:p>RED</text:p>
          </table:table-cell>
          <table:table-cell office:value-type="string">
            <text:p>Kirschgarten Pinot Noir</text:p>
          </table:table-cell>
          <table:table-cell office:value-type="string">
            <text:p>Philipp Kuhn</text:p>
          </table:table-cell>
          <table:table-cell office:value-type="float" office:value="28.549696">
            <text:p>28.54969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Dessert Picolit </text:p>
          </table:table-cell>
          <table:table-cell office:value-type="string">
            <text:p>Ronchi di Cia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  <table:table-cell office:value-type="float" office:value="5600">
            <text:p>56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rj0j8yw91e6vzc3k8d3</text:p>
          </table:table-cell>
          <table:table-cell office:value-type="string">
            <text:p>RED</text:p>
          </table:table-cell>
          <table:table-cell office:value-type="string">
            <text:p>Messer Angelo</text:p>
          </table:table-cell>
          <table:table-cell office:value-type="string">
            <text:p>Tenute di Fraternita</text:p>
          </table:table-cell>
          <table:table-cell office:value-type="float" office:value="11.283417">
            <text:p>11.28341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Dessert Recioto Tordare</text:p>
          </table:table-cell>
          <table:table-cell office:value-type="string">
            <text:p>Cá la Bion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900">
            <text:p>900</text:p>
          </table:table-cell>
          <table:table-cell office:value-type="float" office:value="2600">
            <text:p>26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vdhpc8j3bbqr3kr8r5</text:p>
          </table:table-cell>
          <table:table-cell office:value-type="string">
            <text:p>RED</text:p>
          </table:table-cell>
          <table:table-cell office:value-type="string">
            <text:p>Desperta Sabores Tinto</text:p>
          </table:table-cell>
          <table:table-cell office:value-type="string">
            <text:p>Casal da Eira</text:p>
          </table:table-cell>
          <table:table-cell office:value-type="float" office:value="15.6633835">
            <text:p>15.663383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Lugana MGM </text:p>
          </table:table-cell>
          <table:table-cell office:value-type="string">
            <text:p>Ca die Frat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cwvb47qg0vemym0s0ybjxh0</text:p>
          </table:table-cell>
          <table:table-cell office:value-type="string">
            <text:p>RED</text:p>
          </table:table-cell>
          <table:table-cell office:value-type="string">
            <text:p>Lugana</text:p>
          </table:table-cell>
          <table:table-cell office:value-type="string">
            <text:p>Cà Montini</text:p>
          </table:table-cell>
          <table:table-cell office:value-type="float" office:value="22.704704">
            <text:p>22.70470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Vieris / Piere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1200">
            <text:p>11200</text:p>
          </table:table-cell>
          <table:table-cell office:value-type="float" office:value="4300">
            <text:p>43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s2xfwanhryz73xj8zw</text:p>
          </table:table-cell>
          <table:table-cell office:value-type="string">
            <text:p>RED</text:p>
          </table:table-cell>
          <table:table-cell office:value-type="string">
            <text:p>Cepas Viejas</text:p>
          </table:table-cell>
          <table:table-cell office:value-type="string">
            <text:p>Román</text:p>
          </table:table-cell>
          <table:table-cell office:value-type="float" office:value="24.443531">
            <text:p>24.44353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Vieris / Piere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s2xfwanhryz73xj8zw</text:p>
          </table:table-cell>
          <table:table-cell office:value-type="string">
            <text:p>RED</text:p>
          </table:table-cell>
          <table:table-cell office:value-type="string">
            <text:p>Cepas Viejas</text:p>
          </table:table-cell>
          <table:table-cell office:value-type="string">
            <text:p>Román</text:p>
          </table:table-cell>
          <table:table-cell office:value-type="float" office:value="24.443531">
            <text:p>24.44353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Vieris / Piere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RDEAUX_JEROBOAM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s2xfwanhryz73xj8zw</text:p>
          </table:table-cell>
          <table:table-cell office:value-type="string">
            <text:p>RED</text:p>
          </table:table-cell>
          <table:table-cell office:value-type="string">
            <text:p>Cepas Viejas</text:p>
          </table:table-cell>
          <table:table-cell office:value-type="string">
            <text:p>Román</text:p>
          </table:table-cell>
          <table:table-cell office:value-type="float" office:value="24.443531">
            <text:p>24.44353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Dessimis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1200">
            <text:p>11200</text:p>
          </table:table-cell>
          <table:table-cell office:value-type="float" office:value="4300">
            <text:p>43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yxdstnskn6e3w8q1k6y</text:p>
          </table:table-cell>
          <table:table-cell office:value-type="string">
            <text:p>RED</text:p>
          </table:table-cell>
          <table:table-cell office:value-type="string">
            <text:p>Magnum de Margaux</text:p>
          </table:table-cell>
          <table:table-cell office:value-type="string">
            <text:p>La Vie de Star</text:p>
          </table:table-cell>
          <table:table-cell office:value-type="float" office:value="21.203087">
            <text:p>21.20308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Dessimis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yxdstnskn6e3w8q1k6y</text:p>
          </table:table-cell>
          <table:table-cell office:value-type="string">
            <text:p>RED</text:p>
          </table:table-cell>
          <table:table-cell office:value-type="string">
            <text:p>Magnum de Margaux</text:p>
          </table:table-cell>
          <table:table-cell office:value-type="string">
            <text:p>La Vie de Star</text:p>
          </table:table-cell>
          <table:table-cell office:value-type="float" office:value="21.203087">
            <text:p>21.20308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Dessimis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RDEAUX_JEROBOAM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yxdstnskn6e3w8q1k6y</text:p>
          </table:table-cell>
          <table:table-cell office:value-type="string">
            <text:p>RED</text:p>
          </table:table-cell>
          <table:table-cell office:value-type="string">
            <text:p>Magnum de Margaux</text:p>
          </table:table-cell>
          <table:table-cell office:value-type="string">
            <text:p>La Vie de Star</text:p>
          </table:table-cell>
          <table:table-cell office:value-type="float" office:value="21.203087">
            <text:p>21.20308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Vie di Romans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1200">
            <text:p>11200</text:p>
          </table:table-cell>
          <table:table-cell office:value-type="float" office:value="4300">
            <text:p>43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asfmsev5mm4t4spk7s</text:p>
          </table:table-cell>
          <table:table-cell office:value-type="string">
            <text:p>RED</text:p>
          </table:table-cell>
          <table:table-cell office:value-type="string">
            <text:p>Papa Romano Red</text:p>
          </table:table-cell>
          <table:table-cell office:value-type="string">
            <text:p>Via Romano Vineyards</text:p>
          </table:table-cell>
          <table:table-cell office:value-type="float" office:value="28.283796">
            <text:p>28.28379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Vie di Romans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qzm1asfmsev5mm4t4spk7s</text:p>
          </table:table-cell>
          <table:table-cell office:value-type="string">
            <text:p>RED</text:p>
          </table:table-cell>
          <table:table-cell office:value-type="string">
            <text:p>Papa Romano Red</text:p>
          </table:table-cell>
          <table:table-cell office:value-type="string">
            <text:p>Via Romano Vineyards</text:p>
          </table:table-cell>
          <table:table-cell office:value-type="float" office:value="28.283796">
            <text:p>28.28379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Vie di Romans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asfmsev5mm4t4spk7s</text:p>
          </table:table-cell>
          <table:table-cell office:value-type="string">
            <text:p>RED</text:p>
          </table:table-cell>
          <table:table-cell office:value-type="string">
            <text:p>Papa Romano Red</text:p>
          </table:table-cell>
          <table:table-cell office:value-type="string">
            <text:p>Via Romano Vineyards</text:p>
          </table:table-cell>
          <table:table-cell office:value-type="float" office:value="28.283796">
            <text:p>28.28379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Vie di Romans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RDEAUX_JEROBOAM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asfmsev5mm4t4spk7s</text:p>
          </table:table-cell>
          <table:table-cell office:value-type="string">
            <text:p>RED</text:p>
          </table:table-cell>
          <table:table-cell office:value-type="string">
            <text:p>Papa Romano Red</text:p>
          </table:table-cell>
          <table:table-cell office:value-type="string">
            <text:p>Via Romano Vineyards</text:p>
          </table:table-cell>
          <table:table-cell office:value-type="float" office:value="28.283796">
            <text:p>28.28379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Saskia</text:p>
          </table:table-cell>
          <table:table-cell office:value-type="string">
            <text:p>Max Mile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z95z104ygydwp17bb</text:p>
          </table:table-cell>
          <table:table-cell office:value-type="string">
            <text:p>RED</text:p>
          </table:table-cell>
          <table:table-cell office:value-type="string">
            <text:p>Masia Verda Negre</text:p>
          </table:table-cell>
          <table:table-cell office:value-type="string">
            <text:p>Mas Sersal</text:p>
          </table:table-cell>
          <table:table-cell office:value-type="float" office:value="14.528092">
            <text:p>14.52809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Sauvignon Lafoa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9000">
            <text:p>9000</text:p>
          </table:table-cell>
          <table:table-cell office:value-type="float" office:value="3840">
            <text:p>384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mdefg96fmbcyrs5r</text:p>
          </table:table-cell>
          <table:table-cell office:value-type="string">
            <text:p>RED</text:p>
          </table:table-cell>
          <table:table-cell office:value-type="string">
            <text:p>Cabernet Sauvignon Lafóa</text:p>
          </table:table-cell>
          <table:table-cell office:value-type="string">
            <text:p>Colterenzio (Schreckbichl)</text:p>
          </table:table-cell>
          <table:table-cell office:value-type="float" office:value="33.774143">
            <text:p>33.77414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GWZ Kolbenhof</text:p>
          </table:table-cell>
          <table:table-cell office:value-type="string">
            <text:p>Hofstätt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fceags53z4gxcsek9</text:p>
          </table:table-cell>
          <table:table-cell office:value-type="string">
            <text:p>RED</text:p>
          </table:table-cell>
          <table:table-cell office:value-type="string">
            <text:p>Kolbenhofer</text:p>
          </table:table-cell>
          <table:table-cell office:value-type="string">
            <text:p>J. Hofstätter</text:p>
          </table:table-cell>
          <table:table-cell office:value-type="float" office:value="33.70247">
            <text:p>33.7024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Riesling Kirschgarten GG</text:p>
          </table:table-cell>
          <table:table-cell office:value-type="string">
            <text:p>Philipp Kuh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0800">
            <text:p>10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j84j7q3k7yf51dchp</text:p>
          </table:table-cell>
          <table:table-cell office:value-type="string">
            <text:p>RED</text:p>
          </table:table-cell>
          <table:table-cell office:value-type="string">
            <text:p>Kirschgarten Mergelweg GG</text:p>
          </table:table-cell>
          <table:table-cell office:value-type="string">
            <text:p>Philipp Kuhn</text:p>
          </table:table-cell>
          <table:table-cell office:value-type="float" office:value="48.219418">
            <text:p>48.21941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DOM PERIGNON</text:p>
          </table:table-cell>
          <table:table-cell office:value-type="string">
            <text:p>DOM PERIGNO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float" office:value="59500">
            <text:p>595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j52tf6mn7w9aghrejy75g9pn</text:p>
          </table:table-cell>
          <table:table-cell office:value-type="string">
            <text:p>RED</text:p>
          </table:table-cell>
          <table:table-cell office:value-type="string">
            <text:p>Dom Ici Carignan</text:p>
          </table:table-cell>
          <table:table-cell office:value-type="string">
            <text:p>Dom Brial</text:p>
          </table:table-cell>
          <table:table-cell office:value-type="float" office:value="18.883852">
            <text:p>18.88385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Max Miles</text:p>
          </table:table-cell>
          <table:table-cell office:value-type="string">
            <text:p>Mossop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cjtv2hw9b2exzvnfn7</text:p>
          </table:table-cell>
          <table:table-cell office:value-type="string">
            <text:p>RED</text:p>
          </table:table-cell>
          <table:table-cell office:value-type="string">
            <text:p>Max</text:p>
          </table:table-cell>
          <table:table-cell office:value-type="string">
            <text:p>Miles Mossop Wines</text:p>
          </table:table-cell>
          <table:table-cell office:value-type="float" office:value="30.43275">
            <text:p>30.4327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Barbaresco  </text:p>
          </table:table-cell>
          <table:table-cell office:value-type="string">
            <text:p>Produttori del Barbaresc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q77fb88zxfbzs90f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Produttori del Barbaresco</text:p>
          </table:table-cell>
          <table:table-cell office:value-type="float" office:value="48.92551">
            <text:p>48.9255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Barbaresco Rocche 7 Fratelli</text:p>
          </table:table-cell>
          <table:table-cell office:value-type="string">
            <text:p>Lodali Walt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scbk89gr4k22q5n0rs3</text:p>
          </table:table-cell>
          <table:table-cell office:value-type="string">
            <text:p>RED</text:p>
          </table:table-cell>
          <table:table-cell office:value-type="string">
            <text:p>Rocche dei 7 Fratelli Barbaresco</text:p>
          </table:table-cell>
          <table:table-cell office:value-type="string">
            <text:p>Lodali</text:p>
          </table:table-cell>
          <table:table-cell office:value-type="float" office:value="53.301723">
            <text:p>53.30172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Barolo</text:p>
          </table:table-cell>
          <table:table-cell office:value-type="string">
            <text:p>San Biagi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s3eqce1bf1pppqdw9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San Biagio</text:p>
          </table:table-cell>
          <table:table-cell office:value-type="float" office:value="39.558018">
            <text:p>39.55801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MORUS</text:p>
          </table:table-cell>
          <table:table-cell office:value-type="string">
            <text:p>Lents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1">
            <text:p>2011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h3z2rs2k3ztpts1zv</text:p>
          </table:table-cell>
          <table:table-cell office:value-type="string">
            <text:p>RED</text:p>
          </table:table-cell>
          <table:table-cell office:value-type="string">
            <text:p>Lagrein Morus</text:p>
          </table:table-cell>
          <table:table-cell office:value-type="string">
            <text:p>Weingut H.Lentsch</text:p>
          </table:table-cell>
          <table:table-cell office:value-type="float" office:value="29.54805">
            <text:p>29.5480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Palestina</text:p>
          </table:table-cell>
          <table:table-cell office:value-type="string">
            <text:p>Lents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hqfyyqrkgaxp1wg9p</text:p>
          </table:table-cell>
          <table:table-cell office:value-type="string">
            <text:p>RED</text:p>
          </table:table-cell>
          <table:table-cell office:value-type="string">
            <text:p>Cabernet-Merlot Palestina Riserva</text:p>
          </table:table-cell>
          <table:table-cell office:value-type="string">
            <text:p>Weingut H.Lentsch</text:p>
          </table:table-cell>
          <table:table-cell office:value-type="float" office:value="25.463118">
            <text:p>25.46311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Trattmann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txgmhcw3y7x327kxd</text:p>
          </table:table-cell>
          <table:table-cell office:value-type="string">
            <text:p>RED</text:p>
          </table:table-cell>
          <table:table-cell office:value-type="string">
            <text:p>Pinot Noir Riserva Trattmann</text:p>
          </table:table-cell>
          <table:table-cell office:value-type="string">
            <text:p>Girlan</text:p>
          </table:table-cell>
          <table:table-cell office:value-type="float" office:value="36.91158">
            <text:p>36.9115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Lagrein Mirell</text:p>
          </table:table-cell>
          <table:table-cell office:value-type="string">
            <text:p>Ansitz Waldgrie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3000">
            <text:p>13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jmc5trft3fn3tf0d</text:p>
          </table:table-cell>
          <table:table-cell office:value-type="string">
            <text:p>RED</text:p>
          </table:table-cell>
          <table:table-cell office:value-type="string">
            <text:p>Lagrein Mirell</text:p>
          </table:table-cell>
          <table:table-cell office:value-type="string">
            <text:p>Ansitz Waldgries</text:p>
          </table:table-cell>
          <table:table-cell office:value-type="float" office:value="65.54969">
            <text:p>65.5496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Barbaresco Riserva Ovello</text:p>
          </table:table-cell>
          <table:table-cell office:value-type="string">
            <text:p>Produttori del Barbaresc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5800">
            <text:p>58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sc897f2edej1m3dgmj6</text:p>
          </table:table-cell>
          <table:table-cell office:value-type="string">
            <text:p>RED</text:p>
          </table:table-cell>
          <table:table-cell office:value-type="string">
            <text:p>Barbaresco Riserva Ovello</text:p>
          </table:table-cell>
          <table:table-cell office:value-type="string">
            <text:p>Produttori del Barbaresco</text:p>
          </table:table-cell>
          <table:table-cell office:value-type="float" office:value="57.475258">
            <text:p>57.47525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Casasilia Gr. Selezone</text:p>
          </table:table-cell>
          <table:table-cell office:value-type="string">
            <text:p>Poggio al Sole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9rp2hazva5brtt860</text:p>
          </table:table-cell>
          <table:table-cell office:value-type="string">
            <text:p>RED</text:p>
          </table:table-cell>
          <table:table-cell office:value-type="string">
            <text:p>Chianti Classico Gran Selezione Casasilia Bio</text:p>
          </table:table-cell>
          <table:table-cell office:value-type="string">
            <text:p>Poggio Al Sole</text:p>
          </table:table-cell>
          <table:table-cell office:value-type="float" office:value="44.094803">
            <text:p>44.09480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REIF</text:p>
          </table:table-cell>
          <table:table-cell office:value-type="string">
            <text:p>Unterganz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kza4y83vwrfm2gfkj0</text:p>
          </table:table-cell>
          <table:table-cell office:value-type="string">
            <text:p>RED</text:p>
          </table:table-cell>
          <table:table-cell office:value-type="string">
            <text:p>Composition Reif</text:p>
          </table:table-cell>
          <table:table-cell office:value-type="string">
            <text:p>Erbhof Unterganzner</text:p>
          </table:table-cell>
          <table:table-cell office:value-type="float" office:value="34.3529">
            <text:p>34.352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REIF</text:p>
          </table:table-cell>
          <table:table-cell office:value-type="string">
            <text:p>Unterganzner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kza4y83vwrfm2gfkj0</text:p>
          </table:table-cell>
          <table:table-cell office:value-type="string">
            <text:p>RED</text:p>
          </table:table-cell>
          <table:table-cell office:value-type="string">
            <text:p>Composition Reif</text:p>
          </table:table-cell>
          <table:table-cell office:value-type="string">
            <text:p>Erbhof Unterganzner</text:p>
          </table:table-cell>
          <table:table-cell office:value-type="float" office:value="34.3529">
            <text:p>34.352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Etna Rosso</text:p>
          </table:table-cell>
          <table:table-cell office:value-type="string">
            <text:p>Federico Grazia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9000">
            <text:p>9000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9pmcxtdd1jg7azhda0</text:p>
          </table:table-cell>
          <table:table-cell office:value-type="string">
            <text:p>RED</text:p>
          </table:table-cell>
          <table:table-cell office:value-type="string">
            <text:p>Nerello Mascalese Etna Rosso</text:p>
          </table:table-cell>
          <table:table-cell office:value-type="string">
            <text:p>Federico Graziani</text:p>
          </table:table-cell>
          <table:table-cell office:value-type="float" office:value="50.02304">
            <text:p>50.0230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Profumo di Vulcano</text:p>
          </table:table-cell>
          <table:table-cell office:value-type="string">
            <text:p>Federico Grazia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11100">
            <text:p>111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s9rbngfa7fjdr5t8eg3</text:p>
          </table:table-cell>
          <table:table-cell office:value-type="string">
            <text:p>RED</text:p>
          </table:table-cell>
          <table:table-cell office:value-type="string">
            <text:p>Profumo di Vulcano Rosso</text:p>
          </table:table-cell>
          <table:table-cell office:value-type="string">
            <text:p>Federico Graziani</text:p>
          </table:table-cell>
          <table:table-cell office:value-type="float" office:value="61.64046">
            <text:p>61.6404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Brunello di Montalcino</text:p>
          </table:table-cell>
          <table:table-cell office:value-type="string">
            <text:p>Mastrojan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7000">
            <text:p>17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7xxn6av2sket6k35p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Mastrojanni</text:p>
          </table:table-cell>
          <table:table-cell office:value-type="float" office:value="46.701355">
            <text:p>46.70135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Schioppettino</text:p>
          </table:table-cell>
          <table:table-cell office:value-type="string">
            <text:p>Ronchi di Ciall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qsxnbexancy9k9ptxdnwvn</text:p>
          </table:table-cell>
          <table:table-cell office:value-type="string">
            <text:p>RED</text:p>
          </table:table-cell>
          <table:table-cell office:value-type="string">
            <text:p>Schioppettino di Cialla</text:p>
          </table:table-cell>
          <table:table-cell office:value-type="string">
            <text:p>Ronchi di Cialla</text:p>
          </table:table-cell>
          <table:table-cell office:value-type="float" office:value="46.08368">
            <text:p>46.0836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Lamarein</text:p>
          </table:table-cell>
          <table:table-cell office:value-type="string">
            <text:p>Unterganz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7500">
            <text:p>17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5agsqx1htnk7swsa8</text:p>
          </table:table-cell>
          <table:table-cell office:value-type="string">
            <text:p>RED</text:p>
          </table:table-cell>
          <table:table-cell office:value-type="string">
            <text:p>Lagrein Lamarein</text:p>
          </table:table-cell>
          <table:table-cell office:value-type="string">
            <text:p>Erbhof Unterganzner</text:p>
          </table:table-cell>
          <table:table-cell office:value-type="float" office:value="37.85887">
            <text:p>37.8588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Sito Moresco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5ck3gwm5w4617e7m</text:p>
          </table:table-cell>
          <table:table-cell office:value-type="string">
            <text:p>RED</text:p>
          </table:table-cell>
          <table:table-cell office:value-type="string">
            <text:p>Sito Moresco</text:p>
          </table:table-cell>
          <table:table-cell office:value-type="string">
            <text:p>Gaja</text:p>
          </table:table-cell>
          <table:table-cell office:value-type="float" office:value="47.01171">
            <text:p>47.0117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Curlan MGM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22000">
            <text:p>22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7p3pekabgw88zacw</text:p>
          </table:table-cell>
          <table:table-cell office:value-type="string">
            <text:p>RED</text:p>
          </table:table-cell>
          <table:table-cell office:value-type="string">
            <text:p>Pinot Noir Riserva Curlan</text:p>
          </table:table-cell>
          <table:table-cell office:value-type="string">
            <text:p>Girlan</text:p>
          </table:table-cell>
          <table:table-cell office:value-type="float" office:value="35.690712">
            <text:p>35.69071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Ganger MGM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tysvk48mrdbc8n5b</text:p>
          </table:table-cell>
          <table:table-cell office:value-type="string">
            <text:p>RED</text:p>
          </table:table-cell>
          <table:table-cell office:value-type="string">
            <text:p>Pinot Noir Riserva Vigna Ganger</text:p>
          </table:table-cell>
          <table:table-cell office:value-type="string">
            <text:p>Girlan</text:p>
          </table:table-cell>
          <table:table-cell office:value-type="float" office:value="32.799892">
            <text:p>32.79989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Costabate</text:p>
          </table:table-cell>
          <table:table-cell office:value-type="string">
            <text:p>Uccellier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1">
            <text:p>2011</text:p>
          </table:table-cell>
          <table:table-cell office:value-type="float" office:value="40000">
            <text:p>40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z9zefykv87dcfvgam3</text:p>
          </table:table-cell>
          <table:table-cell office:value-type="string">
            <text:p>RED</text:p>
          </table:table-cell>
          <table:table-cell office:value-type="string">
            <text:p>Costabate</text:p>
          </table:table-cell>
          <table:table-cell office:value-type="string">
            <text:p>Uccelliera</text:p>
          </table:table-cell>
          <table:table-cell office:value-type="float" office:value="45.314583">
            <text:p>45.31458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Le Vigne 5L</text:p>
          </table:table-cell>
          <table:table-cell office:value-type="string">
            <text:p>Sandrone</text:p>
          </table:table-cell>
          <table:table-cell office:value-type="string"/>
          <table:table-cell office:value-type="string">
            <text:p>BORDEAUX_JEROBOAM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hdneb67mx04k6zhqex</text:p>
          </table:table-cell>
          <table:table-cell office:value-type="string">
            <text:p>RED</text:p>
          </table:table-cell>
          <table:table-cell office:value-type="string">
            <text:p>Barolo Le Vigne</text:p>
          </table:table-cell>
          <table:table-cell office:value-type="string">
            <text:p>Sandrone Luciano</text:p>
          </table:table-cell>
          <table:table-cell office:value-type="float" office:value="32.24516">
            <text:p>32.2451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AKE Hatsumago Honjozo</text:p>
          </table:table-cell>
          <table:table-cell office:value-type="string">
            <text:p>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1f1ga7mmee2ww5y5hmy</text:p>
          </table:table-cell>
          <table:table-cell office:value-type="string">
            <text:p>RED</text:p>
          </table:table-cell>
          <table:table-cell office:value-type="string">
            <text:p>Lake Mariner</text:p>
          </table:table-cell>
          <table:table-cell office:value-type="string">
            <text:p>A Gust Of Sun</text:p>
          </table:table-cell>
          <table:table-cell office:value-type="float" office:value="8.24295">
            <text:p>8.2429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AKE Ichiban Shizuku Junmai Ginjo</text:p>
          </table:table-cell>
          <table:table-cell office:value-type="string">
            <text:p>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2b6ckkbnayy7d88cqe</text:p>
          </table:table-cell>
          <table:table-cell office:value-type="string">
            <text:p>RED</text:p>
          </table:table-cell>
          <table:table-cell office:value-type="string">
            <text:p>Gínjol Rosso</text:p>
          </table:table-cell>
          <table:table-cell office:value-type="string">
            <text:p>Antonella Ledà d'Ittiri</text:p>
          </table:table-cell>
          <table:table-cell office:value-type="float" office:value="10.595121">
            <text:p>10.595121</text:p>
          </table:table-cell>
        </table:table-row>
      </table:table>
      <table:table table:name="Manual (DO NOT TOUCH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table:formula="of:=IF(ISBLANK([.B2]); &quot;&quot;; 1)"/>
          <table:table-cell office:value-type="string"/>
          <table:table-cell office:value-type="string"/>
          <table:table-cell office:value-type="string"/>
          <table:table-cell office:value-type="string">
            <text:p>Metodo Classico Dassie Favrel</text:p>
          </table:table-cell>
          <table:table-cell office:value-type="string">
            <text:p>Malib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5000">
            <text:p>5000</text:p>
          </table:table-cell>
          <table:table-cell office:value-type="float" office:value="1500">
            <text:p>15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3]); &quot;&quot;; 1)"/>
          <table:table-cell office:value-type="string"/>
          <table:table-cell office:value-type="string"/>
          <table:table-cell office:value-type="string"/>
          <table:table-cell office:value-type="string">
            <text:p>PINOT BIANCO Private Reserve</text:p>
          </table:table-cell>
          <table:table-cell office:value-type="string">
            <text:p>Falken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000">
            <text:p>7000</text:p>
          </table:table-cell>
          <table:table-cell office:value-type="float" office:value="1650">
            <text:p>165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4]); &quot;&quot;; 1)"/>
          <table:table-cell office:value-type="string"/>
          <table:table-cell office:value-type="string"/>
          <table:table-cell office:value-type="string"/>
          <table:table-cell office:value-type="string">
            <text:p>PINOT BIANCO REINASSANCE</text:p>
          </table:table-cell>
          <table:table-cell office:value-type="string">
            <text:p>Gump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500">
            <text:p>6500</text:p>
          </table:table-cell>
          <table:table-cell office:value-type="float" office:value="2700">
            <text:p>27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5]); &quot;&quot;; 1)"/>
          <table:table-cell office:value-type="string"/>
          <table:table-cell office:value-type="string"/>
          <table:table-cell office:value-type="string"/>
          <table:table-cell office:value-type="string">
            <text:p>SAUVIGNON  Vassal</text:p>
          </table:table-cell>
          <table:table-cell office:value-type="string">
            <text:p>Elfen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6500">
            <text:p>6500</text:p>
          </table:table-cell>
          <table:table-cell office:value-type="float" office:value="1700">
            <text:p>1700</text:p>
          </table:table-cell>
          <table:table-cell office:value-type="float" office:value="21">
            <text:p>2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6]); &quot;&quot;; 1)"/>
          <table:table-cell office:value-type="string"/>
          <table:table-cell office:value-type="string"/>
          <table:table-cell office:value-type="string"/>
          <table:table-cell office:value-type="string">
            <text:p>White Moscato </text:p>
          </table:table-cell>
          <table:table-cell office:value-type="string">
            <text:p>Pfeffer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7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ERNATSCH St. Magdalener Classico</text:p>
          </table:table-cell>
          <table:table-cell office:value-type="string">
            <text:p>Hubertu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950">
            <text:p>950</text:p>
          </table:table-cell>
          <table:table-cell office:value-type="float" office:value="49">
            <text:p>4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8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OIR Vassal</text:p>
          </table:table-cell>
          <table:table-cell office:value-type="string">
            <text:p>Elfen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6500">
            <text:p>6500</text:p>
          </table:table-cell>
          <table:table-cell office:value-type="float" office:value="1700">
            <text:p>1700</text:p>
          </table:table-cell>
          <table:table-cell office:value-type="float" office:value="25">
            <text:p>2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9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hacra 55</text:p>
          </table:table-cell>
          <table:table-cell office:value-type="string">
            <text:p>Chac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4900">
            <text:p>490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table:formula="of:=IF(ISBLANK([.B10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RDP</text:p>
          </table:table-cell>
          <table:table-cell office:value-type="string">
            <text:p>Knip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6000">
            <text:p>16000</text:p>
          </table:table-cell>
          <table:table-cell office:value-type="float" office:value="9400">
            <text:p>94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1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Hofacker</text:p>
          </table:table-cell>
          <table:table-cell office:value-type="string">
            <text:p>Georg Ramo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500">
            <text:p>10500</text:p>
          </table:table-cell>
          <table:table-cell office:value-type="float" office:value="5000">
            <text:p>50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2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Perflabilis</text:p>
          </table:table-cell>
          <table:table-cell office:value-type="string">
            <text:p>Griesbau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800">
            <text:p>12800</text:p>
          </table:table-cell>
          <table:table-cell office:value-type="float" office:value="5850">
            <text:p>585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3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Masseto</text:p>
          </table:table-cell>
          <table:table-cell office:value-type="string">
            <text:p>ORNELL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35000">
            <text:p>135000</text:p>
          </table:table-cell>
          <table:table-cell office:value-type="float" office:value="86000">
            <text:p>86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4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YRAH Gestad </text:p>
          </table:table-cell>
          <table:table-cell office:value-type="string">
            <text:p>Ziereis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200">
            <text:p>5200</text:p>
          </table:table-cell>
          <table:table-cell office:value-type="float" office:value="2100">
            <text:p>21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5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YRAH 10 Hoch4</text:p>
          </table:table-cell>
          <table:table-cell office:value-type="string">
            <text:p>Ziereis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2500">
            <text:p>22500</text:p>
          </table:table-cell>
          <table:table-cell office:value-type="float" office:value="13000">
            <text:p>13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6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Teatrale Incrocio</text:p>
          </table:table-cell>
          <table:table-cell office:value-type="string">
            <text:p>Malib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200">
            <text:p>4200</text:p>
          </table:table-cell>
          <table:table-cell office:value-type="float" office:value="650">
            <text:p>65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7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Nerobuffalj</text:p>
          </table:table-cell>
          <table:table-cell office:value-type="string">
            <text:p>Gulf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200">
            <text:p>8200</text:p>
          </table:table-cell>
          <table:table-cell office:value-type="float" office:value="3700">
            <text:p>37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8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Storlong ME/CS</text:p>
          </table:table-cell>
          <table:table-cell office:value-type="string">
            <text:p>Tröpflta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100">
            <text:p>21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table:formula="of:=IF(ISBLANK([.B19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Dessert Vintage</text:p>
          </table:table-cell>
          <table:table-cell office:value-type="string">
            <text:p>Nov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20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Manna</text:p>
          </table:table-cell>
          <table:table-cell office:value-type="string">
            <text:p>Franz Haa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0400">
            <text:p>10400</text:p>
          </table:table-cell>
          <table:table-cell office:value-type="float" office:value="3540">
            <text:p>354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21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Anaduron</text:p>
          </table:table-cell>
          <table:table-cell office:value-type="string">
            <text:p>Falkenstei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5000">
            <text:p>15000</text:p>
          </table:table-cell>
          <table:table-cell office:value-type="float" office:value="6600">
            <text:p>66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22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Vorberg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3500">
            <text:p>13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23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Nova Domus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26000">
            <text:p>26000</text:p>
          </table:table-cell>
          <table:table-cell office:value-type="float" office:value="9300">
            <text:p>93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24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Nova Domus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4">
            <text:p>2014</text:p>
          </table:table-cell>
          <table:table-cell office:value-type="float" office:value="24000">
            <text:p>24000</text:p>
          </table:table-cell>
          <table:table-cell office:value-type="float" office:value="8900">
            <text:p>8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25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Nova Domus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22000">
            <text:p>22000</text:p>
          </table:table-cell>
          <table:table-cell office:value-type="float" office:value="8500">
            <text:p>8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26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Nova Domus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6000">
            <text:p>16000</text:p>
          </table:table-cell>
          <table:table-cell office:value-type="float" office:value="5700">
            <text:p>57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27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Quarz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26000">
            <text:p>26000</text:p>
          </table:table-cell>
          <table:table-cell office:value-type="float" office:value="9000">
            <text:p>9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28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Quarz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24000">
            <text:p>24000</text:p>
          </table:table-cell>
          <table:table-cell office:value-type="float" office:value="8500">
            <text:p>8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29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Quarz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22000">
            <text:p>22000</text:p>
          </table:table-cell>
          <table:table-cell office:value-type="float" office:value="8500">
            <text:p>8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30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Quarz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6800">
            <text:p>68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table:formula="of:=IF(ISBLANK([.B31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Hermannshöhle GG</text:p>
          </table:table-cell>
          <table:table-cell office:value-type="string">
            <text:p>Dönnhof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table:formula="of:=IF(ISBLANK([.B32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Hermannshöhle GG</text:p>
          </table:table-cell>
          <table:table-cell office:value-type="string">
            <text:p>Dönnhof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table:formula="of:=IF(ISBLANK([.B33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Dellchen GG</text:p>
          </table:table-cell>
          <table:table-cell office:value-type="string">
            <text:p>Dönnhof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table:formula="of:=IF(ISBLANK([.B34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Spätlese</text:p>
          </table:table-cell>
          <table:table-cell office:value-type="string">
            <text:p>Dönnhof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table:formula="of:=IF(ISBLANK([.B35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Honivogl</text:p>
          </table:table-cell>
          <table:table-cell office:value-type="string">
            <text:p>Hirtberg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18400">
            <text:p>184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table:formula="of:=IF(ISBLANK([.B36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Rose</text:p>
          </table:table-cell>
          <table:table-cell office:value-type="string">
            <text:p>Arund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37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Perle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